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75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27.85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18.04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2.21mm"/>
    </style:style>
    <style:style style:name="co11" style:family="table-column">
      <style:table-column-properties fo:break-before="auto" style:column-width="14.52mm"/>
    </style:style>
    <style:style style:name="co12" style:family="table-column">
      <style:table-column-properties fo:break-before="auto" style:column-width="16.42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neTiming2" table:style-name="ta1">
        <table:shapes>
          <draw:frame draw:z-index="0" draw:style-name="gr1" draw:text-style-name="P1" svg:width="136.71mm" svg:height="136.07mm" svg:x="160.75mm" svg:y="1.54mm">
            <loext:p draw:notify-on-update-of-ranges="fineTiming2.A4:fineTiming2.J4 fineTiming2.A506:fineTiming2.J50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Knapsack Testing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. of Solution Systems</text:p>
          </table:table-cell>
          <table:table-cell office:value-type="string" calcext:value-type="string">
            <text:p><text:s/>Trial</text:p>
          </table:table-cell>
          <table:table-cell office:value-type="string" calcext:value-type="string">
            <text:p><text:s/>Pre-processing</text:p>
          </table:table-cell>
          <table:table-cell office:value-type="string" calcext:value-type="string">
            <text:p><text:s/>Execution</text:p>
          </table:table-cell>
          <table:table-cell table:number-columns-repeated="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xBegin</text:p>
          </table:table-cell>
          <table:table-cell office:value-type="string" calcext:value-type="string">
            <text:p>terminationCheck</text:p>
          </table:table-cell>
          <table:table-cell office:value-type="string" calcext:value-type="string">
            <text:p><text:s/>getRandomReady</text:p>
          </table:table-cell>
          <table:table-cell office:value-type="string" calcext:value-type="string">
            <text:p><text:s/>getFunc</text:p>
          </table:table-cell>
          <table:table-cell office:value-type="string" calcext:value-type="string">
            <text:p><text:s/>getPair</text:p>
          </table:table-cell>
          <table:table-cell office:value-type="string" calcext:value-type="string">
            <text:p><text:s/>acquireLocks</text:p>
          </table:table-cell>
          <table:table-cell office:value-type="string" calcext:value-type="string">
            <text:p><text:s/>perfFunc</text:p>
          </table:table-cell>
          <table:table-cell office:value-type="string" calcext:value-type="string">
            <text:p><text:s/>rmFITS/READY</text:p>
          </table:table-cell>
          <table:table-cell office:value-type="string" calcext:value-type="string">
            <text:p><text:s/>newFITS/READY</text:p>
          </table:table-cell>
          <table:table-cell office:value-type="string" calcext:value-type="string">
            <text:p><text:s/>txRelease</text:p>
          </table:table-cell>
          <table:table-cell table:number-columns-repeated="8"/>
        </table:table-row>
        <table:table-row table:style-name="ro1" table:visibility="collapse">
          <table:table-cell office:value-type="float" office:value="121549" calcext:value-type="float">
            <text:p>121549</text:p>
          </table:table-cell>
          <table:table-cell office:value-type="float" office:value="6837375" calcext:value-type="float">
            <text:p>6837375</text:p>
          </table:table-cell>
          <table:table-cell office:value-type="float" office:value="924243" calcext:value-type="float">
            <text:p>924243</text:p>
          </table:table-cell>
          <table:table-cell office:value-type="float" office:value="2862620" calcext:value-type="float">
            <text:p>2862620</text:p>
          </table:table-cell>
          <table:table-cell office:value-type="float" office:value="5569910" calcext:value-type="float">
            <text:p>5569910</text:p>
          </table:table-cell>
          <table:table-cell office:value-type="float" office:value="806243" calcext:value-type="float">
            <text:p>806243</text:p>
          </table:table-cell>
          <table:table-cell office:value-type="float" office:value="81367154" calcext:value-type="float">
            <text:p>81367154</text:p>
          </table:table-cell>
          <table:table-cell office:value-type="float" office:value="6598622" calcext:value-type="float">
            <text:p>6598622</text:p>
          </table:table-cell>
          <table:table-cell office:value-type="float" office:value="26684321" calcext:value-type="float">
            <text:p>26684321</text:p>
          </table:table-cell>
          <table:table-cell office:value-type="float" office:value="2424" calcext:value-type="float">
            <text:p>2424</text:p>
          </table:table-cell>
          <table:table-cell table:number-columns-repeated="8"/>
        </table:table-row>
        <table:table-row table:style-name="ro1" table:visibility="collapse">
          <table:table-cell office:value-type="float" office:value="83614" calcext:value-type="float">
            <text:p>83614</text:p>
          </table:table-cell>
          <table:table-cell office:value-type="float" office:value="72325" calcext:value-type="float">
            <text:p>72325</text:p>
          </table:table-cell>
          <table:table-cell office:value-type="float" office:value="291226" calcext:value-type="float">
            <text:p>291226</text:p>
          </table:table-cell>
          <table:table-cell office:value-type="float" office:value="151433" calcext:value-type="float">
            <text:p>151433</text:p>
          </table:table-cell>
          <table:table-cell office:value-type="float" office:value="419688" calcext:value-type="float">
            <text:p>419688</text:p>
          </table:table-cell>
          <table:table-cell office:value-type="float" office:value="198692" calcext:value-type="float">
            <text:p>198692</text:p>
          </table:table-cell>
          <table:table-cell office:value-type="float" office:value="1944038" calcext:value-type="float">
            <text:p>1944038</text:p>
          </table:table-cell>
          <table:table-cell office:value-type="float" office:value="1547689" calcext:value-type="float">
            <text:p>1547689</text:p>
          </table:table-cell>
          <table:table-cell office:value-type="float" office:value="9138054" calcext:value-type="float">
            <text:p>9138054</text:p>
          </table:table-cell>
          <table:table-cell office:value-type="float" office:value="6259" calcext:value-type="float">
            <text:p>6259</text:p>
          </table:table-cell>
          <table:table-cell table:number-columns-repeated="8"/>
        </table:table-row>
        <table:table-row table:style-name="ro1" table:visibility="collapse">
          <table:table-cell office:value-type="float" office:value="94311" calcext:value-type="float">
            <text:p>94311</text:p>
          </table:table-cell>
          <table:table-cell office:value-type="float" office:value="82660" calcext:value-type="float">
            <text:p>82660</text:p>
          </table:table-cell>
          <table:table-cell office:value-type="float" office:value="214401" calcext:value-type="float">
            <text:p>214401</text:p>
          </table:table-cell>
          <table:table-cell office:value-type="float" office:value="124225" calcext:value-type="float">
            <text:p>124225</text:p>
          </table:table-cell>
          <table:table-cell office:value-type="float" office:value="436035" calcext:value-type="float">
            <text:p>436035</text:p>
          </table:table-cell>
          <table:table-cell office:value-type="float" office:value="128985" calcext:value-type="float">
            <text:p>128985</text:p>
          </table:table-cell>
          <table:table-cell office:value-type="float" office:value="92690" calcext:value-type="float">
            <text:p>92690</text:p>
          </table:table-cell>
          <table:table-cell office:value-type="float" office:value="1250739" calcext:value-type="float">
            <text:p>1250739</text:p>
          </table:table-cell>
          <table:table-cell office:value-type="float" office:value="10195220" calcext:value-type="float">
            <text:p>10195220</text:p>
          </table:table-cell>
          <table:table-cell office:value-type="float" office:value="2501" calcext:value-type="float">
            <text:p>2501</text:p>
          </table:table-cell>
          <table:table-cell table:number-columns-repeated="8"/>
        </table:table-row>
        <table:table-row table:style-name="ro1" table:visibility="collapse">
          <table:table-cell office:value-type="float" office:value="92284" calcext:value-type="float">
            <text:p>92284</text:p>
          </table:table-cell>
          <table:table-cell office:value-type="float" office:value="73086" calcext:value-type="float">
            <text:p>73086</text:p>
          </table:table-cell>
          <table:table-cell office:value-type="float" office:value="202377" calcext:value-type="float">
            <text:p>202377</text:p>
          </table:table-cell>
          <table:table-cell office:value-type="float" office:value="114020" calcext:value-type="float">
            <text:p>114020</text:p>
          </table:table-cell>
          <table:table-cell office:value-type="float" office:value="422225" calcext:value-type="float">
            <text:p>422225</text:p>
          </table:table-cell>
          <table:table-cell office:value-type="float" office:value="114493" calcext:value-type="float">
            <text:p>114493</text:p>
          </table:table-cell>
          <table:table-cell office:value-type="float" office:value="72144" calcext:value-type="float">
            <text:p>72144</text:p>
          </table:table-cell>
          <table:table-cell office:value-type="float" office:value="1524108" calcext:value-type="float">
            <text:p>1524108</text:p>
          </table:table-cell>
          <table:table-cell office:value-type="float" office:value="8529041" calcext:value-type="float">
            <text:p>8529041</text:p>
          </table:table-cell>
          <table:table-cell office:value-type="float" office:value="2499" calcext:value-type="float">
            <text:p>2499</text:p>
          </table:table-cell>
          <table:table-cell table:number-columns-repeated="8"/>
        </table:table-row>
        <table:table-row table:style-name="ro1" table:visibility="collapse">
          <table:table-cell office:value-type="float" office:value="150606" calcext:value-type="float">
            <text:p>150606</text:p>
          </table:table-cell>
          <table:table-cell office:value-type="float" office:value="136174" calcext:value-type="float">
            <text:p>136174</text:p>
          </table:table-cell>
          <table:table-cell office:value-type="float" office:value="433893" calcext:value-type="float">
            <text:p>433893</text:p>
          </table:table-cell>
          <table:table-cell office:value-type="float" office:value="222918" calcext:value-type="float">
            <text:p>222918</text:p>
          </table:table-cell>
          <table:table-cell office:value-type="float" office:value="3830327" calcext:value-type="float">
            <text:p>3830327</text:p>
          </table:table-cell>
          <table:table-cell office:value-type="float" office:value="155192" calcext:value-type="float">
            <text:p>155192</text:p>
          </table:table-cell>
          <table:table-cell office:value-type="float" office:value="655653" calcext:value-type="float">
            <text:p>655653</text:p>
          </table:table-cell>
          <table:table-cell office:value-type="float" office:value="722067" calcext:value-type="float">
            <text:p>722067</text:p>
          </table:table-cell>
          <table:table-cell office:value-type="float" office:value="10529315" calcext:value-type="float">
            <text:p>10529315</text:p>
          </table:table-cell>
          <table:table-cell office:value-type="float" office:value="2970" calcext:value-type="float">
            <text:p>2970</text:p>
          </table:table-cell>
          <table:table-cell table:number-columns-repeated="8"/>
        </table:table-row>
        <table:table-row table:style-name="ro1" table:visibility="collapse">
          <table:table-cell office:value-type="float" office:value="246038" calcext:value-type="float">
            <text:p>246038</text:p>
          </table:table-cell>
          <table:table-cell office:value-type="float" office:value="156019" calcext:value-type="float">
            <text:p>156019</text:p>
          </table:table-cell>
          <table:table-cell office:value-type="float" office:value="381527" calcext:value-type="float">
            <text:p>381527</text:p>
          </table:table-cell>
          <table:table-cell office:value-type="float" office:value="222304" calcext:value-type="float">
            <text:p>222304</text:p>
          </table:table-cell>
          <table:table-cell office:value-type="float" office:value="609302" calcext:value-type="float">
            <text:p>609302</text:p>
          </table:table-cell>
          <table:table-cell office:value-type="float" office:value="139813" calcext:value-type="float">
            <text:p>139813</text:p>
          </table:table-cell>
          <table:table-cell office:value-type="float" office:value="493877" calcext:value-type="float">
            <text:p>493877</text:p>
          </table:table-cell>
          <table:table-cell office:value-type="float" office:value="2784987" calcext:value-type="float">
            <text:p>2784987</text:p>
          </table:table-cell>
          <table:table-cell office:value-type="float" office:value="11094945" calcext:value-type="float">
            <text:p>11094945</text:p>
          </table:table-cell>
          <table:table-cell office:value-type="float" office:value="2739" calcext:value-type="float">
            <text:p>2739</text:p>
          </table:table-cell>
          <table:table-cell table:number-columns-repeated="8"/>
        </table:table-row>
        <table:table-row table:style-name="ro1" table:visibility="collapse">
          <table:table-cell office:value-type="float" office:value="144803" calcext:value-type="float">
            <text:p>144803</text:p>
          </table:table-cell>
          <table:table-cell office:value-type="float" office:value="109805" calcext:value-type="float">
            <text:p>109805</text:p>
          </table:table-cell>
          <table:table-cell office:value-type="float" office:value="361472" calcext:value-type="float">
            <text:p>361472</text:p>
          </table:table-cell>
          <table:table-cell office:value-type="float" office:value="167780" calcext:value-type="float">
            <text:p>167780</text:p>
          </table:table-cell>
          <table:table-cell office:value-type="float" office:value="765295" calcext:value-type="float">
            <text:p>765295</text:p>
          </table:table-cell>
          <table:table-cell office:value-type="float" office:value="160398" calcext:value-type="float">
            <text:p>160398</text:p>
          </table:table-cell>
          <table:table-cell office:value-type="float" office:value="788148" calcext:value-type="float">
            <text:p>788148</text:p>
          </table:table-cell>
          <table:table-cell office:value-type="float" office:value="2766290" calcext:value-type="float">
            <text:p>2766290</text:p>
          </table:table-cell>
          <table:table-cell office:value-type="float" office:value="13089863" calcext:value-type="float">
            <text:p>13089863</text:p>
          </table:table-cell>
          <table:table-cell office:value-type="float" office:value="2474" calcext:value-type="float">
            <text:p>2474</text:p>
          </table:table-cell>
          <table:table-cell table:number-columns-repeated="8"/>
        </table:table-row>
        <table:table-row table:style-name="ro1" table:visibility="collapse">
          <table:table-cell office:value-type="float" office:value="108976" calcext:value-type="float">
            <text:p>108976</text:p>
          </table:table-cell>
          <table:table-cell office:value-type="float" office:value="91882" calcext:value-type="float">
            <text:p>91882</text:p>
          </table:table-cell>
          <table:table-cell office:value-type="float" office:value="334079" calcext:value-type="float">
            <text:p>334079</text:p>
          </table:table-cell>
          <table:table-cell office:value-type="float" office:value="127725" calcext:value-type="float">
            <text:p>127725</text:p>
          </table:table-cell>
          <table:table-cell office:value-type="float" office:value="832999" calcext:value-type="float">
            <text:p>832999</text:p>
          </table:table-cell>
          <table:table-cell office:value-type="float" office:value="123208" calcext:value-type="float">
            <text:p>123208</text:p>
          </table:table-cell>
          <table:table-cell office:value-type="float" office:value="372886" calcext:value-type="float">
            <text:p>372886</text:p>
          </table:table-cell>
          <table:table-cell office:value-type="float" office:value="4053078" calcext:value-type="float">
            <text:p>4053078</text:p>
          </table:table-cell>
          <table:table-cell office:value-type="float" office:value="7716653" calcext:value-type="float">
            <text:p>7716653</text:p>
          </table:table-cell>
          <table:table-cell office:value-type="float" office:value="2256" calcext:value-type="float">
            <text:p>2256</text:p>
          </table:table-cell>
          <table:table-cell table:number-columns-repeated="8"/>
        </table:table-row>
        <table:table-row table:style-name="ro1" table:visibility="collapse">
          <table:table-cell office:value-type="float" office:value="151098" calcext:value-type="float">
            <text:p>151098</text:p>
          </table:table-cell>
          <table:table-cell office:value-type="float" office:value="130190" calcext:value-type="float">
            <text:p>130190</text:p>
          </table:table-cell>
          <table:table-cell office:value-type="float" office:value="365902" calcext:value-type="float">
            <text:p>365902</text:p>
          </table:table-cell>
          <table:table-cell office:value-type="float" office:value="142402" calcext:value-type="float">
            <text:p>142402</text:p>
          </table:table-cell>
          <table:table-cell office:value-type="float" office:value="1166889" calcext:value-type="float">
            <text:p>1166889</text:p>
          </table:table-cell>
          <table:table-cell office:value-type="float" office:value="203775" calcext:value-type="float">
            <text:p>203775</text:p>
          </table:table-cell>
          <table:table-cell office:value-type="float" office:value="782481" calcext:value-type="float">
            <text:p>782481</text:p>
          </table:table-cell>
          <table:table-cell office:value-type="float" office:value="2331132" calcext:value-type="float">
            <text:p>2331132</text:p>
          </table:table-cell>
          <table:table-cell office:value-type="float" office:value="7468249" calcext:value-type="float">
            <text:p>7468249</text:p>
          </table:table-cell>
          <table:table-cell office:value-type="float" office:value="2535" calcext:value-type="float">
            <text:p>2535</text:p>
          </table:table-cell>
          <table:table-cell table:number-columns-repeated="8"/>
        </table:table-row>
        <table:table-row table:style-name="ro1" table:visibility="collapse">
          <table:table-cell office:value-type="float" office:value="73820" calcext:value-type="float">
            <text:p>73820</text:p>
          </table:table-cell>
          <table:table-cell office:value-type="float" office:value="73124" calcext:value-type="float">
            <text:p>73124</text:p>
          </table:table-cell>
          <table:table-cell office:value-type="float" office:value="175654" calcext:value-type="float">
            <text:p>175654</text:p>
          </table:table-cell>
          <table:table-cell office:value-type="float" office:value="128428" calcext:value-type="float">
            <text:p>128428</text:p>
          </table:table-cell>
          <table:table-cell office:value-type="float" office:value="487373" calcext:value-type="float">
            <text:p>487373</text:p>
          </table:table-cell>
          <table:table-cell office:value-type="float" office:value="106876" calcext:value-type="float">
            <text:p>106876</text:p>
          </table:table-cell>
          <table:table-cell office:value-type="float" office:value="510422" calcext:value-type="float">
            <text:p>510422</text:p>
          </table:table-cell>
          <table:table-cell office:value-type="float" office:value="2313928" calcext:value-type="float">
            <text:p>2313928</text:p>
          </table:table-cell>
          <table:table-cell office:value-type="float" office:value="11092240" calcext:value-type="float">
            <text:p>11092240</text:p>
          </table:table-cell>
          <table:table-cell office:value-type="float" office:value="2996" calcext:value-type="float">
            <text:p>2996</text:p>
          </table:table-cell>
          <table:table-cell table:number-columns-repeated="8"/>
        </table:table-row>
        <table:table-row table:style-name="ro1" table:visibility="collapse">
          <table:table-cell office:value-type="float" office:value="127379" calcext:value-type="float">
            <text:p>127379</text:p>
          </table:table-cell>
          <table:table-cell office:value-type="float" office:value="113460" calcext:value-type="float">
            <text:p>113460</text:p>
          </table:table-cell>
          <table:table-cell office:value-type="float" office:value="329967" calcext:value-type="float">
            <text:p>329967</text:p>
          </table:table-cell>
          <table:table-cell office:value-type="float" office:value="412343" calcext:value-type="float">
            <text:p>412343</text:p>
          </table:table-cell>
          <table:table-cell office:value-type="float" office:value="1084718" calcext:value-type="float">
            <text:p>1084718</text:p>
          </table:table-cell>
          <table:table-cell office:value-type="float" office:value="172552" calcext:value-type="float">
            <text:p>172552</text:p>
          </table:table-cell>
          <table:table-cell office:value-type="float" office:value="590975" calcext:value-type="float">
            <text:p>590975</text:p>
          </table:table-cell>
          <table:table-cell office:value-type="float" office:value="3483999" calcext:value-type="float">
            <text:p>3483999</text:p>
          </table:table-cell>
          <table:table-cell office:value-type="float" office:value="8355675" calcext:value-type="float">
            <text:p>8355675</text:p>
          </table:table-cell>
          <table:table-cell office:value-type="float" office:value="3282" calcext:value-type="float">
            <text:p>3282</text:p>
          </table:table-cell>
          <table:table-cell table:number-columns-repeated="8"/>
        </table:table-row>
        <table:table-row table:style-name="ro1" table:visibility="collapse">
          <table:table-cell office:value-type="float" office:value="158208" calcext:value-type="float">
            <text:p>158208</text:p>
          </table:table-cell>
          <table:table-cell office:value-type="float" office:value="122276" calcext:value-type="float">
            <text:p>122276</text:p>
          </table:table-cell>
          <table:table-cell office:value-type="float" office:value="370937" calcext:value-type="float">
            <text:p>370937</text:p>
          </table:table-cell>
          <table:table-cell office:value-type="float" office:value="280703" calcext:value-type="float">
            <text:p>280703</text:p>
          </table:table-cell>
          <table:table-cell office:value-type="float" office:value="2510295" calcext:value-type="float">
            <text:p>2510295</text:p>
          </table:table-cell>
          <table:table-cell office:value-type="float" office:value="165061" calcext:value-type="float">
            <text:p>165061</text:p>
          </table:table-cell>
          <table:table-cell office:value-type="float" office:value="764405" calcext:value-type="float">
            <text:p>764405</text:p>
          </table:table-cell>
          <table:table-cell office:value-type="float" office:value="1237768" calcext:value-type="float">
            <text:p>1237768</text:p>
          </table:table-cell>
          <table:table-cell office:value-type="float" office:value="6958819" calcext:value-type="float">
            <text:p>6958819</text:p>
          </table:table-cell>
          <table:table-cell office:value-type="float" office:value="2034" calcext:value-type="float">
            <text:p>2034</text:p>
          </table:table-cell>
          <table:table-cell table:number-columns-repeated="8"/>
        </table:table-row>
        <table:table-row table:style-name="ro1" table:visibility="collapse">
          <table:table-cell office:value-type="float" office:value="82137" calcext:value-type="float">
            <text:p>82137</text:p>
          </table:table-cell>
          <table:table-cell office:value-type="float" office:value="110966" calcext:value-type="float">
            <text:p>110966</text:p>
          </table:table-cell>
          <table:table-cell office:value-type="float" office:value="201784" calcext:value-type="float">
            <text:p>201784</text:p>
          </table:table-cell>
          <table:table-cell office:value-type="float" office:value="70905" calcext:value-type="float">
            <text:p>70905</text:p>
          </table:table-cell>
          <table:table-cell office:value-type="float" office:value="340079" calcext:value-type="float">
            <text:p>340079</text:p>
          </table:table-cell>
          <table:table-cell office:value-type="float" office:value="84187" calcext:value-type="float">
            <text:p>84187</text:p>
          </table:table-cell>
          <table:table-cell office:value-type="float" office:value="260308" calcext:value-type="float">
            <text:p>260308</text:p>
          </table:table-cell>
          <table:table-cell office:value-type="float" office:value="1154687" calcext:value-type="float">
            <text:p>1154687</text:p>
          </table:table-cell>
          <table:table-cell office:value-type="float" office:value="7273209" calcext:value-type="float">
            <text:p>7273209</text:p>
          </table:table-cell>
          <table:table-cell office:value-type="float" office:value="2717" calcext:value-type="float">
            <text:p>2717</text:p>
          </table:table-cell>
          <table:table-cell table:number-columns-repeated="8"/>
        </table:table-row>
        <table:table-row table:style-name="ro1" table:visibility="collapse">
          <table:table-cell office:value-type="float" office:value="65569" calcext:value-type="float">
            <text:p>65569</text:p>
          </table:table-cell>
          <table:table-cell office:value-type="float" office:value="54365" calcext:value-type="float">
            <text:p>54365</text:p>
          </table:table-cell>
          <table:table-cell office:value-type="float" office:value="187753" calcext:value-type="float">
            <text:p>187753</text:p>
          </table:table-cell>
          <table:table-cell office:value-type="float" office:value="77512" calcext:value-type="float">
            <text:p>77512</text:p>
          </table:table-cell>
          <table:table-cell office:value-type="float" office:value="441683" calcext:value-type="float">
            <text:p>441683</text:p>
          </table:table-cell>
          <table:table-cell office:value-type="float" office:value="61738" calcext:value-type="float">
            <text:p>61738</text:p>
          </table:table-cell>
          <table:table-cell office:value-type="float" office:value="296528" calcext:value-type="float">
            <text:p>296528</text:p>
          </table:table-cell>
          <table:table-cell office:value-type="float" office:value="767895" calcext:value-type="float">
            <text:p>767895</text:p>
          </table:table-cell>
          <table:table-cell office:value-type="float" office:value="6048071" calcext:value-type="float">
            <text:p>6048071</text:p>
          </table:table-cell>
          <table:table-cell office:value-type="float" office:value="3707" calcext:value-type="float">
            <text:p>3707</text:p>
          </table:table-cell>
          <table:table-cell table:number-columns-repeated="8"/>
        </table:table-row>
        <table:table-row table:style-name="ro1" table:visibility="collapse">
          <table:table-cell office:value-type="float" office:value="123572" calcext:value-type="float">
            <text:p>123572</text:p>
          </table:table-cell>
          <table:table-cell office:value-type="float" office:value="101591" calcext:value-type="float">
            <text:p>101591</text:p>
          </table:table-cell>
          <table:table-cell office:value-type="float" office:value="288812" calcext:value-type="float">
            <text:p>288812</text:p>
          </table:table-cell>
          <table:table-cell office:value-type="float" office:value="151422" calcext:value-type="float">
            <text:p>151422</text:p>
          </table:table-cell>
          <table:table-cell office:value-type="float" office:value="531879" calcext:value-type="float">
            <text:p>531879</text:p>
          </table:table-cell>
          <table:table-cell office:value-type="float" office:value="264939" calcext:value-type="float">
            <text:p>264939</text:p>
          </table:table-cell>
          <table:table-cell office:value-type="float" office:value="452137" calcext:value-type="float">
            <text:p>452137</text:p>
          </table:table-cell>
          <table:table-cell office:value-type="float" office:value="1645364" calcext:value-type="float">
            <text:p>1645364</text:p>
          </table:table-cell>
          <table:table-cell office:value-type="float" office:value="6303539" calcext:value-type="float">
            <text:p>6303539</text:p>
          </table:table-cell>
          <table:table-cell office:value-type="float" office:value="2478" calcext:value-type="float">
            <text:p>2478</text:p>
          </table:table-cell>
          <table:table-cell table:number-columns-repeated="8"/>
        </table:table-row>
        <table:table-row table:style-name="ro1" table:visibility="collapse">
          <table:table-cell office:value-type="float" office:value="133979" calcext:value-type="float">
            <text:p>133979</text:p>
          </table:table-cell>
          <table:table-cell office:value-type="float" office:value="147436" calcext:value-type="float">
            <text:p>147436</text:p>
          </table:table-cell>
          <table:table-cell office:value-type="float" office:value="406156" calcext:value-type="float">
            <text:p>406156</text:p>
          </table:table-cell>
          <table:table-cell office:value-type="float" office:value="233388" calcext:value-type="float">
            <text:p>233388</text:p>
          </table:table-cell>
          <table:table-cell office:value-type="float" office:value="837742" calcext:value-type="float">
            <text:p>837742</text:p>
          </table:table-cell>
          <table:table-cell office:value-type="float" office:value="145718" calcext:value-type="float">
            <text:p>145718</text:p>
          </table:table-cell>
          <table:table-cell office:value-type="float" office:value="446234" calcext:value-type="float">
            <text:p>446234</text:p>
          </table:table-cell>
          <table:table-cell office:value-type="float" office:value="1404709" calcext:value-type="float">
            <text:p>1404709</text:p>
          </table:table-cell>
          <table:table-cell office:value-type="float" office:value="6928816" calcext:value-type="float">
            <text:p>6928816</text:p>
          </table:table-cell>
          <table:table-cell office:value-type="float" office:value="2672" calcext:value-type="float">
            <text:p>2672</text:p>
          </table:table-cell>
          <table:table-cell table:number-columns-repeated="8"/>
        </table:table-row>
        <table:table-row table:style-name="ro1" table:visibility="collapse">
          <table:table-cell office:value-type="float" office:value="75473" calcext:value-type="float">
            <text:p>75473</text:p>
          </table:table-cell>
          <table:table-cell office:value-type="float" office:value="59335" calcext:value-type="float">
            <text:p>59335</text:p>
          </table:table-cell>
          <table:table-cell office:value-type="float" office:value="367155" calcext:value-type="float">
            <text:p>367155</text:p>
          </table:table-cell>
          <table:table-cell office:value-type="float" office:value="114228" calcext:value-type="float">
            <text:p>114228</text:p>
          </table:table-cell>
          <table:table-cell office:value-type="float" office:value="550851" calcext:value-type="float">
            <text:p>550851</text:p>
          </table:table-cell>
          <table:table-cell office:value-type="float" office:value="121711" calcext:value-type="float">
            <text:p>121711</text:p>
          </table:table-cell>
          <table:table-cell office:value-type="float" office:value="398412" calcext:value-type="float">
            <text:p>398412</text:p>
          </table:table-cell>
          <table:table-cell office:value-type="float" office:value="2993271" calcext:value-type="float">
            <text:p>2993271</text:p>
          </table:table-cell>
          <table:table-cell office:value-type="float" office:value="7514766" calcext:value-type="float">
            <text:p>7514766</text:p>
          </table:table-cell>
          <table:table-cell office:value-type="float" office:value="2925" calcext:value-type="float">
            <text:p>2925</text:p>
          </table:table-cell>
          <table:table-cell table:number-columns-repeated="8"/>
        </table:table-row>
        <table:table-row table:style-name="ro1" table:visibility="collapse">
          <table:table-cell office:value-type="float" office:value="83364" calcext:value-type="float">
            <text:p>83364</text:p>
          </table:table-cell>
          <table:table-cell office:value-type="float" office:value="91230" calcext:value-type="float">
            <text:p>91230</text:p>
          </table:table-cell>
          <table:table-cell office:value-type="float" office:value="221457" calcext:value-type="float">
            <text:p>221457</text:p>
          </table:table-cell>
          <table:table-cell office:value-type="float" office:value="61253" calcext:value-type="float">
            <text:p>61253</text:p>
          </table:table-cell>
          <table:table-cell office:value-type="float" office:value="328814" calcext:value-type="float">
            <text:p>328814</text:p>
          </table:table-cell>
          <table:table-cell office:value-type="float" office:value="93946" calcext:value-type="float">
            <text:p>93946</text:p>
          </table:table-cell>
          <table:table-cell office:value-type="float" office:value="271203" calcext:value-type="float">
            <text:p>271203</text:p>
          </table:table-cell>
          <table:table-cell office:value-type="float" office:value="1378062" calcext:value-type="float">
            <text:p>1378062</text:p>
          </table:table-cell>
          <table:table-cell office:value-type="float" office:value="5549041" calcext:value-type="float">
            <text:p>5549041</text:p>
          </table:table-cell>
          <table:table-cell office:value-type="float" office:value="2777" calcext:value-type="float">
            <text:p>2777</text:p>
          </table:table-cell>
          <table:table-cell table:number-columns-repeated="8"/>
        </table:table-row>
        <table:table-row table:style-name="ro1" table:visibility="collapse">
          <table:table-cell office:value-type="float" office:value="269606" calcext:value-type="float">
            <text:p>269606</text:p>
          </table:table-cell>
          <table:table-cell office:value-type="float" office:value="239156" calcext:value-type="float">
            <text:p>239156</text:p>
          </table:table-cell>
          <table:table-cell office:value-type="float" office:value="305539" calcext:value-type="float">
            <text:p>305539</text:p>
          </table:table-cell>
          <table:table-cell office:value-type="float" office:value="100380" calcext:value-type="float">
            <text:p>100380</text:p>
          </table:table-cell>
          <table:table-cell office:value-type="float" office:value="1557572" calcext:value-type="float">
            <text:p>1557572</text:p>
          </table:table-cell>
          <table:table-cell office:value-type="float" office:value="133183" calcext:value-type="float">
            <text:p>133183</text:p>
          </table:table-cell>
          <table:table-cell office:value-type="float" office:value="795405" calcext:value-type="float">
            <text:p>795405</text:p>
          </table:table-cell>
          <table:table-cell office:value-type="float" office:value="665505" calcext:value-type="float">
            <text:p>665505</text:p>
          </table:table-cell>
          <table:table-cell office:value-type="float" office:value="4842645" calcext:value-type="float">
            <text:p>4842645</text:p>
          </table:table-cell>
          <table:table-cell office:value-type="float" office:value="2303" calcext:value-type="float">
            <text:p>2303</text:p>
          </table:table-cell>
          <table:table-cell table:number-columns-repeated="8"/>
        </table:table-row>
        <table:table-row table:style-name="ro1" table:visibility="collapse">
          <table:table-cell office:value-type="float" office:value="60494" calcext:value-type="float">
            <text:p>60494</text:p>
          </table:table-cell>
          <table:table-cell office:value-type="float" office:value="72929" calcext:value-type="float">
            <text:p>72929</text:p>
          </table:table-cell>
          <table:table-cell office:value-type="float" office:value="345221" calcext:value-type="float">
            <text:p>345221</text:p>
          </table:table-cell>
          <table:table-cell office:value-type="float" office:value="141572" calcext:value-type="float">
            <text:p>141572</text:p>
          </table:table-cell>
          <table:table-cell office:value-type="float" office:value="217376" calcext:value-type="float">
            <text:p>217376</text:p>
          </table:table-cell>
          <table:table-cell office:value-type="float" office:value="111386" calcext:value-type="float">
            <text:p>111386</text:p>
          </table:table-cell>
          <table:table-cell office:value-type="float" office:value="323614" calcext:value-type="float">
            <text:p>323614</text:p>
          </table:table-cell>
          <table:table-cell office:value-type="float" office:value="730369" calcext:value-type="float">
            <text:p>730369</text:p>
          </table:table-cell>
          <table:table-cell office:value-type="float" office:value="3394480" calcext:value-type="float">
            <text:p>3394480</text:p>
          </table:table-cell>
          <table:table-cell office:value-type="float" office:value="2202" calcext:value-type="float">
            <text:p>2202</text:p>
          </table:table-cell>
          <table:table-cell table:number-columns-repeated="8"/>
        </table:table-row>
        <table:table-row table:style-name="ro1" table:visibility="collapse">
          <table:table-cell office:value-type="float" office:value="118396" calcext:value-type="float">
            <text:p>118396</text:p>
          </table:table-cell>
          <table:table-cell office:value-type="float" office:value="87610" calcext:value-type="float">
            <text:p>87610</text:p>
          </table:table-cell>
          <table:table-cell office:value-type="float" office:value="368575" calcext:value-type="float">
            <text:p>368575</text:p>
          </table:table-cell>
          <table:table-cell office:value-type="float" office:value="103213" calcext:value-type="float">
            <text:p>103213</text:p>
          </table:table-cell>
          <table:table-cell office:value-type="float" office:value="480154" calcext:value-type="float">
            <text:p>480154</text:p>
          </table:table-cell>
          <table:table-cell office:value-type="float" office:value="93649" calcext:value-type="float">
            <text:p>93649</text:p>
          </table:table-cell>
          <table:table-cell office:value-type="float" office:value="326651" calcext:value-type="float">
            <text:p>326651</text:p>
          </table:table-cell>
          <table:table-cell office:value-type="float" office:value="1660867" calcext:value-type="float">
            <text:p>1660867</text:p>
          </table:table-cell>
          <table:table-cell office:value-type="float" office:value="6910984" calcext:value-type="float">
            <text:p>6910984</text:p>
          </table:table-cell>
          <table:table-cell office:value-type="float" office:value="2665" calcext:value-type="float">
            <text:p>2665</text:p>
          </table:table-cell>
          <table:table-cell table:number-columns-repeated="8"/>
        </table:table-row>
        <table:table-row table:style-name="ro1" table:visibility="collapse">
          <table:table-cell office:value-type="float" office:value="74108" calcext:value-type="float">
            <text:p>74108</text:p>
          </table:table-cell>
          <table:table-cell office:value-type="float" office:value="196514" calcext:value-type="float">
            <text:p>196514</text:p>
          </table:table-cell>
          <table:table-cell office:value-type="float" office:value="277826" calcext:value-type="float">
            <text:p>277826</text:p>
          </table:table-cell>
          <table:table-cell office:value-type="float" office:value="78109" calcext:value-type="float">
            <text:p>78109</text:p>
          </table:table-cell>
          <table:table-cell office:value-type="float" office:value="481217" calcext:value-type="float">
            <text:p>481217</text:p>
          </table:table-cell>
          <table:table-cell office:value-type="float" office:value="59312" calcext:value-type="float">
            <text:p>59312</text:p>
          </table:table-cell>
          <table:table-cell office:value-type="float" office:value="253174" calcext:value-type="float">
            <text:p>253174</text:p>
          </table:table-cell>
          <table:table-cell office:value-type="float" office:value="273907" calcext:value-type="float">
            <text:p>273907</text:p>
          </table:table-cell>
          <table:table-cell office:value-type="float" office:value="3951861" calcext:value-type="float">
            <text:p>3951861</text:p>
          </table:table-cell>
          <table:table-cell office:value-type="float" office:value="2702" calcext:value-type="float">
            <text:p>2702</text:p>
          </table:table-cell>
          <table:table-cell table:number-columns-repeated="8"/>
        </table:table-row>
        <table:table-row table:style-name="ro1" table:visibility="collapse">
          <table:table-cell office:value-type="float" office:value="129869" calcext:value-type="float">
            <text:p>129869</text:p>
          </table:table-cell>
          <table:table-cell office:value-type="float" office:value="137707" calcext:value-type="float">
            <text:p>137707</text:p>
          </table:table-cell>
          <table:table-cell office:value-type="float" office:value="576205" calcext:value-type="float">
            <text:p>576205</text:p>
          </table:table-cell>
          <table:table-cell office:value-type="float" office:value="143784" calcext:value-type="float">
            <text:p>143784</text:p>
          </table:table-cell>
          <table:table-cell office:value-type="float" office:value="1414925" calcext:value-type="float">
            <text:p>1414925</text:p>
          </table:table-cell>
          <table:table-cell office:value-type="float" office:value="108015" calcext:value-type="float">
            <text:p>108015</text:p>
          </table:table-cell>
          <table:table-cell office:value-type="float" office:value="404391" calcext:value-type="float">
            <text:p>404391</text:p>
          </table:table-cell>
          <table:table-cell office:value-type="float" office:value="527335" calcext:value-type="float">
            <text:p>527335</text:p>
          </table:table-cell>
          <table:table-cell office:value-type="float" office:value="3633089" calcext:value-type="float">
            <text:p>3633089</text:p>
          </table:table-cell>
          <table:table-cell office:value-type="float" office:value="1909" calcext:value-type="float">
            <text:p>1909</text:p>
          </table:table-cell>
          <table:table-cell table:number-columns-repeated="8"/>
        </table:table-row>
        <table:table-row table:style-name="ro1" table:visibility="collapse">
          <table:table-cell office:value-type="float" office:value="110286" calcext:value-type="float">
            <text:p>110286</text:p>
          </table:table-cell>
          <table:table-cell office:value-type="float" office:value="87304" calcext:value-type="float">
            <text:p>87304</text:p>
          </table:table-cell>
          <table:table-cell office:value-type="float" office:value="218429" calcext:value-type="float">
            <text:p>218429</text:p>
          </table:table-cell>
          <table:table-cell office:value-type="float" office:value="95975" calcext:value-type="float">
            <text:p>95975</text:p>
          </table:table-cell>
          <table:table-cell office:value-type="float" office:value="666039" calcext:value-type="float">
            <text:p>666039</text:p>
          </table:table-cell>
          <table:table-cell office:value-type="float" office:value="138763" calcext:value-type="float">
            <text:p>138763</text:p>
          </table:table-cell>
          <table:table-cell office:value-type="float" office:value="681854" calcext:value-type="float">
            <text:p>681854</text:p>
          </table:table-cell>
          <table:table-cell office:value-type="float" office:value="1612037" calcext:value-type="float">
            <text:p>1612037</text:p>
          </table:table-cell>
          <table:table-cell office:value-type="float" office:value="3687291" calcext:value-type="float">
            <text:p>3687291</text:p>
          </table:table-cell>
          <table:table-cell office:value-type="float" office:value="2679" calcext:value-type="float">
            <text:p>2679</text:p>
          </table:table-cell>
          <table:table-cell table:number-columns-repeated="8"/>
        </table:table-row>
        <table:table-row table:style-name="ro1" table:visibility="collapse">
          <table:table-cell office:value-type="float" office:value="105118" calcext:value-type="float">
            <text:p>105118</text:p>
          </table:table-cell>
          <table:table-cell office:value-type="float" office:value="86088" calcext:value-type="float">
            <text:p>86088</text:p>
          </table:table-cell>
          <table:table-cell office:value-type="float" office:value="248922" calcext:value-type="float">
            <text:p>248922</text:p>
          </table:table-cell>
          <table:table-cell office:value-type="float" office:value="112116" calcext:value-type="float">
            <text:p>112116</text:p>
          </table:table-cell>
          <table:table-cell office:value-type="float" office:value="666125" calcext:value-type="float">
            <text:p>666125</text:p>
          </table:table-cell>
          <table:table-cell office:value-type="float" office:value="127077" calcext:value-type="float">
            <text:p>127077</text:p>
          </table:table-cell>
          <table:table-cell office:value-type="float" office:value="459041" calcext:value-type="float">
            <text:p>459041</text:p>
          </table:table-cell>
          <table:table-cell office:value-type="float" office:value="1883968" calcext:value-type="float">
            <text:p>1883968</text:p>
          </table:table-cell>
          <table:table-cell office:value-type="float" office:value="5083910" calcext:value-type="float">
            <text:p>5083910</text:p>
          </table:table-cell>
          <table:table-cell office:value-type="float" office:value="3392" calcext:value-type="float">
            <text:p>3392</text:p>
          </table:table-cell>
          <table:table-cell table:number-columns-repeated="8"/>
        </table:table-row>
        <table:table-row table:style-name="ro1" table:visibility="collapse">
          <table:table-cell office:value-type="float" office:value="133662" calcext:value-type="float">
            <text:p>133662</text:p>
          </table:table-cell>
          <table:table-cell office:value-type="float" office:value="49612" calcext:value-type="float">
            <text:p>49612</text:p>
          </table:table-cell>
          <table:table-cell office:value-type="float" office:value="132144" calcext:value-type="float">
            <text:p>132144</text:p>
          </table:table-cell>
          <table:table-cell office:value-type="float" office:value="76526" calcext:value-type="float">
            <text:p>76526</text:p>
          </table:table-cell>
          <table:table-cell office:value-type="float" office:value="194489" calcext:value-type="float">
            <text:p>194489</text:p>
          </table:table-cell>
          <table:table-cell office:value-type="float" office:value="56215" calcext:value-type="float">
            <text:p>56215</text:p>
          </table:table-cell>
          <table:table-cell office:value-type="float" office:value="148099" calcext:value-type="float">
            <text:p>148099</text:p>
          </table:table-cell>
          <table:table-cell office:value-type="float" office:value="709635" calcext:value-type="float">
            <text:p>709635</text:p>
          </table:table-cell>
          <table:table-cell office:value-type="float" office:value="7270095" calcext:value-type="float">
            <text:p>7270095</text:p>
          </table:table-cell>
          <table:table-cell office:value-type="float" office:value="2387" calcext:value-type="float">
            <text:p>2387</text:p>
          </table:table-cell>
          <table:table-cell table:number-columns-repeated="8"/>
        </table:table-row>
        <table:table-row table:style-name="ro1" table:visibility="collapse">
          <table:table-cell office:value-type="float" office:value="63259" calcext:value-type="float">
            <text:p>63259</text:p>
          </table:table-cell>
          <table:table-cell office:value-type="float" office:value="95422" calcext:value-type="float">
            <text:p>95422</text:p>
          </table:table-cell>
          <table:table-cell office:value-type="float" office:value="254762" calcext:value-type="float">
            <text:p>254762</text:p>
          </table:table-cell>
          <table:table-cell office:value-type="float" office:value="90986" calcext:value-type="float">
            <text:p>90986</text:p>
          </table:table-cell>
          <table:table-cell office:value-type="float" office:value="310538" calcext:value-type="float">
            <text:p>310538</text:p>
          </table:table-cell>
          <table:table-cell office:value-type="float" office:value="111698" calcext:value-type="float">
            <text:p>111698</text:p>
          </table:table-cell>
          <table:table-cell office:value-type="float" office:value="436694" calcext:value-type="float">
            <text:p>436694</text:p>
          </table:table-cell>
          <table:table-cell office:value-type="float" office:value="1384941" calcext:value-type="float">
            <text:p>1384941</text:p>
          </table:table-cell>
          <table:table-cell office:value-type="float" office:value="4269118" calcext:value-type="float">
            <text:p>4269118</text:p>
          </table:table-cell>
          <table:table-cell office:value-type="float" office:value="2866" calcext:value-type="float">
            <text:p>2866</text:p>
          </table:table-cell>
          <table:table-cell table:number-columns-repeated="8"/>
        </table:table-row>
        <table:table-row table:style-name="ro1" table:visibility="collapse">
          <table:table-cell office:value-type="float" office:value="88326" calcext:value-type="float">
            <text:p>88326</text:p>
          </table:table-cell>
          <table:table-cell office:value-type="float" office:value="65754" calcext:value-type="float">
            <text:p>65754</text:p>
          </table:table-cell>
          <table:table-cell office:value-type="float" office:value="198244" calcext:value-type="float">
            <text:p>198244</text:p>
          </table:table-cell>
          <table:table-cell office:value-type="float" office:value="55369" calcext:value-type="float">
            <text:p>55369</text:p>
          </table:table-cell>
          <table:table-cell office:value-type="float" office:value="280471" calcext:value-type="float">
            <text:p>280471</text:p>
          </table:table-cell>
          <table:table-cell office:value-type="float" office:value="82162" calcext:value-type="float">
            <text:p>82162</text:p>
          </table:table-cell>
          <table:table-cell office:value-type="float" office:value="31795" calcext:value-type="float">
            <text:p>31795</text:p>
          </table:table-cell>
          <table:table-cell office:value-type="float" office:value="860684" calcext:value-type="float">
            <text:p>860684</text:p>
          </table:table-cell>
          <table:table-cell office:value-type="float" office:value="5850435" calcext:value-type="float">
            <text:p>5850435</text:p>
          </table:table-cell>
          <table:table-cell office:value-type="float" office:value="3228" calcext:value-type="float">
            <text:p>3228</text:p>
          </table:table-cell>
          <table:table-cell table:number-columns-repeated="8"/>
        </table:table-row>
        <table:table-row table:style-name="ro1" table:visibility="collapse">
          <table:table-cell office:value-type="float" office:value="181224" calcext:value-type="float">
            <text:p>181224</text:p>
          </table:table-cell>
          <table:table-cell office:value-type="float" office:value="128341" calcext:value-type="float">
            <text:p>128341</text:p>
          </table:table-cell>
          <table:table-cell office:value-type="float" office:value="592141" calcext:value-type="float">
            <text:p>592141</text:p>
          </table:table-cell>
          <table:table-cell office:value-type="float" office:value="127244" calcext:value-type="float">
            <text:p>127244</text:p>
          </table:table-cell>
          <table:table-cell office:value-type="float" office:value="659572" calcext:value-type="float">
            <text:p>659572</text:p>
          </table:table-cell>
          <table:table-cell office:value-type="float" office:value="129639" calcext:value-type="float">
            <text:p>129639</text:p>
          </table:table-cell>
          <table:table-cell office:value-type="float" office:value="430810" calcext:value-type="float">
            <text:p>430810</text:p>
          </table:table-cell>
          <table:table-cell office:value-type="float" office:value="2270749" calcext:value-type="float">
            <text:p>2270749</text:p>
          </table:table-cell>
          <table:table-cell office:value-type="float" office:value="4437869" calcext:value-type="float">
            <text:p>4437869</text:p>
          </table:table-cell>
          <table:table-cell office:value-type="float" office:value="2136" calcext:value-type="float">
            <text:p>2136</text:p>
          </table:table-cell>
          <table:table-cell table:number-columns-repeated="8"/>
        </table:table-row>
        <table:table-row table:style-name="ro1" table:visibility="collapse">
          <table:table-cell office:value-type="float" office:value="132495" calcext:value-type="float">
            <text:p>132495</text:p>
          </table:table-cell>
          <table:table-cell office:value-type="float" office:value="110271" calcext:value-type="float">
            <text:p>110271</text:p>
          </table:table-cell>
          <table:table-cell office:value-type="float" office:value="331790" calcext:value-type="float">
            <text:p>331790</text:p>
          </table:table-cell>
          <table:table-cell office:value-type="float" office:value="99567" calcext:value-type="float">
            <text:p>99567</text:p>
          </table:table-cell>
          <table:table-cell office:value-type="float" office:value="520349" calcext:value-type="float">
            <text:p>520349</text:p>
          </table:table-cell>
          <table:table-cell office:value-type="float" office:value="106576" calcext:value-type="float">
            <text:p>106576</text:p>
          </table:table-cell>
          <table:table-cell office:value-type="float" office:value="45586" calcext:value-type="float">
            <text:p>45586</text:p>
          </table:table-cell>
          <table:table-cell office:value-type="float" office:value="1070914" calcext:value-type="float">
            <text:p>1070914</text:p>
          </table:table-cell>
          <table:table-cell office:value-type="float" office:value="5163359" calcext:value-type="float">
            <text:p>5163359</text:p>
          </table:table-cell>
          <table:table-cell office:value-type="float" office:value="3709" calcext:value-type="float">
            <text:p>3709</text:p>
          </table:table-cell>
          <table:table-cell table:number-columns-repeated="8"/>
        </table:table-row>
        <table:table-row table:style-name="ro1" table:visibility="collapse">
          <table:table-cell office:value-type="float" office:value="182778" calcext:value-type="float">
            <text:p>182778</text:p>
          </table:table-cell>
          <table:table-cell office:value-type="float" office:value="122794" calcext:value-type="float">
            <text:p>122794</text:p>
          </table:table-cell>
          <table:table-cell office:value-type="float" office:value="274096" calcext:value-type="float">
            <text:p>274096</text:p>
          </table:table-cell>
          <table:table-cell office:value-type="float" office:value="230715" calcext:value-type="float">
            <text:p>230715</text:p>
          </table:table-cell>
          <table:table-cell office:value-type="float" office:value="667961" calcext:value-type="float">
            <text:p>667961</text:p>
          </table:table-cell>
          <table:table-cell office:value-type="float" office:value="194688" calcext:value-type="float">
            <text:p>194688</text:p>
          </table:table-cell>
          <table:table-cell office:value-type="float" office:value="417398" calcext:value-type="float">
            <text:p>417398</text:p>
          </table:table-cell>
          <table:table-cell office:value-type="float" office:value="1562124" calcext:value-type="float">
            <text:p>1562124</text:p>
          </table:table-cell>
          <table:table-cell office:value-type="float" office:value="5262023" calcext:value-type="float">
            <text:p>5262023</text:p>
          </table:table-cell>
          <table:table-cell office:value-type="float" office:value="3661" calcext:value-type="float">
            <text:p>3661</text:p>
          </table:table-cell>
          <table:table-cell table:number-columns-repeated="8"/>
        </table:table-row>
        <table:table-row table:style-name="ro1" table:visibility="collapse">
          <table:table-cell office:value-type="float" office:value="168546" calcext:value-type="float">
            <text:p>168546</text:p>
          </table:table-cell>
          <table:table-cell office:value-type="float" office:value="126757" calcext:value-type="float">
            <text:p>126757</text:p>
          </table:table-cell>
          <table:table-cell office:value-type="float" office:value="329856" calcext:value-type="float">
            <text:p>329856</text:p>
          </table:table-cell>
          <table:table-cell office:value-type="float" office:value="214013" calcext:value-type="float">
            <text:p>214013</text:p>
          </table:table-cell>
          <table:table-cell office:value-type="float" office:value="461727" calcext:value-type="float">
            <text:p>461727</text:p>
          </table:table-cell>
          <table:table-cell office:value-type="float" office:value="84750" calcext:value-type="float">
            <text:p>84750</text:p>
          </table:table-cell>
          <table:table-cell office:value-type="float" office:value="288736" calcext:value-type="float">
            <text:p>288736</text:p>
          </table:table-cell>
          <table:table-cell office:value-type="float" office:value="1476655" calcext:value-type="float">
            <text:p>1476655</text:p>
          </table:table-cell>
          <table:table-cell office:value-type="float" office:value="5039476" calcext:value-type="float">
            <text:p>5039476</text:p>
          </table:table-cell>
          <table:table-cell office:value-type="float" office:value="3753" calcext:value-type="float">
            <text:p>3753</text:p>
          </table:table-cell>
          <table:table-cell table:number-columns-repeated="8"/>
        </table:table-row>
        <table:table-row table:style-name="ro1" table:visibility="collapse">
          <table:table-cell office:value-type="float" office:value="159565" calcext:value-type="float">
            <text:p>159565</text:p>
          </table:table-cell>
          <table:table-cell office:value-type="float" office:value="101934" calcext:value-type="float">
            <text:p>101934</text:p>
          </table:table-cell>
          <table:table-cell office:value-type="float" office:value="244141" calcext:value-type="float">
            <text:p>244141</text:p>
          </table:table-cell>
          <table:table-cell office:value-type="float" office:value="85030" calcext:value-type="float">
            <text:p>85030</text:p>
          </table:table-cell>
          <table:table-cell office:value-type="float" office:value="501412" calcext:value-type="float">
            <text:p>501412</text:p>
          </table:table-cell>
          <table:table-cell office:value-type="float" office:value="107867" calcext:value-type="float">
            <text:p>107867</text:p>
          </table:table-cell>
          <table:table-cell office:value-type="float" office:value="41403" calcext:value-type="float">
            <text:p>41403</text:p>
          </table:table-cell>
          <table:table-cell office:value-type="float" office:value="1293210" calcext:value-type="float">
            <text:p>1293210</text:p>
          </table:table-cell>
          <table:table-cell office:value-type="float" office:value="3648717" calcext:value-type="float">
            <text:p>3648717</text:p>
          </table:table-cell>
          <table:table-cell office:value-type="float" office:value="2918" calcext:value-type="float">
            <text:p>2918</text:p>
          </table:table-cell>
          <table:table-cell table:number-columns-repeated="8"/>
        </table:table-row>
        <table:table-row table:style-name="ro1" table:visibility="collapse">
          <table:table-cell office:value-type="float" office:value="141920" calcext:value-type="float">
            <text:p>141920</text:p>
          </table:table-cell>
          <table:table-cell office:value-type="float" office:value="83907" calcext:value-type="float">
            <text:p>83907</text:p>
          </table:table-cell>
          <table:table-cell office:value-type="float" office:value="199034" calcext:value-type="float">
            <text:p>199034</text:p>
          </table:table-cell>
          <table:table-cell office:value-type="float" office:value="72291" calcext:value-type="float">
            <text:p>72291</text:p>
          </table:table-cell>
          <table:table-cell office:value-type="float" office:value="430709" calcext:value-type="float">
            <text:p>430709</text:p>
          </table:table-cell>
          <table:table-cell office:value-type="float" office:value="90454" calcext:value-type="float">
            <text:p>90454</text:p>
          </table:table-cell>
          <table:table-cell office:value-type="float" office:value="778072" calcext:value-type="float">
            <text:p>778072</text:p>
          </table:table-cell>
          <table:table-cell office:value-type="float" office:value="392947" calcext:value-type="float">
            <text:p>392947</text:p>
          </table:table-cell>
          <table:table-cell office:value-type="float" office:value="4793180" calcext:value-type="float">
            <text:p>4793180</text:p>
          </table:table-cell>
          <table:table-cell office:value-type="float" office:value="4718" calcext:value-type="float">
            <text:p>4718</text:p>
          </table:table-cell>
          <table:table-cell table:number-columns-repeated="8"/>
        </table:table-row>
        <table:table-row table:style-name="ro1" table:visibility="collapse">
          <table:table-cell office:value-type="float" office:value="83672" calcext:value-type="float">
            <text:p>83672</text:p>
          </table:table-cell>
          <table:table-cell office:value-type="float" office:value="71104" calcext:value-type="float">
            <text:p>71104</text:p>
          </table:table-cell>
          <table:table-cell office:value-type="float" office:value="206080" calcext:value-type="float">
            <text:p>206080</text:p>
          </table:table-cell>
          <table:table-cell office:value-type="float" office:value="60487" calcext:value-type="float">
            <text:p>60487</text:p>
          </table:table-cell>
          <table:table-cell office:value-type="float" office:value="241855" calcext:value-type="float">
            <text:p>241855</text:p>
          </table:table-cell>
          <table:table-cell office:value-type="float" office:value="79394" calcext:value-type="float">
            <text:p>79394</text:p>
          </table:table-cell>
          <table:table-cell office:value-type="float" office:value="28486" calcext:value-type="float">
            <text:p>28486</text:p>
          </table:table-cell>
          <table:table-cell office:value-type="float" office:value="737719" calcext:value-type="float">
            <text:p>737719</text:p>
          </table:table-cell>
          <table:table-cell office:value-type="float" office:value="6626986" calcext:value-type="float">
            <text:p>6626986</text:p>
          </table:table-cell>
          <table:table-cell office:value-type="float" office:value="4821" calcext:value-type="float">
            <text:p>4821</text:p>
          </table:table-cell>
          <table:table-cell table:number-columns-repeated="8"/>
        </table:table-row>
        <table:table-row table:style-name="ro1" table:visibility="collapse">
          <table:table-cell office:value-type="float" office:value="65472" calcext:value-type="float">
            <text:p>65472</text:p>
          </table:table-cell>
          <table:table-cell office:value-type="float" office:value="46509" calcext:value-type="float">
            <text:p>46509</text:p>
          </table:table-cell>
          <table:table-cell office:value-type="float" office:value="112858" calcext:value-type="float">
            <text:p>112858</text:p>
          </table:table-cell>
          <table:table-cell office:value-type="float" office:value="38791" calcext:value-type="float">
            <text:p>38791</text:p>
          </table:table-cell>
          <table:table-cell office:value-type="float" office:value="145343" calcext:value-type="float">
            <text:p>145343</text:p>
          </table:table-cell>
          <table:table-cell office:value-type="float" office:value="45307" calcext:value-type="float">
            <text:p>45307</text:p>
          </table:table-cell>
          <table:table-cell office:value-type="float" office:value="15371" calcext:value-type="float">
            <text:p>15371</text:p>
          </table:table-cell>
          <table:table-cell office:value-type="float" office:value="523428" calcext:value-type="float">
            <text:p>523428</text:p>
          </table:table-cell>
          <table:table-cell office:value-type="float" office:value="3229527" calcext:value-type="float">
            <text:p>3229527</text:p>
          </table:table-cell>
          <table:table-cell office:value-type="float" office:value="2509" calcext:value-type="float">
            <text:p>2509</text:p>
          </table:table-cell>
          <table:table-cell table:number-columns-repeated="8"/>
        </table:table-row>
        <table:table-row table:style-name="ro1" table:visibility="collapse">
          <table:table-cell office:value-type="float" office:value="66256" calcext:value-type="float">
            <text:p>66256</text:p>
          </table:table-cell>
          <table:table-cell office:value-type="float" office:value="84182" calcext:value-type="float">
            <text:p>84182</text:p>
          </table:table-cell>
          <table:table-cell office:value-type="float" office:value="138638" calcext:value-type="float">
            <text:p>138638</text:p>
          </table:table-cell>
          <table:table-cell office:value-type="float" office:value="46168" calcext:value-type="float">
            <text:p>46168</text:p>
          </table:table-cell>
          <table:table-cell office:value-type="float" office:value="225500" calcext:value-type="float">
            <text:p>225500</text:p>
          </table:table-cell>
          <table:table-cell office:value-type="float" office:value="61869" calcext:value-type="float">
            <text:p>61869</text:p>
          </table:table-cell>
          <table:table-cell office:value-type="float" office:value="182317" calcext:value-type="float">
            <text:p>182317</text:p>
          </table:table-cell>
          <table:table-cell office:value-type="float" office:value="577821" calcext:value-type="float">
            <text:p>577821</text:p>
          </table:table-cell>
          <table:table-cell office:value-type="float" office:value="3780753" calcext:value-type="float">
            <text:p>3780753</text:p>
          </table:table-cell>
          <table:table-cell office:value-type="float" office:value="2248" calcext:value-type="float">
            <text:p>2248</text:p>
          </table:table-cell>
          <table:table-cell table:number-columns-repeated="8"/>
        </table:table-row>
        <table:table-row table:style-name="ro1" table:visibility="collapse">
          <table:table-cell office:value-type="float" office:value="68117" calcext:value-type="float">
            <text:p>68117</text:p>
          </table:table-cell>
          <table:table-cell office:value-type="float" office:value="126257" calcext:value-type="float">
            <text:p>126257</text:p>
          </table:table-cell>
          <table:table-cell office:value-type="float" office:value="139475" calcext:value-type="float">
            <text:p>139475</text:p>
          </table:table-cell>
          <table:table-cell office:value-type="float" office:value="47216" calcext:value-type="float">
            <text:p>47216</text:p>
          </table:table-cell>
          <table:table-cell office:value-type="float" office:value="352741" calcext:value-type="float">
            <text:p>352741</text:p>
          </table:table-cell>
          <table:table-cell office:value-type="float" office:value="70041" calcext:value-type="float">
            <text:p>70041</text:p>
          </table:table-cell>
          <table:table-cell office:value-type="float" office:value="287091" calcext:value-type="float">
            <text:p>287091</text:p>
          </table:table-cell>
          <table:table-cell office:value-type="float" office:value="330889" calcext:value-type="float">
            <text:p>330889</text:p>
          </table:table-cell>
          <table:table-cell office:value-type="float" office:value="3536702" calcext:value-type="float">
            <text:p>3536702</text:p>
          </table:table-cell>
          <table:table-cell office:value-type="float" office:value="3101" calcext:value-type="float">
            <text:p>3101</text:p>
          </table:table-cell>
          <table:table-cell table:number-columns-repeated="8"/>
        </table:table-row>
        <table:table-row table:style-name="ro1" table:visibility="collapse">
          <table:table-cell office:value-type="float" office:value="102461" calcext:value-type="float">
            <text:p>102461</text:p>
          </table:table-cell>
          <table:table-cell office:value-type="float" office:value="50747" calcext:value-type="float">
            <text:p>50747</text:p>
          </table:table-cell>
          <table:table-cell office:value-type="float" office:value="127701" calcext:value-type="float">
            <text:p>127701</text:p>
          </table:table-cell>
          <table:table-cell office:value-type="float" office:value="45239" calcext:value-type="float">
            <text:p>45239</text:p>
          </table:table-cell>
          <table:table-cell office:value-type="float" office:value="228913" calcext:value-type="float">
            <text:p>228913</text:p>
          </table:table-cell>
          <table:table-cell office:value-type="float" office:value="57799" calcext:value-type="float">
            <text:p>57799</text:p>
          </table:table-cell>
          <table:table-cell office:value-type="float" office:value="21013" calcext:value-type="float">
            <text:p>21013</text:p>
          </table:table-cell>
          <table:table-cell office:value-type="float" office:value="556944" calcext:value-type="float">
            <text:p>556944</text:p>
          </table:table-cell>
          <table:table-cell office:value-type="float" office:value="3053539" calcext:value-type="float">
            <text:p>3053539</text:p>
          </table:table-cell>
          <table:table-cell office:value-type="float" office:value="1845" calcext:value-type="float">
            <text:p>1845</text:p>
          </table:table-cell>
          <table:table-cell table:number-columns-repeated="8"/>
        </table:table-row>
        <table:table-row table:style-name="ro1" table:visibility="collapse">
          <table:table-cell office:value-type="float" office:value="130105" calcext:value-type="float">
            <text:p>130105</text:p>
          </table:table-cell>
          <table:table-cell office:value-type="float" office:value="132681" calcext:value-type="float">
            <text:p>132681</text:p>
          </table:table-cell>
          <table:table-cell office:value-type="float" office:value="305686" calcext:value-type="float">
            <text:p>305686</text:p>
          </table:table-cell>
          <table:table-cell office:value-type="float" office:value="99692" calcext:value-type="float">
            <text:p>99692</text:p>
          </table:table-cell>
          <table:table-cell office:value-type="float" office:value="827938" calcext:value-type="float">
            <text:p>827938</text:p>
          </table:table-cell>
          <table:table-cell office:value-type="float" office:value="473701" calcext:value-type="float">
            <text:p>473701</text:p>
          </table:table-cell>
          <table:table-cell office:value-type="float" office:value="506290" calcext:value-type="float">
            <text:p>506290</text:p>
          </table:table-cell>
          <table:table-cell office:value-type="float" office:value="1665060" calcext:value-type="float">
            <text:p>1665060</text:p>
          </table:table-cell>
          <table:table-cell office:value-type="float" office:value="7342521" calcext:value-type="float">
            <text:p>7342521</text:p>
          </table:table-cell>
          <table:table-cell office:value-type="float" office:value="2085" calcext:value-type="float">
            <text:p>2085</text:p>
          </table:table-cell>
          <table:table-cell table:number-columns-repeated="8"/>
        </table:table-row>
        <table:table-row table:style-name="ro1" table:visibility="collapse">
          <table:table-cell office:value-type="float" office:value="120865" calcext:value-type="float">
            <text:p>120865</text:p>
          </table:table-cell>
          <table:table-cell office:value-type="float" office:value="135564" calcext:value-type="float">
            <text:p>135564</text:p>
          </table:table-cell>
          <table:table-cell office:value-type="float" office:value="281617" calcext:value-type="float">
            <text:p>281617</text:p>
          </table:table-cell>
          <table:table-cell office:value-type="float" office:value="42360" calcext:value-type="float">
            <text:p>42360</text:p>
          </table:table-cell>
          <table:table-cell office:value-type="float" office:value="213279" calcext:value-type="float">
            <text:p>213279</text:p>
          </table:table-cell>
          <table:table-cell office:value-type="float" office:value="35601" calcext:value-type="float">
            <text:p>35601</text:p>
          </table:table-cell>
          <table:table-cell office:value-type="float" office:value="208208" calcext:value-type="float">
            <text:p>208208</text:p>
          </table:table-cell>
          <table:table-cell office:value-type="float" office:value="1248829" calcext:value-type="float">
            <text:p>1248829</text:p>
          </table:table-cell>
          <table:table-cell office:value-type="float" office:value="3668433" calcext:value-type="float">
            <text:p>3668433</text:p>
          </table:table-cell>
          <table:table-cell office:value-type="float" office:value="1843" calcext:value-type="float">
            <text:p>1843</text:p>
          </table:table-cell>
          <table:table-cell table:number-columns-repeated="8"/>
        </table:table-row>
        <table:table-row table:style-name="ro1" table:visibility="collapse">
          <table:table-cell office:value-type="float" office:value="151305" calcext:value-type="float">
            <text:p>151305</text:p>
          </table:table-cell>
          <table:table-cell office:value-type="float" office:value="94914" calcext:value-type="float">
            <text:p>94914</text:p>
          </table:table-cell>
          <table:table-cell office:value-type="float" office:value="279393" calcext:value-type="float">
            <text:p>279393</text:p>
          </table:table-cell>
          <table:table-cell office:value-type="float" office:value="90670" calcext:value-type="float">
            <text:p>90670</text:p>
          </table:table-cell>
          <table:table-cell office:value-type="float" office:value="941353" calcext:value-type="float">
            <text:p>941353</text:p>
          </table:table-cell>
          <table:table-cell office:value-type="float" office:value="115930" calcext:value-type="float">
            <text:p>115930</text:p>
          </table:table-cell>
          <table:table-cell office:value-type="float" office:value="712569" calcext:value-type="float">
            <text:p>712569</text:p>
          </table:table-cell>
          <table:table-cell office:value-type="float" office:value="633840" calcext:value-type="float">
            <text:p>633840</text:p>
          </table:table-cell>
          <table:table-cell office:value-type="float" office:value="4214997" calcext:value-type="float">
            <text:p>4214997</text:p>
          </table:table-cell>
          <table:table-cell office:value-type="float" office:value="2358" calcext:value-type="float">
            <text:p>2358</text:p>
          </table:table-cell>
          <table:table-cell table:number-columns-repeated="8"/>
        </table:table-row>
        <table:table-row table:style-name="ro1" table:visibility="collapse">
          <table:table-cell office:value-type="float" office:value="113381" calcext:value-type="float">
            <text:p>113381</text:p>
          </table:table-cell>
          <table:table-cell office:value-type="float" office:value="85194" calcext:value-type="float">
            <text:p>85194</text:p>
          </table:table-cell>
          <table:table-cell office:value-type="float" office:value="347642" calcext:value-type="float">
            <text:p>347642</text:p>
          </table:table-cell>
          <table:table-cell office:value-type="float" office:value="133547" calcext:value-type="float">
            <text:p>133547</text:p>
          </table:table-cell>
          <table:table-cell office:value-type="float" office:value="481388" calcext:value-type="float">
            <text:p>481388</text:p>
          </table:table-cell>
          <table:table-cell office:value-type="float" office:value="107689" calcext:value-type="float">
            <text:p>107689</text:p>
          </table:table-cell>
          <table:table-cell office:value-type="float" office:value="373362" calcext:value-type="float">
            <text:p>373362</text:p>
          </table:table-cell>
          <table:table-cell office:value-type="float" office:value="1644441" calcext:value-type="float">
            <text:p>1644441</text:p>
          </table:table-cell>
          <table:table-cell office:value-type="float" office:value="5877327" calcext:value-type="float">
            <text:p>5877327</text:p>
          </table:table-cell>
          <table:table-cell office:value-type="float" office:value="2778" calcext:value-type="float">
            <text:p>2778</text:p>
          </table:table-cell>
          <table:table-cell table:number-columns-repeated="8"/>
        </table:table-row>
        <table:table-row table:style-name="ro1" table:visibility="collapse">
          <table:table-cell office:value-type="float" office:value="182245" calcext:value-type="float">
            <text:p>182245</text:p>
          </table:table-cell>
          <table:table-cell office:value-type="float" office:value="181770" calcext:value-type="float">
            <text:p>181770</text:p>
          </table:table-cell>
          <table:table-cell office:value-type="float" office:value="366280" calcext:value-type="float">
            <text:p>366280</text:p>
          </table:table-cell>
          <table:table-cell office:value-type="float" office:value="100937" calcext:value-type="float">
            <text:p>100937</text:p>
          </table:table-cell>
          <table:table-cell office:value-type="float" office:value="729646" calcext:value-type="float">
            <text:p>729646</text:p>
          </table:table-cell>
          <table:table-cell office:value-type="float" office:value="115435" calcext:value-type="float">
            <text:p>115435</text:p>
          </table:table-cell>
          <table:table-cell office:value-type="float" office:value="283152" calcext:value-type="float">
            <text:p>283152</text:p>
          </table:table-cell>
          <table:table-cell office:value-type="float" office:value="1848032" calcext:value-type="float">
            <text:p>1848032</text:p>
          </table:table-cell>
          <table:table-cell office:value-type="float" office:value="4309613" calcext:value-type="float">
            <text:p>4309613</text:p>
          </table:table-cell>
          <table:table-cell office:value-type="float" office:value="2225" calcext:value-type="float">
            <text:p>2225</text:p>
          </table:table-cell>
          <table:table-cell table:number-columns-repeated="8"/>
        </table:table-row>
        <table:table-row table:style-name="ro1" table:visibility="collapse">
          <table:table-cell office:value-type="float" office:value="120869" calcext:value-type="float">
            <text:p>120869</text:p>
          </table:table-cell>
          <table:table-cell office:value-type="float" office:value="85651" calcext:value-type="float">
            <text:p>85651</text:p>
          </table:table-cell>
          <table:table-cell office:value-type="float" office:value="354815" calcext:value-type="float">
            <text:p>354815</text:p>
          </table:table-cell>
          <table:table-cell office:value-type="float" office:value="72032" calcext:value-type="float">
            <text:p>72032</text:p>
          </table:table-cell>
          <table:table-cell office:value-type="float" office:value="363482" calcext:value-type="float">
            <text:p>363482</text:p>
          </table:table-cell>
          <table:table-cell office:value-type="float" office:value="52070" calcext:value-type="float">
            <text:p>52070</text:p>
          </table:table-cell>
          <table:table-cell office:value-type="float" office:value="291101" calcext:value-type="float">
            <text:p>291101</text:p>
          </table:table-cell>
          <table:table-cell office:value-type="float" office:value="208633" calcext:value-type="float">
            <text:p>208633</text:p>
          </table:table-cell>
          <table:table-cell office:value-type="float" office:value="3617210" calcext:value-type="float">
            <text:p>3617210</text:p>
          </table:table-cell>
          <table:table-cell office:value-type="float" office:value="2465" calcext:value-type="float">
            <text:p>2465</text:p>
          </table:table-cell>
          <table:table-cell table:number-columns-repeated="8"/>
        </table:table-row>
        <table:table-row table:style-name="ro1" table:visibility="collapse">
          <table:table-cell office:value-type="float" office:value="58875" calcext:value-type="float">
            <text:p>58875</text:p>
          </table:table-cell>
          <table:table-cell office:value-type="float" office:value="41258" calcext:value-type="float">
            <text:p>41258</text:p>
          </table:table-cell>
          <table:table-cell office:value-type="float" office:value="87350" calcext:value-type="float">
            <text:p>87350</text:p>
          </table:table-cell>
          <table:table-cell office:value-type="float" office:value="38016" calcext:value-type="float">
            <text:p>38016</text:p>
          </table:table-cell>
          <table:table-cell office:value-type="float" office:value="194531" calcext:value-type="float">
            <text:p>194531</text:p>
          </table:table-cell>
          <table:table-cell office:value-type="float" office:value="55135" calcext:value-type="float">
            <text:p>55135</text:p>
          </table:table-cell>
          <table:table-cell office:value-type="float" office:value="145183" calcext:value-type="float">
            <text:p>145183</text:p>
          </table:table-cell>
          <table:table-cell office:value-type="float" office:value="459422" calcext:value-type="float">
            <text:p>459422</text:p>
          </table:table-cell>
          <table:table-cell office:value-type="float" office:value="2780518" calcext:value-type="float">
            <text:p>2780518</text:p>
          </table:table-cell>
          <table:table-cell office:value-type="float" office:value="1676" calcext:value-type="float">
            <text:p>1676</text:p>
          </table:table-cell>
          <table:table-cell table:number-columns-repeated="8"/>
        </table:table-row>
        <table:table-row table:style-name="ro1" table:visibility="collapse">
          <table:table-cell office:value-type="float" office:value="127133" calcext:value-type="float">
            <text:p>127133</text:p>
          </table:table-cell>
          <table:table-cell office:value-type="float" office:value="111805" calcext:value-type="float">
            <text:p>111805</text:p>
          </table:table-cell>
          <table:table-cell office:value-type="float" office:value="244235" calcext:value-type="float">
            <text:p>244235</text:p>
          </table:table-cell>
          <table:table-cell office:value-type="float" office:value="90462" calcext:value-type="float">
            <text:p>90462</text:p>
          </table:table-cell>
          <table:table-cell office:value-type="float" office:value="591198" calcext:value-type="float">
            <text:p>591198</text:p>
          </table:table-cell>
          <table:table-cell office:value-type="float" office:value="65900" calcext:value-type="float">
            <text:p>65900</text:p>
          </table:table-cell>
          <table:table-cell office:value-type="float" office:value="316837" calcext:value-type="float">
            <text:p>316837</text:p>
          </table:table-cell>
          <table:table-cell office:value-type="float" office:value="1087908" calcext:value-type="float">
            <text:p>1087908</text:p>
          </table:table-cell>
          <table:table-cell office:value-type="float" office:value="6581344" calcext:value-type="float">
            <text:p>6581344</text:p>
          </table:table-cell>
          <table:table-cell office:value-type="float" office:value="3668" calcext:value-type="float">
            <text:p>3668</text:p>
          </table:table-cell>
          <table:table-cell table:number-columns-repeated="8"/>
        </table:table-row>
        <table:table-row table:style-name="ro1" table:visibility="collapse">
          <table:table-cell office:value-type="float" office:value="193532" calcext:value-type="float">
            <text:p>193532</text:p>
          </table:table-cell>
          <table:table-cell office:value-type="float" office:value="120138" calcext:value-type="float">
            <text:p>120138</text:p>
          </table:table-cell>
          <table:table-cell office:value-type="float" office:value="303642" calcext:value-type="float">
            <text:p>303642</text:p>
          </table:table-cell>
          <table:table-cell office:value-type="float" office:value="111739" calcext:value-type="float">
            <text:p>111739</text:p>
          </table:table-cell>
          <table:table-cell office:value-type="float" office:value="1052514" calcext:value-type="float">
            <text:p>1052514</text:p>
          </table:table-cell>
          <table:table-cell office:value-type="float" office:value="124748" calcext:value-type="float">
            <text:p>124748</text:p>
          </table:table-cell>
          <table:table-cell office:value-type="float" office:value="805788" calcext:value-type="float">
            <text:p>805788</text:p>
          </table:table-cell>
          <table:table-cell office:value-type="float" office:value="2149031" calcext:value-type="float">
            <text:p>2149031</text:p>
          </table:table-cell>
          <table:table-cell office:value-type="float" office:value="6101364" calcext:value-type="float">
            <text:p>6101364</text:p>
          </table:table-cell>
          <table:table-cell office:value-type="float" office:value="2105" calcext:value-type="float">
            <text:p>2105</text:p>
          </table:table-cell>
          <table:table-cell table:number-columns-repeated="8"/>
        </table:table-row>
        <table:table-row table:style-name="ro1" table:visibility="collapse">
          <table:table-cell office:value-type="float" office:value="109626" calcext:value-type="float">
            <text:p>109626</text:p>
          </table:table-cell>
          <table:table-cell office:value-type="float" office:value="78785" calcext:value-type="float">
            <text:p>78785</text:p>
          </table:table-cell>
          <table:table-cell office:value-type="float" office:value="209517" calcext:value-type="float">
            <text:p>209517</text:p>
          </table:table-cell>
          <table:table-cell office:value-type="float" office:value="81274" calcext:value-type="float">
            <text:p>81274</text:p>
          </table:table-cell>
          <table:table-cell office:value-type="float" office:value="549470" calcext:value-type="float">
            <text:p>549470</text:p>
          </table:table-cell>
          <table:table-cell office:value-type="float" office:value="88221" calcext:value-type="float">
            <text:p>88221</text:p>
          </table:table-cell>
          <table:table-cell office:value-type="float" office:value="659817" calcext:value-type="float">
            <text:p>659817</text:p>
          </table:table-cell>
          <table:table-cell office:value-type="float" office:value="525037" calcext:value-type="float">
            <text:p>525037</text:p>
          </table:table-cell>
          <table:table-cell office:value-type="float" office:value="4838648" calcext:value-type="float">
            <text:p>4838648</text:p>
          </table:table-cell>
          <table:table-cell office:value-type="float" office:value="4575" calcext:value-type="float">
            <text:p>4575</text:p>
          </table:table-cell>
          <table:table-cell table:number-columns-repeated="8"/>
        </table:table-row>
        <table:table-row table:style-name="ro1" table:visibility="collapse">
          <table:table-cell office:value-type="float" office:value="132931" calcext:value-type="float">
            <text:p>132931</text:p>
          </table:table-cell>
          <table:table-cell office:value-type="float" office:value="124022" calcext:value-type="float">
            <text:p>124022</text:p>
          </table:table-cell>
          <table:table-cell office:value-type="float" office:value="305868" calcext:value-type="float">
            <text:p>305868</text:p>
          </table:table-cell>
          <table:table-cell office:value-type="float" office:value="88252" calcext:value-type="float">
            <text:p>88252</text:p>
          </table:table-cell>
          <table:table-cell office:value-type="float" office:value="564896" calcext:value-type="float">
            <text:p>564896</text:p>
          </table:table-cell>
          <table:table-cell office:value-type="float" office:value="112421" calcext:value-type="float">
            <text:p>112421</text:p>
          </table:table-cell>
          <table:table-cell office:value-type="float" office:value="556452" calcext:value-type="float">
            <text:p>556452</text:p>
          </table:table-cell>
          <table:table-cell office:value-type="float" office:value="1555797" calcext:value-type="float">
            <text:p>1555797</text:p>
          </table:table-cell>
          <table:table-cell office:value-type="float" office:value="5636391" calcext:value-type="float">
            <text:p>5636391</text:p>
          </table:table-cell>
          <table:table-cell office:value-type="float" office:value="1893" calcext:value-type="float">
            <text:p>1893</text:p>
          </table:table-cell>
          <table:table-cell table:number-columns-repeated="8"/>
        </table:table-row>
        <table:table-row table:style-name="ro1" table:visibility="collapse">
          <table:table-cell office:value-type="float" office:value="144175" calcext:value-type="float">
            <text:p>144175</text:p>
          </table:table-cell>
          <table:table-cell office:value-type="float" office:value="94180" calcext:value-type="float">
            <text:p>94180</text:p>
          </table:table-cell>
          <table:table-cell office:value-type="float" office:value="315898" calcext:value-type="float">
            <text:p>315898</text:p>
          </table:table-cell>
          <table:table-cell office:value-type="float" office:value="89841" calcext:value-type="float">
            <text:p>89841</text:p>
          </table:table-cell>
          <table:table-cell office:value-type="float" office:value="744649" calcext:value-type="float">
            <text:p>744649</text:p>
          </table:table-cell>
          <table:table-cell office:value-type="float" office:value="80126" calcext:value-type="float">
            <text:p>80126</text:p>
          </table:table-cell>
          <table:table-cell office:value-type="float" office:value="333356" calcext:value-type="float">
            <text:p>333356</text:p>
          </table:table-cell>
          <table:table-cell office:value-type="float" office:value="1278279" calcext:value-type="float">
            <text:p>1278279</text:p>
          </table:table-cell>
          <table:table-cell office:value-type="float" office:value="3657743" calcext:value-type="float">
            <text:p>3657743</text:p>
          </table:table-cell>
          <table:table-cell office:value-type="float" office:value="1906" calcext:value-type="float">
            <text:p>1906</text:p>
          </table:table-cell>
          <table:table-cell table:number-columns-repeated="8"/>
        </table:table-row>
        <table:table-row table:style-name="ro1" table:visibility="collapse">
          <table:table-cell office:value-type="float" office:value="110391" calcext:value-type="float">
            <text:p>110391</text:p>
          </table:table-cell>
          <table:table-cell office:value-type="float" office:value="79269" calcext:value-type="float">
            <text:p>79269</text:p>
          </table:table-cell>
          <table:table-cell office:value-type="float" office:value="200760" calcext:value-type="float">
            <text:p>200760</text:p>
          </table:table-cell>
          <table:table-cell office:value-type="float" office:value="76976" calcext:value-type="float">
            <text:p>76976</text:p>
          </table:table-cell>
          <table:table-cell office:value-type="float" office:value="681732" calcext:value-type="float">
            <text:p>681732</text:p>
          </table:table-cell>
          <table:table-cell office:value-type="float" office:value="94263" calcext:value-type="float">
            <text:p>94263</text:p>
          </table:table-cell>
          <table:table-cell office:value-type="float" office:value="368983" calcext:value-type="float">
            <text:p>368983</text:p>
          </table:table-cell>
          <table:table-cell office:value-type="float" office:value="1640856" calcext:value-type="float">
            <text:p>1640856</text:p>
          </table:table-cell>
          <table:table-cell office:value-type="float" office:value="4551142" calcext:value-type="float">
            <text:p>4551142</text:p>
          </table:table-cell>
          <table:table-cell office:value-type="float" office:value="1751" calcext:value-type="float">
            <text:p>1751</text:p>
          </table:table-cell>
          <table:table-cell table:number-columns-repeated="8"/>
        </table:table-row>
        <table:table-row table:style-name="ro1" table:visibility="collapse">
          <table:table-cell office:value-type="float" office:value="134435" calcext:value-type="float">
            <text:p>134435</text:p>
          </table:table-cell>
          <table:table-cell office:value-type="float" office:value="75875" calcext:value-type="float">
            <text:p>75875</text:p>
          </table:table-cell>
          <table:table-cell office:value-type="float" office:value="233657" calcext:value-type="float">
            <text:p>233657</text:p>
          </table:table-cell>
          <table:table-cell office:value-type="float" office:value="71818" calcext:value-type="float">
            <text:p>71818</text:p>
          </table:table-cell>
          <table:table-cell office:value-type="float" office:value="597116" calcext:value-type="float">
            <text:p>597116</text:p>
          </table:table-cell>
          <table:table-cell office:value-type="float" office:value="106427" calcext:value-type="float">
            <text:p>106427</text:p>
          </table:table-cell>
          <table:table-cell office:value-type="float" office:value="298637" calcext:value-type="float">
            <text:p>298637</text:p>
          </table:table-cell>
          <table:table-cell office:value-type="float" office:value="2159047" calcext:value-type="float">
            <text:p>2159047</text:p>
          </table:table-cell>
          <table:table-cell office:value-type="float" office:value="6608751" calcext:value-type="float">
            <text:p>6608751</text:p>
          </table:table-cell>
          <table:table-cell office:value-type="float" office:value="1796" calcext:value-type="float">
            <text:p>1796</text:p>
          </table:table-cell>
          <table:table-cell table:number-columns-repeated="8"/>
        </table:table-row>
        <table:table-row table:style-name="ro1" table:visibility="collapse">
          <table:table-cell office:value-type="float" office:value="70228" calcext:value-type="float">
            <text:p>70228</text:p>
          </table:table-cell>
          <table:table-cell office:value-type="float" office:value="50012" calcext:value-type="float">
            <text:p>50012</text:p>
          </table:table-cell>
          <table:table-cell office:value-type="float" office:value="165828" calcext:value-type="float">
            <text:p>165828</text:p>
          </table:table-cell>
          <table:table-cell office:value-type="float" office:value="58129" calcext:value-type="float">
            <text:p>58129</text:p>
          </table:table-cell>
          <table:table-cell office:value-type="float" office:value="330465" calcext:value-type="float">
            <text:p>330465</text:p>
          </table:table-cell>
          <table:table-cell office:value-type="float" office:value="54987" calcext:value-type="float">
            <text:p>54987</text:p>
          </table:table-cell>
          <table:table-cell office:value-type="float" office:value="30107" calcext:value-type="float">
            <text:p>30107</text:p>
          </table:table-cell>
          <table:table-cell office:value-type="float" office:value="877684" calcext:value-type="float">
            <text:p>877684</text:p>
          </table:table-cell>
          <table:table-cell office:value-type="float" office:value="4232103" calcext:value-type="float">
            <text:p>4232103</text:p>
          </table:table-cell>
          <table:table-cell office:value-type="float" office:value="2871" calcext:value-type="float">
            <text:p>2871</text:p>
          </table:table-cell>
          <table:table-cell table:number-columns-repeated="8"/>
        </table:table-row>
        <table:table-row table:style-name="ro1" table:visibility="collapse">
          <table:table-cell office:value-type="float" office:value="54159" calcext:value-type="float">
            <text:p>54159</text:p>
          </table:table-cell>
          <table:table-cell office:value-type="float" office:value="71852" calcext:value-type="float">
            <text:p>71852</text:p>
          </table:table-cell>
          <table:table-cell office:value-type="float" office:value="123741" calcext:value-type="float">
            <text:p>123741</text:p>
          </table:table-cell>
          <table:table-cell office:value-type="float" office:value="48816" calcext:value-type="float">
            <text:p>48816</text:p>
          </table:table-cell>
          <table:table-cell office:value-type="float" office:value="582940" calcext:value-type="float">
            <text:p>582940</text:p>
          </table:table-cell>
          <table:table-cell office:value-type="float" office:value="168106" calcext:value-type="float">
            <text:p>168106</text:p>
          </table:table-cell>
          <table:table-cell office:value-type="float" office:value="336716" calcext:value-type="float">
            <text:p>336716</text:p>
          </table:table-cell>
          <table:table-cell office:value-type="float" office:value="1418240" calcext:value-type="float">
            <text:p>1418240</text:p>
          </table:table-cell>
          <table:table-cell office:value-type="float" office:value="3238723" calcext:value-type="float">
            <text:p>3238723</text:p>
          </table:table-cell>
          <table:table-cell office:value-type="float" office:value="1726" calcext:value-type="float">
            <text:p>1726</text:p>
          </table:table-cell>
          <table:table-cell table:number-columns-repeated="8"/>
        </table:table-row>
        <table:table-row table:style-name="ro1" table:visibility="collapse">
          <table:table-cell office:value-type="float" office:value="110515" calcext:value-type="float">
            <text:p>110515</text:p>
          </table:table-cell>
          <table:table-cell office:value-type="float" office:value="175027" calcext:value-type="float">
            <text:p>175027</text:p>
          </table:table-cell>
          <table:table-cell office:value-type="float" office:value="200142" calcext:value-type="float">
            <text:p>200142</text:p>
          </table:table-cell>
          <table:table-cell office:value-type="float" office:value="150925" calcext:value-type="float">
            <text:p>150925</text:p>
          </table:table-cell>
          <table:table-cell office:value-type="float" office:value="317120" calcext:value-type="float">
            <text:p>317120</text:p>
          </table:table-cell>
          <table:table-cell office:value-type="float" office:value="61634" calcext:value-type="float">
            <text:p>61634</text:p>
          </table:table-cell>
          <table:table-cell office:value-type="float" office:value="33539" calcext:value-type="float">
            <text:p>33539</text:p>
          </table:table-cell>
          <table:table-cell office:value-type="float" office:value="700831" calcext:value-type="float">
            <text:p>700831</text:p>
          </table:table-cell>
          <table:table-cell office:value-type="float" office:value="4159275" calcext:value-type="float">
            <text:p>4159275</text:p>
          </table:table-cell>
          <table:table-cell office:value-type="float" office:value="2987" calcext:value-type="float">
            <text:p>2987</text:p>
          </table:table-cell>
          <table:table-cell table:number-columns-repeated="8"/>
        </table:table-row>
        <table:table-row table:style-name="ro1" table:visibility="collapse">
          <table:table-cell office:value-type="float" office:value="299576" calcext:value-type="float">
            <text:p>299576</text:p>
          </table:table-cell>
          <table:table-cell office:value-type="float" office:value="78956" calcext:value-type="float">
            <text:p>78956</text:p>
          </table:table-cell>
          <table:table-cell office:value-type="float" office:value="236941" calcext:value-type="float">
            <text:p>236941</text:p>
          </table:table-cell>
          <table:table-cell office:value-type="float" office:value="81148" calcext:value-type="float">
            <text:p>81148</text:p>
          </table:table-cell>
          <table:table-cell office:value-type="float" office:value="567166" calcext:value-type="float">
            <text:p>567166</text:p>
          </table:table-cell>
          <table:table-cell office:value-type="float" office:value="80536" calcext:value-type="float">
            <text:p>80536</text:p>
          </table:table-cell>
          <table:table-cell office:value-type="float" office:value="394427" calcext:value-type="float">
            <text:p>394427</text:p>
          </table:table-cell>
          <table:table-cell office:value-type="float" office:value="721832" calcext:value-type="float">
            <text:p>721832</text:p>
          </table:table-cell>
          <table:table-cell office:value-type="float" office:value="3707900" calcext:value-type="float">
            <text:p>3707900</text:p>
          </table:table-cell>
          <table:table-cell office:value-type="float" office:value="2766" calcext:value-type="float">
            <text:p>2766</text:p>
          </table:table-cell>
          <table:table-cell table:number-columns-repeated="8"/>
        </table:table-row>
        <table:table-row table:style-name="ro1" table:visibility="collapse">
          <table:table-cell office:value-type="float" office:value="132465" calcext:value-type="float">
            <text:p>132465</text:p>
          </table:table-cell>
          <table:table-cell office:value-type="float" office:value="61705" calcext:value-type="float">
            <text:p>61705</text:p>
          </table:table-cell>
          <table:table-cell office:value-type="float" office:value="168158" calcext:value-type="float">
            <text:p>168158</text:p>
          </table:table-cell>
          <table:table-cell office:value-type="float" office:value="65252" calcext:value-type="float">
            <text:p>65252</text:p>
          </table:table-cell>
          <table:table-cell office:value-type="float" office:value="261724" calcext:value-type="float">
            <text:p>261724</text:p>
          </table:table-cell>
          <table:table-cell office:value-type="float" office:value="51866" calcext:value-type="float">
            <text:p>51866</text:p>
          </table:table-cell>
          <table:table-cell office:value-type="float" office:value="28207" calcext:value-type="float">
            <text:p>28207</text:p>
          </table:table-cell>
          <table:table-cell office:value-type="float" office:value="1121599" calcext:value-type="float">
            <text:p>1121599</text:p>
          </table:table-cell>
          <table:table-cell office:value-type="float" office:value="4803714" calcext:value-type="float">
            <text:p>4803714</text:p>
          </table:table-cell>
          <table:table-cell office:value-type="float" office:value="2423" calcext:value-type="float">
            <text:p>2423</text:p>
          </table:table-cell>
          <table:table-cell table:number-columns-repeated="8"/>
        </table:table-row>
        <table:table-row table:style-name="ro1" table:visibility="collapse">
          <table:table-cell office:value-type="float" office:value="62300" calcext:value-type="float">
            <text:p>62300</text:p>
          </table:table-cell>
          <table:table-cell office:value-type="float" office:value="98377" calcext:value-type="float">
            <text:p>98377</text:p>
          </table:table-cell>
          <table:table-cell office:value-type="float" office:value="122477" calcext:value-type="float">
            <text:p>122477</text:p>
          </table:table-cell>
          <table:table-cell office:value-type="float" office:value="38260" calcext:value-type="float">
            <text:p>38260</text:p>
          </table:table-cell>
          <table:table-cell office:value-type="float" office:value="213191" calcext:value-type="float">
            <text:p>213191</text:p>
          </table:table-cell>
          <table:table-cell office:value-type="float" office:value="29635" calcext:value-type="float">
            <text:p>29635</text:p>
          </table:table-cell>
          <table:table-cell office:value-type="float" office:value="149765" calcext:value-type="float">
            <text:p>149765</text:p>
          </table:table-cell>
          <table:table-cell office:value-type="float" office:value="455569" calcext:value-type="float">
            <text:p>455569</text:p>
          </table:table-cell>
          <table:table-cell office:value-type="float" office:value="3130341" calcext:value-type="float">
            <text:p>3130341</text:p>
          </table:table-cell>
          <table:table-cell office:value-type="float" office:value="2108" calcext:value-type="float">
            <text:p>2108</text:p>
          </table:table-cell>
          <table:table-cell table:number-columns-repeated="8"/>
        </table:table-row>
        <table:table-row table:style-name="ro1" table:visibility="collapse">
          <table:table-cell office:value-type="float" office:value="131263" calcext:value-type="float">
            <text:p>131263</text:p>
          </table:table-cell>
          <table:table-cell office:value-type="float" office:value="67425" calcext:value-type="float">
            <text:p>67425</text:p>
          </table:table-cell>
          <table:table-cell office:value-type="float" office:value="326327" calcext:value-type="float">
            <text:p>326327</text:p>
          </table:table-cell>
          <table:table-cell office:value-type="float" office:value="101822" calcext:value-type="float">
            <text:p>101822</text:p>
          </table:table-cell>
          <table:table-cell office:value-type="float" office:value="743692" calcext:value-type="float">
            <text:p>743692</text:p>
          </table:table-cell>
          <table:table-cell office:value-type="float" office:value="99533" calcext:value-type="float">
            <text:p>99533</text:p>
          </table:table-cell>
          <table:table-cell office:value-type="float" office:value="456900" calcext:value-type="float">
            <text:p>456900</text:p>
          </table:table-cell>
          <table:table-cell office:value-type="float" office:value="1334772" calcext:value-type="float">
            <text:p>1334772</text:p>
          </table:table-cell>
          <table:table-cell office:value-type="float" office:value="5802680" calcext:value-type="float">
            <text:p>5802680</text:p>
          </table:table-cell>
          <table:table-cell office:value-type="float" office:value="2454" calcext:value-type="float">
            <text:p>2454</text:p>
          </table:table-cell>
          <table:table-cell table:number-columns-repeated="8"/>
        </table:table-row>
        <table:table-row table:style-name="ro1" table:visibility="collapse">
          <table:table-cell office:value-type="float" office:value="132862" calcext:value-type="float">
            <text:p>132862</text:p>
          </table:table-cell>
          <table:table-cell office:value-type="float" office:value="143631" calcext:value-type="float">
            <text:p>143631</text:p>
          </table:table-cell>
          <table:table-cell office:value-type="float" office:value="223591" calcext:value-type="float">
            <text:p>223591</text:p>
          </table:table-cell>
          <table:table-cell office:value-type="float" office:value="79113" calcext:value-type="float">
            <text:p>79113</text:p>
          </table:table-cell>
          <table:table-cell office:value-type="float" office:value="764562" calcext:value-type="float">
            <text:p>764562</text:p>
          </table:table-cell>
          <table:table-cell office:value-type="float" office:value="80171" calcext:value-type="float">
            <text:p>80171</text:p>
          </table:table-cell>
          <table:table-cell office:value-type="float" office:value="380149" calcext:value-type="float">
            <text:p>380149</text:p>
          </table:table-cell>
          <table:table-cell office:value-type="float" office:value="1718682" calcext:value-type="float">
            <text:p>1718682</text:p>
          </table:table-cell>
          <table:table-cell office:value-type="float" office:value="4619090" calcext:value-type="float">
            <text:p>4619090</text:p>
          </table:table-cell>
          <table:table-cell office:value-type="float" office:value="4058" calcext:value-type="float">
            <text:p>4058</text:p>
          </table:table-cell>
          <table:table-cell table:number-columns-repeated="8"/>
        </table:table-row>
        <table:table-row table:style-name="ro1" table:visibility="collapse">
          <table:table-cell office:value-type="float" office:value="107284" calcext:value-type="float">
            <text:p>107284</text:p>
          </table:table-cell>
          <table:table-cell office:value-type="float" office:value="51737" calcext:value-type="float">
            <text:p>51737</text:p>
          </table:table-cell>
          <table:table-cell office:value-type="float" office:value="182570" calcext:value-type="float">
            <text:p>182570</text:p>
          </table:table-cell>
          <table:table-cell office:value-type="float" office:value="90815" calcext:value-type="float">
            <text:p>90815</text:p>
          </table:table-cell>
          <table:table-cell office:value-type="float" office:value="396036" calcext:value-type="float">
            <text:p>396036</text:p>
          </table:table-cell>
          <table:table-cell office:value-type="float" office:value="61978" calcext:value-type="float">
            <text:p>61978</text:p>
          </table:table-cell>
          <table:table-cell office:value-type="float" office:value="33685" calcext:value-type="float">
            <text:p>33685</text:p>
          </table:table-cell>
          <table:table-cell office:value-type="float" office:value="1084574" calcext:value-type="float">
            <text:p>1084574</text:p>
          </table:table-cell>
          <table:table-cell office:value-type="float" office:value="4162761" calcext:value-type="float">
            <text:p>4162761</text:p>
          </table:table-cell>
          <table:table-cell office:value-type="float" office:value="3007" calcext:value-type="float">
            <text:p>3007</text:p>
          </table:table-cell>
          <table:table-cell table:number-columns-repeated="8"/>
        </table:table-row>
        <table:table-row table:style-name="ro1" table:visibility="collapse">
          <table:table-cell office:value-type="float" office:value="119667" calcext:value-type="float">
            <text:p>119667</text:p>
          </table:table-cell>
          <table:table-cell office:value-type="float" office:value="62687" calcext:value-type="float">
            <text:p>62687</text:p>
          </table:table-cell>
          <table:table-cell office:value-type="float" office:value="206368" calcext:value-type="float">
            <text:p>206368</text:p>
          </table:table-cell>
          <table:table-cell office:value-type="float" office:value="75234" calcext:value-type="float">
            <text:p>75234</text:p>
          </table:table-cell>
          <table:table-cell office:value-type="float" office:value="417353" calcext:value-type="float">
            <text:p>417353</text:p>
          </table:table-cell>
          <table:table-cell office:value-type="float" office:value="72976" calcext:value-type="float">
            <text:p>72976</text:p>
          </table:table-cell>
          <table:table-cell office:value-type="float" office:value="400116" calcext:value-type="float">
            <text:p>400116</text:p>
          </table:table-cell>
          <table:table-cell office:value-type="float" office:value="827625" calcext:value-type="float">
            <text:p>827625</text:p>
          </table:table-cell>
          <table:table-cell office:value-type="float" office:value="4905185" calcext:value-type="float">
            <text:p>4905185</text:p>
          </table:table-cell>
          <table:table-cell office:value-type="float" office:value="2560" calcext:value-type="float">
            <text:p>2560</text:p>
          </table:table-cell>
          <table:table-cell table:number-columns-repeated="8"/>
        </table:table-row>
        <table:table-row table:style-name="ro1" table:visibility="collapse">
          <table:table-cell office:value-type="float" office:value="117948" calcext:value-type="float">
            <text:p>117948</text:p>
          </table:table-cell>
          <table:table-cell office:value-type="float" office:value="63369" calcext:value-type="float">
            <text:p>63369</text:p>
          </table:table-cell>
          <table:table-cell office:value-type="float" office:value="492601" calcext:value-type="float">
            <text:p>492601</text:p>
          </table:table-cell>
          <table:table-cell office:value-type="float" office:value="75783" calcext:value-type="float">
            <text:p>75783</text:p>
          </table:table-cell>
          <table:table-cell office:value-type="float" office:value="871450" calcext:value-type="float">
            <text:p>871450</text:p>
          </table:table-cell>
          <table:table-cell office:value-type="float" office:value="107570" calcext:value-type="float">
            <text:p>107570</text:p>
          </table:table-cell>
          <table:table-cell office:value-type="float" office:value="1042261" calcext:value-type="float">
            <text:p>1042261</text:p>
          </table:table-cell>
          <table:table-cell office:value-type="float" office:value="412350" calcext:value-type="float">
            <text:p>412350</text:p>
          </table:table-cell>
          <table:table-cell office:value-type="float" office:value="3177461" calcext:value-type="float">
            <text:p>3177461</text:p>
          </table:table-cell>
          <table:table-cell office:value-type="float" office:value="2094" calcext:value-type="float">
            <text:p>2094</text:p>
          </table:table-cell>
          <table:table-cell table:number-columns-repeated="8"/>
        </table:table-row>
        <table:table-row table:style-name="ro1" table:visibility="collapse">
          <table:table-cell office:value-type="float" office:value="75044" calcext:value-type="float">
            <text:p>75044</text:p>
          </table:table-cell>
          <table:table-cell office:value-type="float" office:value="34511" calcext:value-type="float">
            <text:p>34511</text:p>
          </table:table-cell>
          <table:table-cell office:value-type="float" office:value="121938" calcext:value-type="float">
            <text:p>121938</text:p>
          </table:table-cell>
          <table:table-cell office:value-type="float" office:value="41822" calcext:value-type="float">
            <text:p>41822</text:p>
          </table:table-cell>
          <table:table-cell office:value-type="float" office:value="601999" calcext:value-type="float">
            <text:p>601999</text:p>
          </table:table-cell>
          <table:table-cell office:value-type="float" office:value="142787" calcext:value-type="float">
            <text:p>142787</text:p>
          </table:table-cell>
          <table:table-cell office:value-type="float" office:value="308200" calcext:value-type="float">
            <text:p>308200</text:p>
          </table:table-cell>
          <table:table-cell office:value-type="float" office:value="496622" calcext:value-type="float">
            <text:p>496622</text:p>
          </table:table-cell>
          <table:table-cell office:value-type="float" office:value="3271039" calcext:value-type="float">
            <text:p>3271039</text:p>
          </table:table-cell>
          <table:table-cell office:value-type="float" office:value="2850" calcext:value-type="float">
            <text:p>2850</text:p>
          </table:table-cell>
          <table:table-cell table:number-columns-repeated="8"/>
        </table:table-row>
        <table:table-row table:style-name="ro1" table:visibility="collapse">
          <table:table-cell office:value-type="float" office:value="87528" calcext:value-type="float">
            <text:p>87528</text:p>
          </table:table-cell>
          <table:table-cell office:value-type="float" office:value="36454" calcext:value-type="float">
            <text:p>36454</text:p>
          </table:table-cell>
          <table:table-cell office:value-type="float" office:value="130278" calcext:value-type="float">
            <text:p>130278</text:p>
          </table:table-cell>
          <table:table-cell office:value-type="float" office:value="45833" calcext:value-type="float">
            <text:p>45833</text:p>
          </table:table-cell>
          <table:table-cell office:value-type="float" office:value="291895" calcext:value-type="float">
            <text:p>291895</text:p>
          </table:table-cell>
          <table:table-cell office:value-type="float" office:value="44289" calcext:value-type="float">
            <text:p>44289</text:p>
          </table:table-cell>
          <table:table-cell office:value-type="float" office:value="430617" calcext:value-type="float">
            <text:p>430617</text:p>
          </table:table-cell>
          <table:table-cell office:value-type="float" office:value="1196697" calcext:value-type="float">
            <text:p>1196697</text:p>
          </table:table-cell>
          <table:table-cell office:value-type="float" office:value="3868698" calcext:value-type="float">
            <text:p>3868698</text:p>
          </table:table-cell>
          <table:table-cell office:value-type="float" office:value="3608" calcext:value-type="float">
            <text:p>3608</text:p>
          </table:table-cell>
          <table:table-cell table:number-columns-repeated="8"/>
        </table:table-row>
        <table:table-row table:style-name="ro1" table:visibility="collapse">
          <table:table-cell office:value-type="float" office:value="148207" calcext:value-type="float">
            <text:p>148207</text:p>
          </table:table-cell>
          <table:table-cell office:value-type="float" office:value="57657" calcext:value-type="float">
            <text:p>57657</text:p>
          </table:table-cell>
          <table:table-cell office:value-type="float" office:value="183409" calcext:value-type="float">
            <text:p>183409</text:p>
          </table:table-cell>
          <table:table-cell office:value-type="float" office:value="66344" calcext:value-type="float">
            <text:p>66344</text:p>
          </table:table-cell>
          <table:table-cell office:value-type="float" office:value="377635" calcext:value-type="float">
            <text:p>377635</text:p>
          </table:table-cell>
          <table:table-cell office:value-type="float" office:value="63822" calcext:value-type="float">
            <text:p>63822</text:p>
          </table:table-cell>
          <table:table-cell office:value-type="float" office:value="354559" calcext:value-type="float">
            <text:p>354559</text:p>
          </table:table-cell>
          <table:table-cell office:value-type="float" office:value="736078" calcext:value-type="float">
            <text:p>736078</text:p>
          </table:table-cell>
          <table:table-cell office:value-type="float" office:value="4328081" calcext:value-type="float">
            <text:p>4328081</text:p>
          </table:table-cell>
          <table:table-cell office:value-type="float" office:value="1713" calcext:value-type="float">
            <text:p>1713</text:p>
          </table:table-cell>
          <table:table-cell table:number-columns-repeated="8"/>
        </table:table-row>
        <table:table-row table:style-name="ro1" table:visibility="collapse">
          <table:table-cell office:value-type="float" office:value="126722" calcext:value-type="float">
            <text:p>126722</text:p>
          </table:table-cell>
          <table:table-cell office:value-type="float" office:value="68793" calcext:value-type="float">
            <text:p>68793</text:p>
          </table:table-cell>
          <table:table-cell office:value-type="float" office:value="279032" calcext:value-type="float">
            <text:p>279032</text:p>
          </table:table-cell>
          <table:table-cell office:value-type="float" office:value="99154" calcext:value-type="float">
            <text:p>99154</text:p>
          </table:table-cell>
          <table:table-cell office:value-type="float" office:value="691640" calcext:value-type="float">
            <text:p>691640</text:p>
          </table:table-cell>
          <table:table-cell office:value-type="float" office:value="76883" calcext:value-type="float">
            <text:p>76883</text:p>
          </table:table-cell>
          <table:table-cell office:value-type="float" office:value="485720" calcext:value-type="float">
            <text:p>485720</text:p>
          </table:table-cell>
          <table:table-cell office:value-type="float" office:value="1899065" calcext:value-type="float">
            <text:p>1899065</text:p>
          </table:table-cell>
          <table:table-cell office:value-type="float" office:value="4052152" calcext:value-type="float">
            <text:p>4052152</text:p>
          </table:table-cell>
          <table:table-cell office:value-type="float" office:value="1799" calcext:value-type="float">
            <text:p>1799</text:p>
          </table:table-cell>
          <table:table-cell table:number-columns-repeated="8"/>
        </table:table-row>
        <table:table-row table:style-name="ro1" table:visibility="collapse">
          <table:table-cell office:value-type="float" office:value="68912" calcext:value-type="float">
            <text:p>68912</text:p>
          </table:table-cell>
          <table:table-cell office:value-type="float" office:value="36706" calcext:value-type="float">
            <text:p>36706</text:p>
          </table:table-cell>
          <table:table-cell office:value-type="float" office:value="143671" calcext:value-type="float">
            <text:p>143671</text:p>
          </table:table-cell>
          <table:table-cell office:value-type="float" office:value="41809" calcext:value-type="float">
            <text:p>41809</text:p>
          </table:table-cell>
          <table:table-cell office:value-type="float" office:value="313160" calcext:value-type="float">
            <text:p>313160</text:p>
          </table:table-cell>
          <table:table-cell office:value-type="float" office:value="41097" calcext:value-type="float">
            <text:p>41097</text:p>
          </table:table-cell>
          <table:table-cell office:value-type="float" office:value="172884" calcext:value-type="float">
            <text:p>172884</text:p>
          </table:table-cell>
          <table:table-cell office:value-type="float" office:value="760990" calcext:value-type="float">
            <text:p>760990</text:p>
          </table:table-cell>
          <table:table-cell office:value-type="float" office:value="2830051" calcext:value-type="float">
            <text:p>2830051</text:p>
          </table:table-cell>
          <table:table-cell office:value-type="float" office:value="2032" calcext:value-type="float">
            <text:p>2032</text:p>
          </table:table-cell>
          <table:table-cell table:number-columns-repeated="8"/>
        </table:table-row>
        <table:table-row table:style-name="ro1" table:visibility="collapse">
          <table:table-cell office:value-type="float" office:value="55347" calcext:value-type="float">
            <text:p>55347</text:p>
          </table:table-cell>
          <table:table-cell office:value-type="float" office:value="32516" calcext:value-type="float">
            <text:p>32516</text:p>
          </table:table-cell>
          <table:table-cell office:value-type="float" office:value="111567" calcext:value-type="float">
            <text:p>111567</text:p>
          </table:table-cell>
          <table:table-cell office:value-type="float" office:value="43443" calcext:value-type="float">
            <text:p>43443</text:p>
          </table:table-cell>
          <table:table-cell office:value-type="float" office:value="219563" calcext:value-type="float">
            <text:p>219563</text:p>
          </table:table-cell>
          <table:table-cell office:value-type="float" office:value="36884" calcext:value-type="float">
            <text:p>36884</text:p>
          </table:table-cell>
          <table:table-cell office:value-type="float" office:value="176420" calcext:value-type="float">
            <text:p>176420</text:p>
          </table:table-cell>
          <table:table-cell office:value-type="float" office:value="452505" calcext:value-type="float">
            <text:p>452505</text:p>
          </table:table-cell>
          <table:table-cell office:value-type="float" office:value="3503915" calcext:value-type="float">
            <text:p>3503915</text:p>
          </table:table-cell>
          <table:table-cell office:value-type="float" office:value="2393" calcext:value-type="float">
            <text:p>2393</text:p>
          </table:table-cell>
          <table:table-cell table:number-columns-repeated="8"/>
        </table:table-row>
        <table:table-row table:style-name="ro1" table:visibility="collapse">
          <table:table-cell office:value-type="float" office:value="239840" calcext:value-type="float">
            <text:p>239840</text:p>
          </table:table-cell>
          <table:table-cell office:value-type="float" office:value="85310" calcext:value-type="float">
            <text:p>85310</text:p>
          </table:table-cell>
          <table:table-cell office:value-type="float" office:value="285998" calcext:value-type="float">
            <text:p>285998</text:p>
          </table:table-cell>
          <table:table-cell office:value-type="float" office:value="100168" calcext:value-type="float">
            <text:p>100168</text:p>
          </table:table-cell>
          <table:table-cell office:value-type="float" office:value="778743" calcext:value-type="float">
            <text:p>778743</text:p>
          </table:table-cell>
          <table:table-cell office:value-type="float" office:value="116039" calcext:value-type="float">
            <text:p>116039</text:p>
          </table:table-cell>
          <table:table-cell office:value-type="float" office:value="463343" calcext:value-type="float">
            <text:p>463343</text:p>
          </table:table-cell>
          <table:table-cell office:value-type="float" office:value="257985" calcext:value-type="float">
            <text:p>257985</text:p>
          </table:table-cell>
          <table:table-cell office:value-type="float" office:value="1846138" calcext:value-type="float">
            <text:p>1846138</text:p>
          </table:table-cell>
          <table:table-cell office:value-type="float" office:value="1868" calcext:value-type="float">
            <text:p>1868</text:p>
          </table:table-cell>
          <table:table-cell table:number-columns-repeated="8"/>
        </table:table-row>
        <table:table-row table:style-name="ro1" table:visibility="collapse">
          <table:table-cell office:value-type="float" office:value="79781" calcext:value-type="float">
            <text:p>79781</text:p>
          </table:table-cell>
          <table:table-cell office:value-type="float" office:value="42690" calcext:value-type="float">
            <text:p>42690</text:p>
          </table:table-cell>
          <table:table-cell office:value-type="float" office:value="139717" calcext:value-type="float">
            <text:p>139717</text:p>
          </table:table-cell>
          <table:table-cell office:value-type="float" office:value="53357" calcext:value-type="float">
            <text:p>53357</text:p>
          </table:table-cell>
          <table:table-cell office:value-type="float" office:value="412188" calcext:value-type="float">
            <text:p>412188</text:p>
          </table:table-cell>
          <table:table-cell office:value-type="float" office:value="56491" calcext:value-type="float">
            <text:p>56491</text:p>
          </table:table-cell>
          <table:table-cell office:value-type="float" office:value="182435" calcext:value-type="float">
            <text:p>182435</text:p>
          </table:table-cell>
          <table:table-cell office:value-type="float" office:value="754490" calcext:value-type="float">
            <text:p>754490</text:p>
          </table:table-cell>
          <table:table-cell office:value-type="float" office:value="3099991" calcext:value-type="float">
            <text:p>3099991</text:p>
          </table:table-cell>
          <table:table-cell office:value-type="float" office:value="1912" calcext:value-type="float">
            <text:p>1912</text:p>
          </table:table-cell>
          <table:table-cell table:number-columns-repeated="8"/>
        </table:table-row>
        <table:table-row table:style-name="ro1" table:visibility="collapse">
          <table:table-cell office:value-type="float" office:value="169939" calcext:value-type="float">
            <text:p>169939</text:p>
          </table:table-cell>
          <table:table-cell office:value-type="float" office:value="84604" calcext:value-type="float">
            <text:p>84604</text:p>
          </table:table-cell>
          <table:table-cell office:value-type="float" office:value="364810" calcext:value-type="float">
            <text:p>364810</text:p>
          </table:table-cell>
          <table:table-cell office:value-type="float" office:value="152376" calcext:value-type="float">
            <text:p>152376</text:p>
          </table:table-cell>
          <table:table-cell office:value-type="float" office:value="682371" calcext:value-type="float">
            <text:p>682371</text:p>
          </table:table-cell>
          <table:table-cell office:value-type="float" office:value="95863" calcext:value-type="float">
            <text:p>95863</text:p>
          </table:table-cell>
          <table:table-cell office:value-type="float" office:value="714457" calcext:value-type="float">
            <text:p>714457</text:p>
          </table:table-cell>
          <table:table-cell office:value-type="float" office:value="997590" calcext:value-type="float">
            <text:p>997590</text:p>
          </table:table-cell>
          <table:table-cell office:value-type="float" office:value="3990184" calcext:value-type="float">
            <text:p>3990184</text:p>
          </table:table-cell>
          <table:table-cell office:value-type="float" office:value="3006" calcext:value-type="float">
            <text:p>3006</text:p>
          </table:table-cell>
          <table:table-cell table:number-columns-repeated="8"/>
        </table:table-row>
        <table:table-row table:style-name="ro1" table:visibility="collapse">
          <table:table-cell office:value-type="float" office:value="64830" calcext:value-type="float">
            <text:p>64830</text:p>
          </table:table-cell>
          <table:table-cell office:value-type="float" office:value="37822" calcext:value-type="float">
            <text:p>37822</text:p>
          </table:table-cell>
          <table:table-cell office:value-type="float" office:value="113298" calcext:value-type="float">
            <text:p>113298</text:p>
          </table:table-cell>
          <table:table-cell office:value-type="float" office:value="41764" calcext:value-type="float">
            <text:p>41764</text:p>
          </table:table-cell>
          <table:table-cell office:value-type="float" office:value="221895" calcext:value-type="float">
            <text:p>221895</text:p>
          </table:table-cell>
          <table:table-cell office:value-type="float" office:value="36144" calcext:value-type="float">
            <text:p>36144</text:p>
          </table:table-cell>
          <table:table-cell office:value-type="float" office:value="274735" calcext:value-type="float">
            <text:p>274735</text:p>
          </table:table-cell>
          <table:table-cell office:value-type="float" office:value="211446" calcext:value-type="float">
            <text:p>211446</text:p>
          </table:table-cell>
          <table:table-cell office:value-type="float" office:value="1949097" calcext:value-type="float">
            <text:p>1949097</text:p>
          </table:table-cell>
          <table:table-cell office:value-type="float" office:value="1687" calcext:value-type="float">
            <text:p>1687</text:p>
          </table:table-cell>
          <table:table-cell table:number-columns-repeated="8"/>
        </table:table-row>
        <table:table-row table:style-name="ro1" table:visibility="collapse">
          <table:table-cell office:value-type="float" office:value="107704" calcext:value-type="float">
            <text:p>107704</text:p>
          </table:table-cell>
          <table:table-cell office:value-type="float" office:value="56983" calcext:value-type="float">
            <text:p>56983</text:p>
          </table:table-cell>
          <table:table-cell office:value-type="float" office:value="245981" calcext:value-type="float">
            <text:p>245981</text:p>
          </table:table-cell>
          <table:table-cell office:value-type="float" office:value="79485" calcext:value-type="float">
            <text:p>79485</text:p>
          </table:table-cell>
          <table:table-cell office:value-type="float" office:value="679408" calcext:value-type="float">
            <text:p>679408</text:p>
          </table:table-cell>
          <table:table-cell office:value-type="float" office:value="94426" calcext:value-type="float">
            <text:p>94426</text:p>
          </table:table-cell>
          <table:table-cell office:value-type="float" office:value="484072" calcext:value-type="float">
            <text:p>484072</text:p>
          </table:table-cell>
          <table:table-cell office:value-type="float" office:value="1095212" calcext:value-type="float">
            <text:p>1095212</text:p>
          </table:table-cell>
          <table:table-cell office:value-type="float" office:value="4458660" calcext:value-type="float">
            <text:p>4458660</text:p>
          </table:table-cell>
          <table:table-cell office:value-type="float" office:value="2509" calcext:value-type="float">
            <text:p>2509</text:p>
          </table:table-cell>
          <table:table-cell table:number-columns-repeated="8"/>
        </table:table-row>
        <table:table-row table:style-name="ro1" table:visibility="collapse">
          <table:table-cell office:value-type="float" office:value="56104" calcext:value-type="float">
            <text:p>56104</text:p>
          </table:table-cell>
          <table:table-cell office:value-type="float" office:value="31049" calcext:value-type="float">
            <text:p>31049</text:p>
          </table:table-cell>
          <table:table-cell office:value-type="float" office:value="122544" calcext:value-type="float">
            <text:p>122544</text:p>
          </table:table-cell>
          <table:table-cell office:value-type="float" office:value="60444" calcext:value-type="float">
            <text:p>60444</text:p>
          </table:table-cell>
          <table:table-cell office:value-type="float" office:value="181418" calcext:value-type="float">
            <text:p>181418</text:p>
          </table:table-cell>
          <table:table-cell office:value-type="float" office:value="29532" calcext:value-type="float">
            <text:p>29532</text:p>
          </table:table-cell>
          <table:table-cell office:value-type="float" office:value="76267" calcext:value-type="float">
            <text:p>76267</text:p>
          </table:table-cell>
          <table:table-cell office:value-type="float" office:value="365497" calcext:value-type="float">
            <text:p>365497</text:p>
          </table:table-cell>
          <table:table-cell office:value-type="float" office:value="1648081" calcext:value-type="float">
            <text:p>1648081</text:p>
          </table:table-cell>
          <table:table-cell office:value-type="float" office:value="1878" calcext:value-type="float">
            <text:p>1878</text:p>
          </table:table-cell>
          <table:table-cell table:number-columns-repeated="8"/>
        </table:table-row>
        <table:table-row table:style-name="ro1" table:visibility="collapse">
          <table:table-cell office:value-type="float" office:value="111956" calcext:value-type="float">
            <text:p>111956</text:p>
          </table:table-cell>
          <table:table-cell office:value-type="float" office:value="62143" calcext:value-type="float">
            <text:p>62143</text:p>
          </table:table-cell>
          <table:table-cell office:value-type="float" office:value="198001" calcext:value-type="float">
            <text:p>198001</text:p>
          </table:table-cell>
          <table:table-cell office:value-type="float" office:value="73454" calcext:value-type="float">
            <text:p>73454</text:p>
          </table:table-cell>
          <table:table-cell office:value-type="float" office:value="428899" calcext:value-type="float">
            <text:p>428899</text:p>
          </table:table-cell>
          <table:table-cell office:value-type="float" office:value="67199" calcext:value-type="float">
            <text:p>67199</text:p>
          </table:table-cell>
          <table:table-cell office:value-type="float" office:value="481159" calcext:value-type="float">
            <text:p>481159</text:p>
          </table:table-cell>
          <table:table-cell office:value-type="float" office:value="308596" calcext:value-type="float">
            <text:p>308596</text:p>
          </table:table-cell>
          <table:table-cell office:value-type="float" office:value="3840718" calcext:value-type="float">
            <text:p>3840718</text:p>
          </table:table-cell>
          <table:table-cell office:value-type="float" office:value="3257" calcext:value-type="float">
            <text:p>3257</text:p>
          </table:table-cell>
          <table:table-cell table:number-columns-repeated="8"/>
        </table:table-row>
        <table:table-row table:style-name="ro1" table:visibility="collapse">
          <table:table-cell office:value-type="float" office:value="84962" calcext:value-type="float">
            <text:p>84962</text:p>
          </table:table-cell>
          <table:table-cell office:value-type="float" office:value="47753" calcext:value-type="float">
            <text:p>47753</text:p>
          </table:table-cell>
          <table:table-cell office:value-type="float" office:value="136233" calcext:value-type="float">
            <text:p>136233</text:p>
          </table:table-cell>
          <table:table-cell office:value-type="float" office:value="55357" calcext:value-type="float">
            <text:p>55357</text:p>
          </table:table-cell>
          <table:table-cell office:value-type="float" office:value="322125" calcext:value-type="float">
            <text:p>322125</text:p>
          </table:table-cell>
          <table:table-cell office:value-type="float" office:value="46612" calcext:value-type="float">
            <text:p>46612</text:p>
          </table:table-cell>
          <table:table-cell office:value-type="float" office:value="214531" calcext:value-type="float">
            <text:p>214531</text:p>
          </table:table-cell>
          <table:table-cell office:value-type="float" office:value="816795" calcext:value-type="float">
            <text:p>816795</text:p>
          </table:table-cell>
          <table:table-cell office:value-type="float" office:value="3974664" calcext:value-type="float">
            <text:p>3974664</text:p>
          </table:table-cell>
          <table:table-cell office:value-type="float" office:value="3121" calcext:value-type="float">
            <text:p>3121</text:p>
          </table:table-cell>
          <table:table-cell table:number-columns-repeated="8"/>
        </table:table-row>
        <table:table-row table:style-name="ro1" table:visibility="collapse">
          <table:table-cell office:value-type="float" office:value="120939" calcext:value-type="float">
            <text:p>120939</text:p>
          </table:table-cell>
          <table:table-cell office:value-type="float" office:value="65702" calcext:value-type="float">
            <text:p>65702</text:p>
          </table:table-cell>
          <table:table-cell office:value-type="float" office:value="269035" calcext:value-type="float">
            <text:p>269035</text:p>
          </table:table-cell>
          <table:table-cell office:value-type="float" office:value="103661" calcext:value-type="float">
            <text:p>103661</text:p>
          </table:table-cell>
          <table:table-cell office:value-type="float" office:value="584234" calcext:value-type="float">
            <text:p>584234</text:p>
          </table:table-cell>
          <table:table-cell office:value-type="float" office:value="79127" calcext:value-type="float">
            <text:p>79127</text:p>
          </table:table-cell>
          <table:table-cell office:value-type="float" office:value="419806" calcext:value-type="float">
            <text:p>419806</text:p>
          </table:table-cell>
          <table:table-cell office:value-type="float" office:value="1326480" calcext:value-type="float">
            <text:p>1326480</text:p>
          </table:table-cell>
          <table:table-cell office:value-type="float" office:value="5477960" calcext:value-type="float">
            <text:p>5477960</text:p>
          </table:table-cell>
          <table:table-cell office:value-type="float" office:value="3868" calcext:value-type="float">
            <text:p>3868</text:p>
          </table:table-cell>
          <table:table-cell table:number-columns-repeated="8"/>
        </table:table-row>
        <table:table-row table:style-name="ro1" table:visibility="collapse">
          <table:table-cell office:value-type="float" office:value="95880" calcext:value-type="float">
            <text:p>95880</text:p>
          </table:table-cell>
          <table:table-cell office:value-type="float" office:value="53350" calcext:value-type="float">
            <text:p>53350</text:p>
          </table:table-cell>
          <table:table-cell office:value-type="float" office:value="168045" calcext:value-type="float">
            <text:p>168045</text:p>
          </table:table-cell>
          <table:table-cell office:value-type="float" office:value="60779" calcext:value-type="float">
            <text:p>60779</text:p>
          </table:table-cell>
          <table:table-cell office:value-type="float" office:value="496555" calcext:value-type="float">
            <text:p>496555</text:p>
          </table:table-cell>
          <table:table-cell office:value-type="float" office:value="57466" calcext:value-type="float">
            <text:p>57466</text:p>
          </table:table-cell>
          <table:table-cell office:value-type="float" office:value="239838" calcext:value-type="float">
            <text:p>239838</text:p>
          </table:table-cell>
          <table:table-cell office:value-type="float" office:value="757623" calcext:value-type="float">
            <text:p>757623</text:p>
          </table:table-cell>
          <table:table-cell office:value-type="float" office:value="4411192" calcext:value-type="float">
            <text:p>4411192</text:p>
          </table:table-cell>
          <table:table-cell office:value-type="float" office:value="3460" calcext:value-type="float">
            <text:p>3460</text:p>
          </table:table-cell>
          <table:table-cell table:number-columns-repeated="8"/>
        </table:table-row>
        <table:table-row table:style-name="ro1" table:visibility="collapse">
          <table:table-cell office:value-type="float" office:value="116580" calcext:value-type="float">
            <text:p>116580</text:p>
          </table:table-cell>
          <table:table-cell office:value-type="float" office:value="60904" calcext:value-type="float">
            <text:p>60904</text:p>
          </table:table-cell>
          <table:table-cell office:value-type="float" office:value="198007" calcext:value-type="float">
            <text:p>198007</text:p>
          </table:table-cell>
          <table:table-cell office:value-type="float" office:value="70602" calcext:value-type="float">
            <text:p>70602</text:p>
          </table:table-cell>
          <table:table-cell office:value-type="float" office:value="459024" calcext:value-type="float">
            <text:p>459024</text:p>
          </table:table-cell>
          <table:table-cell office:value-type="float" office:value="143347" calcext:value-type="float">
            <text:p>143347</text:p>
          </table:table-cell>
          <table:table-cell office:value-type="float" office:value="484487" calcext:value-type="float">
            <text:p>484487</text:p>
          </table:table-cell>
          <table:table-cell office:value-type="float" office:value="1302739" calcext:value-type="float">
            <text:p>1302739</text:p>
          </table:table-cell>
          <table:table-cell office:value-type="float" office:value="7547376" calcext:value-type="float">
            <text:p>7547376</text:p>
          </table:table-cell>
          <table:table-cell office:value-type="float" office:value="4792" calcext:value-type="float">
            <text:p>4792</text:p>
          </table:table-cell>
          <table:table-cell table:number-columns-repeated="8"/>
        </table:table-row>
        <table:table-row table:style-name="ro1" table:visibility="collapse">
          <table:table-cell office:value-type="float" office:value="74428" calcext:value-type="float">
            <text:p>74428</text:p>
          </table:table-cell>
          <table:table-cell office:value-type="float" office:value="70097" calcext:value-type="float">
            <text:p>70097</text:p>
          </table:table-cell>
          <table:table-cell office:value-type="float" office:value="139319" calcext:value-type="float">
            <text:p>139319</text:p>
          </table:table-cell>
          <table:table-cell office:value-type="float" office:value="46093" calcext:value-type="float">
            <text:p>46093</text:p>
          </table:table-cell>
          <table:table-cell office:value-type="float" office:value="208550" calcext:value-type="float">
            <text:p>208550</text:p>
          </table:table-cell>
          <table:table-cell office:value-type="float" office:value="41137" calcext:value-type="float">
            <text:p>41137</text:p>
          </table:table-cell>
          <table:table-cell office:value-type="float" office:value="21140" calcext:value-type="float">
            <text:p>21140</text:p>
          </table:table-cell>
          <table:table-cell office:value-type="float" office:value="338842" calcext:value-type="float">
            <text:p>338842</text:p>
          </table:table-cell>
          <table:table-cell office:value-type="float" office:value="2319576" calcext:value-type="float">
            <text:p>2319576</text:p>
          </table:table-cell>
          <table:table-cell office:value-type="float" office:value="3275" calcext:value-type="float">
            <text:p>3275</text:p>
          </table:table-cell>
          <table:table-cell table:number-columns-repeated="8"/>
        </table:table-row>
        <table:table-row table:style-name="ro1" table:visibility="collapse">
          <table:table-cell office:value-type="float" office:value="174078" calcext:value-type="float">
            <text:p>174078</text:p>
          </table:table-cell>
          <table:table-cell office:value-type="float" office:value="76436" calcext:value-type="float">
            <text:p>76436</text:p>
          </table:table-cell>
          <table:table-cell office:value-type="float" office:value="229833" calcext:value-type="float">
            <text:p>229833</text:p>
          </table:table-cell>
          <table:table-cell office:value-type="float" office:value="78275" calcext:value-type="float">
            <text:p>78275</text:p>
          </table:table-cell>
          <table:table-cell office:value-type="float" office:value="523749" calcext:value-type="float">
            <text:p>523749</text:p>
          </table:table-cell>
          <table:table-cell office:value-type="float" office:value="73995" calcext:value-type="float">
            <text:p>73995</text:p>
          </table:table-cell>
          <table:table-cell office:value-type="float" office:value="437036" calcext:value-type="float">
            <text:p>437036</text:p>
          </table:table-cell>
          <table:table-cell office:value-type="float" office:value="955076" calcext:value-type="float">
            <text:p>955076</text:p>
          </table:table-cell>
          <table:table-cell office:value-type="float" office:value="3912829" calcext:value-type="float">
            <text:p>3912829</text:p>
          </table:table-cell>
          <table:table-cell office:value-type="float" office:value="2463" calcext:value-type="float">
            <text:p>2463</text:p>
          </table:table-cell>
          <table:table-cell table:number-columns-repeated="8"/>
        </table:table-row>
        <table:table-row table:style-name="ro1" table:visibility="collapse">
          <table:table-cell office:value-type="float" office:value="142137" calcext:value-type="float">
            <text:p>142137</text:p>
          </table:table-cell>
          <table:table-cell office:value-type="float" office:value="71327" calcext:value-type="float">
            <text:p>71327</text:p>
          </table:table-cell>
          <table:table-cell office:value-type="float" office:value="288331" calcext:value-type="float">
            <text:p>288331</text:p>
          </table:table-cell>
          <table:table-cell office:value-type="float" office:value="79918" calcext:value-type="float">
            <text:p>79918</text:p>
          </table:table-cell>
          <table:table-cell office:value-type="float" office:value="830425" calcext:value-type="float">
            <text:p>830425</text:p>
          </table:table-cell>
          <table:table-cell office:value-type="float" office:value="86056" calcext:value-type="float">
            <text:p>86056</text:p>
          </table:table-cell>
          <table:table-cell office:value-type="float" office:value="409581" calcext:value-type="float">
            <text:p>409581</text:p>
          </table:table-cell>
          <table:table-cell office:value-type="float" office:value="1259811" calcext:value-type="float">
            <text:p>1259811</text:p>
          </table:table-cell>
          <table:table-cell office:value-type="float" office:value="3178651" calcext:value-type="float">
            <text:p>3178651</text:p>
          </table:table-cell>
          <table:table-cell office:value-type="float" office:value="1636" calcext:value-type="float">
            <text:p>1636</text:p>
          </table:table-cell>
          <table:table-cell table:number-columns-repeated="8"/>
        </table:table-row>
        <table:table-row table:style-name="ro1" table:visibility="collapse">
          <table:table-cell office:value-type="float" office:value="63011" calcext:value-type="float">
            <text:p>63011</text:p>
          </table:table-cell>
          <table:table-cell office:value-type="float" office:value="34120" calcext:value-type="float">
            <text:p>34120</text:p>
          </table:table-cell>
          <table:table-cell office:value-type="float" office:value="136930" calcext:value-type="float">
            <text:p>136930</text:p>
          </table:table-cell>
          <table:table-cell office:value-type="float" office:value="38881" calcext:value-type="float">
            <text:p>38881</text:p>
          </table:table-cell>
          <table:table-cell office:value-type="float" office:value="304388" calcext:value-type="float">
            <text:p>304388</text:p>
          </table:table-cell>
          <table:table-cell office:value-type="float" office:value="46128" calcext:value-type="float">
            <text:p>46128</text:p>
          </table:table-cell>
          <table:table-cell office:value-type="float" office:value="381875" calcext:value-type="float">
            <text:p>381875</text:p>
          </table:table-cell>
          <table:table-cell office:value-type="float" office:value="268052" calcext:value-type="float">
            <text:p>268052</text:p>
          </table:table-cell>
          <table:table-cell office:value-type="float" office:value="2528487" calcext:value-type="float">
            <text:p>2528487</text:p>
          </table:table-cell>
          <table:table-cell office:value-type="float" office:value="1811" calcext:value-type="float">
            <text:p>1811</text:p>
          </table:table-cell>
          <table:table-cell table:number-columns-repeated="8"/>
        </table:table-row>
        <table:table-row table:style-name="ro1" table:visibility="collapse">
          <table:table-cell office:value-type="float" office:value="95447" calcext:value-type="float">
            <text:p>95447</text:p>
          </table:table-cell>
          <table:table-cell office:value-type="float" office:value="61620" calcext:value-type="float">
            <text:p>61620</text:p>
          </table:table-cell>
          <table:table-cell office:value-type="float" office:value="153625" calcext:value-type="float">
            <text:p>153625</text:p>
          </table:table-cell>
          <table:table-cell office:value-type="float" office:value="35141" calcext:value-type="float">
            <text:p>35141</text:p>
          </table:table-cell>
          <table:table-cell office:value-type="float" office:value="377295" calcext:value-type="float">
            <text:p>377295</text:p>
          </table:table-cell>
          <table:table-cell office:value-type="float" office:value="70580" calcext:value-type="float">
            <text:p>70580</text:p>
          </table:table-cell>
          <table:table-cell office:value-type="float" office:value="223484" calcext:value-type="float">
            <text:p>223484</text:p>
          </table:table-cell>
          <table:table-cell office:value-type="float" office:value="652301" calcext:value-type="float">
            <text:p>652301</text:p>
          </table:table-cell>
          <table:table-cell office:value-type="float" office:value="3116005" calcext:value-type="float">
            <text:p>3116005</text:p>
          </table:table-cell>
          <table:table-cell office:value-type="float" office:value="2702" calcext:value-type="float">
            <text:p>2702</text:p>
          </table:table-cell>
          <table:table-cell table:number-columns-repeated="8"/>
        </table:table-row>
        <table:table-row table:style-name="ro1" table:visibility="collapse">
          <table:table-cell office:value-type="float" office:value="90512" calcext:value-type="float">
            <text:p>90512</text:p>
          </table:table-cell>
          <table:table-cell office:value-type="float" office:value="119594" calcext:value-type="float">
            <text:p>119594</text:p>
          </table:table-cell>
          <table:table-cell office:value-type="float" office:value="164714" calcext:value-type="float">
            <text:p>164714</text:p>
          </table:table-cell>
          <table:table-cell office:value-type="float" office:value="44389" calcext:value-type="float">
            <text:p>44389</text:p>
          </table:table-cell>
          <table:table-cell office:value-type="float" office:value="250717" calcext:value-type="float">
            <text:p>250717</text:p>
          </table:table-cell>
          <table:table-cell office:value-type="float" office:value="169298" calcext:value-type="float">
            <text:p>169298</text:p>
          </table:table-cell>
          <table:table-cell office:value-type="float" office:value="31029" calcext:value-type="float">
            <text:p>31029</text:p>
          </table:table-cell>
          <table:table-cell office:value-type="float" office:value="571972" calcext:value-type="float">
            <text:p>571972</text:p>
          </table:table-cell>
          <table:table-cell office:value-type="float" office:value="3200523" calcext:value-type="float">
            <text:p>3200523</text:p>
          </table:table-cell>
          <table:table-cell office:value-type="float" office:value="2674" calcext:value-type="float">
            <text:p>2674</text:p>
          </table:table-cell>
          <table:table-cell table:number-columns-repeated="8"/>
        </table:table-row>
        <table:table-row table:style-name="ro1" table:visibility="collapse">
          <table:table-cell office:value-type="float" office:value="71389" calcext:value-type="float">
            <text:p>71389</text:p>
          </table:table-cell>
          <table:table-cell office:value-type="float" office:value="44954" calcext:value-type="float">
            <text:p>44954</text:p>
          </table:table-cell>
          <table:table-cell office:value-type="float" office:value="124575" calcext:value-type="float">
            <text:p>124575</text:p>
          </table:table-cell>
          <table:table-cell office:value-type="float" office:value="36785" calcext:value-type="float">
            <text:p>36785</text:p>
          </table:table-cell>
          <table:table-cell office:value-type="float" office:value="378840" calcext:value-type="float">
            <text:p>378840</text:p>
          </table:table-cell>
          <table:table-cell office:value-type="float" office:value="28209" calcext:value-type="float">
            <text:p>28209</text:p>
          </table:table-cell>
          <table:table-cell office:value-type="float" office:value="182676" calcext:value-type="float">
            <text:p>182676</text:p>
          </table:table-cell>
          <table:table-cell office:value-type="float" office:value="476964" calcext:value-type="float">
            <text:p>476964</text:p>
          </table:table-cell>
          <table:table-cell office:value-type="float" office:value="5325126" calcext:value-type="float">
            <text:p>5325126</text:p>
          </table:table-cell>
          <table:table-cell office:value-type="float" office:value="3889" calcext:value-type="float">
            <text:p>3889</text:p>
          </table:table-cell>
          <table:table-cell table:number-columns-repeated="8"/>
        </table:table-row>
        <table:table-row table:style-name="ro1" table:visibility="collapse">
          <table:table-cell office:value-type="float" office:value="54020" calcext:value-type="float">
            <text:p>54020</text:p>
          </table:table-cell>
          <table:table-cell office:value-type="float" office:value="30140" calcext:value-type="float">
            <text:p>30140</text:p>
          </table:table-cell>
          <table:table-cell office:value-type="float" office:value="96110" calcext:value-type="float">
            <text:p>96110</text:p>
          </table:table-cell>
          <table:table-cell office:value-type="float" office:value="27584" calcext:value-type="float">
            <text:p>27584</text:p>
          </table:table-cell>
          <table:table-cell office:value-type="float" office:value="482324" calcext:value-type="float">
            <text:p>482324</text:p>
          </table:table-cell>
          <table:table-cell office:value-type="float" office:value="30053" calcext:value-type="float">
            <text:p>30053</text:p>
          </table:table-cell>
          <table:table-cell office:value-type="float" office:value="219328" calcext:value-type="float">
            <text:p>219328</text:p>
          </table:table-cell>
          <table:table-cell office:value-type="float" office:value="516326" calcext:value-type="float">
            <text:p>516326</text:p>
          </table:table-cell>
          <table:table-cell office:value-type="float" office:value="2884322" calcext:value-type="float">
            <text:p>2884322</text:p>
          </table:table-cell>
          <table:table-cell office:value-type="float" office:value="2026" calcext:value-type="float">
            <text:p>2026</text:p>
          </table:table-cell>
          <table:table-cell table:number-columns-repeated="8"/>
        </table:table-row>
        <table:table-row table:style-name="ro1" table:visibility="collapse">
          <table:table-cell office:value-type="float" office:value="63374" calcext:value-type="float">
            <text:p>63374</text:p>
          </table:table-cell>
          <table:table-cell office:value-type="float" office:value="32761" calcext:value-type="float">
            <text:p>32761</text:p>
          </table:table-cell>
          <table:table-cell office:value-type="float" office:value="168819" calcext:value-type="float">
            <text:p>168819</text:p>
          </table:table-cell>
          <table:table-cell office:value-type="float" office:value="28518" calcext:value-type="float">
            <text:p>28518</text:p>
          </table:table-cell>
          <table:table-cell office:value-type="float" office:value="248693" calcext:value-type="float">
            <text:p>248693</text:p>
          </table:table-cell>
          <table:table-cell office:value-type="float" office:value="23503" calcext:value-type="float">
            <text:p>23503</text:p>
          </table:table-cell>
          <table:table-cell office:value-type="float" office:value="222088" calcext:value-type="float">
            <text:p>222088</text:p>
          </table:table-cell>
          <table:table-cell office:value-type="float" office:value="177457" calcext:value-type="float">
            <text:p>177457</text:p>
          </table:table-cell>
          <table:table-cell office:value-type="float" office:value="2080268" calcext:value-type="float">
            <text:p>2080268</text:p>
          </table:table-cell>
          <table:table-cell office:value-type="float" office:value="1935" calcext:value-type="float">
            <text:p>1935</text:p>
          </table:table-cell>
          <table:table-cell table:number-columns-repeated="8"/>
        </table:table-row>
        <table:table-row table:style-name="ro1" table:visibility="collapse">
          <table:table-cell office:value-type="float" office:value="98522" calcext:value-type="float">
            <text:p>98522</text:p>
          </table:table-cell>
          <table:table-cell office:value-type="float" office:value="34100" calcext:value-type="float">
            <text:p>34100</text:p>
          </table:table-cell>
          <table:table-cell office:value-type="float" office:value="110198" calcext:value-type="float">
            <text:p>110198</text:p>
          </table:table-cell>
          <table:table-cell office:value-type="float" office:value="32578" calcext:value-type="float">
            <text:p>32578</text:p>
          </table:table-cell>
          <table:table-cell office:value-type="float" office:value="287127" calcext:value-type="float">
            <text:p>287127</text:p>
          </table:table-cell>
          <table:table-cell office:value-type="float" office:value="28124" calcext:value-type="float">
            <text:p>28124</text:p>
          </table:table-cell>
          <table:table-cell office:value-type="float" office:value="205516" calcext:value-type="float">
            <text:p>205516</text:p>
          </table:table-cell>
          <table:table-cell office:value-type="float" office:value="519970" calcext:value-type="float">
            <text:p>519970</text:p>
          </table:table-cell>
          <table:table-cell office:value-type="float" office:value="2601136" calcext:value-type="float">
            <text:p>2601136</text:p>
          </table:table-cell>
          <table:table-cell office:value-type="float" office:value="15028" calcext:value-type="float">
            <text:p>15028</text:p>
          </table:table-cell>
          <table:table-cell table:number-columns-repeated="8"/>
        </table:table-row>
        <table:table-row table:style-name="ro1" table:visibility="collapse">
          <table:table-cell office:value-type="float" office:value="83692" calcext:value-type="float">
            <text:p>83692</text:p>
          </table:table-cell>
          <table:table-cell office:value-type="float" office:value="35037" calcext:value-type="float">
            <text:p>35037</text:p>
          </table:table-cell>
          <table:table-cell office:value-type="float" office:value="113119" calcext:value-type="float">
            <text:p>113119</text:p>
          </table:table-cell>
          <table:table-cell office:value-type="float" office:value="68739" calcext:value-type="float">
            <text:p>68739</text:p>
          </table:table-cell>
          <table:table-cell office:value-type="float" office:value="223801" calcext:value-type="float">
            <text:p>223801</text:p>
          </table:table-cell>
          <table:table-cell office:value-type="float" office:value="26485" calcext:value-type="float">
            <text:p>26485</text:p>
          </table:table-cell>
          <table:table-cell office:value-type="float" office:value="196867" calcext:value-type="float">
            <text:p>196867</text:p>
          </table:table-cell>
          <table:table-cell office:value-type="float" office:value="156501" calcext:value-type="float">
            <text:p>156501</text:p>
          </table:table-cell>
          <table:table-cell office:value-type="float" office:value="1933672" calcext:value-type="float">
            <text:p>1933672</text:p>
          </table:table-cell>
          <table:table-cell office:value-type="float" office:value="2114" calcext:value-type="float">
            <text:p>2114</text:p>
          </table:table-cell>
          <table:table-cell table:number-columns-repeated="8"/>
        </table:table-row>
        <table:table-row table:style-name="ro1" table:visibility="collapse">
          <table:table-cell office:value-type="float" office:value="68382" calcext:value-type="float">
            <text:p>68382</text:p>
          </table:table-cell>
          <table:table-cell office:value-type="float" office:value="34477" calcext:value-type="float">
            <text:p>34477</text:p>
          </table:table-cell>
          <table:table-cell office:value-type="float" office:value="103804" calcext:value-type="float">
            <text:p>103804</text:p>
          </table:table-cell>
          <table:table-cell office:value-type="float" office:value="32053" calcext:value-type="float">
            <text:p>32053</text:p>
          </table:table-cell>
          <table:table-cell office:value-type="float" office:value="267869" calcext:value-type="float">
            <text:p>267869</text:p>
          </table:table-cell>
          <table:table-cell office:value-type="float" office:value="22565" calcext:value-type="float">
            <text:p>22565</text:p>
          </table:table-cell>
          <table:table-cell office:value-type="float" office:value="20549" calcext:value-type="float">
            <text:p>20549</text:p>
          </table:table-cell>
          <table:table-cell office:value-type="float" office:value="406884" calcext:value-type="float">
            <text:p>406884</text:p>
          </table:table-cell>
          <table:table-cell office:value-type="float" office:value="1659993" calcext:value-type="float">
            <text:p>1659993</text:p>
          </table:table-cell>
          <table:table-cell office:value-type="float" office:value="2501" calcext:value-type="float">
            <text:p>2501</text:p>
          </table:table-cell>
          <table:table-cell table:number-columns-repeated="8"/>
        </table:table-row>
        <table:table-row table:style-name="ro1" table:visibility="collapse">
          <table:table-cell office:value-type="float" office:value="76688" calcext:value-type="float">
            <text:p>76688</text:p>
          </table:table-cell>
          <table:table-cell office:value-type="float" office:value="40601" calcext:value-type="float">
            <text:p>40601</text:p>
          </table:table-cell>
          <table:table-cell office:value-type="float" office:value="130342" calcext:value-type="float">
            <text:p>130342</text:p>
          </table:table-cell>
          <table:table-cell office:value-type="float" office:value="36511" calcext:value-type="float">
            <text:p>36511</text:p>
          </table:table-cell>
          <table:table-cell office:value-type="float" office:value="293508" calcext:value-type="float">
            <text:p>293508</text:p>
          </table:table-cell>
          <table:table-cell office:value-type="float" office:value="26274" calcext:value-type="float">
            <text:p>26274</text:p>
          </table:table-cell>
          <table:table-cell office:value-type="float" office:value="23676" calcext:value-type="float">
            <text:p>23676</text:p>
          </table:table-cell>
          <table:table-cell office:value-type="float" office:value="444902" calcext:value-type="float">
            <text:p>444902</text:p>
          </table:table-cell>
          <table:table-cell office:value-type="float" office:value="2814958" calcext:value-type="float">
            <text:p>2814958</text:p>
          </table:table-cell>
          <table:table-cell office:value-type="float" office:value="2616" calcext:value-type="float">
            <text:p>2616</text:p>
          </table:table-cell>
          <table:table-cell table:number-columns-repeated="8"/>
        </table:table-row>
        <table:table-row table:style-name="ro1" table:visibility="collapse">
          <table:table-cell office:value-type="float" office:value="52422" calcext:value-type="float">
            <text:p>52422</text:p>
          </table:table-cell>
          <table:table-cell office:value-type="float" office:value="29662" calcext:value-type="float">
            <text:p>29662</text:p>
          </table:table-cell>
          <table:table-cell office:value-type="float" office:value="90205" calcext:value-type="float">
            <text:p>90205</text:p>
          </table:table-cell>
          <table:table-cell office:value-type="float" office:value="26478" calcext:value-type="float">
            <text:p>26478</text:p>
          </table:table-cell>
          <table:table-cell office:value-type="float" office:value="184975" calcext:value-type="float">
            <text:p>184975</text:p>
          </table:table-cell>
          <table:table-cell office:value-type="float" office:value="16703" calcext:value-type="float">
            <text:p>16703</text:p>
          </table:table-cell>
          <table:table-cell office:value-type="float" office:value="168624" calcext:value-type="float">
            <text:p>168624</text:p>
          </table:table-cell>
          <table:table-cell office:value-type="float" office:value="299025" calcext:value-type="float">
            <text:p>299025</text:p>
          </table:table-cell>
          <table:table-cell office:value-type="float" office:value="3010427" calcext:value-type="float">
            <text:p>3010427</text:p>
          </table:table-cell>
          <table:table-cell office:value-type="float" office:value="2596" calcext:value-type="float">
            <text:p>2596</text:p>
          </table:table-cell>
          <table:table-cell table:number-columns-repeated="8"/>
        </table:table-row>
        <table:table-row table:style-name="ro1" table:visibility="collapse">
          <table:table-cell office:value-type="float" office:value="139943" calcext:value-type="float">
            <text:p>139943</text:p>
          </table:table-cell>
          <table:table-cell office:value-type="float" office:value="67210" calcext:value-type="float">
            <text:p>67210</text:p>
          </table:table-cell>
          <table:table-cell office:value-type="float" office:value="216809" calcext:value-type="float">
            <text:p>216809</text:p>
          </table:table-cell>
          <table:table-cell office:value-type="float" office:value="153619" calcext:value-type="float">
            <text:p>153619</text:p>
          </table:table-cell>
          <table:table-cell office:value-type="float" office:value="779183" calcext:value-type="float">
            <text:p>779183</text:p>
          </table:table-cell>
          <table:table-cell office:value-type="float" office:value="61847" calcext:value-type="float">
            <text:p>61847</text:p>
          </table:table-cell>
          <table:table-cell office:value-type="float" office:value="552292" calcext:value-type="float">
            <text:p>552292</text:p>
          </table:table-cell>
          <table:table-cell office:value-type="float" office:value="1072507" calcext:value-type="float">
            <text:p>1072507</text:p>
          </table:table-cell>
          <table:table-cell office:value-type="float" office:value="2617118" calcext:value-type="float">
            <text:p>2617118</text:p>
          </table:table-cell>
          <table:table-cell office:value-type="float" office:value="1946" calcext:value-type="float">
            <text:p>1946</text:p>
          </table:table-cell>
          <table:table-cell table:number-columns-repeated="8"/>
        </table:table-row>
        <table:table-row table:style-name="ro1" table:visibility="collapse">
          <table:table-cell office:value-type="float" office:value="223849" calcext:value-type="float">
            <text:p>223849</text:p>
          </table:table-cell>
          <table:table-cell office:value-type="float" office:value="74054" calcext:value-type="float">
            <text:p>74054</text:p>
          </table:table-cell>
          <table:table-cell office:value-type="float" office:value="290492" calcext:value-type="float">
            <text:p>290492</text:p>
          </table:table-cell>
          <table:table-cell office:value-type="float" office:value="72739" calcext:value-type="float">
            <text:p>72739</text:p>
          </table:table-cell>
          <table:table-cell office:value-type="float" office:value="583043" calcext:value-type="float">
            <text:p>583043</text:p>
          </table:table-cell>
          <table:table-cell office:value-type="float" office:value="65033" calcext:value-type="float">
            <text:p>65033</text:p>
          </table:table-cell>
          <table:table-cell office:value-type="float" office:value="330770" calcext:value-type="float">
            <text:p>330770</text:p>
          </table:table-cell>
          <table:table-cell office:value-type="float" office:value="166020" calcext:value-type="float">
            <text:p>166020</text:p>
          </table:table-cell>
          <table:table-cell office:value-type="float" office:value="1984344" calcext:value-type="float">
            <text:p>1984344</text:p>
          </table:table-cell>
          <table:table-cell office:value-type="float" office:value="1687" calcext:value-type="float">
            <text:p>1687</text:p>
          </table:table-cell>
          <table:table-cell table:number-columns-repeated="8"/>
        </table:table-row>
        <table:table-row table:style-name="ro1" table:visibility="collapse">
          <table:table-cell office:value-type="float" office:value="106645" calcext:value-type="float">
            <text:p>106645</text:p>
          </table:table-cell>
          <table:table-cell office:value-type="float" office:value="55949" calcext:value-type="float">
            <text:p>55949</text:p>
          </table:table-cell>
          <table:table-cell office:value-type="float" office:value="163834" calcext:value-type="float">
            <text:p>163834</text:p>
          </table:table-cell>
          <table:table-cell office:value-type="float" office:value="44583" calcext:value-type="float">
            <text:p>44583</text:p>
          </table:table-cell>
          <table:table-cell office:value-type="float" office:value="468377" calcext:value-type="float">
            <text:p>468377</text:p>
          </table:table-cell>
          <table:table-cell office:value-type="float" office:value="36210" calcext:value-type="float">
            <text:p>36210</text:p>
          </table:table-cell>
          <table:table-cell office:value-type="float" office:value="268639" calcext:value-type="float">
            <text:p>268639</text:p>
          </table:table-cell>
          <table:table-cell office:value-type="float" office:value="673719" calcext:value-type="float">
            <text:p>673719</text:p>
          </table:table-cell>
          <table:table-cell office:value-type="float" office:value="3927328" calcext:value-type="float">
            <text:p>3927328</text:p>
          </table:table-cell>
          <table:table-cell office:value-type="float" office:value="3160" calcext:value-type="float">
            <text:p>3160</text:p>
          </table:table-cell>
          <table:table-cell table:number-columns-repeated="8"/>
        </table:table-row>
        <table:table-row table:style-name="ro1" table:visibility="collapse">
          <table:table-cell office:value-type="float" office:value="111537" calcext:value-type="float">
            <text:p>111537</text:p>
          </table:table-cell>
          <table:table-cell office:value-type="float" office:value="70229" calcext:value-type="float">
            <text:p>70229</text:p>
          </table:table-cell>
          <table:table-cell office:value-type="float" office:value="172380" calcext:value-type="float">
            <text:p>172380</text:p>
          </table:table-cell>
          <table:table-cell office:value-type="float" office:value="46183" calcext:value-type="float">
            <text:p>46183</text:p>
          </table:table-cell>
          <table:table-cell office:value-type="float" office:value="396252" calcext:value-type="float">
            <text:p>396252</text:p>
          </table:table-cell>
          <table:table-cell office:value-type="float" office:value="37391" calcext:value-type="float">
            <text:p>37391</text:p>
          </table:table-cell>
          <table:table-cell office:value-type="float" office:value="260911" calcext:value-type="float">
            <text:p>260911</text:p>
          </table:table-cell>
          <table:table-cell office:value-type="float" office:value="897336" calcext:value-type="float">
            <text:p>897336</text:p>
          </table:table-cell>
          <table:table-cell office:value-type="float" office:value="3259047" calcext:value-type="float">
            <text:p>3259047</text:p>
          </table:table-cell>
          <table:table-cell office:value-type="float" office:value="2385" calcext:value-type="float">
            <text:p>2385</text:p>
          </table:table-cell>
          <table:table-cell table:number-columns-repeated="8"/>
        </table:table-row>
        <table:table-row table:style-name="ro1" table:visibility="collapse">
          <table:table-cell office:value-type="float" office:value="107968" calcext:value-type="float">
            <text:p>107968</text:p>
          </table:table-cell>
          <table:table-cell office:value-type="float" office:value="54216" calcext:value-type="float">
            <text:p>54216</text:p>
          </table:table-cell>
          <table:table-cell office:value-type="float" office:value="173347" calcext:value-type="float">
            <text:p>173347</text:p>
          </table:table-cell>
          <table:table-cell office:value-type="float" office:value="41632" calcext:value-type="float">
            <text:p>41632</text:p>
          </table:table-cell>
          <table:table-cell office:value-type="float" office:value="452202" calcext:value-type="float">
            <text:p>452202</text:p>
          </table:table-cell>
          <table:table-cell office:value-type="float" office:value="41904" calcext:value-type="float">
            <text:p>41904</text:p>
          </table:table-cell>
          <table:table-cell office:value-type="float" office:value="372020" calcext:value-type="float">
            <text:p>372020</text:p>
          </table:table-cell>
          <table:table-cell office:value-type="float" office:value="727927" calcext:value-type="float">
            <text:p>727927</text:p>
          </table:table-cell>
          <table:table-cell office:value-type="float" office:value="3928970" calcext:value-type="float">
            <text:p>3928970</text:p>
          </table:table-cell>
          <table:table-cell office:value-type="float" office:value="2146" calcext:value-type="float">
            <text:p>2146</text:p>
          </table:table-cell>
          <table:table-cell table:number-columns-repeated="8"/>
        </table:table-row>
        <table:table-row table:style-name="ro1" table:visibility="collapse">
          <table:table-cell office:value-type="float" office:value="107797" calcext:value-type="float">
            <text:p>107797</text:p>
          </table:table-cell>
          <table:table-cell office:value-type="float" office:value="57557" calcext:value-type="float">
            <text:p>57557</text:p>
          </table:table-cell>
          <table:table-cell office:value-type="float" office:value="209031" calcext:value-type="float">
            <text:p>209031</text:p>
          </table:table-cell>
          <table:table-cell office:value-type="float" office:value="28500" calcext:value-type="float">
            <text:p>28500</text:p>
          </table:table-cell>
          <table:table-cell office:value-type="float" office:value="183685" calcext:value-type="float">
            <text:p>183685</text:p>
          </table:table-cell>
          <table:table-cell office:value-type="float" office:value="27156" calcext:value-type="float">
            <text:p>27156</text:p>
          </table:table-cell>
          <table:table-cell office:value-type="float" office:value="464585" calcext:value-type="float">
            <text:p>464585</text:p>
          </table:table-cell>
          <table:table-cell office:value-type="float" office:value="272399" calcext:value-type="float">
            <text:p>272399</text:p>
          </table:table-cell>
          <table:table-cell office:value-type="float" office:value="2657655" calcext:value-type="float">
            <text:p>2657655</text:p>
          </table:table-cell>
          <table:table-cell office:value-type="float" office:value="2970" calcext:value-type="float">
            <text:p>2970</text:p>
          </table:table-cell>
          <table:table-cell table:number-columns-repeated="8"/>
        </table:table-row>
        <table:table-row table:style-name="ro1" table:visibility="collapse">
          <table:table-cell office:value-type="float" office:value="61505" calcext:value-type="float">
            <text:p>61505</text:p>
          </table:table-cell>
          <table:table-cell office:value-type="float" office:value="35073" calcext:value-type="float">
            <text:p>35073</text:p>
          </table:table-cell>
          <table:table-cell office:value-type="float" office:value="136340" calcext:value-type="float">
            <text:p>136340</text:p>
          </table:table-cell>
          <table:table-cell office:value-type="float" office:value="28281" calcext:value-type="float">
            <text:p>28281</text:p>
          </table:table-cell>
          <table:table-cell office:value-type="float" office:value="164096" calcext:value-type="float">
            <text:p>164096</text:p>
          </table:table-cell>
          <table:table-cell office:value-type="float" office:value="19448" calcext:value-type="float">
            <text:p>19448</text:p>
          </table:table-cell>
          <table:table-cell office:value-type="float" office:value="175072" calcext:value-type="float">
            <text:p>175072</text:p>
          </table:table-cell>
          <table:table-cell office:value-type="float" office:value="150036" calcext:value-type="float">
            <text:p>150036</text:p>
          </table:table-cell>
          <table:table-cell office:value-type="float" office:value="1369056" calcext:value-type="float">
            <text:p>1369056</text:p>
          </table:table-cell>
          <table:table-cell office:value-type="float" office:value="1674" calcext:value-type="float">
            <text:p>1674</text:p>
          </table:table-cell>
          <table:table-cell table:number-columns-repeated="8"/>
        </table:table-row>
        <table:table-row table:style-name="ro1" table:visibility="collapse">
          <table:table-cell office:value-type="float" office:value="85104" calcext:value-type="float">
            <text:p>85104</text:p>
          </table:table-cell>
          <table:table-cell office:value-type="float" office:value="42522" calcext:value-type="float">
            <text:p>42522</text:p>
          </table:table-cell>
          <table:table-cell office:value-type="float" office:value="134384" calcext:value-type="float">
            <text:p>134384</text:p>
          </table:table-cell>
          <table:table-cell office:value-type="float" office:value="32695" calcext:value-type="float">
            <text:p>32695</text:p>
          </table:table-cell>
          <table:table-cell office:value-type="float" office:value="435459" calcext:value-type="float">
            <text:p>435459</text:p>
          </table:table-cell>
          <table:table-cell office:value-type="float" office:value="32905" calcext:value-type="float">
            <text:p>32905</text:p>
          </table:table-cell>
          <table:table-cell office:value-type="float" office:value="321399" calcext:value-type="float">
            <text:p>321399</text:p>
          </table:table-cell>
          <table:table-cell office:value-type="float" office:value="934466" calcext:value-type="float">
            <text:p>934466</text:p>
          </table:table-cell>
          <table:table-cell office:value-type="float" office:value="3327636" calcext:value-type="float">
            <text:p>3327636</text:p>
          </table:table-cell>
          <table:table-cell office:value-type="float" office:value="2442" calcext:value-type="float">
            <text:p>2442</text:p>
          </table:table-cell>
          <table:table-cell table:number-columns-repeated="8"/>
        </table:table-row>
        <table:table-row table:style-name="ro1" table:visibility="collapse">
          <table:table-cell office:value-type="float" office:value="107342" calcext:value-type="float">
            <text:p>107342</text:p>
          </table:table-cell>
          <table:table-cell office:value-type="float" office:value="48074" calcext:value-type="float">
            <text:p>48074</text:p>
          </table:table-cell>
          <table:table-cell office:value-type="float" office:value="169347" calcext:value-type="float">
            <text:p>169347</text:p>
          </table:table-cell>
          <table:table-cell office:value-type="float" office:value="37983" calcext:value-type="float">
            <text:p>37983</text:p>
          </table:table-cell>
          <table:table-cell office:value-type="float" office:value="330926" calcext:value-type="float">
            <text:p>330926</text:p>
          </table:table-cell>
          <table:table-cell office:value-type="float" office:value="68599" calcext:value-type="float">
            <text:p>68599</text:p>
          </table:table-cell>
          <table:table-cell office:value-type="float" office:value="197669" calcext:value-type="float">
            <text:p>197669</text:p>
          </table:table-cell>
          <table:table-cell office:value-type="float" office:value="596272" calcext:value-type="float">
            <text:p>596272</text:p>
          </table:table-cell>
          <table:table-cell office:value-type="float" office:value="3973240" calcext:value-type="float">
            <text:p>3973240</text:p>
          </table:table-cell>
          <table:table-cell office:value-type="float" office:value="3167" calcext:value-type="float">
            <text:p>3167</text:p>
          </table:table-cell>
          <table:table-cell table:number-columns-repeated="8"/>
        </table:table-row>
        <table:table-row table:style-name="ro1" table:visibility="collapse">
          <table:table-cell office:value-type="float" office:value="137617" calcext:value-type="float">
            <text:p>137617</text:p>
          </table:table-cell>
          <table:table-cell office:value-type="float" office:value="66669" calcext:value-type="float">
            <text:p>66669</text:p>
          </table:table-cell>
          <table:table-cell office:value-type="float" office:value="208309" calcext:value-type="float">
            <text:p>208309</text:p>
          </table:table-cell>
          <table:table-cell office:value-type="float" office:value="53199" calcext:value-type="float">
            <text:p>53199</text:p>
          </table:table-cell>
          <table:table-cell office:value-type="float" office:value="449343" calcext:value-type="float">
            <text:p>449343</text:p>
          </table:table-cell>
          <table:table-cell office:value-type="float" office:value="50027" calcext:value-type="float">
            <text:p>50027</text:p>
          </table:table-cell>
          <table:table-cell office:value-type="float" office:value="41698" calcext:value-type="float">
            <text:p>41698</text:p>
          </table:table-cell>
          <table:table-cell office:value-type="float" office:value="691113" calcext:value-type="float">
            <text:p>691113</text:p>
          </table:table-cell>
          <table:table-cell office:value-type="float" office:value="4320968" calcext:value-type="float">
            <text:p>4320968</text:p>
          </table:table-cell>
          <table:table-cell office:value-type="float" office:value="3708" calcext:value-type="float">
            <text:p>3708</text:p>
          </table:table-cell>
          <table:table-cell table:number-columns-repeated="8"/>
        </table:table-row>
        <table:table-row table:style-name="ro1" table:visibility="collapse">
          <table:table-cell office:value-type="float" office:value="125790" calcext:value-type="float">
            <text:p>125790</text:p>
          </table:table-cell>
          <table:table-cell office:value-type="float" office:value="57522" calcext:value-type="float">
            <text:p>57522</text:p>
          </table:table-cell>
          <table:table-cell office:value-type="float" office:value="242491" calcext:value-type="float">
            <text:p>242491</text:p>
          </table:table-cell>
          <table:table-cell office:value-type="float" office:value="38957" calcext:value-type="float">
            <text:p>38957</text:p>
          </table:table-cell>
          <table:table-cell office:value-type="float" office:value="327333" calcext:value-type="float">
            <text:p>327333</text:p>
          </table:table-cell>
          <table:table-cell office:value-type="float" office:value="45225" calcext:value-type="float">
            <text:p>45225</text:p>
          </table:table-cell>
          <table:table-cell office:value-type="float" office:value="314860" calcext:value-type="float">
            <text:p>314860</text:p>
          </table:table-cell>
          <table:table-cell office:value-type="float" office:value="255158" calcext:value-type="float">
            <text:p>255158</text:p>
          </table:table-cell>
          <table:table-cell office:value-type="float" office:value="1565161" calcext:value-type="float">
            <text:p>1565161</text:p>
          </table:table-cell>
          <table:table-cell office:value-type="float" office:value="1880" calcext:value-type="float">
            <text:p>1880</text:p>
          </table:table-cell>
          <table:table-cell table:number-columns-repeated="8"/>
        </table:table-row>
        <table:table-row table:style-name="ro1" table:visibility="collapse">
          <table:table-cell office:value-type="float" office:value="254733" calcext:value-type="float">
            <text:p>254733</text:p>
          </table:table-cell>
          <table:table-cell office:value-type="float" office:value="63599" calcext:value-type="float">
            <text:p>63599</text:p>
          </table:table-cell>
          <table:table-cell office:value-type="float" office:value="338592" calcext:value-type="float">
            <text:p>338592</text:p>
          </table:table-cell>
          <table:table-cell office:value-type="float" office:value="35687" calcext:value-type="float">
            <text:p>35687</text:p>
          </table:table-cell>
          <table:table-cell office:value-type="float" office:value="332881" calcext:value-type="float">
            <text:p>332881</text:p>
          </table:table-cell>
          <table:table-cell office:value-type="float" office:value="27050" calcext:value-type="float">
            <text:p>27050</text:p>
          </table:table-cell>
          <table:table-cell office:value-type="float" office:value="209454" calcext:value-type="float">
            <text:p>209454</text:p>
          </table:table-cell>
          <table:table-cell office:value-type="float" office:value="442693" calcext:value-type="float">
            <text:p>442693</text:p>
          </table:table-cell>
          <table:table-cell office:value-type="float" office:value="3124553" calcext:value-type="float">
            <text:p>3124553</text:p>
          </table:table-cell>
          <table:table-cell office:value-type="float" office:value="10054" calcext:value-type="float">
            <text:p>10054</text:p>
          </table:table-cell>
          <table:table-cell table:number-columns-repeated="8"/>
        </table:table-row>
        <table:table-row table:style-name="ro1" table:visibility="collapse">
          <table:table-cell office:value-type="float" office:value="156926" calcext:value-type="float">
            <text:p>156926</text:p>
          </table:table-cell>
          <table:table-cell office:value-type="float" office:value="69643" calcext:value-type="float">
            <text:p>69643</text:p>
          </table:table-cell>
          <table:table-cell office:value-type="float" office:value="236051" calcext:value-type="float">
            <text:p>236051</text:p>
          </table:table-cell>
          <table:table-cell office:value-type="float" office:value="58418" calcext:value-type="float">
            <text:p>58418</text:p>
          </table:table-cell>
          <table:table-cell office:value-type="float" office:value="933359" calcext:value-type="float">
            <text:p>933359</text:p>
          </table:table-cell>
          <table:table-cell office:value-type="float" office:value="54249" calcext:value-type="float">
            <text:p>54249</text:p>
          </table:table-cell>
          <table:table-cell office:value-type="float" office:value="423770" calcext:value-type="float">
            <text:p>423770</text:p>
          </table:table-cell>
          <table:table-cell office:value-type="float" office:value="1134640" calcext:value-type="float">
            <text:p>1134640</text:p>
          </table:table-cell>
          <table:table-cell office:value-type="float" office:value="3172059" calcext:value-type="float">
            <text:p>3172059</text:p>
          </table:table-cell>
          <table:table-cell office:value-type="float" office:value="1941" calcext:value-type="float">
            <text:p>1941</text:p>
          </table:table-cell>
          <table:table-cell table:number-columns-repeated="8"/>
        </table:table-row>
        <table:table-row table:style-name="ro1" table:visibility="collapse">
          <table:table-cell office:value-type="float" office:value="106722" calcext:value-type="float">
            <text:p>106722</text:p>
          </table:table-cell>
          <table:table-cell office:value-type="float" office:value="114722" calcext:value-type="float">
            <text:p>114722</text:p>
          </table:table-cell>
          <table:table-cell office:value-type="float" office:value="136826" calcext:value-type="float">
            <text:p>136826</text:p>
          </table:table-cell>
          <table:table-cell office:value-type="float" office:value="31488" calcext:value-type="float">
            <text:p>31488</text:p>
          </table:table-cell>
          <table:table-cell office:value-type="float" office:value="249498" calcext:value-type="float">
            <text:p>249498</text:p>
          </table:table-cell>
          <table:table-cell office:value-type="float" office:value="27978" calcext:value-type="float">
            <text:p>27978</text:p>
          </table:table-cell>
          <table:table-cell office:value-type="float" office:value="22118" calcext:value-type="float">
            <text:p>22118</text:p>
          </table:table-cell>
          <table:table-cell office:value-type="float" office:value="409393" calcext:value-type="float">
            <text:p>409393</text:p>
          </table:table-cell>
          <table:table-cell office:value-type="float" office:value="1870936" calcext:value-type="float">
            <text:p>1870936</text:p>
          </table:table-cell>
          <table:table-cell office:value-type="float" office:value="2192" calcext:value-type="float">
            <text:p>2192</text:p>
          </table:table-cell>
          <table:table-cell table:number-columns-repeated="8"/>
        </table:table-row>
        <table:table-row table:style-name="ro1" table:visibility="collapse">
          <table:table-cell office:value-type="float" office:value="65193" calcext:value-type="float">
            <text:p>65193</text:p>
          </table:table-cell>
          <table:table-cell office:value-type="float" office:value="34305" calcext:value-type="float">
            <text:p>34305</text:p>
          </table:table-cell>
          <table:table-cell office:value-type="float" office:value="104631" calcext:value-type="float">
            <text:p>104631</text:p>
          </table:table-cell>
          <table:table-cell office:value-type="float" office:value="28264" calcext:value-type="float">
            <text:p>28264</text:p>
          </table:table-cell>
          <table:table-cell office:value-type="float" office:value="339068" calcext:value-type="float">
            <text:p>339068</text:p>
          </table:table-cell>
          <table:table-cell office:value-type="float" office:value="23537" calcext:value-type="float">
            <text:p>23537</text:p>
          </table:table-cell>
          <table:table-cell office:value-type="float" office:value="199202" calcext:value-type="float">
            <text:p>199202</text:p>
          </table:table-cell>
          <table:table-cell office:value-type="float" office:value="884269" calcext:value-type="float">
            <text:p>884269</text:p>
          </table:table-cell>
          <table:table-cell office:value-type="float" office:value="4763694" calcext:value-type="float">
            <text:p>4763694</text:p>
          </table:table-cell>
          <table:table-cell office:value-type="float" office:value="2530" calcext:value-type="float">
            <text:p>2530</text:p>
          </table:table-cell>
          <table:table-cell table:number-columns-repeated="8"/>
        </table:table-row>
        <table:table-row table:style-name="ro1" table:visibility="collapse">
          <table:table-cell office:value-type="float" office:value="213806" calcext:value-type="float">
            <text:p>213806</text:p>
          </table:table-cell>
          <table:table-cell office:value-type="float" office:value="95012" calcext:value-type="float">
            <text:p>95012</text:p>
          </table:table-cell>
          <table:table-cell office:value-type="float" office:value="388520" calcext:value-type="float">
            <text:p>388520</text:p>
          </table:table-cell>
          <table:table-cell office:value-type="float" office:value="91056" calcext:value-type="float">
            <text:p>91056</text:p>
          </table:table-cell>
          <table:table-cell office:value-type="float" office:value="497730" calcext:value-type="float">
            <text:p>497730</text:p>
          </table:table-cell>
          <table:table-cell office:value-type="float" office:value="39380" calcext:value-type="float">
            <text:p>39380</text:p>
          </table:table-cell>
          <table:table-cell office:value-type="float" office:value="216485" calcext:value-type="float">
            <text:p>216485</text:p>
          </table:table-cell>
          <table:table-cell office:value-type="float" office:value="805843" calcext:value-type="float">
            <text:p>805843</text:p>
          </table:table-cell>
          <table:table-cell office:value-type="float" office:value="2469748" calcext:value-type="float">
            <text:p>2469748</text:p>
          </table:table-cell>
          <table:table-cell office:value-type="float" office:value="2171" calcext:value-type="float">
            <text:p>2171</text:p>
          </table:table-cell>
          <table:table-cell table:number-columns-repeated="8"/>
        </table:table-row>
        <table:table-row table:style-name="ro1" table:visibility="collapse">
          <table:table-cell office:value-type="float" office:value="157885" calcext:value-type="float">
            <text:p>157885</text:p>
          </table:table-cell>
          <table:table-cell office:value-type="float" office:value="70085" calcext:value-type="float">
            <text:p>70085</text:p>
          </table:table-cell>
          <table:table-cell office:value-type="float" office:value="184234" calcext:value-type="float">
            <text:p>184234</text:p>
          </table:table-cell>
          <table:table-cell office:value-type="float" office:value="47305" calcext:value-type="float">
            <text:p>47305</text:p>
          </table:table-cell>
          <table:table-cell office:value-type="float" office:value="343336" calcext:value-type="float">
            <text:p>343336</text:p>
          </table:table-cell>
          <table:table-cell office:value-type="float" office:value="39314" calcext:value-type="float">
            <text:p>39314</text:p>
          </table:table-cell>
          <table:table-cell office:value-type="float" office:value="35430" calcext:value-type="float">
            <text:p>35430</text:p>
          </table:table-cell>
          <table:table-cell office:value-type="float" office:value="607458" calcext:value-type="float">
            <text:p>607458</text:p>
          </table:table-cell>
          <table:table-cell office:value-type="float" office:value="3115842" calcext:value-type="float">
            <text:p>3115842</text:p>
          </table:table-cell>
          <table:table-cell office:value-type="float" office:value="3216" calcext:value-type="float">
            <text:p>3216</text:p>
          </table:table-cell>
          <table:table-cell table:number-columns-repeated="8"/>
        </table:table-row>
        <table:table-row table:style-name="ro1" table:visibility="collapse">
          <table:table-cell office:value-type="float" office:value="150563" calcext:value-type="float">
            <text:p>150563</text:p>
          </table:table-cell>
          <table:table-cell office:value-type="float" office:value="67908" calcext:value-type="float">
            <text:p>67908</text:p>
          </table:table-cell>
          <table:table-cell office:value-type="float" office:value="173699" calcext:value-type="float">
            <text:p>173699</text:p>
          </table:table-cell>
          <table:table-cell office:value-type="float" office:value="46641" calcext:value-type="float">
            <text:p>46641</text:p>
          </table:table-cell>
          <table:table-cell office:value-type="float" office:value="505119" calcext:value-type="float">
            <text:p>505119</text:p>
          </table:table-cell>
          <table:table-cell office:value-type="float" office:value="44282" calcext:value-type="float">
            <text:p>44282</text:p>
          </table:table-cell>
          <table:table-cell office:value-type="float" office:value="246051" calcext:value-type="float">
            <text:p>246051</text:p>
          </table:table-cell>
          <table:table-cell office:value-type="float" office:value="749063" calcext:value-type="float">
            <text:p>749063</text:p>
          </table:table-cell>
          <table:table-cell office:value-type="float" office:value="4830907" calcext:value-type="float">
            <text:p>4830907</text:p>
          </table:table-cell>
          <table:table-cell office:value-type="float" office:value="3131" calcext:value-type="float">
            <text:p>3131</text:p>
          </table:table-cell>
          <table:table-cell table:number-columns-repeated="8"/>
        </table:table-row>
        <table:table-row table:style-name="ro1" table:visibility="collapse">
          <table:table-cell office:value-type="float" office:value="130321" calcext:value-type="float">
            <text:p>130321</text:p>
          </table:table-cell>
          <table:table-cell office:value-type="float" office:value="63848" calcext:value-type="float">
            <text:p>63848</text:p>
          </table:table-cell>
          <table:table-cell office:value-type="float" office:value="199997" calcext:value-type="float">
            <text:p>199997</text:p>
          </table:table-cell>
          <table:table-cell office:value-type="float" office:value="53986" calcext:value-type="float">
            <text:p>53986</text:p>
          </table:table-cell>
          <table:table-cell office:value-type="float" office:value="440638" calcext:value-type="float">
            <text:p>440638</text:p>
          </table:table-cell>
          <table:table-cell office:value-type="float" office:value="53440" calcext:value-type="float">
            <text:p>53440</text:p>
          </table:table-cell>
          <table:table-cell office:value-type="float" office:value="359482" calcext:value-type="float">
            <text:p>359482</text:p>
          </table:table-cell>
          <table:table-cell office:value-type="float" office:value="325992" calcext:value-type="float">
            <text:p>325992</text:p>
          </table:table-cell>
          <table:table-cell office:value-type="float" office:value="4038923" calcext:value-type="float">
            <text:p>4038923</text:p>
          </table:table-cell>
          <table:table-cell office:value-type="float" office:value="2395" calcext:value-type="float">
            <text:p>2395</text:p>
          </table:table-cell>
          <table:table-cell table:number-columns-repeated="8"/>
        </table:table-row>
        <table:table-row table:style-name="ro1" table:visibility="collapse">
          <table:table-cell office:value-type="float" office:value="111747" calcext:value-type="float">
            <text:p>111747</text:p>
          </table:table-cell>
          <table:table-cell office:value-type="float" office:value="181748" calcext:value-type="float">
            <text:p>181748</text:p>
          </table:table-cell>
          <table:table-cell office:value-type="float" office:value="312092" calcext:value-type="float">
            <text:p>312092</text:p>
          </table:table-cell>
          <table:table-cell office:value-type="float" office:value="48122" calcext:value-type="float">
            <text:p>48122</text:p>
          </table:table-cell>
          <table:table-cell office:value-type="float" office:value="589092" calcext:value-type="float">
            <text:p>589092</text:p>
          </table:table-cell>
          <table:table-cell office:value-type="float" office:value="38085" calcext:value-type="float">
            <text:p>38085</text:p>
          </table:table-cell>
          <table:table-cell office:value-type="float" office:value="240277" calcext:value-type="float">
            <text:p>240277</text:p>
          </table:table-cell>
          <table:table-cell office:value-type="float" office:value="869251" calcext:value-type="float">
            <text:p>869251</text:p>
          </table:table-cell>
          <table:table-cell office:value-type="float" office:value="3468193" calcext:value-type="float">
            <text:p>3468193</text:p>
          </table:table-cell>
          <table:table-cell office:value-type="float" office:value="2154" calcext:value-type="float">
            <text:p>2154</text:p>
          </table:table-cell>
          <table:table-cell table:number-columns-repeated="8"/>
        </table:table-row>
        <table:table-row table:style-name="ro1" table:visibility="collapse">
          <table:table-cell office:value-type="float" office:value="104804" calcext:value-type="float">
            <text:p>104804</text:p>
          </table:table-cell>
          <table:table-cell office:value-type="float" office:value="54110" calcext:value-type="float">
            <text:p>54110</text:p>
          </table:table-cell>
          <table:table-cell office:value-type="float" office:value="160151" calcext:value-type="float">
            <text:p>160151</text:p>
          </table:table-cell>
          <table:table-cell office:value-type="float" office:value="42274" calcext:value-type="float">
            <text:p>42274</text:p>
          </table:table-cell>
          <table:table-cell office:value-type="float" office:value="320839" calcext:value-type="float">
            <text:p>320839</text:p>
          </table:table-cell>
          <table:table-cell office:value-type="float" office:value="41646" calcext:value-type="float">
            <text:p>41646</text:p>
          </table:table-cell>
          <table:table-cell office:value-type="float" office:value="277485" calcext:value-type="float">
            <text:p>277485</text:p>
          </table:table-cell>
          <table:table-cell office:value-type="float" office:value="284854" calcext:value-type="float">
            <text:p>284854</text:p>
          </table:table-cell>
          <table:table-cell office:value-type="float" office:value="2478302" calcext:value-type="float">
            <text:p>2478302</text:p>
          </table:table-cell>
          <table:table-cell office:value-type="float" office:value="1920" calcext:value-type="float">
            <text:p>1920</text:p>
          </table:table-cell>
          <table:table-cell table:number-columns-repeated="8"/>
        </table:table-row>
        <table:table-row table:style-name="ro1" table:visibility="collapse">
          <table:table-cell office:value-type="float" office:value="108547" calcext:value-type="float">
            <text:p>108547</text:p>
          </table:table-cell>
          <table:table-cell office:value-type="float" office:value="57279" calcext:value-type="float">
            <text:p>57279</text:p>
          </table:table-cell>
          <table:table-cell office:value-type="float" office:value="156400" calcext:value-type="float">
            <text:p>156400</text:p>
          </table:table-cell>
          <table:table-cell office:value-type="float" office:value="42570" calcext:value-type="float">
            <text:p>42570</text:p>
          </table:table-cell>
          <table:table-cell office:value-type="float" office:value="379924" calcext:value-type="float">
            <text:p>379924</text:p>
          </table:table-cell>
          <table:table-cell office:value-type="float" office:value="43229" calcext:value-type="float">
            <text:p>43229</text:p>
          </table:table-cell>
          <table:table-cell office:value-type="float" office:value="35829" calcext:value-type="float">
            <text:p>35829</text:p>
          </table:table-cell>
          <table:table-cell office:value-type="float" office:value="569315" calcext:value-type="float">
            <text:p>569315</text:p>
          </table:table-cell>
          <table:table-cell office:value-type="float" office:value="3598727" calcext:value-type="float">
            <text:p>3598727</text:p>
          </table:table-cell>
          <table:table-cell office:value-type="float" office:value="3443" calcext:value-type="float">
            <text:p>3443</text:p>
          </table:table-cell>
          <table:table-cell table:number-columns-repeated="8"/>
        </table:table-row>
        <table:table-row table:style-name="ro1" table:visibility="collapse">
          <table:table-cell office:value-type="float" office:value="90091" calcext:value-type="float">
            <text:p>90091</text:p>
          </table:table-cell>
          <table:table-cell office:value-type="float" office:value="82457" calcext:value-type="float">
            <text:p>82457</text:p>
          </table:table-cell>
          <table:table-cell office:value-type="float" office:value="175124" calcext:value-type="float">
            <text:p>175124</text:p>
          </table:table-cell>
          <table:table-cell office:value-type="float" office:value="39411" calcext:value-type="float">
            <text:p>39411</text:p>
          </table:table-cell>
          <table:table-cell office:value-type="float" office:value="307967" calcext:value-type="float">
            <text:p>307967</text:p>
          </table:table-cell>
          <table:table-cell office:value-type="float" office:value="32913" calcext:value-type="float">
            <text:p>32913</text:p>
          </table:table-cell>
          <table:table-cell office:value-type="float" office:value="28109" calcext:value-type="float">
            <text:p>28109</text:p>
          </table:table-cell>
          <table:table-cell office:value-type="float" office:value="620502" calcext:value-type="float">
            <text:p>620502</text:p>
          </table:table-cell>
          <table:table-cell office:value-type="float" office:value="4876782" calcext:value-type="float">
            <text:p>4876782</text:p>
          </table:table-cell>
          <table:table-cell office:value-type="float" office:value="3087" calcext:value-type="float">
            <text:p>3087</text:p>
          </table:table-cell>
          <table:table-cell table:number-columns-repeated="8"/>
        </table:table-row>
        <table:table-row table:style-name="ro1" table:visibility="collapse">
          <table:table-cell office:value-type="float" office:value="259089" calcext:value-type="float">
            <text:p>259089</text:p>
          </table:table-cell>
          <table:table-cell office:value-type="float" office:value="79978" calcext:value-type="float">
            <text:p>79978</text:p>
          </table:table-cell>
          <table:table-cell office:value-type="float" office:value="243794" calcext:value-type="float">
            <text:p>243794</text:p>
          </table:table-cell>
          <table:table-cell office:value-type="float" office:value="61387" calcext:value-type="float">
            <text:p>61387</text:p>
          </table:table-cell>
          <table:table-cell office:value-type="float" office:value="956274" calcext:value-type="float">
            <text:p>956274</text:p>
          </table:table-cell>
          <table:table-cell office:value-type="float" office:value="57940" calcext:value-type="float">
            <text:p>57940</text:p>
          </table:table-cell>
          <table:table-cell office:value-type="float" office:value="330622" calcext:value-type="float">
            <text:p>330622</text:p>
          </table:table-cell>
          <table:table-cell office:value-type="float" office:value="1207820" calcext:value-type="float">
            <text:p>1207820</text:p>
          </table:table-cell>
          <table:table-cell office:value-type="float" office:value="3271257" calcext:value-type="float">
            <text:p>3271257</text:p>
          </table:table-cell>
          <table:table-cell office:value-type="float" office:value="3027" calcext:value-type="float">
            <text:p>3027</text:p>
          </table:table-cell>
          <table:table-cell table:number-columns-repeated="8"/>
        </table:table-row>
        <table:table-row table:style-name="ro1" table:visibility="collapse">
          <table:table-cell office:value-type="float" office:value="142458" calcext:value-type="float">
            <text:p>142458</text:p>
          </table:table-cell>
          <table:table-cell office:value-type="float" office:value="64632" calcext:value-type="float">
            <text:p>64632</text:p>
          </table:table-cell>
          <table:table-cell office:value-type="float" office:value="168570" calcext:value-type="float">
            <text:p>168570</text:p>
          </table:table-cell>
          <table:table-cell office:value-type="float" office:value="57030" calcext:value-type="float">
            <text:p>57030</text:p>
          </table:table-cell>
          <table:table-cell office:value-type="float" office:value="821226" calcext:value-type="float">
            <text:p>821226</text:p>
          </table:table-cell>
          <table:table-cell office:value-type="float" office:value="34538" calcext:value-type="float">
            <text:p>34538</text:p>
          </table:table-cell>
          <table:table-cell office:value-type="float" office:value="316555" calcext:value-type="float">
            <text:p>316555</text:p>
          </table:table-cell>
          <table:table-cell office:value-type="float" office:value="831432" calcext:value-type="float">
            <text:p>831432</text:p>
          </table:table-cell>
          <table:table-cell office:value-type="float" office:value="2587066" calcext:value-type="float">
            <text:p>2587066</text:p>
          </table:table-cell>
          <table:table-cell office:value-type="float" office:value="4390" calcext:value-type="float">
            <text:p>4390</text:p>
          </table:table-cell>
          <table:table-cell table:number-columns-repeated="8"/>
        </table:table-row>
        <table:table-row table:style-name="ro1" table:visibility="collapse">
          <table:table-cell office:value-type="float" office:value="64354" calcext:value-type="float">
            <text:p>64354</text:p>
          </table:table-cell>
          <table:table-cell office:value-type="float" office:value="32543" calcext:value-type="float">
            <text:p>32543</text:p>
          </table:table-cell>
          <table:table-cell office:value-type="float" office:value="89065" calcext:value-type="float">
            <text:p>89065</text:p>
          </table:table-cell>
          <table:table-cell office:value-type="float" office:value="22670" calcext:value-type="float">
            <text:p>22670</text:p>
          </table:table-cell>
          <table:table-cell office:value-type="float" office:value="196771" calcext:value-type="float">
            <text:p>196771</text:p>
          </table:table-cell>
          <table:table-cell office:value-type="float" office:value="17557" calcext:value-type="float">
            <text:p>17557</text:p>
          </table:table-cell>
          <table:table-cell office:value-type="float" office:value="107501" calcext:value-type="float">
            <text:p>107501</text:p>
          </table:table-cell>
          <table:table-cell office:value-type="float" office:value="408451" calcext:value-type="float">
            <text:p>408451</text:p>
          </table:table-cell>
          <table:table-cell office:value-type="float" office:value="1995836" calcext:value-type="float">
            <text:p>1995836</text:p>
          </table:table-cell>
          <table:table-cell office:value-type="float" office:value="1898" calcext:value-type="float">
            <text:p>1898</text:p>
          </table:table-cell>
          <table:table-cell table:number-columns-repeated="8"/>
        </table:table-row>
        <table:table-row table:style-name="ro1" table:visibility="collapse">
          <table:table-cell office:value-type="float" office:value="80022" calcext:value-type="float">
            <text:p>80022</text:p>
          </table:table-cell>
          <table:table-cell office:value-type="float" office:value="47510" calcext:value-type="float">
            <text:p>47510</text:p>
          </table:table-cell>
          <table:table-cell office:value-type="float" office:value="124231" calcext:value-type="float">
            <text:p>124231</text:p>
          </table:table-cell>
          <table:table-cell office:value-type="float" office:value="27391" calcext:value-type="float">
            <text:p>27391</text:p>
          </table:table-cell>
          <table:table-cell office:value-type="float" office:value="206315" calcext:value-type="float">
            <text:p>206315</text:p>
          </table:table-cell>
          <table:table-cell office:value-type="float" office:value="23273" calcext:value-type="float">
            <text:p>23273</text:p>
          </table:table-cell>
          <table:table-cell office:value-type="float" office:value="193129" calcext:value-type="float">
            <text:p>193129</text:p>
          </table:table-cell>
          <table:table-cell office:value-type="float" office:value="173789" calcext:value-type="float">
            <text:p>173789</text:p>
          </table:table-cell>
          <table:table-cell office:value-type="float" office:value="1878778" calcext:value-type="float">
            <text:p>1878778</text:p>
          </table:table-cell>
          <table:table-cell office:value-type="float" office:value="2136" calcext:value-type="float">
            <text:p>2136</text:p>
          </table:table-cell>
          <table:table-cell table:number-columns-repeated="8"/>
        </table:table-row>
        <table:table-row table:style-name="ro1" table:visibility="collapse">
          <table:table-cell office:value-type="float" office:value="82241" calcext:value-type="float">
            <text:p>82241</text:p>
          </table:table-cell>
          <table:table-cell office:value-type="float" office:value="60945" calcext:value-type="float">
            <text:p>60945</text:p>
          </table:table-cell>
          <table:table-cell office:value-type="float" office:value="79001" calcext:value-type="float">
            <text:p>79001</text:p>
          </table:table-cell>
          <table:table-cell office:value-type="float" office:value="23008" calcext:value-type="float">
            <text:p>23008</text:p>
          </table:table-cell>
          <table:table-cell office:value-type="float" office:value="231074" calcext:value-type="float">
            <text:p>231074</text:p>
          </table:table-cell>
          <table:table-cell office:value-type="float" office:value="16363" calcext:value-type="float">
            <text:p>16363</text:p>
          </table:table-cell>
          <table:table-cell office:value-type="float" office:value="103739" calcext:value-type="float">
            <text:p>103739</text:p>
          </table:table-cell>
          <table:table-cell office:value-type="float" office:value="346731" calcext:value-type="float">
            <text:p>346731</text:p>
          </table:table-cell>
          <table:table-cell office:value-type="float" office:value="1464988" calcext:value-type="float">
            <text:p>1464988</text:p>
          </table:table-cell>
          <table:table-cell office:value-type="float" office:value="1481" calcext:value-type="float">
            <text:p>1481</text:p>
          </table:table-cell>
          <table:table-cell table:number-columns-repeated="8"/>
        </table:table-row>
        <table:table-row table:style-name="ro1" table:visibility="collapse">
          <table:table-cell office:value-type="float" office:value="171206" calcext:value-type="float">
            <text:p>171206</text:p>
          </table:table-cell>
          <table:table-cell office:value-type="float" office:value="60981" calcext:value-type="float">
            <text:p>60981</text:p>
          </table:table-cell>
          <table:table-cell office:value-type="float" office:value="248715" calcext:value-type="float">
            <text:p>248715</text:p>
          </table:table-cell>
          <table:table-cell office:value-type="float" office:value="53690" calcext:value-type="float">
            <text:p>53690</text:p>
          </table:table-cell>
          <table:table-cell office:value-type="float" office:value="736059" calcext:value-type="float">
            <text:p>736059</text:p>
          </table:table-cell>
          <table:table-cell office:value-type="float" office:value="38348" calcext:value-type="float">
            <text:p>38348</text:p>
          </table:table-cell>
          <table:table-cell office:value-type="float" office:value="247539" calcext:value-type="float">
            <text:p>247539</text:p>
          </table:table-cell>
          <table:table-cell office:value-type="float" office:value="952768" calcext:value-type="float">
            <text:p>952768</text:p>
          </table:table-cell>
          <table:table-cell office:value-type="float" office:value="3107919" calcext:value-type="float">
            <text:p>3107919</text:p>
          </table:table-cell>
          <table:table-cell office:value-type="float" office:value="14429" calcext:value-type="float">
            <text:p>14429</text:p>
          </table:table-cell>
          <table:table-cell table:number-columns-repeated="8"/>
        </table:table-row>
        <table:table-row table:style-name="ro1" table:visibility="collapse">
          <table:table-cell office:value-type="float" office:value="93790" calcext:value-type="float">
            <text:p>93790</text:p>
          </table:table-cell>
          <table:table-cell office:value-type="float" office:value="46498" calcext:value-type="float">
            <text:p>46498</text:p>
          </table:table-cell>
          <table:table-cell office:value-type="float" office:value="148589" calcext:value-type="float">
            <text:p>148589</text:p>
          </table:table-cell>
          <table:table-cell office:value-type="float" office:value="33460" calcext:value-type="float">
            <text:p>33460</text:p>
          </table:table-cell>
          <table:table-cell office:value-type="float" office:value="229580" calcext:value-type="float">
            <text:p>229580</text:p>
          </table:table-cell>
          <table:table-cell office:value-type="float" office:value="25778" calcext:value-type="float">
            <text:p>25778</text:p>
          </table:table-cell>
          <table:table-cell office:value-type="float" office:value="274224" calcext:value-type="float">
            <text:p>274224</text:p>
          </table:table-cell>
          <table:table-cell office:value-type="float" office:value="264955" calcext:value-type="float">
            <text:p>264955</text:p>
          </table:table-cell>
          <table:table-cell office:value-type="float" office:value="2729737" calcext:value-type="float">
            <text:p>2729737</text:p>
          </table:table-cell>
          <table:table-cell office:value-type="float" office:value="2172" calcext:value-type="float">
            <text:p>2172</text:p>
          </table:table-cell>
          <table:table-cell table:number-columns-repeated="8"/>
        </table:table-row>
        <table:table-row table:style-name="ro1" table:visibility="collapse">
          <table:table-cell office:value-type="float" office:value="144442" calcext:value-type="float">
            <text:p>144442</text:p>
          </table:table-cell>
          <table:table-cell office:value-type="float" office:value="69856" calcext:value-type="float">
            <text:p>69856</text:p>
          </table:table-cell>
          <table:table-cell office:value-type="float" office:value="182748" calcext:value-type="float">
            <text:p>182748</text:p>
          </table:table-cell>
          <table:table-cell office:value-type="float" office:value="53830" calcext:value-type="float">
            <text:p>53830</text:p>
          </table:table-cell>
          <table:table-cell office:value-type="float" office:value="509106" calcext:value-type="float">
            <text:p>509106</text:p>
          </table:table-cell>
          <table:table-cell office:value-type="float" office:value="65025" calcext:value-type="float">
            <text:p>65025</text:p>
          </table:table-cell>
          <table:table-cell office:value-type="float" office:value="169313" calcext:value-type="float">
            <text:p>169313</text:p>
          </table:table-cell>
          <table:table-cell office:value-type="float" office:value="1015420" calcext:value-type="float">
            <text:p>1015420</text:p>
          </table:table-cell>
          <table:table-cell office:value-type="float" office:value="3845454" calcext:value-type="float">
            <text:p>3845454</text:p>
          </table:table-cell>
          <table:table-cell office:value-type="float" office:value="1842" calcext:value-type="float">
            <text:p>1842</text:p>
          </table:table-cell>
          <table:table-cell table:number-columns-repeated="8"/>
        </table:table-row>
        <table:table-row table:style-name="ro1" table:visibility="collapse">
          <table:table-cell office:value-type="float" office:value="123510" calcext:value-type="float">
            <text:p>123510</text:p>
          </table:table-cell>
          <table:table-cell office:value-type="float" office:value="61437" calcext:value-type="float">
            <text:p>61437</text:p>
          </table:table-cell>
          <table:table-cell office:value-type="float" office:value="196123" calcext:value-type="float">
            <text:p>196123</text:p>
          </table:table-cell>
          <table:table-cell office:value-type="float" office:value="51485" calcext:value-type="float">
            <text:p>51485</text:p>
          </table:table-cell>
          <table:table-cell office:value-type="float" office:value="512429" calcext:value-type="float">
            <text:p>512429</text:p>
          </table:table-cell>
          <table:table-cell office:value-type="float" office:value="45171" calcext:value-type="float">
            <text:p>45171</text:p>
          </table:table-cell>
          <table:table-cell office:value-type="float" office:value="278732" calcext:value-type="float">
            <text:p>278732</text:p>
          </table:table-cell>
          <table:table-cell office:value-type="float" office:value="970847" calcext:value-type="float">
            <text:p>970847</text:p>
          </table:table-cell>
          <table:table-cell office:value-type="float" office:value="2085465" calcext:value-type="float">
            <text:p>2085465</text:p>
          </table:table-cell>
          <table:table-cell office:value-type="float" office:value="1703" calcext:value-type="float">
            <text:p>1703</text:p>
          </table:table-cell>
          <table:table-cell table:number-columns-repeated="8"/>
        </table:table-row>
        <table:table-row table:style-name="ro1" table:visibility="collapse">
          <table:table-cell office:value-type="float" office:value="62647" calcext:value-type="float">
            <text:p>62647</text:p>
          </table:table-cell>
          <table:table-cell office:value-type="float" office:value="81580" calcext:value-type="float">
            <text:p>81580</text:p>
          </table:table-cell>
          <table:table-cell office:value-type="float" office:value="286541" calcext:value-type="float">
            <text:p>286541</text:p>
          </table:table-cell>
          <table:table-cell office:value-type="float" office:value="25414" calcext:value-type="float">
            <text:p>25414</text:p>
          </table:table-cell>
          <table:table-cell office:value-type="float" office:value="211293" calcext:value-type="float">
            <text:p>211293</text:p>
          </table:table-cell>
          <table:table-cell office:value-type="float" office:value="34176" calcext:value-type="float">
            <text:p>34176</text:p>
          </table:table-cell>
          <table:table-cell office:value-type="float" office:value="244007" calcext:value-type="float">
            <text:p>244007</text:p>
          </table:table-cell>
          <table:table-cell office:value-type="float" office:value="162537" calcext:value-type="float">
            <text:p>162537</text:p>
          </table:table-cell>
          <table:table-cell office:value-type="float" office:value="1871950" calcext:value-type="float">
            <text:p>1871950</text:p>
          </table:table-cell>
          <table:table-cell office:value-type="float" office:value="1887" calcext:value-type="float">
            <text:p>1887</text:p>
          </table:table-cell>
          <table:table-cell table:number-columns-repeated="8"/>
        </table:table-row>
        <table:table-row table:style-name="ro1" table:visibility="collapse">
          <table:table-cell office:value-type="float" office:value="63650" calcext:value-type="float">
            <text:p>63650</text:p>
          </table:table-cell>
          <table:table-cell office:value-type="float" office:value="34490" calcext:value-type="float">
            <text:p>34490</text:p>
          </table:table-cell>
          <table:table-cell office:value-type="float" office:value="1081875" calcext:value-type="float">
            <text:p>1081875</text:p>
          </table:table-cell>
          <table:table-cell office:value-type="float" office:value="29927" calcext:value-type="float">
            <text:p>29927</text:p>
          </table:table-cell>
          <table:table-cell office:value-type="float" office:value="213813" calcext:value-type="float">
            <text:p>213813</text:p>
          </table:table-cell>
          <table:table-cell office:value-type="float" office:value="88624" calcext:value-type="float">
            <text:p>88624</text:p>
          </table:table-cell>
          <table:table-cell office:value-type="float" office:value="22312" calcext:value-type="float">
            <text:p>22312</text:p>
          </table:table-cell>
          <table:table-cell office:value-type="float" office:value="299130" calcext:value-type="float">
            <text:p>299130</text:p>
          </table:table-cell>
          <table:table-cell office:value-type="float" office:value="1680407" calcext:value-type="float">
            <text:p>1680407</text:p>
          </table:table-cell>
          <table:table-cell office:value-type="float" office:value="2566" calcext:value-type="float">
            <text:p>2566</text:p>
          </table:table-cell>
          <table:table-cell table:number-columns-repeated="8"/>
        </table:table-row>
        <table:table-row table:style-name="ro1" table:visibility="collapse">
          <table:table-cell office:value-type="float" office:value="112215" calcext:value-type="float">
            <text:p>112215</text:p>
          </table:table-cell>
          <table:table-cell office:value-type="float" office:value="54982" calcext:value-type="float">
            <text:p>54982</text:p>
          </table:table-cell>
          <table:table-cell office:value-type="float" office:value="181771" calcext:value-type="float">
            <text:p>181771</text:p>
          </table:table-cell>
          <table:table-cell office:value-type="float" office:value="49014" calcext:value-type="float">
            <text:p>49014</text:p>
          </table:table-cell>
          <table:table-cell office:value-type="float" office:value="798693" calcext:value-type="float">
            <text:p>798693</text:p>
          </table:table-cell>
          <table:table-cell office:value-type="float" office:value="64479" calcext:value-type="float">
            <text:p>64479</text:p>
          </table:table-cell>
          <table:table-cell office:value-type="float" office:value="458649" calcext:value-type="float">
            <text:p>458649</text:p>
          </table:table-cell>
          <table:table-cell office:value-type="float" office:value="1202739" calcext:value-type="float">
            <text:p>1202739</text:p>
          </table:table-cell>
          <table:table-cell office:value-type="float" office:value="3335298" calcext:value-type="float">
            <text:p>3335298</text:p>
          </table:table-cell>
          <table:table-cell office:value-type="float" office:value="1782" calcext:value-type="float">
            <text:p>1782</text:p>
          </table:table-cell>
          <table:table-cell table:number-columns-repeated="8"/>
        </table:table-row>
        <table:table-row table:style-name="ro1" table:visibility="collapse">
          <table:table-cell office:value-type="float" office:value="65121" calcext:value-type="float">
            <text:p>65121</text:p>
          </table:table-cell>
          <table:table-cell office:value-type="float" office:value="31310" calcext:value-type="float">
            <text:p>31310</text:p>
          </table:table-cell>
          <table:table-cell office:value-type="float" office:value="97972" calcext:value-type="float">
            <text:p>97972</text:p>
          </table:table-cell>
          <table:table-cell office:value-type="float" office:value="24742" calcext:value-type="float">
            <text:p>24742</text:p>
          </table:table-cell>
          <table:table-cell office:value-type="float" office:value="211630" calcext:value-type="float">
            <text:p>211630</text:p>
          </table:table-cell>
          <table:table-cell office:value-type="float" office:value="20881" calcext:value-type="float">
            <text:p>20881</text:p>
          </table:table-cell>
          <table:table-cell office:value-type="float" office:value="103262" calcext:value-type="float">
            <text:p>103262</text:p>
          </table:table-cell>
          <table:table-cell office:value-type="float" office:value="206862" calcext:value-type="float">
            <text:p>206862</text:p>
          </table:table-cell>
          <table:table-cell office:value-type="float" office:value="1431842" calcext:value-type="float">
            <text:p>1431842</text:p>
          </table:table-cell>
          <table:table-cell office:value-type="float" office:value="1498" calcext:value-type="float">
            <text:p>1498</text:p>
          </table:table-cell>
          <table:table-cell table:number-columns-repeated="8"/>
        </table:table-row>
        <table:table-row table:style-name="ro1" table:visibility="collapse">
          <table:table-cell office:value-type="float" office:value="51251" calcext:value-type="float">
            <text:p>51251</text:p>
          </table:table-cell>
          <table:table-cell office:value-type="float" office:value="27306" calcext:value-type="float">
            <text:p>27306</text:p>
          </table:table-cell>
          <table:table-cell office:value-type="float" office:value="88375" calcext:value-type="float">
            <text:p>88375</text:p>
          </table:table-cell>
          <table:table-cell office:value-type="float" office:value="21789" calcext:value-type="float">
            <text:p>21789</text:p>
          </table:table-cell>
          <table:table-cell office:value-type="float" office:value="184638" calcext:value-type="float">
            <text:p>184638</text:p>
          </table:table-cell>
          <table:table-cell office:value-type="float" office:value="16850" calcext:value-type="float">
            <text:p>16850</text:p>
          </table:table-cell>
          <table:table-cell office:value-type="float" office:value="102250" calcext:value-type="float">
            <text:p>102250</text:p>
          </table:table-cell>
          <table:table-cell office:value-type="float" office:value="244408" calcext:value-type="float">
            <text:p>244408</text:p>
          </table:table-cell>
          <table:table-cell office:value-type="float" office:value="1448673" calcext:value-type="float">
            <text:p>1448673</text:p>
          </table:table-cell>
          <table:table-cell office:value-type="float" office:value="1912" calcext:value-type="float">
            <text:p>1912</text:p>
          </table:table-cell>
          <table:table-cell table:number-columns-repeated="8"/>
        </table:table-row>
        <table:table-row table:style-name="ro1" table:visibility="collapse">
          <table:table-cell office:value-type="float" office:value="70377" calcext:value-type="float">
            <text:p>70377</text:p>
          </table:table-cell>
          <table:table-cell office:value-type="float" office:value="35845" calcext:value-type="float">
            <text:p>35845</text:p>
          </table:table-cell>
          <table:table-cell office:value-type="float" office:value="115420" calcext:value-type="float">
            <text:p>115420</text:p>
          </table:table-cell>
          <table:table-cell office:value-type="float" office:value="30007" calcext:value-type="float">
            <text:p>30007</text:p>
          </table:table-cell>
          <table:table-cell office:value-type="float" office:value="277205" calcext:value-type="float">
            <text:p>277205</text:p>
          </table:table-cell>
          <table:table-cell office:value-type="float" office:value="28408" calcext:value-type="float">
            <text:p>28408</text:p>
          </table:table-cell>
          <table:table-cell office:value-type="float" office:value="168936" calcext:value-type="float">
            <text:p>168936</text:p>
          </table:table-cell>
          <table:table-cell office:value-type="float" office:value="445104" calcext:value-type="float">
            <text:p>445104</text:p>
          </table:table-cell>
          <table:table-cell office:value-type="float" office:value="2345774" calcext:value-type="float">
            <text:p>2345774</text:p>
          </table:table-cell>
          <table:table-cell office:value-type="float" office:value="2627" calcext:value-type="float">
            <text:p>2627</text:p>
          </table:table-cell>
          <table:table-cell table:number-columns-repeated="8"/>
        </table:table-row>
        <table:table-row table:style-name="ro1" table:visibility="collapse">
          <table:table-cell office:value-type="float" office:value="170129" calcext:value-type="float">
            <text:p>170129</text:p>
          </table:table-cell>
          <table:table-cell office:value-type="float" office:value="60555" calcext:value-type="float">
            <text:p>60555</text:p>
          </table:table-cell>
          <table:table-cell office:value-type="float" office:value="203183" calcext:value-type="float">
            <text:p>203183</text:p>
          </table:table-cell>
          <table:table-cell office:value-type="float" office:value="50342" calcext:value-type="float">
            <text:p>50342</text:p>
          </table:table-cell>
          <table:table-cell office:value-type="float" office:value="606142" calcext:value-type="float">
            <text:p>606142</text:p>
          </table:table-cell>
          <table:table-cell office:value-type="float" office:value="41974" calcext:value-type="float">
            <text:p>41974</text:p>
          </table:table-cell>
          <table:table-cell office:value-type="float" office:value="280771" calcext:value-type="float">
            <text:p>280771</text:p>
          </table:table-cell>
          <table:table-cell office:value-type="float" office:value="678550" calcext:value-type="float">
            <text:p>678550</text:p>
          </table:table-cell>
          <table:table-cell office:value-type="float" office:value="3036692" calcext:value-type="float">
            <text:p>3036692</text:p>
          </table:table-cell>
          <table:table-cell office:value-type="float" office:value="2222" calcext:value-type="float">
            <text:p>2222</text:p>
          </table:table-cell>
          <table:table-cell table:number-columns-repeated="8"/>
        </table:table-row>
        <table:table-row table:style-name="ro1" table:visibility="collapse">
          <table:table-cell office:value-type="float" office:value="156822" calcext:value-type="float">
            <text:p>156822</text:p>
          </table:table-cell>
          <table:table-cell office:value-type="float" office:value="61473" calcext:value-type="float">
            <text:p>61473</text:p>
          </table:table-cell>
          <table:table-cell office:value-type="float" office:value="190620" calcext:value-type="float">
            <text:p>190620</text:p>
          </table:table-cell>
          <table:table-cell office:value-type="float" office:value="49170" calcext:value-type="float">
            <text:p>49170</text:p>
          </table:table-cell>
          <table:table-cell office:value-type="float" office:value="525018" calcext:value-type="float">
            <text:p>525018</text:p>
          </table:table-cell>
          <table:table-cell office:value-type="float" office:value="18217" calcext:value-type="float">
            <text:p>18217</text:p>
          </table:table-cell>
          <table:table-cell office:value-type="float" office:value="762052" calcext:value-type="float">
            <text:p>762052</text:p>
          </table:table-cell>
          <table:table-cell office:value-type="float" office:value="353495" calcext:value-type="float">
            <text:p>353495</text:p>
          </table:table-cell>
          <table:table-cell office:value-type="float" office:value="1529229" calcext:value-type="float">
            <text:p>1529229</text:p>
          </table:table-cell>
          <table:table-cell office:value-type="float" office:value="1721" calcext:value-type="float">
            <text:p>1721</text:p>
          </table:table-cell>
          <table:table-cell table:number-columns-repeated="8"/>
        </table:table-row>
        <table:table-row table:style-name="ro1" table:visibility="collapse">
          <table:table-cell office:value-type="float" office:value="68636" calcext:value-type="float">
            <text:p>68636</text:p>
          </table:table-cell>
          <table:table-cell office:value-type="float" office:value="37127" calcext:value-type="float">
            <text:p>37127</text:p>
          </table:table-cell>
          <table:table-cell office:value-type="float" office:value="107133" calcext:value-type="float">
            <text:p>107133</text:p>
          </table:table-cell>
          <table:table-cell office:value-type="float" office:value="30494" calcext:value-type="float">
            <text:p>30494</text:p>
          </table:table-cell>
          <table:table-cell office:value-type="float" office:value="179439" calcext:value-type="float">
            <text:p>179439</text:p>
          </table:table-cell>
          <table:table-cell office:value-type="float" office:value="25397" calcext:value-type="float">
            <text:p>25397</text:p>
          </table:table-cell>
          <table:table-cell office:value-type="float" office:value="20566" calcext:value-type="float">
            <text:p>20566</text:p>
          </table:table-cell>
          <table:table-cell office:value-type="float" office:value="303994" calcext:value-type="float">
            <text:p>303994</text:p>
          </table:table-cell>
          <table:table-cell office:value-type="float" office:value="2752969" calcext:value-type="float">
            <text:p>2752969</text:p>
          </table:table-cell>
          <table:table-cell office:value-type="float" office:value="3935" calcext:value-type="float">
            <text:p>3935</text:p>
          </table:table-cell>
          <table:table-cell table:number-columns-repeated="8"/>
        </table:table-row>
        <table:table-row table:style-name="ro1" table:visibility="collapse">
          <table:table-cell office:value-type="float" office:value="89369" calcext:value-type="float">
            <text:p>89369</text:p>
          </table:table-cell>
          <table:table-cell office:value-type="float" office:value="48447" calcext:value-type="float">
            <text:p>48447</text:p>
          </table:table-cell>
          <table:table-cell office:value-type="float" office:value="146921" calcext:value-type="float">
            <text:p>146921</text:p>
          </table:table-cell>
          <table:table-cell office:value-type="float" office:value="40433" calcext:value-type="float">
            <text:p>40433</text:p>
          </table:table-cell>
          <table:table-cell office:value-type="float" office:value="207930" calcext:value-type="float">
            <text:p>207930</text:p>
          </table:table-cell>
          <table:table-cell office:value-type="float" office:value="41233" calcext:value-type="float">
            <text:p>41233</text:p>
          </table:table-cell>
          <table:table-cell office:value-type="float" office:value="400197" calcext:value-type="float">
            <text:p>400197</text:p>
          </table:table-cell>
          <table:table-cell office:value-type="float" office:value="224593" calcext:value-type="float">
            <text:p>224593</text:p>
          </table:table-cell>
          <table:table-cell office:value-type="float" office:value="2858151" calcext:value-type="float">
            <text:p>2858151</text:p>
          </table:table-cell>
          <table:table-cell office:value-type="float" office:value="3394" calcext:value-type="float">
            <text:p>3394</text:p>
          </table:table-cell>
          <table:table-cell table:number-columns-repeated="8"/>
        </table:table-row>
        <table:table-row table:style-name="ro1" table:visibility="collapse">
          <table:table-cell office:value-type="float" office:value="64938" calcext:value-type="float">
            <text:p>64938</text:p>
          </table:table-cell>
          <table:table-cell office:value-type="float" office:value="33974" calcext:value-type="float">
            <text:p>33974</text:p>
          </table:table-cell>
          <table:table-cell office:value-type="float" office:value="93789" calcext:value-type="float">
            <text:p>93789</text:p>
          </table:table-cell>
          <table:table-cell office:value-type="float" office:value="28105" calcext:value-type="float">
            <text:p>28105</text:p>
          </table:table-cell>
          <table:table-cell office:value-type="float" office:value="216127" calcext:value-type="float">
            <text:p>216127</text:p>
          </table:table-cell>
          <table:table-cell office:value-type="float" office:value="24589" calcext:value-type="float">
            <text:p>24589</text:p>
          </table:table-cell>
          <table:table-cell office:value-type="float" office:value="335106" calcext:value-type="float">
            <text:p>335106</text:p>
          </table:table-cell>
          <table:table-cell office:value-type="float" office:value="426321" calcext:value-type="float">
            <text:p>426321</text:p>
          </table:table-cell>
          <table:table-cell office:value-type="float" office:value="2851460" calcext:value-type="float">
            <text:p>2851460</text:p>
          </table:table-cell>
          <table:table-cell office:value-type="float" office:value="3257" calcext:value-type="float">
            <text:p>3257</text:p>
          </table:table-cell>
          <table:table-cell table:number-columns-repeated="8"/>
        </table:table-row>
        <table:table-row table:style-name="ro1" table:visibility="collapse">
          <table:table-cell office:value-type="float" office:value="201911" calcext:value-type="float">
            <text:p>201911</text:p>
          </table:table-cell>
          <table:table-cell office:value-type="float" office:value="51541" calcext:value-type="float">
            <text:p>51541</text:p>
          </table:table-cell>
          <table:table-cell office:value-type="float" office:value="159129" calcext:value-type="float">
            <text:p>159129</text:p>
          </table:table-cell>
          <table:table-cell office:value-type="float" office:value="43853" calcext:value-type="float">
            <text:p>43853</text:p>
          </table:table-cell>
          <table:table-cell office:value-type="float" office:value="394390" calcext:value-type="float">
            <text:p>394390</text:p>
          </table:table-cell>
          <table:table-cell office:value-type="float" office:value="44330" calcext:value-type="float">
            <text:p>44330</text:p>
          </table:table-cell>
          <table:table-cell office:value-type="float" office:value="237522" calcext:value-type="float">
            <text:p>237522</text:p>
          </table:table-cell>
          <table:table-cell office:value-type="float" office:value="829915" calcext:value-type="float">
            <text:p>829915</text:p>
          </table:table-cell>
          <table:table-cell office:value-type="float" office:value="3933065" calcext:value-type="float">
            <text:p>3933065</text:p>
          </table:table-cell>
          <table:table-cell office:value-type="float" office:value="3821" calcext:value-type="float">
            <text:p>3821</text:p>
          </table:table-cell>
          <table:table-cell table:number-columns-repeated="8"/>
        </table:table-row>
        <table:table-row table:style-name="ro1" table:visibility="collapse">
          <table:table-cell office:value-type="float" office:value="52718" calcext:value-type="float">
            <text:p>52718</text:p>
          </table:table-cell>
          <table:table-cell office:value-type="float" office:value="34477" calcext:value-type="float">
            <text:p>34477</text:p>
          </table:table-cell>
          <table:table-cell office:value-type="float" office:value="85332" calcext:value-type="float">
            <text:p>85332</text:p>
          </table:table-cell>
          <table:table-cell office:value-type="float" office:value="23106" calcext:value-type="float">
            <text:p>23106</text:p>
          </table:table-cell>
          <table:table-cell office:value-type="float" office:value="167171" calcext:value-type="float">
            <text:p>167171</text:p>
          </table:table-cell>
          <table:table-cell office:value-type="float" office:value="17131" calcext:value-type="float">
            <text:p>17131</text:p>
          </table:table-cell>
          <table:table-cell office:value-type="float" office:value="107753" calcext:value-type="float">
            <text:p>107753</text:p>
          </table:table-cell>
          <table:table-cell office:value-type="float" office:value="329845" calcext:value-type="float">
            <text:p>329845</text:p>
          </table:table-cell>
          <table:table-cell office:value-type="float" office:value="2003452" calcext:value-type="float">
            <text:p>2003452</text:p>
          </table:table-cell>
          <table:table-cell office:value-type="float" office:value="2152" calcext:value-type="float">
            <text:p>2152</text:p>
          </table:table-cell>
          <table:table-cell table:number-columns-repeated="8"/>
        </table:table-row>
        <table:table-row table:style-name="ro1" table:visibility="collapse">
          <table:table-cell office:value-type="float" office:value="86860" calcext:value-type="float">
            <text:p>86860</text:p>
          </table:table-cell>
          <table:table-cell office:value-type="float" office:value="44460" calcext:value-type="float">
            <text:p>44460</text:p>
          </table:table-cell>
          <table:table-cell office:value-type="float" office:value="137096" calcext:value-type="float">
            <text:p>137096</text:p>
          </table:table-cell>
          <table:table-cell office:value-type="float" office:value="37544" calcext:value-type="float">
            <text:p>37544</text:p>
          </table:table-cell>
          <table:table-cell office:value-type="float" office:value="302428" calcext:value-type="float">
            <text:p>302428</text:p>
          </table:table-cell>
          <table:table-cell office:value-type="float" office:value="36357" calcext:value-type="float">
            <text:p>36357</text:p>
          </table:table-cell>
          <table:table-cell office:value-type="float" office:value="210229" calcext:value-type="float">
            <text:p>210229</text:p>
          </table:table-cell>
          <table:table-cell office:value-type="float" office:value="489723" calcext:value-type="float">
            <text:p>489723</text:p>
          </table:table-cell>
          <table:table-cell office:value-type="float" office:value="2023198" calcext:value-type="float">
            <text:p>2023198</text:p>
          </table:table-cell>
          <table:table-cell office:value-type="float" office:value="1829" calcext:value-type="float">
            <text:p>1829</text:p>
          </table:table-cell>
          <table:table-cell table:number-columns-repeated="8"/>
        </table:table-row>
        <table:table-row table:style-name="ro1" table:visibility="collapse">
          <table:table-cell office:value-type="float" office:value="126868" calcext:value-type="float">
            <text:p>126868</text:p>
          </table:table-cell>
          <table:table-cell office:value-type="float" office:value="75909" calcext:value-type="float">
            <text:p>75909</text:p>
          </table:table-cell>
          <table:table-cell office:value-type="float" office:value="267702" calcext:value-type="float">
            <text:p>267702</text:p>
          </table:table-cell>
          <table:table-cell office:value-type="float" office:value="51992" calcext:value-type="float">
            <text:p>51992</text:p>
          </table:table-cell>
          <table:table-cell office:value-type="float" office:value="322103" calcext:value-type="float">
            <text:p>322103</text:p>
          </table:table-cell>
          <table:table-cell office:value-type="float" office:value="50111" calcext:value-type="float">
            <text:p>50111</text:p>
          </table:table-cell>
          <table:table-cell office:value-type="float" office:value="39383" calcext:value-type="float">
            <text:p>39383</text:p>
          </table:table-cell>
          <table:table-cell office:value-type="float" office:value="642033" calcext:value-type="float">
            <text:p>642033</text:p>
          </table:table-cell>
          <table:table-cell office:value-type="float" office:value="3300205" calcext:value-type="float">
            <text:p>3300205</text:p>
          </table:table-cell>
          <table:table-cell office:value-type="float" office:value="3428" calcext:value-type="float">
            <text:p>3428</text:p>
          </table:table-cell>
          <table:table-cell table:number-columns-repeated="8"/>
        </table:table-row>
        <table:table-row table:style-name="ro1" table:visibility="collapse">
          <table:table-cell office:value-type="float" office:value="100058" calcext:value-type="float">
            <text:p>100058</text:p>
          </table:table-cell>
          <table:table-cell office:value-type="float" office:value="50942" calcext:value-type="float">
            <text:p>50942</text:p>
          </table:table-cell>
          <table:table-cell office:value-type="float" office:value="161096" calcext:value-type="float">
            <text:p>161096</text:p>
          </table:table-cell>
          <table:table-cell office:value-type="float" office:value="44134" calcext:value-type="float">
            <text:p>44134</text:p>
          </table:table-cell>
          <table:table-cell office:value-type="float" office:value="376305" calcext:value-type="float">
            <text:p>376305</text:p>
          </table:table-cell>
          <table:table-cell office:value-type="float" office:value="35510" calcext:value-type="float">
            <text:p>35510</text:p>
          </table:table-cell>
          <table:table-cell office:value-type="float" office:value="180535" calcext:value-type="float">
            <text:p>180535</text:p>
          </table:table-cell>
          <table:table-cell office:value-type="float" office:value="447919" calcext:value-type="float">
            <text:p>447919</text:p>
          </table:table-cell>
          <table:table-cell office:value-type="float" office:value="1655839" calcext:value-type="float">
            <text:p>1655839</text:p>
          </table:table-cell>
          <table:table-cell office:value-type="float" office:value="1645" calcext:value-type="float">
            <text:p>1645</text:p>
          </table:table-cell>
          <table:table-cell table:number-columns-repeated="8"/>
        </table:table-row>
        <table:table-row table:style-name="ro1" table:visibility="collapse">
          <table:table-cell office:value-type="float" office:value="110581" calcext:value-type="float">
            <text:p>110581</text:p>
          </table:table-cell>
          <table:table-cell office:value-type="float" office:value="55279" calcext:value-type="float">
            <text:p>55279</text:p>
          </table:table-cell>
          <table:table-cell office:value-type="float" office:value="172042" calcext:value-type="float">
            <text:p>172042</text:p>
          </table:table-cell>
          <table:table-cell office:value-type="float" office:value="67564" calcext:value-type="float">
            <text:p>67564</text:p>
          </table:table-cell>
          <table:table-cell office:value-type="float" office:value="305607" calcext:value-type="float">
            <text:p>305607</text:p>
          </table:table-cell>
          <table:table-cell office:value-type="float" office:value="45216" calcext:value-type="float">
            <text:p>45216</text:p>
          </table:table-cell>
          <table:table-cell office:value-type="float" office:value="35591" calcext:value-type="float">
            <text:p>35591</text:p>
          </table:table-cell>
          <table:table-cell office:value-type="float" office:value="527123" calcext:value-type="float">
            <text:p>527123</text:p>
          </table:table-cell>
          <table:table-cell office:value-type="float" office:value="3400298" calcext:value-type="float">
            <text:p>3400298</text:p>
          </table:table-cell>
          <table:table-cell office:value-type="float" office:value="3733" calcext:value-type="float">
            <text:p>3733</text:p>
          </table:table-cell>
          <table:table-cell table:number-columns-repeated="8"/>
        </table:table-row>
        <table:table-row table:style-name="ro1" table:visibility="collapse">
          <table:table-cell office:value-type="float" office:value="106011" calcext:value-type="float">
            <text:p>106011</text:p>
          </table:table-cell>
          <table:table-cell office:value-type="float" office:value="55225" calcext:value-type="float">
            <text:p>55225</text:p>
          </table:table-cell>
          <table:table-cell office:value-type="float" office:value="175810" calcext:value-type="float">
            <text:p>175810</text:p>
          </table:table-cell>
          <table:table-cell office:value-type="float" office:value="104990" calcext:value-type="float">
            <text:p>104990</text:p>
          </table:table-cell>
          <table:table-cell office:value-type="float" office:value="291196" calcext:value-type="float">
            <text:p>291196</text:p>
          </table:table-cell>
          <table:table-cell office:value-type="float" office:value="45644" calcext:value-type="float">
            <text:p>45644</text:p>
          </table:table-cell>
          <table:table-cell office:value-type="float" office:value="56762" calcext:value-type="float">
            <text:p>56762</text:p>
          </table:table-cell>
          <table:table-cell office:value-type="float" office:value="440869" calcext:value-type="float">
            <text:p>440869</text:p>
          </table:table-cell>
          <table:table-cell office:value-type="float" office:value="2897409" calcext:value-type="float">
            <text:p>2897409</text:p>
          </table:table-cell>
          <table:table-cell office:value-type="float" office:value="3024" calcext:value-type="float">
            <text:p>3024</text:p>
          </table:table-cell>
          <table:table-cell table:number-columns-repeated="8"/>
        </table:table-row>
        <table:table-row table:style-name="ro1" table:visibility="collapse">
          <table:table-cell office:value-type="float" office:value="85319" calcext:value-type="float">
            <text:p>85319</text:p>
          </table:table-cell>
          <table:table-cell office:value-type="float" office:value="42991" calcext:value-type="float">
            <text:p>42991</text:p>
          </table:table-cell>
          <table:table-cell office:value-type="float" office:value="136702" calcext:value-type="float">
            <text:p>136702</text:p>
          </table:table-cell>
          <table:table-cell office:value-type="float" office:value="34073" calcext:value-type="float">
            <text:p>34073</text:p>
          </table:table-cell>
          <table:table-cell office:value-type="float" office:value="178365" calcext:value-type="float">
            <text:p>178365</text:p>
          </table:table-cell>
          <table:table-cell office:value-type="float" office:value="34951" calcext:value-type="float">
            <text:p>34951</text:p>
          </table:table-cell>
          <table:table-cell office:value-type="float" office:value="242011" calcext:value-type="float">
            <text:p>242011</text:p>
          </table:table-cell>
          <table:table-cell office:value-type="float" office:value="209678" calcext:value-type="float">
            <text:p>209678</text:p>
          </table:table-cell>
          <table:table-cell office:value-type="float" office:value="1873597" calcext:value-type="float">
            <text:p>1873597</text:p>
          </table:table-cell>
          <table:table-cell office:value-type="float" office:value="2309" calcext:value-type="float">
            <text:p>2309</text:p>
          </table:table-cell>
          <table:table-cell table:number-columns-repeated="8"/>
        </table:table-row>
        <table:table-row table:style-name="ro1" table:visibility="collapse">
          <table:table-cell office:value-type="float" office:value="201946" calcext:value-type="float">
            <text:p>201946</text:p>
          </table:table-cell>
          <table:table-cell office:value-type="float" office:value="69064" calcext:value-type="float">
            <text:p>69064</text:p>
          </table:table-cell>
          <table:table-cell office:value-type="float" office:value="198152" calcext:value-type="float">
            <text:p>198152</text:p>
          </table:table-cell>
          <table:table-cell office:value-type="float" office:value="60549" calcext:value-type="float">
            <text:p>60549</text:p>
          </table:table-cell>
          <table:table-cell office:value-type="float" office:value="570315" calcext:value-type="float">
            <text:p>570315</text:p>
          </table:table-cell>
          <table:table-cell office:value-type="float" office:value="49948" calcext:value-type="float">
            <text:p>49948</text:p>
          </table:table-cell>
          <table:table-cell office:value-type="float" office:value="265836" calcext:value-type="float">
            <text:p>265836</text:p>
          </table:table-cell>
          <table:table-cell office:value-type="float" office:value="1038912" calcext:value-type="float">
            <text:p>1038912</text:p>
          </table:table-cell>
          <table:table-cell office:value-type="float" office:value="3930426" calcext:value-type="float">
            <text:p>3930426</text:p>
          </table:table-cell>
          <table:table-cell office:value-type="float" office:value="2278" calcext:value-type="float">
            <text:p>2278</text:p>
          </table:table-cell>
          <table:table-cell table:number-columns-repeated="8"/>
        </table:table-row>
        <table:table-row table:style-name="ro1" table:visibility="collapse">
          <table:table-cell office:value-type="float" office:value="68766" calcext:value-type="float">
            <text:p>68766</text:p>
          </table:table-cell>
          <table:table-cell office:value-type="float" office:value="27185" calcext:value-type="float">
            <text:p>27185</text:p>
          </table:table-cell>
          <table:table-cell office:value-type="float" office:value="85217" calcext:value-type="float">
            <text:p>85217</text:p>
          </table:table-cell>
          <table:table-cell office:value-type="float" office:value="21033" calcext:value-type="float">
            <text:p>21033</text:p>
          </table:table-cell>
          <table:table-cell office:value-type="float" office:value="232131" calcext:value-type="float">
            <text:p>232131</text:p>
          </table:table-cell>
          <table:table-cell office:value-type="float" office:value="19171" calcext:value-type="float">
            <text:p>19171</text:p>
          </table:table-cell>
          <table:table-cell office:value-type="float" office:value="124604" calcext:value-type="float">
            <text:p>124604</text:p>
          </table:table-cell>
          <table:table-cell office:value-type="float" office:value="262302" calcext:value-type="float">
            <text:p>262302</text:p>
          </table:table-cell>
          <table:table-cell office:value-type="float" office:value="1550210" calcext:value-type="float">
            <text:p>1550210</text:p>
          </table:table-cell>
          <table:table-cell office:value-type="float" office:value="2312" calcext:value-type="float">
            <text:p>2312</text:p>
          </table:table-cell>
          <table:table-cell table:number-columns-repeated="8"/>
        </table:table-row>
        <table:table-row table:style-name="ro1" table:visibility="collapse">
          <table:table-cell office:value-type="float" office:value="90355" calcext:value-type="float">
            <text:p>90355</text:p>
          </table:table-cell>
          <table:table-cell office:value-type="float" office:value="44800" calcext:value-type="float">
            <text:p>44800</text:p>
          </table:table-cell>
          <table:table-cell office:value-type="float" office:value="140934" calcext:value-type="float">
            <text:p>140934</text:p>
          </table:table-cell>
          <table:table-cell office:value-type="float" office:value="38616" calcext:value-type="float">
            <text:p>38616</text:p>
          </table:table-cell>
          <table:table-cell office:value-type="float" office:value="357097" calcext:value-type="float">
            <text:p>357097</text:p>
          </table:table-cell>
          <table:table-cell office:value-type="float" office:value="31885" calcext:value-type="float">
            <text:p>31885</text:p>
          </table:table-cell>
          <table:table-cell office:value-type="float" office:value="25159" calcext:value-type="float">
            <text:p>25159</text:p>
          </table:table-cell>
          <table:table-cell office:value-type="float" office:value="455955" calcext:value-type="float">
            <text:p>455955</text:p>
          </table:table-cell>
          <table:table-cell office:value-type="float" office:value="3505249" calcext:value-type="float">
            <text:p>3505249</text:p>
          </table:table-cell>
          <table:table-cell office:value-type="float" office:value="3408" calcext:value-type="float">
            <text:p>3408</text:p>
          </table:table-cell>
          <table:table-cell table:number-columns-repeated="8"/>
        </table:table-row>
        <table:table-row table:style-name="ro1" table:visibility="collapse">
          <table:table-cell office:value-type="float" office:value="123816" calcext:value-type="float">
            <text:p>123816</text:p>
          </table:table-cell>
          <table:table-cell office:value-type="float" office:value="60375" calcext:value-type="float">
            <text:p>60375</text:p>
          </table:table-cell>
          <table:table-cell office:value-type="float" office:value="250279" calcext:value-type="float">
            <text:p>250279</text:p>
          </table:table-cell>
          <table:table-cell office:value-type="float" office:value="61422" calcext:value-type="float">
            <text:p>61422</text:p>
          </table:table-cell>
          <table:table-cell office:value-type="float" office:value="438078" calcext:value-type="float">
            <text:p>438078</text:p>
          </table:table-cell>
          <table:table-cell office:value-type="float" office:value="43788" calcext:value-type="float">
            <text:p>43788</text:p>
          </table:table-cell>
          <table:table-cell office:value-type="float" office:value="263749" calcext:value-type="float">
            <text:p>263749</text:p>
          </table:table-cell>
          <table:table-cell office:value-type="float" office:value="807170" calcext:value-type="float">
            <text:p>807170</text:p>
          </table:table-cell>
          <table:table-cell office:value-type="float" office:value="3125927" calcext:value-type="float">
            <text:p>3125927</text:p>
          </table:table-cell>
          <table:table-cell office:value-type="float" office:value="1902" calcext:value-type="float">
            <text:p>1902</text:p>
          </table:table-cell>
          <table:table-cell table:number-columns-repeated="8"/>
        </table:table-row>
        <table:table-row table:style-name="ro1" table:visibility="collapse">
          <table:table-cell office:value-type="float" office:value="121446" calcext:value-type="float">
            <text:p>121446</text:p>
          </table:table-cell>
          <table:table-cell office:value-type="float" office:value="60295" calcext:value-type="float">
            <text:p>60295</text:p>
          </table:table-cell>
          <table:table-cell office:value-type="float" office:value="189889" calcext:value-type="float">
            <text:p>189889</text:p>
          </table:table-cell>
          <table:table-cell office:value-type="float" office:value="50723" calcext:value-type="float">
            <text:p>50723</text:p>
          </table:table-cell>
          <table:table-cell office:value-type="float" office:value="443915" calcext:value-type="float">
            <text:p>443915</text:p>
          </table:table-cell>
          <table:table-cell office:value-type="float" office:value="56070" calcext:value-type="float">
            <text:p>56070</text:p>
          </table:table-cell>
          <table:table-cell office:value-type="float" office:value="245353" calcext:value-type="float">
            <text:p>245353</text:p>
          </table:table-cell>
          <table:table-cell office:value-type="float" office:value="748215" calcext:value-type="float">
            <text:p>748215</text:p>
          </table:table-cell>
          <table:table-cell office:value-type="float" office:value="4298458" calcext:value-type="float">
            <text:p>4298458</text:p>
          </table:table-cell>
          <table:table-cell office:value-type="float" office:value="3798" calcext:value-type="float">
            <text:p>3798</text:p>
          </table:table-cell>
          <table:table-cell table:number-columns-repeated="8"/>
        </table:table-row>
        <table:table-row table:style-name="ro1" table:visibility="collapse">
          <table:table-cell office:value-type="float" office:value="122859" calcext:value-type="float">
            <text:p>122859</text:p>
          </table:table-cell>
          <table:table-cell office:value-type="float" office:value="59583" calcext:value-type="float">
            <text:p>59583</text:p>
          </table:table-cell>
          <table:table-cell office:value-type="float" office:value="188025" calcext:value-type="float">
            <text:p>188025</text:p>
          </table:table-cell>
          <table:table-cell office:value-type="float" office:value="50548" calcext:value-type="float">
            <text:p>50548</text:p>
          </table:table-cell>
          <table:table-cell office:value-type="float" office:value="239620" calcext:value-type="float">
            <text:p>239620</text:p>
          </table:table-cell>
          <table:table-cell office:value-type="float" office:value="54126" calcext:value-type="float">
            <text:p>54126</text:p>
          </table:table-cell>
          <table:table-cell office:value-type="float" office:value="434033" calcext:value-type="float">
            <text:p>434033</text:p>
          </table:table-cell>
          <table:table-cell office:value-type="float" office:value="321402" calcext:value-type="float">
            <text:p>321402</text:p>
          </table:table-cell>
          <table:table-cell office:value-type="float" office:value="4927887" calcext:value-type="float">
            <text:p>4927887</text:p>
          </table:table-cell>
          <table:table-cell office:value-type="float" office:value="5563" calcext:value-type="float">
            <text:p>5563</text:p>
          </table:table-cell>
          <table:table-cell table:number-columns-repeated="8"/>
        </table:table-row>
        <table:table-row table:style-name="ro1" table:visibility="collapse">
          <table:table-cell office:value-type="float" office:value="74333" calcext:value-type="float">
            <text:p>74333</text:p>
          </table:table-cell>
          <table:table-cell office:value-type="float" office:value="40643" calcext:value-type="float">
            <text:p>40643</text:p>
          </table:table-cell>
          <table:table-cell office:value-type="float" office:value="109800" calcext:value-type="float">
            <text:p>109800</text:p>
          </table:table-cell>
          <table:table-cell office:value-type="float" office:value="36865" calcext:value-type="float">
            <text:p>36865</text:p>
          </table:table-cell>
          <table:table-cell office:value-type="float" office:value="235681" calcext:value-type="float">
            <text:p>235681</text:p>
          </table:table-cell>
          <table:table-cell office:value-type="float" office:value="29388" calcext:value-type="float">
            <text:p>29388</text:p>
          </table:table-cell>
          <table:table-cell office:value-type="float" office:value="145885" calcext:value-type="float">
            <text:p>145885</text:p>
          </table:table-cell>
          <table:table-cell office:value-type="float" office:value="401992" calcext:value-type="float">
            <text:p>401992</text:p>
          </table:table-cell>
          <table:table-cell office:value-type="float" office:value="3398879" calcext:value-type="float">
            <text:p>3398879</text:p>
          </table:table-cell>
          <table:table-cell office:value-type="float" office:value="3300" calcext:value-type="float">
            <text:p>3300</text:p>
          </table:table-cell>
          <table:table-cell table:number-columns-repeated="8"/>
        </table:table-row>
        <table:table-row table:style-name="ro1" table:visibility="collapse">
          <table:table-cell office:value-type="float" office:value="118068" calcext:value-type="float">
            <text:p>118068</text:p>
          </table:table-cell>
          <table:table-cell office:value-type="float" office:value="59367" calcext:value-type="float">
            <text:p>59367</text:p>
          </table:table-cell>
          <table:table-cell office:value-type="float" office:value="273968" calcext:value-type="float">
            <text:p>273968</text:p>
          </table:table-cell>
          <table:table-cell office:value-type="float" office:value="47430" calcext:value-type="float">
            <text:p>47430</text:p>
          </table:table-cell>
          <table:table-cell office:value-type="float" office:value="334173" calcext:value-type="float">
            <text:p>334173</text:p>
          </table:table-cell>
          <table:table-cell office:value-type="float" office:value="39564" calcext:value-type="float">
            <text:p>39564</text:p>
          </table:table-cell>
          <table:table-cell office:value-type="float" office:value="222835" calcext:value-type="float">
            <text:p>222835</text:p>
          </table:table-cell>
          <table:table-cell office:value-type="float" office:value="632477" calcext:value-type="float">
            <text:p>632477</text:p>
          </table:table-cell>
          <table:table-cell office:value-type="float" office:value="4393179" calcext:value-type="float">
            <text:p>4393179</text:p>
          </table:table-cell>
          <table:table-cell office:value-type="float" office:value="3794" calcext:value-type="float">
            <text:p>3794</text:p>
          </table:table-cell>
          <table:table-cell table:number-columns-repeated="8"/>
        </table:table-row>
        <table:table-row table:style-name="ro1" table:visibility="collapse">
          <table:table-cell office:value-type="float" office:value="110152" calcext:value-type="float">
            <text:p>110152</text:p>
          </table:table-cell>
          <table:table-cell office:value-type="float" office:value="54290" calcext:value-type="float">
            <text:p>54290</text:p>
          </table:table-cell>
          <table:table-cell office:value-type="float" office:value="182661" calcext:value-type="float">
            <text:p>182661</text:p>
          </table:table-cell>
          <table:table-cell office:value-type="float" office:value="46646" calcext:value-type="float">
            <text:p>46646</text:p>
          </table:table-cell>
          <table:table-cell office:value-type="float" office:value="210238" calcext:value-type="float">
            <text:p>210238</text:p>
          </table:table-cell>
          <table:table-cell office:value-type="float" office:value="38419" calcext:value-type="float">
            <text:p>38419</text:p>
          </table:table-cell>
          <table:table-cell office:value-type="float" office:value="346293" calcext:value-type="float">
            <text:p>346293</text:p>
          </table:table-cell>
          <table:table-cell office:value-type="float" office:value="342545" calcext:value-type="float">
            <text:p>342545</text:p>
          </table:table-cell>
          <table:table-cell office:value-type="float" office:value="2887343" calcext:value-type="float">
            <text:p>2887343</text:p>
          </table:table-cell>
          <table:table-cell office:value-type="float" office:value="3452" calcext:value-type="float">
            <text:p>3452</text:p>
          </table:table-cell>
          <table:table-cell table:number-columns-repeated="8"/>
        </table:table-row>
        <table:table-row table:style-name="ro1" table:visibility="collapse">
          <table:table-cell office:value-type="float" office:value="110997" calcext:value-type="float">
            <text:p>110997</text:p>
          </table:table-cell>
          <table:table-cell office:value-type="float" office:value="56520" calcext:value-type="float">
            <text:p>56520</text:p>
          </table:table-cell>
          <table:table-cell office:value-type="float" office:value="171623" calcext:value-type="float">
            <text:p>171623</text:p>
          </table:table-cell>
          <table:table-cell office:value-type="float" office:value="48238" calcext:value-type="float">
            <text:p>48238</text:p>
          </table:table-cell>
          <table:table-cell office:value-type="float" office:value="228079" calcext:value-type="float">
            <text:p>228079</text:p>
          </table:table-cell>
          <table:table-cell office:value-type="float" office:value="42409" calcext:value-type="float">
            <text:p>42409</text:p>
          </table:table-cell>
          <table:table-cell office:value-type="float" office:value="338210" calcext:value-type="float">
            <text:p>338210</text:p>
          </table:table-cell>
          <table:table-cell office:value-type="float" office:value="361066" calcext:value-type="float">
            <text:p>361066</text:p>
          </table:table-cell>
          <table:table-cell office:value-type="float" office:value="3261868" calcext:value-type="float">
            <text:p>3261868</text:p>
          </table:table-cell>
          <table:table-cell office:value-type="float" office:value="3614" calcext:value-type="float">
            <text:p>3614</text:p>
          </table:table-cell>
          <table:table-cell table:number-columns-repeated="8"/>
        </table:table-row>
        <table:table-row table:style-name="ro1" table:visibility="collapse">
          <table:table-cell office:value-type="float" office:value="110131" calcext:value-type="float">
            <text:p>110131</text:p>
          </table:table-cell>
          <table:table-cell office:value-type="float" office:value="55689" calcext:value-type="float">
            <text:p>55689</text:p>
          </table:table-cell>
          <table:table-cell office:value-type="float" office:value="160443" calcext:value-type="float">
            <text:p>160443</text:p>
          </table:table-cell>
          <table:table-cell office:value-type="float" office:value="47631" calcext:value-type="float">
            <text:p>47631</text:p>
          </table:table-cell>
          <table:table-cell office:value-type="float" office:value="374826" calcext:value-type="float">
            <text:p>374826</text:p>
          </table:table-cell>
          <table:table-cell office:value-type="float" office:value="45161" calcext:value-type="float">
            <text:p>45161</text:p>
          </table:table-cell>
          <table:table-cell office:value-type="float" office:value="238573" calcext:value-type="float">
            <text:p>238573</text:p>
          </table:table-cell>
          <table:table-cell office:value-type="float" office:value="786801" calcext:value-type="float">
            <text:p>786801</text:p>
          </table:table-cell>
          <table:table-cell office:value-type="float" office:value="4332559" calcext:value-type="float">
            <text:p>4332559</text:p>
          </table:table-cell>
          <table:table-cell office:value-type="float" office:value="3618" calcext:value-type="float">
            <text:p>3618</text:p>
          </table:table-cell>
          <table:table-cell table:number-columns-repeated="8"/>
        </table:table-row>
        <table:table-row table:style-name="ro1" table:visibility="collapse">
          <table:table-cell office:value-type="float" office:value="123386" calcext:value-type="float">
            <text:p>123386</text:p>
          </table:table-cell>
          <table:table-cell office:value-type="float" office:value="60736" calcext:value-type="float">
            <text:p>60736</text:p>
          </table:table-cell>
          <table:table-cell office:value-type="float" office:value="191834" calcext:value-type="float">
            <text:p>191834</text:p>
          </table:table-cell>
          <table:table-cell office:value-type="float" office:value="51409" calcext:value-type="float">
            <text:p>51409</text:p>
          </table:table-cell>
          <table:table-cell office:value-type="float" office:value="387420" calcext:value-type="float">
            <text:p>387420</text:p>
          </table:table-cell>
          <table:table-cell office:value-type="float" office:value="48593" calcext:value-type="float">
            <text:p>48593</text:p>
          </table:table-cell>
          <table:table-cell office:value-type="float" office:value="269747" calcext:value-type="float">
            <text:p>269747</text:p>
          </table:table-cell>
          <table:table-cell office:value-type="float" office:value="755852" calcext:value-type="float">
            <text:p>755852</text:p>
          </table:table-cell>
          <table:table-cell office:value-type="float" office:value="3753052" calcext:value-type="float">
            <text:p>3753052</text:p>
          </table:table-cell>
          <table:table-cell office:value-type="float" office:value="2958" calcext:value-type="float">
            <text:p>2958</text:p>
          </table:table-cell>
          <table:table-cell table:number-columns-repeated="8"/>
        </table:table-row>
        <table:table-row table:style-name="ro1" table:visibility="collapse">
          <table:table-cell office:value-type="float" office:value="119096" calcext:value-type="float">
            <text:p>119096</text:p>
          </table:table-cell>
          <table:table-cell office:value-type="float" office:value="74212" calcext:value-type="float">
            <text:p>74212</text:p>
          </table:table-cell>
          <table:table-cell office:value-type="float" office:value="198240" calcext:value-type="float">
            <text:p>198240</text:p>
          </table:table-cell>
          <table:table-cell office:value-type="float" office:value="91109" calcext:value-type="float">
            <text:p>91109</text:p>
          </table:table-cell>
          <table:table-cell office:value-type="float" office:value="564216" calcext:value-type="float">
            <text:p>564216</text:p>
          </table:table-cell>
          <table:table-cell office:value-type="float" office:value="58282" calcext:value-type="float">
            <text:p>58282</text:p>
          </table:table-cell>
          <table:table-cell office:value-type="float" office:value="316627" calcext:value-type="float">
            <text:p>316627</text:p>
          </table:table-cell>
          <table:table-cell office:value-type="float" office:value="1340102" calcext:value-type="float">
            <text:p>1340102</text:p>
          </table:table-cell>
          <table:table-cell office:value-type="float" office:value="4883598" calcext:value-type="float">
            <text:p>4883598</text:p>
          </table:table-cell>
          <table:table-cell office:value-type="float" office:value="3754" calcext:value-type="float">
            <text:p>3754</text:p>
          </table:table-cell>
          <table:table-cell table:number-columns-repeated="8"/>
        </table:table-row>
        <table:table-row table:style-name="ro1" table:visibility="collapse">
          <table:table-cell office:value-type="float" office:value="107092" calcext:value-type="float">
            <text:p>107092</text:p>
          </table:table-cell>
          <table:table-cell office:value-type="float" office:value="54874" calcext:value-type="float">
            <text:p>54874</text:p>
          </table:table-cell>
          <table:table-cell office:value-type="float" office:value="169556" calcext:value-type="float">
            <text:p>169556</text:p>
          </table:table-cell>
          <table:table-cell office:value-type="float" office:value="97217" calcext:value-type="float">
            <text:p>97217</text:p>
          </table:table-cell>
          <table:table-cell office:value-type="float" office:value="237036" calcext:value-type="float">
            <text:p>237036</text:p>
          </table:table-cell>
          <table:table-cell office:value-type="float" office:value="47136" calcext:value-type="float">
            <text:p>47136</text:p>
          </table:table-cell>
          <table:table-cell office:value-type="float" office:value="326662" calcext:value-type="float">
            <text:p>326662</text:p>
          </table:table-cell>
          <table:table-cell office:value-type="float" office:value="285357" calcext:value-type="float">
            <text:p>285357</text:p>
          </table:table-cell>
          <table:table-cell office:value-type="float" office:value="2670997" calcext:value-type="float">
            <text:p>2670997</text:p>
          </table:table-cell>
          <table:table-cell office:value-type="float" office:value="3620" calcext:value-type="float">
            <text:p>3620</text:p>
          </table:table-cell>
          <table:table-cell table:number-columns-repeated="8"/>
        </table:table-row>
        <table:table-row table:style-name="ro1" table:visibility="collapse">
          <table:table-cell office:value-type="float" office:value="91953" calcext:value-type="float">
            <text:p>91953</text:p>
          </table:table-cell>
          <table:table-cell office:value-type="float" office:value="48075" calcext:value-type="float">
            <text:p>48075</text:p>
          </table:table-cell>
          <table:table-cell office:value-type="float" office:value="139622" calcext:value-type="float">
            <text:p>139622</text:p>
          </table:table-cell>
          <table:table-cell office:value-type="float" office:value="38831" calcext:value-type="float">
            <text:p>38831</text:p>
          </table:table-cell>
          <table:table-cell office:value-type="float" office:value="294250" calcext:value-type="float">
            <text:p>294250</text:p>
          </table:table-cell>
          <table:table-cell office:value-type="float" office:value="33231" calcext:value-type="float">
            <text:p>33231</text:p>
          </table:table-cell>
          <table:table-cell office:value-type="float" office:value="183357" calcext:value-type="float">
            <text:p>183357</text:p>
          </table:table-cell>
          <table:table-cell office:value-type="float" office:value="685918" calcext:value-type="float">
            <text:p>685918</text:p>
          </table:table-cell>
          <table:table-cell office:value-type="float" office:value="4269336" calcext:value-type="float">
            <text:p>4269336</text:p>
          </table:table-cell>
          <table:table-cell office:value-type="float" office:value="3332" calcext:value-type="float">
            <text:p>3332</text:p>
          </table:table-cell>
          <table:table-cell table:number-columns-repeated="8"/>
        </table:table-row>
        <table:table-row table:style-name="ro1" table:visibility="collapse">
          <table:table-cell office:value-type="float" office:value="111609" calcext:value-type="float">
            <text:p>111609</text:p>
          </table:table-cell>
          <table:table-cell office:value-type="float" office:value="60044" calcext:value-type="float">
            <text:p>60044</text:p>
          </table:table-cell>
          <table:table-cell office:value-type="float" office:value="205529" calcext:value-type="float">
            <text:p>205529</text:p>
          </table:table-cell>
          <table:table-cell office:value-type="float" office:value="51586" calcext:value-type="float">
            <text:p>51586</text:p>
          </table:table-cell>
          <table:table-cell office:value-type="float" office:value="294572" calcext:value-type="float">
            <text:p>294572</text:p>
          </table:table-cell>
          <table:table-cell office:value-type="float" office:value="49470" calcext:value-type="float">
            <text:p>49470</text:p>
          </table:table-cell>
          <table:table-cell office:value-type="float" office:value="34593" calcext:value-type="float">
            <text:p>34593</text:p>
          </table:table-cell>
          <table:table-cell office:value-type="float" office:value="754218" calcext:value-type="float">
            <text:p>754218</text:p>
          </table:table-cell>
          <table:table-cell office:value-type="float" office:value="3215205" calcext:value-type="float">
            <text:p>3215205</text:p>
          </table:table-cell>
          <table:table-cell office:value-type="float" office:value="3287" calcext:value-type="float">
            <text:p>3287</text:p>
          </table:table-cell>
          <table:table-cell table:number-columns-repeated="8"/>
        </table:table-row>
        <table:table-row table:style-name="ro1" table:visibility="collapse">
          <table:table-cell office:value-type="float" office:value="181324" calcext:value-type="float">
            <text:p>181324</text:p>
          </table:table-cell>
          <table:table-cell office:value-type="float" office:value="68197" calcext:value-type="float">
            <text:p>68197</text:p>
          </table:table-cell>
          <table:table-cell office:value-type="float" office:value="186662" calcext:value-type="float">
            <text:p>186662</text:p>
          </table:table-cell>
          <table:table-cell office:value-type="float" office:value="49566" calcext:value-type="float">
            <text:p>49566</text:p>
          </table:table-cell>
          <table:table-cell office:value-type="float" office:value="227253" calcext:value-type="float">
            <text:p>227253</text:p>
          </table:table-cell>
          <table:table-cell office:value-type="float" office:value="45948" calcext:value-type="float">
            <text:p>45948</text:p>
          </table:table-cell>
          <table:table-cell office:value-type="float" office:value="315910" calcext:value-type="float">
            <text:p>315910</text:p>
          </table:table-cell>
          <table:table-cell office:value-type="float" office:value="301157" calcext:value-type="float">
            <text:p>301157</text:p>
          </table:table-cell>
          <table:table-cell office:value-type="float" office:value="2931647" calcext:value-type="float">
            <text:p>2931647</text:p>
          </table:table-cell>
          <table:table-cell office:value-type="float" office:value="1918" calcext:value-type="float">
            <text:p>1918</text:p>
          </table:table-cell>
          <table:table-cell table:number-columns-repeated="8"/>
        </table:table-row>
        <table:table-row table:style-name="ro1" table:visibility="collapse">
          <table:table-cell office:value-type="float" office:value="105484" calcext:value-type="float">
            <text:p>105484</text:p>
          </table:table-cell>
          <table:table-cell office:value-type="float" office:value="54343" calcext:value-type="float">
            <text:p>54343</text:p>
          </table:table-cell>
          <table:table-cell office:value-type="float" office:value="163316" calcext:value-type="float">
            <text:p>163316</text:p>
          </table:table-cell>
          <table:table-cell office:value-type="float" office:value="44802" calcext:value-type="float">
            <text:p>44802</text:p>
          </table:table-cell>
          <table:table-cell office:value-type="float" office:value="241263" calcext:value-type="float">
            <text:p>241263</text:p>
          </table:table-cell>
          <table:table-cell office:value-type="float" office:value="53997" calcext:value-type="float">
            <text:p>53997</text:p>
          </table:table-cell>
          <table:table-cell office:value-type="float" office:value="301888" calcext:value-type="float">
            <text:p>301888</text:p>
          </table:table-cell>
          <table:table-cell office:value-type="float" office:value="335954" calcext:value-type="float">
            <text:p>335954</text:p>
          </table:table-cell>
          <table:table-cell office:value-type="float" office:value="2972678" calcext:value-type="float">
            <text:p>2972678</text:p>
          </table:table-cell>
          <table:table-cell office:value-type="float" office:value="4018" calcext:value-type="float">
            <text:p>4018</text:p>
          </table:table-cell>
          <table:table-cell table:number-columns-repeated="8"/>
        </table:table-row>
        <table:table-row table:style-name="ro1" table:visibility="collapse">
          <table:table-cell office:value-type="float" office:value="107408" calcext:value-type="float">
            <text:p>107408</text:p>
          </table:table-cell>
          <table:table-cell office:value-type="float" office:value="54040" calcext:value-type="float">
            <text:p>54040</text:p>
          </table:table-cell>
          <table:table-cell office:value-type="float" office:value="155191" calcext:value-type="float">
            <text:p>155191</text:p>
          </table:table-cell>
          <table:table-cell office:value-type="float" office:value="46001" calcext:value-type="float">
            <text:p>46001</text:p>
          </table:table-cell>
          <table:table-cell office:value-type="float" office:value="418855" calcext:value-type="float">
            <text:p>418855</text:p>
          </table:table-cell>
          <table:table-cell office:value-type="float" office:value="39573" calcext:value-type="float">
            <text:p>39573</text:p>
          </table:table-cell>
          <table:table-cell office:value-type="float" office:value="217962" calcext:value-type="float">
            <text:p>217962</text:p>
          </table:table-cell>
          <table:table-cell office:value-type="float" office:value="695867" calcext:value-type="float">
            <text:p>695867</text:p>
          </table:table-cell>
          <table:table-cell office:value-type="float" office:value="2922432" calcext:value-type="float">
            <text:p>2922432</text:p>
          </table:table-cell>
          <table:table-cell office:value-type="float" office:value="3304" calcext:value-type="float">
            <text:p>3304</text:p>
          </table:table-cell>
          <table:table-cell table:number-columns-repeated="8"/>
        </table:table-row>
        <table:table-row table:style-name="ro1" table:visibility="collapse">
          <table:table-cell office:value-type="float" office:value="119016" calcext:value-type="float">
            <text:p>119016</text:p>
          </table:table-cell>
          <table:table-cell office:value-type="float" office:value="59317" calcext:value-type="float">
            <text:p>59317</text:p>
          </table:table-cell>
          <table:table-cell office:value-type="float" office:value="196082" calcext:value-type="float">
            <text:p>196082</text:p>
          </table:table-cell>
          <table:table-cell office:value-type="float" office:value="48434" calcext:value-type="float">
            <text:p>48434</text:p>
          </table:table-cell>
          <table:table-cell office:value-type="float" office:value="220717" calcext:value-type="float">
            <text:p>220717</text:p>
          </table:table-cell>
          <table:table-cell office:value-type="float" office:value="44314" calcext:value-type="float">
            <text:p>44314</text:p>
          </table:table-cell>
          <table:table-cell office:value-type="float" office:value="318511" calcext:value-type="float">
            <text:p>318511</text:p>
          </table:table-cell>
          <table:table-cell office:value-type="float" office:value="341151" calcext:value-type="float">
            <text:p>341151</text:p>
          </table:table-cell>
          <table:table-cell office:value-type="float" office:value="3565286" calcext:value-type="float">
            <text:p>3565286</text:p>
          </table:table-cell>
          <table:table-cell office:value-type="float" office:value="4425" calcext:value-type="float">
            <text:p>4425</text:p>
          </table:table-cell>
          <table:table-cell table:number-columns-repeated="8"/>
        </table:table-row>
        <table:table-row table:style-name="ro1" table:visibility="collapse">
          <table:table-cell office:value-type="float" office:value="126783" calcext:value-type="float">
            <text:p>126783</text:p>
          </table:table-cell>
          <table:table-cell office:value-type="float" office:value="55434" calcext:value-type="float">
            <text:p>55434</text:p>
          </table:table-cell>
          <table:table-cell office:value-type="float" office:value="189279" calcext:value-type="float">
            <text:p>189279</text:p>
          </table:table-cell>
          <table:table-cell office:value-type="float" office:value="42759" calcext:value-type="float">
            <text:p>42759</text:p>
          </table:table-cell>
          <table:table-cell office:value-type="float" office:value="490715" calcext:value-type="float">
            <text:p>490715</text:p>
          </table:table-cell>
          <table:table-cell office:value-type="float" office:value="42725" calcext:value-type="float">
            <text:p>42725</text:p>
          </table:table-cell>
          <table:table-cell office:value-type="float" office:value="242348" calcext:value-type="float">
            <text:p>242348</text:p>
          </table:table-cell>
          <table:table-cell office:value-type="float" office:value="926715" calcext:value-type="float">
            <text:p>926715</text:p>
          </table:table-cell>
          <table:table-cell office:value-type="float" office:value="3200959" calcext:value-type="float">
            <text:p>3200959</text:p>
          </table:table-cell>
          <table:table-cell office:value-type="float" office:value="2894" calcext:value-type="float">
            <text:p>2894</text:p>
          </table:table-cell>
          <table:table-cell table:number-columns-repeated="8"/>
        </table:table-row>
        <table:table-row table:style-name="ro1" table:visibility="collapse">
          <table:table-cell office:value-type="float" office:value="101126" calcext:value-type="float">
            <text:p>101126</text:p>
          </table:table-cell>
          <table:table-cell office:value-type="float" office:value="51676" calcext:value-type="float">
            <text:p>51676</text:p>
          </table:table-cell>
          <table:table-cell office:value-type="float" office:value="165958" calcext:value-type="float">
            <text:p>165958</text:p>
          </table:table-cell>
          <table:table-cell office:value-type="float" office:value="41870" calcext:value-type="float">
            <text:p>41870</text:p>
          </table:table-cell>
          <table:table-cell office:value-type="float" office:value="455139" calcext:value-type="float">
            <text:p>455139</text:p>
          </table:table-cell>
          <table:table-cell office:value-type="float" office:value="37171" calcext:value-type="float">
            <text:p>37171</text:p>
          </table:table-cell>
          <table:table-cell office:value-type="float" office:value="213905" calcext:value-type="float">
            <text:p>213905</text:p>
          </table:table-cell>
          <table:table-cell office:value-type="float" office:value="715934" calcext:value-type="float">
            <text:p>715934</text:p>
          </table:table-cell>
          <table:table-cell office:value-type="float" office:value="3337381" calcext:value-type="float">
            <text:p>3337381</text:p>
          </table:table-cell>
          <table:table-cell office:value-type="float" office:value="2189" calcext:value-type="float">
            <text:p>2189</text:p>
          </table:table-cell>
          <table:table-cell table:number-columns-repeated="8"/>
        </table:table-row>
        <table:table-row table:style-name="ro1" table:visibility="collapse">
          <table:table-cell office:value-type="float" office:value="349122" calcext:value-type="float">
            <text:p>349122</text:p>
          </table:table-cell>
          <table:table-cell office:value-type="float" office:value="42435" calcext:value-type="float">
            <text:p>42435</text:p>
          </table:table-cell>
          <table:table-cell office:value-type="float" office:value="129041" calcext:value-type="float">
            <text:p>129041</text:p>
          </table:table-cell>
          <table:table-cell office:value-type="float" office:value="33796" calcext:value-type="float">
            <text:p>33796</text:p>
          </table:table-cell>
          <table:table-cell office:value-type="float" office:value="271887" calcext:value-type="float">
            <text:p>271887</text:p>
          </table:table-cell>
          <table:table-cell office:value-type="float" office:value="29142" calcext:value-type="float">
            <text:p>29142</text:p>
          </table:table-cell>
          <table:table-cell office:value-type="float" office:value="172349" calcext:value-type="float">
            <text:p>172349</text:p>
          </table:table-cell>
          <table:table-cell office:value-type="float" office:value="485085" calcext:value-type="float">
            <text:p>485085</text:p>
          </table:table-cell>
          <table:table-cell office:value-type="float" office:value="2967389" calcext:value-type="float">
            <text:p>2967389</text:p>
          </table:table-cell>
          <table:table-cell office:value-type="float" office:value="2573" calcext:value-type="float">
            <text:p>2573</text:p>
          </table:table-cell>
          <table:table-cell table:number-columns-repeated="8"/>
        </table:table-row>
        <table:table-row table:style-name="ro1" table:visibility="collapse">
          <table:table-cell office:value-type="float" office:value="121351" calcext:value-type="float">
            <text:p>121351</text:p>
          </table:table-cell>
          <table:table-cell office:value-type="float" office:value="61022" calcext:value-type="float">
            <text:p>61022</text:p>
          </table:table-cell>
          <table:table-cell office:value-type="float" office:value="194564" calcext:value-type="float">
            <text:p>194564</text:p>
          </table:table-cell>
          <table:table-cell office:value-type="float" office:value="50433" calcext:value-type="float">
            <text:p>50433</text:p>
          </table:table-cell>
          <table:table-cell office:value-type="float" office:value="410261" calcext:value-type="float">
            <text:p>410261</text:p>
          </table:table-cell>
          <table:table-cell office:value-type="float" office:value="43768" calcext:value-type="float">
            <text:p>43768</text:p>
          </table:table-cell>
          <table:table-cell office:value-type="float" office:value="242967" calcext:value-type="float">
            <text:p>242967</text:p>
          </table:table-cell>
          <table:table-cell office:value-type="float" office:value="773081" calcext:value-type="float">
            <text:p>773081</text:p>
          </table:table-cell>
          <table:table-cell office:value-type="float" office:value="5227318" calcext:value-type="float">
            <text:p>5227318</text:p>
          </table:table-cell>
          <table:table-cell office:value-type="float" office:value="2050" calcext:value-type="float">
            <text:p>2050</text:p>
          </table:table-cell>
          <table:table-cell table:number-columns-repeated="8"/>
        </table:table-row>
        <table:table-row table:style-name="ro1" table:visibility="collapse">
          <table:table-cell office:value-type="float" office:value="191015" calcext:value-type="float">
            <text:p>191015</text:p>
          </table:table-cell>
          <table:table-cell office:value-type="float" office:value="91312" calcext:value-type="float">
            <text:p>91312</text:p>
          </table:table-cell>
          <table:table-cell office:value-type="float" office:value="328152" calcext:value-type="float">
            <text:p>328152</text:p>
          </table:table-cell>
          <table:table-cell office:value-type="float" office:value="33918" calcext:value-type="float">
            <text:p>33918</text:p>
          </table:table-cell>
          <table:table-cell office:value-type="float" office:value="249680" calcext:value-type="float">
            <text:p>249680</text:p>
          </table:table-cell>
          <table:table-cell office:value-type="float" office:value="29947" calcext:value-type="float">
            <text:p>29947</text:p>
          </table:table-cell>
          <table:table-cell office:value-type="float" office:value="165515" calcext:value-type="float">
            <text:p>165515</text:p>
          </table:table-cell>
          <table:table-cell office:value-type="float" office:value="517755" calcext:value-type="float">
            <text:p>517755</text:p>
          </table:table-cell>
          <table:table-cell office:value-type="float" office:value="2655606" calcext:value-type="float">
            <text:p>2655606</text:p>
          </table:table-cell>
          <table:table-cell office:value-type="float" office:value="2889" calcext:value-type="float">
            <text:p>2889</text:p>
          </table:table-cell>
          <table:table-cell table:number-columns-repeated="8"/>
        </table:table-row>
        <table:table-row table:style-name="ro1" table:visibility="collapse">
          <table:table-cell office:value-type="float" office:value="162585" calcext:value-type="float">
            <text:p>162585</text:p>
          </table:table-cell>
          <table:table-cell office:value-type="float" office:value="45089" calcext:value-type="float">
            <text:p>45089</text:p>
          </table:table-cell>
          <table:table-cell office:value-type="float" office:value="192134" calcext:value-type="float">
            <text:p>192134</text:p>
          </table:table-cell>
          <table:table-cell office:value-type="float" office:value="36044" calcext:value-type="float">
            <text:p>36044</text:p>
          </table:table-cell>
          <table:table-cell office:value-type="float" office:value="206498" calcext:value-type="float">
            <text:p>206498</text:p>
          </table:table-cell>
          <table:table-cell office:value-type="float" office:value="29712" calcext:value-type="float">
            <text:p>29712</text:p>
          </table:table-cell>
          <table:table-cell office:value-type="float" office:value="23705" calcext:value-type="float">
            <text:p>23705</text:p>
          </table:table-cell>
          <table:table-cell office:value-type="float" office:value="370643" calcext:value-type="float">
            <text:p>370643</text:p>
          </table:table-cell>
          <table:table-cell office:value-type="float" office:value="2013416" calcext:value-type="float">
            <text:p>2013416</text:p>
          </table:table-cell>
          <table:table-cell office:value-type="float" office:value="2606" calcext:value-type="float">
            <text:p>2606</text:p>
          </table:table-cell>
          <table:table-cell table:number-columns-repeated="8"/>
        </table:table-row>
        <table:table-row table:style-name="ro1" table:visibility="collapse">
          <table:table-cell office:value-type="float" office:value="145145" calcext:value-type="float">
            <text:p>145145</text:p>
          </table:table-cell>
          <table:table-cell office:value-type="float" office:value="48421" calcext:value-type="float">
            <text:p>48421</text:p>
          </table:table-cell>
          <table:table-cell office:value-type="float" office:value="205453" calcext:value-type="float">
            <text:p>205453</text:p>
          </table:table-cell>
          <table:table-cell office:value-type="float" office:value="40438" calcext:value-type="float">
            <text:p>40438</text:p>
          </table:table-cell>
          <table:table-cell office:value-type="float" office:value="202764" calcext:value-type="float">
            <text:p>202764</text:p>
          </table:table-cell>
          <table:table-cell office:value-type="float" office:value="24892" calcext:value-type="float">
            <text:p>24892</text:p>
          </table:table-cell>
          <table:table-cell office:value-type="float" office:value="205875" calcext:value-type="float">
            <text:p>205875</text:p>
          </table:table-cell>
          <table:table-cell office:value-type="float" office:value="158828" calcext:value-type="float">
            <text:p>158828</text:p>
          </table:table-cell>
          <table:table-cell office:value-type="float" office:value="2212501" calcext:value-type="float">
            <text:p>2212501</text:p>
          </table:table-cell>
          <table:table-cell office:value-type="float" office:value="4475" calcext:value-type="float">
            <text:p>4475</text:p>
          </table:table-cell>
          <table:table-cell table:number-columns-repeated="8"/>
        </table:table-row>
        <table:table-row table:style-name="ro1" table:visibility="collapse">
          <table:table-cell office:value-type="float" office:value="115618" calcext:value-type="float">
            <text:p>115618</text:p>
          </table:table-cell>
          <table:table-cell office:value-type="float" office:value="59177" calcext:value-type="float">
            <text:p>59177</text:p>
          </table:table-cell>
          <table:table-cell office:value-type="float" office:value="208545" calcext:value-type="float">
            <text:p>208545</text:p>
          </table:table-cell>
          <table:table-cell office:value-type="float" office:value="50889" calcext:value-type="float">
            <text:p>50889</text:p>
          </table:table-cell>
          <table:table-cell office:value-type="float" office:value="448286" calcext:value-type="float">
            <text:p>448286</text:p>
          </table:table-cell>
          <table:table-cell office:value-type="float" office:value="43071" calcext:value-type="float">
            <text:p>43071</text:p>
          </table:table-cell>
          <table:table-cell office:value-type="float" office:value="288855" calcext:value-type="float">
            <text:p>288855</text:p>
          </table:table-cell>
          <table:table-cell office:value-type="float" office:value="1285487" calcext:value-type="float">
            <text:p>1285487</text:p>
          </table:table-cell>
          <table:table-cell office:value-type="float" office:value="3405651" calcext:value-type="float">
            <text:p>3405651</text:p>
          </table:table-cell>
          <table:table-cell office:value-type="float" office:value="3955" calcext:value-type="float">
            <text:p>3955</text:p>
          </table:table-cell>
          <table:table-cell table:number-columns-repeated="8"/>
        </table:table-row>
        <table:table-row table:style-name="ro1" table:visibility="collapse">
          <table:table-cell office:value-type="float" office:value="102936" calcext:value-type="float">
            <text:p>102936</text:p>
          </table:table-cell>
          <table:table-cell office:value-type="float" office:value="55119" calcext:value-type="float">
            <text:p>55119</text:p>
          </table:table-cell>
          <table:table-cell office:value-type="float" office:value="160376" calcext:value-type="float">
            <text:p>160376</text:p>
          </table:table-cell>
          <table:table-cell office:value-type="float" office:value="45764" calcext:value-type="float">
            <text:p>45764</text:p>
          </table:table-cell>
          <table:table-cell office:value-type="float" office:value="362663" calcext:value-type="float">
            <text:p>362663</text:p>
          </table:table-cell>
          <table:table-cell office:value-type="float" office:value="147454" calcext:value-type="float">
            <text:p>147454</text:p>
          </table:table-cell>
          <table:table-cell office:value-type="float" office:value="258920" calcext:value-type="float">
            <text:p>258920</text:p>
          </table:table-cell>
          <table:table-cell office:value-type="float" office:value="920574" calcext:value-type="float">
            <text:p>920574</text:p>
          </table:table-cell>
          <table:table-cell office:value-type="float" office:value="3077612" calcext:value-type="float">
            <text:p>3077612</text:p>
          </table:table-cell>
          <table:table-cell office:value-type="float" office:value="2414" calcext:value-type="float">
            <text:p>2414</text:p>
          </table:table-cell>
          <table:table-cell table:number-columns-repeated="8"/>
        </table:table-row>
        <table:table-row table:style-name="ro1" table:visibility="collapse">
          <table:table-cell office:value-type="float" office:value="76388" calcext:value-type="float">
            <text:p>76388</text:p>
          </table:table-cell>
          <table:table-cell office:value-type="float" office:value="39332" calcext:value-type="float">
            <text:p>39332</text:p>
          </table:table-cell>
          <table:table-cell office:value-type="float" office:value="106768" calcext:value-type="float">
            <text:p>106768</text:p>
          </table:table-cell>
          <table:table-cell office:value-type="float" office:value="32320" calcext:value-type="float">
            <text:p>32320</text:p>
          </table:table-cell>
          <table:table-cell office:value-type="float" office:value="188841" calcext:value-type="float">
            <text:p>188841</text:p>
          </table:table-cell>
          <table:table-cell office:value-type="float" office:value="25793" calcext:value-type="float">
            <text:p>25793</text:p>
          </table:table-cell>
          <table:table-cell office:value-type="float" office:value="21734" calcext:value-type="float">
            <text:p>21734</text:p>
          </table:table-cell>
          <table:table-cell office:value-type="float" office:value="682882" calcext:value-type="float">
            <text:p>682882</text:p>
          </table:table-cell>
          <table:table-cell office:value-type="float" office:value="2026737" calcext:value-type="float">
            <text:p>2026737</text:p>
          </table:table-cell>
          <table:table-cell office:value-type="float" office:value="2245" calcext:value-type="float">
            <text:p>2245</text:p>
          </table:table-cell>
          <table:table-cell table:number-columns-repeated="8"/>
        </table:table-row>
        <table:table-row table:style-name="ro1" table:visibility="collapse">
          <table:table-cell office:value-type="float" office:value="118359" calcext:value-type="float">
            <text:p>118359</text:p>
          </table:table-cell>
          <table:table-cell office:value-type="float" office:value="60210" calcext:value-type="float">
            <text:p>60210</text:p>
          </table:table-cell>
          <table:table-cell office:value-type="float" office:value="169544" calcext:value-type="float">
            <text:p>169544</text:p>
          </table:table-cell>
          <table:table-cell office:value-type="float" office:value="51701" calcext:value-type="float">
            <text:p>51701</text:p>
          </table:table-cell>
          <table:table-cell office:value-type="float" office:value="422999" calcext:value-type="float">
            <text:p>422999</text:p>
          </table:table-cell>
          <table:table-cell office:value-type="float" office:value="44314" calcext:value-type="float">
            <text:p>44314</text:p>
          </table:table-cell>
          <table:table-cell office:value-type="float" office:value="273917" calcext:value-type="float">
            <text:p>273917</text:p>
          </table:table-cell>
          <table:table-cell office:value-type="float" office:value="871575" calcext:value-type="float">
            <text:p>871575</text:p>
          </table:table-cell>
          <table:table-cell office:value-type="float" office:value="4470802" calcext:value-type="float">
            <text:p>4470802</text:p>
          </table:table-cell>
          <table:table-cell office:value-type="float" office:value="4706" calcext:value-type="float">
            <text:p>4706</text:p>
          </table:table-cell>
          <table:table-cell table:number-columns-repeated="8"/>
        </table:table-row>
        <table:table-row table:style-name="ro1" table:visibility="collapse">
          <table:table-cell office:value-type="float" office:value="171731" calcext:value-type="float">
            <text:p>171731</text:p>
          </table:table-cell>
          <table:table-cell office:value-type="float" office:value="67457" calcext:value-type="float">
            <text:p>67457</text:p>
          </table:table-cell>
          <table:table-cell office:value-type="float" office:value="156514" calcext:value-type="float">
            <text:p>156514</text:p>
          </table:table-cell>
          <table:table-cell office:value-type="float" office:value="46909" calcext:value-type="float">
            <text:p>46909</text:p>
          </table:table-cell>
          <table:table-cell office:value-type="float" office:value="366987" calcext:value-type="float">
            <text:p>366987</text:p>
          </table:table-cell>
          <table:table-cell office:value-type="float" office:value="45988" calcext:value-type="float">
            <text:p>45988</text:p>
          </table:table-cell>
          <table:table-cell office:value-type="float" office:value="226443" calcext:value-type="float">
            <text:p>226443</text:p>
          </table:table-cell>
          <table:table-cell office:value-type="float" office:value="746162" calcext:value-type="float">
            <text:p>746162</text:p>
          </table:table-cell>
          <table:table-cell office:value-type="float" office:value="5428824" calcext:value-type="float">
            <text:p>5428824</text:p>
          </table:table-cell>
          <table:table-cell office:value-type="float" office:value="2877" calcext:value-type="float">
            <text:p>2877</text:p>
          </table:table-cell>
          <table:table-cell table:number-columns-repeated="8"/>
        </table:table-row>
        <table:table-row table:style-name="ro1" table:visibility="collapse">
          <table:table-cell office:value-type="float" office:value="153965" calcext:value-type="float">
            <text:p>153965</text:p>
          </table:table-cell>
          <table:table-cell office:value-type="float" office:value="59765" calcext:value-type="float">
            <text:p>59765</text:p>
          </table:table-cell>
          <table:table-cell office:value-type="float" office:value="150977" calcext:value-type="float">
            <text:p>150977</text:p>
          </table:table-cell>
          <table:table-cell office:value-type="float" office:value="44174" calcext:value-type="float">
            <text:p>44174</text:p>
          </table:table-cell>
          <table:table-cell office:value-type="float" office:value="270078" calcext:value-type="float">
            <text:p>270078</text:p>
          </table:table-cell>
          <table:table-cell office:value-type="float" office:value="42931" calcext:value-type="float">
            <text:p>42931</text:p>
          </table:table-cell>
          <table:table-cell office:value-type="float" office:value="32103" calcext:value-type="float">
            <text:p>32103</text:p>
          </table:table-cell>
          <table:table-cell office:value-type="float" office:value="404650" calcext:value-type="float">
            <text:p>404650</text:p>
          </table:table-cell>
          <table:table-cell office:value-type="float" office:value="3707963" calcext:value-type="float">
            <text:p>3707963</text:p>
          </table:table-cell>
          <table:table-cell office:value-type="float" office:value="4004" calcext:value-type="float">
            <text:p>4004</text:p>
          </table:table-cell>
          <table:table-cell table:number-columns-repeated="8"/>
        </table:table-row>
        <table:table-row table:style-name="ro1" table:visibility="collapse">
          <table:table-cell office:value-type="float" office:value="129023" calcext:value-type="float">
            <text:p>129023</text:p>
          </table:table-cell>
          <table:table-cell office:value-type="float" office:value="54867" calcext:value-type="float">
            <text:p>54867</text:p>
          </table:table-cell>
          <table:table-cell office:value-type="float" office:value="186441" calcext:value-type="float">
            <text:p>186441</text:p>
          </table:table-cell>
          <table:table-cell office:value-type="float" office:value="51314" calcext:value-type="float">
            <text:p>51314</text:p>
          </table:table-cell>
          <table:table-cell office:value-type="float" office:value="430013" calcext:value-type="float">
            <text:p>430013</text:p>
          </table:table-cell>
          <table:table-cell office:value-type="float" office:value="23419" calcext:value-type="float">
            <text:p>23419</text:p>
          </table:table-cell>
          <table:table-cell office:value-type="float" office:value="138244" calcext:value-type="float">
            <text:p>138244</text:p>
          </table:table-cell>
          <table:table-cell office:value-type="float" office:value="301985" calcext:value-type="float">
            <text:p>301985</text:p>
          </table:table-cell>
          <table:table-cell office:value-type="float" office:value="3707520" calcext:value-type="float">
            <text:p>3707520</text:p>
          </table:table-cell>
          <table:table-cell office:value-type="float" office:value="2236" calcext:value-type="float">
            <text:p>2236</text:p>
          </table:table-cell>
          <table:table-cell table:number-columns-repeated="8"/>
        </table:table-row>
        <table:table-row table:style-name="ro1" table:visibility="collapse">
          <table:table-cell office:value-type="float" office:value="280715" calcext:value-type="float">
            <text:p>280715</text:p>
          </table:table-cell>
          <table:table-cell office:value-type="float" office:value="64183" calcext:value-type="float">
            <text:p>64183</text:p>
          </table:table-cell>
          <table:table-cell office:value-type="float" office:value="151369" calcext:value-type="float">
            <text:p>151369</text:p>
          </table:table-cell>
          <table:table-cell office:value-type="float" office:value="45359" calcext:value-type="float">
            <text:p>45359</text:p>
          </table:table-cell>
          <table:table-cell office:value-type="float" office:value="197859" calcext:value-type="float">
            <text:p>197859</text:p>
          </table:table-cell>
          <table:table-cell office:value-type="float" office:value="41029" calcext:value-type="float">
            <text:p>41029</text:p>
          </table:table-cell>
          <table:table-cell office:value-type="float" office:value="288925" calcext:value-type="float">
            <text:p>288925</text:p>
          </table:table-cell>
          <table:table-cell office:value-type="float" office:value="271112" calcext:value-type="float">
            <text:p>271112</text:p>
          </table:table-cell>
          <table:table-cell office:value-type="float" office:value="2901399" calcext:value-type="float">
            <text:p>2901399</text:p>
          </table:table-cell>
          <table:table-cell office:value-type="float" office:value="2878" calcext:value-type="float">
            <text:p>2878</text:p>
          </table:table-cell>
          <table:table-cell table:number-columns-repeated="8"/>
        </table:table-row>
        <table:table-row table:style-name="ro1" table:visibility="collapse">
          <table:table-cell office:value-type="float" office:value="178830" calcext:value-type="float">
            <text:p>178830</text:p>
          </table:table-cell>
          <table:table-cell office:value-type="float" office:value="66097" calcext:value-type="float">
            <text:p>66097</text:p>
          </table:table-cell>
          <table:table-cell office:value-type="float" office:value="193291" calcext:value-type="float">
            <text:p>193291</text:p>
          </table:table-cell>
          <table:table-cell office:value-type="float" office:value="62173" calcext:value-type="float">
            <text:p>62173</text:p>
          </table:table-cell>
          <table:table-cell office:value-type="float" office:value="300586" calcext:value-type="float">
            <text:p>300586</text:p>
          </table:table-cell>
          <table:table-cell office:value-type="float" office:value="59377" calcext:value-type="float">
            <text:p>59377</text:p>
          </table:table-cell>
          <table:table-cell office:value-type="float" office:value="441015" calcext:value-type="float">
            <text:p>441015</text:p>
          </table:table-cell>
          <table:table-cell office:value-type="float" office:value="457396" calcext:value-type="float">
            <text:p>457396</text:p>
          </table:table-cell>
          <table:table-cell office:value-type="float" office:value="2397327" calcext:value-type="float">
            <text:p>2397327</text:p>
          </table:table-cell>
          <table:table-cell office:value-type="float" office:value="2543" calcext:value-type="float">
            <text:p>2543</text:p>
          </table:table-cell>
          <table:table-cell table:number-columns-repeated="8"/>
        </table:table-row>
        <table:table-row table:style-name="ro1" table:visibility="collapse">
          <table:table-cell office:value-type="float" office:value="89205" calcext:value-type="float">
            <text:p>89205</text:p>
          </table:table-cell>
          <table:table-cell office:value-type="float" office:value="30333" calcext:value-type="float">
            <text:p>30333</text:p>
          </table:table-cell>
          <table:table-cell office:value-type="float" office:value="76322" calcext:value-type="float">
            <text:p>76322</text:p>
          </table:table-cell>
          <table:table-cell office:value-type="float" office:value="21005" calcext:value-type="float">
            <text:p>21005</text:p>
          </table:table-cell>
          <table:table-cell office:value-type="float" office:value="203268" calcext:value-type="float">
            <text:p>203268</text:p>
          </table:table-cell>
          <table:table-cell office:value-type="float" office:value="20227" calcext:value-type="float">
            <text:p>20227</text:p>
          </table:table-cell>
          <table:table-cell office:value-type="float" office:value="175227" calcext:value-type="float">
            <text:p>175227</text:p>
          </table:table-cell>
          <table:table-cell office:value-type="float" office:value="309425" calcext:value-type="float">
            <text:p>309425</text:p>
          </table:table-cell>
          <table:table-cell office:value-type="float" office:value="1998746" calcext:value-type="float">
            <text:p>1998746</text:p>
          </table:table-cell>
          <table:table-cell office:value-type="float" office:value="1739" calcext:value-type="float">
            <text:p>1739</text:p>
          </table:table-cell>
          <table:table-cell table:number-columns-repeated="8"/>
        </table:table-row>
        <table:table-row table:style-name="ro1" table:visibility="collapse">
          <table:table-cell office:value-type="float" office:value="82184" calcext:value-type="float">
            <text:p>82184</text:p>
          </table:table-cell>
          <table:table-cell office:value-type="float" office:value="55434" calcext:value-type="float">
            <text:p>55434</text:p>
          </table:table-cell>
          <table:table-cell office:value-type="float" office:value="118452" calcext:value-type="float">
            <text:p>118452</text:p>
          </table:table-cell>
          <table:table-cell office:value-type="float" office:value="34301" calcext:value-type="float">
            <text:p>34301</text:p>
          </table:table-cell>
          <table:table-cell office:value-type="float" office:value="141679" calcext:value-type="float">
            <text:p>141679</text:p>
          </table:table-cell>
          <table:table-cell office:value-type="float" office:value="33796" calcext:value-type="float">
            <text:p>33796</text:p>
          </table:table-cell>
          <table:table-cell office:value-type="float" office:value="324189" calcext:value-type="float">
            <text:p>324189</text:p>
          </table:table-cell>
          <table:table-cell office:value-type="float" office:value="184161" calcext:value-type="float">
            <text:p>184161</text:p>
          </table:table-cell>
          <table:table-cell office:value-type="float" office:value="1952141" calcext:value-type="float">
            <text:p>1952141</text:p>
          </table:table-cell>
          <table:table-cell office:value-type="float" office:value="2387" calcext:value-type="float">
            <text:p>2387</text:p>
          </table:table-cell>
          <table:table-cell table:number-columns-repeated="8"/>
        </table:table-row>
        <table:table-row table:style-name="ro1" table:visibility="collapse">
          <table:table-cell office:value-type="float" office:value="88301" calcext:value-type="float">
            <text:p>88301</text:p>
          </table:table-cell>
          <table:table-cell office:value-type="float" office:value="48639" calcext:value-type="float">
            <text:p>48639</text:p>
          </table:table-cell>
          <table:table-cell office:value-type="float" office:value="125818" calcext:value-type="float">
            <text:p>125818</text:p>
          </table:table-cell>
          <table:table-cell office:value-type="float" office:value="39207" calcext:value-type="float">
            <text:p>39207</text:p>
          </table:table-cell>
          <table:table-cell office:value-type="float" office:value="470229" calcext:value-type="float">
            <text:p>470229</text:p>
          </table:table-cell>
          <table:table-cell office:value-type="float" office:value="47132" calcext:value-type="float">
            <text:p>47132</text:p>
          </table:table-cell>
          <table:table-cell office:value-type="float" office:value="230101" calcext:value-type="float">
            <text:p>230101</text:p>
          </table:table-cell>
          <table:table-cell office:value-type="float" office:value="664063" calcext:value-type="float">
            <text:p>664063</text:p>
          </table:table-cell>
          <table:table-cell office:value-type="float" office:value="3764503" calcext:value-type="float">
            <text:p>3764503</text:p>
          </table:table-cell>
          <table:table-cell office:value-type="float" office:value="3291" calcext:value-type="float">
            <text:p>3291</text:p>
          </table:table-cell>
          <table:table-cell table:number-columns-repeated="8"/>
        </table:table-row>
        <table:table-row table:style-name="ro1" table:visibility="collapse">
          <table:table-cell office:value-type="float" office:value="63629" calcext:value-type="float">
            <text:p>63629</text:p>
          </table:table-cell>
          <table:table-cell office:value-type="float" office:value="33908" calcext:value-type="float">
            <text:p>33908</text:p>
          </table:table-cell>
          <table:table-cell office:value-type="float" office:value="97241" calcext:value-type="float">
            <text:p>97241</text:p>
          </table:table-cell>
          <table:table-cell office:value-type="float" office:value="25816" calcext:value-type="float">
            <text:p>25816</text:p>
          </table:table-cell>
          <table:table-cell office:value-type="float" office:value="193862" calcext:value-type="float">
            <text:p>193862</text:p>
          </table:table-cell>
          <table:table-cell office:value-type="float" office:value="23276" calcext:value-type="float">
            <text:p>23276</text:p>
          </table:table-cell>
          <table:table-cell office:value-type="float" office:value="127685" calcext:value-type="float">
            <text:p>127685</text:p>
          </table:table-cell>
          <table:table-cell office:value-type="float" office:value="319660" calcext:value-type="float">
            <text:p>319660</text:p>
          </table:table-cell>
          <table:table-cell office:value-type="float" office:value="1827713" calcext:value-type="float">
            <text:p>1827713</text:p>
          </table:table-cell>
          <table:table-cell office:value-type="float" office:value="1656" calcext:value-type="float">
            <text:p>1656</text:p>
          </table:table-cell>
          <table:table-cell table:number-columns-repeated="8"/>
        </table:table-row>
        <table:table-row table:style-name="ro1" table:visibility="collapse">
          <table:table-cell office:value-type="float" office:value="93438" calcext:value-type="float">
            <text:p>93438</text:p>
          </table:table-cell>
          <table:table-cell office:value-type="float" office:value="55965" calcext:value-type="float">
            <text:p>55965</text:p>
          </table:table-cell>
          <table:table-cell office:value-type="float" office:value="132191" calcext:value-type="float">
            <text:p>132191</text:p>
          </table:table-cell>
          <table:table-cell office:value-type="float" office:value="39926" calcext:value-type="float">
            <text:p>39926</text:p>
          </table:table-cell>
          <table:table-cell office:value-type="float" office:value="276309" calcext:value-type="float">
            <text:p>276309</text:p>
          </table:table-cell>
          <table:table-cell office:value-type="float" office:value="44428" calcext:value-type="float">
            <text:p>44428</text:p>
          </table:table-cell>
          <table:table-cell office:value-type="float" office:value="400074" calcext:value-type="float">
            <text:p>400074</text:p>
          </table:table-cell>
          <table:table-cell office:value-type="float" office:value="314474" calcext:value-type="float">
            <text:p>314474</text:p>
          </table:table-cell>
          <table:table-cell office:value-type="float" office:value="2755946" calcext:value-type="float">
            <text:p>2755946</text:p>
          </table:table-cell>
          <table:table-cell office:value-type="float" office:value="2740" calcext:value-type="float">
            <text:p>2740</text:p>
          </table:table-cell>
          <table:table-cell table:number-columns-repeated="8"/>
        </table:table-row>
        <table:table-row table:style-name="ro1" table:visibility="collapse">
          <table:table-cell office:value-type="float" office:value="115378" calcext:value-type="float">
            <text:p>115378</text:p>
          </table:table-cell>
          <table:table-cell office:value-type="float" office:value="59999" calcext:value-type="float">
            <text:p>59999</text:p>
          </table:table-cell>
          <table:table-cell office:value-type="float" office:value="161551" calcext:value-type="float">
            <text:p>161551</text:p>
          </table:table-cell>
          <table:table-cell office:value-type="float" office:value="50102" calcext:value-type="float">
            <text:p>50102</text:p>
          </table:table-cell>
          <table:table-cell office:value-type="float" office:value="209232" calcext:value-type="float">
            <text:p>209232</text:p>
          </table:table-cell>
          <table:table-cell office:value-type="float" office:value="52387" calcext:value-type="float">
            <text:p>52387</text:p>
          </table:table-cell>
          <table:table-cell office:value-type="float" office:value="307351" calcext:value-type="float">
            <text:p>307351</text:p>
          </table:table-cell>
          <table:table-cell office:value-type="float" office:value="355574" calcext:value-type="float">
            <text:p>355574</text:p>
          </table:table-cell>
          <table:table-cell office:value-type="float" office:value="3096465" calcext:value-type="float">
            <text:p>3096465</text:p>
          </table:table-cell>
          <table:table-cell office:value-type="float" office:value="3071" calcext:value-type="float">
            <text:p>3071</text:p>
          </table:table-cell>
          <table:table-cell table:number-columns-repeated="8"/>
        </table:table-row>
        <table:table-row table:style-name="ro1" table:visibility="collapse">
          <table:table-cell office:value-type="float" office:value="114425" calcext:value-type="float">
            <text:p>114425</text:p>
          </table:table-cell>
          <table:table-cell office:value-type="float" office:value="60185" calcext:value-type="float">
            <text:p>60185</text:p>
          </table:table-cell>
          <table:table-cell office:value-type="float" office:value="152852" calcext:value-type="float">
            <text:p>152852</text:p>
          </table:table-cell>
          <table:table-cell office:value-type="float" office:value="50538" calcext:value-type="float">
            <text:p>50538</text:p>
          </table:table-cell>
          <table:table-cell office:value-type="float" office:value="505813" calcext:value-type="float">
            <text:p>505813</text:p>
          </table:table-cell>
          <table:table-cell office:value-type="float" office:value="45597" calcext:value-type="float">
            <text:p>45597</text:p>
          </table:table-cell>
          <table:table-cell office:value-type="float" office:value="243353" calcext:value-type="float">
            <text:p>243353</text:p>
          </table:table-cell>
          <table:table-cell office:value-type="float" office:value="636330" calcext:value-type="float">
            <text:p>636330</text:p>
          </table:table-cell>
          <table:table-cell office:value-type="float" office:value="4228807" calcext:value-type="float">
            <text:p>4228807</text:p>
          </table:table-cell>
          <table:table-cell office:value-type="float" office:value="3834" calcext:value-type="float">
            <text:p>3834</text:p>
          </table:table-cell>
          <table:table-cell table:number-columns-repeated="8"/>
        </table:table-row>
        <table:table-row table:style-name="ro1" table:visibility="collapse">
          <table:table-cell office:value-type="float" office:value="130742" calcext:value-type="float">
            <text:p>130742</text:p>
          </table:table-cell>
          <table:table-cell office:value-type="float" office:value="61347" calcext:value-type="float">
            <text:p>61347</text:p>
          </table:table-cell>
          <table:table-cell office:value-type="float" office:value="170029" calcext:value-type="float">
            <text:p>170029</text:p>
          </table:table-cell>
          <table:table-cell office:value-type="float" office:value="50116" calcext:value-type="float">
            <text:p>50116</text:p>
          </table:table-cell>
          <table:table-cell office:value-type="float" office:value="207086" calcext:value-type="float">
            <text:p>207086</text:p>
          </table:table-cell>
          <table:table-cell office:value-type="float" office:value="42741" calcext:value-type="float">
            <text:p>42741</text:p>
          </table:table-cell>
          <table:table-cell office:value-type="float" office:value="297409" calcext:value-type="float">
            <text:p>297409</text:p>
          </table:table-cell>
          <table:table-cell office:value-type="float" office:value="281338" calcext:value-type="float">
            <text:p>281338</text:p>
          </table:table-cell>
          <table:table-cell office:value-type="float" office:value="3245238" calcext:value-type="float">
            <text:p>3245238</text:p>
          </table:table-cell>
          <table:table-cell office:value-type="float" office:value="4415" calcext:value-type="float">
            <text:p>4415</text:p>
          </table:table-cell>
          <table:table-cell table:number-columns-repeated="8"/>
        </table:table-row>
        <table:table-row table:style-name="ro1" table:visibility="collapse">
          <table:table-cell office:value-type="float" office:value="107413" calcext:value-type="float">
            <text:p>107413</text:p>
          </table:table-cell>
          <table:table-cell office:value-type="float" office:value="54931" calcext:value-type="float">
            <text:p>54931</text:p>
          </table:table-cell>
          <table:table-cell office:value-type="float" office:value="139578" calcext:value-type="float">
            <text:p>139578</text:p>
          </table:table-cell>
          <table:table-cell office:value-type="float" office:value="46437" calcext:value-type="float">
            <text:p>46437</text:p>
          </table:table-cell>
          <table:table-cell office:value-type="float" office:value="399916" calcext:value-type="float">
            <text:p>399916</text:p>
          </table:table-cell>
          <table:table-cell office:value-type="float" office:value="40976" calcext:value-type="float">
            <text:p>40976</text:p>
          </table:table-cell>
          <table:table-cell office:value-type="float" office:value="384217" calcext:value-type="float">
            <text:p>384217</text:p>
          </table:table-cell>
          <table:table-cell office:value-type="float" office:value="1473102" calcext:value-type="float">
            <text:p>1473102</text:p>
          </table:table-cell>
          <table:table-cell office:value-type="float" office:value="4810969" calcext:value-type="float">
            <text:p>4810969</text:p>
          </table:table-cell>
          <table:table-cell office:value-type="float" office:value="1964" calcext:value-type="float">
            <text:p>1964</text:p>
          </table:table-cell>
          <table:table-cell table:number-columns-repeated="8"/>
        </table:table-row>
        <table:table-row table:style-name="ro1" table:visibility="collapse">
          <table:table-cell office:value-type="float" office:value="116249" calcext:value-type="float">
            <text:p>116249</text:p>
          </table:table-cell>
          <table:table-cell office:value-type="float" office:value="60690" calcext:value-type="float">
            <text:p>60690</text:p>
          </table:table-cell>
          <table:table-cell office:value-type="float" office:value="160909" calcext:value-type="float">
            <text:p>160909</text:p>
          </table:table-cell>
          <table:table-cell office:value-type="float" office:value="50598" calcext:value-type="float">
            <text:p>50598</text:p>
          </table:table-cell>
          <table:table-cell office:value-type="float" office:value="307852" calcext:value-type="float">
            <text:p>307852</text:p>
          </table:table-cell>
          <table:table-cell office:value-type="float" office:value="49275" calcext:value-type="float">
            <text:p>49275</text:p>
          </table:table-cell>
          <table:table-cell office:value-type="float" office:value="36847" calcext:value-type="float">
            <text:p>36847</text:p>
          </table:table-cell>
          <table:table-cell office:value-type="float" office:value="690531" calcext:value-type="float">
            <text:p>690531</text:p>
          </table:table-cell>
          <table:table-cell office:value-type="float" office:value="3853375" calcext:value-type="float">
            <text:p>3853375</text:p>
          </table:table-cell>
          <table:table-cell office:value-type="float" office:value="5562" calcext:value-type="float">
            <text:p>5562</text:p>
          </table:table-cell>
          <table:table-cell table:number-columns-repeated="8"/>
        </table:table-row>
        <table:table-row table:style-name="ro1" table:visibility="collapse">
          <table:table-cell office:value-type="float" office:value="115126" calcext:value-type="float">
            <text:p>115126</text:p>
          </table:table-cell>
          <table:table-cell office:value-type="float" office:value="68568" calcext:value-type="float">
            <text:p>68568</text:p>
          </table:table-cell>
          <table:table-cell office:value-type="float" office:value="173862" calcext:value-type="float">
            <text:p>173862</text:p>
          </table:table-cell>
          <table:table-cell office:value-type="float" office:value="51695" calcext:value-type="float">
            <text:p>51695</text:p>
          </table:table-cell>
          <table:table-cell office:value-type="float" office:value="419822" calcext:value-type="float">
            <text:p>419822</text:p>
          </table:table-cell>
          <table:table-cell office:value-type="float" office:value="43252" calcext:value-type="float">
            <text:p>43252</text:p>
          </table:table-cell>
          <table:table-cell office:value-type="float" office:value="238236" calcext:value-type="float">
            <text:p>238236</text:p>
          </table:table-cell>
          <table:table-cell office:value-type="float" office:value="303130" calcext:value-type="float">
            <text:p>303130</text:p>
          </table:table-cell>
          <table:table-cell office:value-type="float" office:value="3274007" calcext:value-type="float">
            <text:p>3274007</text:p>
          </table:table-cell>
          <table:table-cell office:value-type="float" office:value="3368" calcext:value-type="float">
            <text:p>3368</text:p>
          </table:table-cell>
          <table:table-cell table:number-columns-repeated="8"/>
        </table:table-row>
        <table:table-row table:style-name="ro1" table:visibility="collapse">
          <table:table-cell office:value-type="float" office:value="113433" calcext:value-type="float">
            <text:p>113433</text:p>
          </table:table-cell>
          <table:table-cell office:value-type="float" office:value="60440" calcext:value-type="float">
            <text:p>60440</text:p>
          </table:table-cell>
          <table:table-cell office:value-type="float" office:value="175782" calcext:value-type="float">
            <text:p>175782</text:p>
          </table:table-cell>
          <table:table-cell office:value-type="float" office:value="50343" calcext:value-type="float">
            <text:p>50343</text:p>
          </table:table-cell>
          <table:table-cell office:value-type="float" office:value="196959" calcext:value-type="float">
            <text:p>196959</text:p>
          </table:table-cell>
          <table:table-cell office:value-type="float" office:value="54071" calcext:value-type="float">
            <text:p>54071</text:p>
          </table:table-cell>
          <table:table-cell office:value-type="float" office:value="312252" calcext:value-type="float">
            <text:p>312252</text:p>
          </table:table-cell>
          <table:table-cell office:value-type="float" office:value="280301" calcext:value-type="float">
            <text:p>280301</text:p>
          </table:table-cell>
          <table:table-cell office:value-type="float" office:value="2967742" calcext:value-type="float">
            <text:p>2967742</text:p>
          </table:table-cell>
          <table:table-cell office:value-type="float" office:value="3988" calcext:value-type="float">
            <text:p>3988</text:p>
          </table:table-cell>
          <table:table-cell table:number-columns-repeated="8"/>
        </table:table-row>
        <table:table-row table:style-name="ro1" table:visibility="collapse">
          <table:table-cell office:value-type="float" office:value="130816" calcext:value-type="float">
            <text:p>130816</text:p>
          </table:table-cell>
          <table:table-cell office:value-type="float" office:value="163715" calcext:value-type="float">
            <text:p>163715</text:p>
          </table:table-cell>
          <table:table-cell office:value-type="float" office:value="176919" calcext:value-type="float">
            <text:p>176919</text:p>
          </table:table-cell>
          <table:table-cell office:value-type="float" office:value="56245" calcext:value-type="float">
            <text:p>56245</text:p>
          </table:table-cell>
          <table:table-cell office:value-type="float" office:value="578233" calcext:value-type="float">
            <text:p>578233</text:p>
          </table:table-cell>
          <table:table-cell office:value-type="float" office:value="43043" calcext:value-type="float">
            <text:p>43043</text:p>
          </table:table-cell>
          <table:table-cell office:value-type="float" office:value="235734" calcext:value-type="float">
            <text:p>235734</text:p>
          </table:table-cell>
          <table:table-cell office:value-type="float" office:value="521599" calcext:value-type="float">
            <text:p>521599</text:p>
          </table:table-cell>
          <table:table-cell office:value-type="float" office:value="3706093" calcext:value-type="float">
            <text:p>3706093</text:p>
          </table:table-cell>
          <table:table-cell office:value-type="float" office:value="3487" calcext:value-type="float">
            <text:p>3487</text:p>
          </table:table-cell>
          <table:table-cell table:number-columns-repeated="8"/>
        </table:table-row>
        <table:table-row table:style-name="ro1" table:visibility="collapse">
          <table:table-cell office:value-type="float" office:value="113965" calcext:value-type="float">
            <text:p>113965</text:p>
          </table:table-cell>
          <table:table-cell office:value-type="float" office:value="68478" calcext:value-type="float">
            <text:p>68478</text:p>
          </table:table-cell>
          <table:table-cell office:value-type="float" office:value="256558" calcext:value-type="float">
            <text:p>256558</text:p>
          </table:table-cell>
          <table:table-cell office:value-type="float" office:value="51109" calcext:value-type="float">
            <text:p>51109</text:p>
          </table:table-cell>
          <table:table-cell office:value-type="float" office:value="313615" calcext:value-type="float">
            <text:p>313615</text:p>
          </table:table-cell>
          <table:table-cell office:value-type="float" office:value="43507" calcext:value-type="float">
            <text:p>43507</text:p>
          </table:table-cell>
          <table:table-cell office:value-type="float" office:value="36160" calcext:value-type="float">
            <text:p>36160</text:p>
          </table:table-cell>
          <table:table-cell office:value-type="float" office:value="457957" calcext:value-type="float">
            <text:p>457957</text:p>
          </table:table-cell>
          <table:table-cell office:value-type="float" office:value="3212233" calcext:value-type="float">
            <text:p>3212233</text:p>
          </table:table-cell>
          <table:table-cell office:value-type="float" office:value="4039" calcext:value-type="float">
            <text:p>4039</text:p>
          </table:table-cell>
          <table:table-cell table:number-columns-repeated="8"/>
        </table:table-row>
        <table:table-row table:style-name="ro1" table:visibility="collapse">
          <table:table-cell office:value-type="float" office:value="118685" calcext:value-type="float">
            <text:p>118685</text:p>
          </table:table-cell>
          <table:table-cell office:value-type="float" office:value="60349" calcext:value-type="float">
            <text:p>60349</text:p>
          </table:table-cell>
          <table:table-cell office:value-type="float" office:value="179756" calcext:value-type="float">
            <text:p>179756</text:p>
          </table:table-cell>
          <table:table-cell office:value-type="float" office:value="50508" calcext:value-type="float">
            <text:p>50508</text:p>
          </table:table-cell>
          <table:table-cell office:value-type="float" office:value="442773" calcext:value-type="float">
            <text:p>442773</text:p>
          </table:table-cell>
          <table:table-cell office:value-type="float" office:value="49249" calcext:value-type="float">
            <text:p>49249</text:p>
          </table:table-cell>
          <table:table-cell office:value-type="float" office:value="239279" calcext:value-type="float">
            <text:p>239279</text:p>
          </table:table-cell>
          <table:table-cell office:value-type="float" office:value="629209" calcext:value-type="float">
            <text:p>629209</text:p>
          </table:table-cell>
          <table:table-cell office:value-type="float" office:value="3257093" calcext:value-type="float">
            <text:p>3257093</text:p>
          </table:table-cell>
          <table:table-cell office:value-type="float" office:value="2641" calcext:value-type="float">
            <text:p>2641</text:p>
          </table:table-cell>
          <table:table-cell table:number-columns-repeated="8"/>
        </table:table-row>
        <table:table-row table:style-name="ro1" table:visibility="collapse">
          <table:table-cell office:value-type="float" office:value="58406" calcext:value-type="float">
            <text:p>58406</text:p>
          </table:table-cell>
          <table:table-cell office:value-type="float" office:value="30380" calcext:value-type="float">
            <text:p>30380</text:p>
          </table:table-cell>
          <table:table-cell office:value-type="float" office:value="82563" calcext:value-type="float">
            <text:p>82563</text:p>
          </table:table-cell>
          <table:table-cell office:value-type="float" office:value="23347" calcext:value-type="float">
            <text:p>23347</text:p>
          </table:table-cell>
          <table:table-cell office:value-type="float" office:value="161838" calcext:value-type="float">
            <text:p>161838</text:p>
          </table:table-cell>
          <table:table-cell office:value-type="float" office:value="21063" calcext:value-type="float">
            <text:p>21063</text:p>
          </table:table-cell>
          <table:table-cell office:value-type="float" office:value="14630" calcext:value-type="float">
            <text:p>14630</text:p>
          </table:table-cell>
          <table:table-cell office:value-type="float" office:value="250440" calcext:value-type="float">
            <text:p>250440</text:p>
          </table:table-cell>
          <table:table-cell office:value-type="float" office:value="1511405" calcext:value-type="float">
            <text:p>1511405</text:p>
          </table:table-cell>
          <table:table-cell office:value-type="float" office:value="1797" calcext:value-type="float">
            <text:p>1797</text:p>
          </table:table-cell>
          <table:table-cell table:number-columns-repeated="8"/>
        </table:table-row>
        <table:table-row table:style-name="ro1" table:visibility="collapse">
          <table:table-cell office:value-type="float" office:value="116541" calcext:value-type="float">
            <text:p>116541</text:p>
          </table:table-cell>
          <table:table-cell office:value-type="float" office:value="33602" calcext:value-type="float">
            <text:p>33602</text:p>
          </table:table-cell>
          <table:table-cell office:value-type="float" office:value="90493" calcext:value-type="float">
            <text:p>90493</text:p>
          </table:table-cell>
          <table:table-cell office:value-type="float" office:value="26649" calcext:value-type="float">
            <text:p>26649</text:p>
          </table:table-cell>
          <table:table-cell office:value-type="float" office:value="165358" calcext:value-type="float">
            <text:p>165358</text:p>
          </table:table-cell>
          <table:table-cell office:value-type="float" office:value="22671" calcext:value-type="float">
            <text:p>22671</text:p>
          </table:table-cell>
          <table:table-cell office:value-type="float" office:value="105377" calcext:value-type="float">
            <text:p>105377</text:p>
          </table:table-cell>
          <table:table-cell office:value-type="float" office:value="263934" calcext:value-type="float">
            <text:p>263934</text:p>
          </table:table-cell>
          <table:table-cell office:value-type="float" office:value="1399984" calcext:value-type="float">
            <text:p>1399984</text:p>
          </table:table-cell>
          <table:table-cell office:value-type="float" office:value="2211" calcext:value-type="float">
            <text:p>2211</text:p>
          </table:table-cell>
          <table:table-cell table:number-columns-repeated="8"/>
        </table:table-row>
        <table:table-row table:style-name="ro1" table:visibility="collapse">
          <table:table-cell office:value-type="float" office:value="65782" calcext:value-type="float">
            <text:p>65782</text:p>
          </table:table-cell>
          <table:table-cell office:value-type="float" office:value="35433" calcext:value-type="float">
            <text:p>35433</text:p>
          </table:table-cell>
          <table:table-cell office:value-type="float" office:value="81941" calcext:value-type="float">
            <text:p>81941</text:p>
          </table:table-cell>
          <table:table-cell office:value-type="float" office:value="23022" calcext:value-type="float">
            <text:p>23022</text:p>
          </table:table-cell>
          <table:table-cell office:value-type="float" office:value="104425" calcext:value-type="float">
            <text:p>104425</text:p>
          </table:table-cell>
          <table:table-cell office:value-type="float" office:value="23321" calcext:value-type="float">
            <text:p>23321</text:p>
          </table:table-cell>
          <table:table-cell office:value-type="float" office:value="150322" calcext:value-type="float">
            <text:p>150322</text:p>
          </table:table-cell>
          <table:table-cell office:value-type="float" office:value="108076" calcext:value-type="float">
            <text:p>108076</text:p>
          </table:table-cell>
          <table:table-cell office:value-type="float" office:value="1037717" calcext:value-type="float">
            <text:p>1037717</text:p>
          </table:table-cell>
          <table:table-cell office:value-type="float" office:value="2406" calcext:value-type="float">
            <text:p>2406</text:p>
          </table:table-cell>
          <table:table-cell table:number-columns-repeated="8"/>
        </table:table-row>
        <table:table-row table:style-name="ro1" table:visibility="collapse">
          <table:table-cell office:value-type="float" office:value="52852" calcext:value-type="float">
            <text:p>52852</text:p>
          </table:table-cell>
          <table:table-cell office:value-type="float" office:value="27059" calcext:value-type="float">
            <text:p>27059</text:p>
          </table:table-cell>
          <table:table-cell office:value-type="float" office:value="64647" calcext:value-type="float">
            <text:p>64647</text:p>
          </table:table-cell>
          <table:table-cell office:value-type="float" office:value="62793" calcext:value-type="float">
            <text:p>62793</text:p>
          </table:table-cell>
          <table:table-cell office:value-type="float" office:value="223516" calcext:value-type="float">
            <text:p>223516</text:p>
          </table:table-cell>
          <table:table-cell office:value-type="float" office:value="23831" calcext:value-type="float">
            <text:p>23831</text:p>
          </table:table-cell>
          <table:table-cell office:value-type="float" office:value="121928" calcext:value-type="float">
            <text:p>121928</text:p>
          </table:table-cell>
          <table:table-cell office:value-type="float" office:value="305570" calcext:value-type="float">
            <text:p>305570</text:p>
          </table:table-cell>
          <table:table-cell office:value-type="float" office:value="2034970" calcext:value-type="float">
            <text:p>2034970</text:p>
          </table:table-cell>
          <table:table-cell office:value-type="float" office:value="2564" calcext:value-type="float">
            <text:p>2564</text:p>
          </table:table-cell>
          <table:table-cell table:number-columns-repeated="8"/>
        </table:table-row>
        <table:table-row table:style-name="ro1" table:visibility="collapse">
          <table:table-cell office:value-type="float" office:value="127985" calcext:value-type="float">
            <text:p>127985</text:p>
          </table:table-cell>
          <table:table-cell office:value-type="float" office:value="71499" calcext:value-type="float">
            <text:p>71499</text:p>
          </table:table-cell>
          <table:table-cell office:value-type="float" office:value="169644" calcext:value-type="float">
            <text:p>169644</text:p>
          </table:table-cell>
          <table:table-cell office:value-type="float" office:value="41016" calcext:value-type="float">
            <text:p>41016</text:p>
          </table:table-cell>
          <table:table-cell office:value-type="float" office:value="453412" calcext:value-type="float">
            <text:p>453412</text:p>
          </table:table-cell>
          <table:table-cell office:value-type="float" office:value="43397" calcext:value-type="float">
            <text:p>43397</text:p>
          </table:table-cell>
          <table:table-cell office:value-type="float" office:value="239805" calcext:value-type="float">
            <text:p>239805</text:p>
          </table:table-cell>
          <table:table-cell office:value-type="float" office:value="571556" calcext:value-type="float">
            <text:p>571556</text:p>
          </table:table-cell>
          <table:table-cell office:value-type="float" office:value="4205089" calcext:value-type="float">
            <text:p>4205089</text:p>
          </table:table-cell>
          <table:table-cell office:value-type="float" office:value="4044" calcext:value-type="float">
            <text:p>4044</text:p>
          </table:table-cell>
          <table:table-cell table:number-columns-repeated="8"/>
        </table:table-row>
        <table:table-row table:style-name="ro1" table:visibility="collapse">
          <table:table-cell office:value-type="float" office:value="109453" calcext:value-type="float">
            <text:p>109453</text:p>
          </table:table-cell>
          <table:table-cell office:value-type="float" office:value="56472" calcext:value-type="float">
            <text:p>56472</text:p>
          </table:table-cell>
          <table:table-cell office:value-type="float" office:value="161212" calcext:value-type="float">
            <text:p>161212</text:p>
          </table:table-cell>
          <table:table-cell office:value-type="float" office:value="36384" calcext:value-type="float">
            <text:p>36384</text:p>
          </table:table-cell>
          <table:table-cell office:value-type="float" office:value="492169" calcext:value-type="float">
            <text:p>492169</text:p>
          </table:table-cell>
          <table:table-cell office:value-type="float" office:value="33824" calcext:value-type="float">
            <text:p>33824</text:p>
          </table:table-cell>
          <table:table-cell office:value-type="float" office:value="155093" calcext:value-type="float">
            <text:p>155093</text:p>
          </table:table-cell>
          <table:table-cell office:value-type="float" office:value="577115" calcext:value-type="float">
            <text:p>577115</text:p>
          </table:table-cell>
          <table:table-cell office:value-type="float" office:value="3631758" calcext:value-type="float">
            <text:p>3631758</text:p>
          </table:table-cell>
          <table:table-cell office:value-type="float" office:value="2738" calcext:value-type="float">
            <text:p>2738</text:p>
          </table:table-cell>
          <table:table-cell table:number-columns-repeated="8"/>
        </table:table-row>
        <table:table-row table:style-name="ro1" table:visibility="collapse">
          <table:table-cell office:value-type="float" office:value="86782" calcext:value-type="float">
            <text:p>86782</text:p>
          </table:table-cell>
          <table:table-cell office:value-type="float" office:value="30657" calcext:value-type="float">
            <text:p>30657</text:p>
          </table:table-cell>
          <table:table-cell office:value-type="float" office:value="81198" calcext:value-type="float">
            <text:p>81198</text:p>
          </table:table-cell>
          <table:table-cell office:value-type="float" office:value="18118" calcext:value-type="float">
            <text:p>18118</text:p>
          </table:table-cell>
          <table:table-cell office:value-type="float" office:value="100273" calcext:value-type="float">
            <text:p>100273</text:p>
          </table:table-cell>
          <table:table-cell office:value-type="float" office:value="18587" calcext:value-type="float">
            <text:p>18587</text:p>
          </table:table-cell>
          <table:table-cell office:value-type="float" office:value="136149" calcext:value-type="float">
            <text:p>136149</text:p>
          </table:table-cell>
          <table:table-cell office:value-type="float" office:value="91538" calcext:value-type="float">
            <text:p>91538</text:p>
          </table:table-cell>
          <table:table-cell office:value-type="float" office:value="3977671" calcext:value-type="float">
            <text:p>3977671</text:p>
          </table:table-cell>
          <table:table-cell office:value-type="float" office:value="2321" calcext:value-type="float">
            <text:p>2321</text:p>
          </table:table-cell>
          <table:table-cell table:number-columns-repeated="8"/>
        </table:table-row>
        <table:table-row table:style-name="ro1" table:visibility="collapse">
          <table:table-cell office:value-type="float" office:value="99238" calcext:value-type="float">
            <text:p>99238</text:p>
          </table:table-cell>
          <table:table-cell office:value-type="float" office:value="51305" calcext:value-type="float">
            <text:p>51305</text:p>
          </table:table-cell>
          <table:table-cell office:value-type="float" office:value="136558" calcext:value-type="float">
            <text:p>136558</text:p>
          </table:table-cell>
          <table:table-cell office:value-type="float" office:value="29937" calcext:value-type="float">
            <text:p>29937</text:p>
          </table:table-cell>
          <table:table-cell office:value-type="float" office:value="550175" calcext:value-type="float">
            <text:p>550175</text:p>
          </table:table-cell>
          <table:table-cell office:value-type="float" office:value="46412" calcext:value-type="float">
            <text:p>46412</text:p>
          </table:table-cell>
          <table:table-cell office:value-type="float" office:value="34737" calcext:value-type="float">
            <text:p>34737</text:p>
          </table:table-cell>
          <table:table-cell office:value-type="float" office:value="491083" calcext:value-type="float">
            <text:p>491083</text:p>
          </table:table-cell>
          <table:table-cell office:value-type="float" office:value="2684988" calcext:value-type="float">
            <text:p>2684988</text:p>
          </table:table-cell>
          <table:table-cell office:value-type="float" office:value="3223" calcext:value-type="float">
            <text:p>3223</text:p>
          </table:table-cell>
          <table:table-cell table:number-columns-repeated="8"/>
        </table:table-row>
        <table:table-row table:style-name="ro1" table:visibility="collapse">
          <table:table-cell office:value-type="float" office:value="58947" calcext:value-type="float">
            <text:p>58947</text:p>
          </table:table-cell>
          <table:table-cell office:value-type="float" office:value="72996" calcext:value-type="float">
            <text:p>72996</text:p>
          </table:table-cell>
          <table:table-cell office:value-type="float" office:value="87591" calcext:value-type="float">
            <text:p>87591</text:p>
          </table:table-cell>
          <table:table-cell office:value-type="float" office:value="19370" calcext:value-type="float">
            <text:p>19370</text:p>
          </table:table-cell>
          <table:table-cell office:value-type="float" office:value="204864" calcext:value-type="float">
            <text:p>204864</text:p>
          </table:table-cell>
          <table:table-cell office:value-type="float" office:value="21994" calcext:value-type="float">
            <text:p>21994</text:p>
          </table:table-cell>
          <table:table-cell office:value-type="float" office:value="113792" calcext:value-type="float">
            <text:p>113792</text:p>
          </table:table-cell>
          <table:table-cell office:value-type="float" office:value="299056" calcext:value-type="float">
            <text:p>299056</text:p>
          </table:table-cell>
          <table:table-cell office:value-type="float" office:value="1671767" calcext:value-type="float">
            <text:p>1671767</text:p>
          </table:table-cell>
          <table:table-cell office:value-type="float" office:value="2021" calcext:value-type="float">
            <text:p>2021</text:p>
          </table:table-cell>
          <table:table-cell table:number-columns-repeated="8"/>
        </table:table-row>
        <table:table-row table:style-name="ro1" table:visibility="collapse">
          <table:table-cell office:value-type="float" office:value="61118" calcext:value-type="float">
            <text:p>61118</text:p>
          </table:table-cell>
          <table:table-cell office:value-type="float" office:value="30251" calcext:value-type="float">
            <text:p>30251</text:p>
          </table:table-cell>
          <table:table-cell office:value-type="float" office:value="177944" calcext:value-type="float">
            <text:p>177944</text:p>
          </table:table-cell>
          <table:table-cell office:value-type="float" office:value="20416" calcext:value-type="float">
            <text:p>20416</text:p>
          </table:table-cell>
          <table:table-cell office:value-type="float" office:value="821975" calcext:value-type="float">
            <text:p>821975</text:p>
          </table:table-cell>
          <table:table-cell office:value-type="float" office:value="28481" calcext:value-type="float">
            <text:p>28481</text:p>
          </table:table-cell>
          <table:table-cell office:value-type="float" office:value="21047" calcext:value-type="float">
            <text:p>21047</text:p>
          </table:table-cell>
          <table:table-cell office:value-type="float" office:value="262643" calcext:value-type="float">
            <text:p>262643</text:p>
          </table:table-cell>
          <table:table-cell office:value-type="float" office:value="2236841" calcext:value-type="float">
            <text:p>2236841</text:p>
          </table:table-cell>
          <table:table-cell office:value-type="float" office:value="2405" calcext:value-type="float">
            <text:p>2405</text:p>
          </table:table-cell>
          <table:table-cell table:number-columns-repeated="8"/>
        </table:table-row>
        <table:table-row table:style-name="ro1" table:visibility="collapse">
          <table:table-cell office:value-type="float" office:value="52480" calcext:value-type="float">
            <text:p>52480</text:p>
          </table:table-cell>
          <table:table-cell office:value-type="float" office:value="27877" calcext:value-type="float">
            <text:p>27877</text:p>
          </table:table-cell>
          <table:table-cell office:value-type="float" office:value="75033" calcext:value-type="float">
            <text:p>75033</text:p>
          </table:table-cell>
          <table:table-cell office:value-type="float" office:value="15738" calcext:value-type="float">
            <text:p>15738</text:p>
          </table:table-cell>
          <table:table-cell office:value-type="float" office:value="218193" calcext:value-type="float">
            <text:p>218193</text:p>
          </table:table-cell>
          <table:table-cell office:value-type="float" office:value="19738" calcext:value-type="float">
            <text:p>19738</text:p>
          </table:table-cell>
          <table:table-cell office:value-type="float" office:value="106661" calcext:value-type="float">
            <text:p>106661</text:p>
          </table:table-cell>
          <table:table-cell office:value-type="float" office:value="318945" calcext:value-type="float">
            <text:p>318945</text:p>
          </table:table-cell>
          <table:table-cell office:value-type="float" office:value="1754290" calcext:value-type="float">
            <text:p>1754290</text:p>
          </table:table-cell>
          <table:table-cell office:value-type="float" office:value="1837" calcext:value-type="float">
            <text:p>1837</text:p>
          </table:table-cell>
          <table:table-cell table:number-columns-repeated="8"/>
        </table:table-row>
        <table:table-row table:style-name="ro1" table:visibility="collapse">
          <table:table-cell office:value-type="float" office:value="64319" calcext:value-type="float">
            <text:p>64319</text:p>
          </table:table-cell>
          <table:table-cell office:value-type="float" office:value="33560" calcext:value-type="float">
            <text:p>33560</text:p>
          </table:table-cell>
          <table:table-cell office:value-type="float" office:value="93059" calcext:value-type="float">
            <text:p>93059</text:p>
          </table:table-cell>
          <table:table-cell office:value-type="float" office:value="19137" calcext:value-type="float">
            <text:p>19137</text:p>
          </table:table-cell>
          <table:table-cell office:value-type="float" office:value="159065" calcext:value-type="float">
            <text:p>159065</text:p>
          </table:table-cell>
          <table:table-cell office:value-type="float" office:value="21282" calcext:value-type="float">
            <text:p>21282</text:p>
          </table:table-cell>
          <table:table-cell office:value-type="float" office:value="13105" calcext:value-type="float">
            <text:p>13105</text:p>
          </table:table-cell>
          <table:table-cell office:value-type="float" office:value="182464" calcext:value-type="float">
            <text:p>182464</text:p>
          </table:table-cell>
          <table:table-cell office:value-type="float" office:value="1078089" calcext:value-type="float">
            <text:p>1078089</text:p>
          </table:table-cell>
          <table:table-cell office:value-type="float" office:value="2804" calcext:value-type="float">
            <text:p>2804</text:p>
          </table:table-cell>
          <table:table-cell table:number-columns-repeated="8"/>
        </table:table-row>
        <table:table-row table:style-name="ro1" table:visibility="collapse">
          <table:table-cell office:value-type="float" office:value="48804" calcext:value-type="float">
            <text:p>48804</text:p>
          </table:table-cell>
          <table:table-cell office:value-type="float" office:value="26300" calcext:value-type="float">
            <text:p>26300</text:p>
          </table:table-cell>
          <table:table-cell office:value-type="float" office:value="106470" calcext:value-type="float">
            <text:p>106470</text:p>
          </table:table-cell>
          <table:table-cell office:value-type="float" office:value="14300" calcext:value-type="float">
            <text:p>14300</text:p>
          </table:table-cell>
          <table:table-cell office:value-type="float" office:value="119853" calcext:value-type="float">
            <text:p>119853</text:p>
          </table:table-cell>
          <table:table-cell office:value-type="float" office:value="18519" calcext:value-type="float">
            <text:p>18519</text:p>
          </table:table-cell>
          <table:table-cell office:value-type="float" office:value="12697" calcext:value-type="float">
            <text:p>12697</text:p>
          </table:table-cell>
          <table:table-cell office:value-type="float" office:value="152034" calcext:value-type="float">
            <text:p>152034</text:p>
          </table:table-cell>
          <table:table-cell office:value-type="float" office:value="1197159" calcext:value-type="float">
            <text:p>1197159</text:p>
          </table:table-cell>
          <table:table-cell office:value-type="float" office:value="2594" calcext:value-type="float">
            <text:p>2594</text:p>
          </table:table-cell>
          <table:table-cell table:number-columns-repeated="8"/>
        </table:table-row>
        <table:table-row table:style-name="ro1" table:visibility="collapse">
          <table:table-cell office:value-type="float" office:value="46125" calcext:value-type="float">
            <text:p>46125</text:p>
          </table:table-cell>
          <table:table-cell office:value-type="float" office:value="25455" calcext:value-type="float">
            <text:p>25455</text:p>
          </table:table-cell>
          <table:table-cell office:value-type="float" office:value="71510" calcext:value-type="float">
            <text:p>71510</text:p>
          </table:table-cell>
          <table:table-cell office:value-type="float" office:value="15611" calcext:value-type="float">
            <text:p>15611</text:p>
          </table:table-cell>
          <table:table-cell office:value-type="float" office:value="78852" calcext:value-type="float">
            <text:p>78852</text:p>
          </table:table-cell>
          <table:table-cell office:value-type="float" office:value="16723" calcext:value-type="float">
            <text:p>16723</text:p>
          </table:table-cell>
          <table:table-cell office:value-type="float" office:value="117218" calcext:value-type="float">
            <text:p>117218</text:p>
          </table:table-cell>
          <table:table-cell office:value-type="float" office:value="149053" calcext:value-type="float">
            <text:p>149053</text:p>
          </table:table-cell>
          <table:table-cell office:value-type="float" office:value="944315" calcext:value-type="float">
            <text:p>944315</text:p>
          </table:table-cell>
          <table:table-cell office:value-type="float" office:value="1308" calcext:value-type="float">
            <text:p>1308</text:p>
          </table:table-cell>
          <table:table-cell table:number-columns-repeated="8"/>
        </table:table-row>
        <table:table-row table:style-name="ro1" table:visibility="collapse">
          <table:table-cell office:value-type="float" office:value="114591" calcext:value-type="float">
            <text:p>114591</text:p>
          </table:table-cell>
          <table:table-cell office:value-type="float" office:value="58887" calcext:value-type="float">
            <text:p>58887</text:p>
          </table:table-cell>
          <table:table-cell office:value-type="float" office:value="155407" calcext:value-type="float">
            <text:p>155407</text:p>
          </table:table-cell>
          <table:table-cell office:value-type="float" office:value="37353" calcext:value-type="float">
            <text:p>37353</text:p>
          </table:table-cell>
          <table:table-cell office:value-type="float" office:value="507613" calcext:value-type="float">
            <text:p>507613</text:p>
          </table:table-cell>
          <table:table-cell office:value-type="float" office:value="43472" calcext:value-type="float">
            <text:p>43472</text:p>
          </table:table-cell>
          <table:table-cell office:value-type="float" office:value="247776" calcext:value-type="float">
            <text:p>247776</text:p>
          </table:table-cell>
          <table:table-cell office:value-type="float" office:value="785563" calcext:value-type="float">
            <text:p>785563</text:p>
          </table:table-cell>
          <table:table-cell office:value-type="float" office:value="2975731" calcext:value-type="float">
            <text:p>2975731</text:p>
          </table:table-cell>
          <table:table-cell office:value-type="float" office:value="2141" calcext:value-type="float">
            <text:p>2141</text:p>
          </table:table-cell>
          <table:table-cell table:number-columns-repeated="8"/>
        </table:table-row>
        <table:table-row table:style-name="ro1" table:visibility="collapse">
          <table:table-cell office:value-type="float" office:value="105405" calcext:value-type="float">
            <text:p>105405</text:p>
          </table:table-cell>
          <table:table-cell office:value-type="float" office:value="53746" calcext:value-type="float">
            <text:p>53746</text:p>
          </table:table-cell>
          <table:table-cell office:value-type="float" office:value="232056" calcext:value-type="float">
            <text:p>232056</text:p>
          </table:table-cell>
          <table:table-cell office:value-type="float" office:value="35289" calcext:value-type="float">
            <text:p>35289</text:p>
          </table:table-cell>
          <table:table-cell office:value-type="float" office:value="303246" calcext:value-type="float">
            <text:p>303246</text:p>
          </table:table-cell>
          <table:table-cell office:value-type="float" office:value="40540" calcext:value-type="float">
            <text:p>40540</text:p>
          </table:table-cell>
          <table:table-cell office:value-type="float" office:value="28233" calcext:value-type="float">
            <text:p>28233</text:p>
          </table:table-cell>
          <table:table-cell office:value-type="float" office:value="358837" calcext:value-type="float">
            <text:p>358837</text:p>
          </table:table-cell>
          <table:table-cell office:value-type="float" office:value="2418115" calcext:value-type="float">
            <text:p>2418115</text:p>
          </table:table-cell>
          <table:table-cell office:value-type="float" office:value="2055" calcext:value-type="float">
            <text:p>2055</text:p>
          </table:table-cell>
          <table:table-cell table:number-columns-repeated="8"/>
        </table:table-row>
        <table:table-row table:style-name="ro1" table:visibility="collapse">
          <table:table-cell office:value-type="float" office:value="115017" calcext:value-type="float">
            <text:p>115017</text:p>
          </table:table-cell>
          <table:table-cell office:value-type="float" office:value="71549" calcext:value-type="float">
            <text:p>71549</text:p>
          </table:table-cell>
          <table:table-cell office:value-type="float" office:value="193372" calcext:value-type="float">
            <text:p>193372</text:p>
          </table:table-cell>
          <table:table-cell office:value-type="float" office:value="38175" calcext:value-type="float">
            <text:p>38175</text:p>
          </table:table-cell>
          <table:table-cell office:value-type="float" office:value="1024160" calcext:value-type="float">
            <text:p>1024160</text:p>
          </table:table-cell>
          <table:table-cell office:value-type="float" office:value="55599" calcext:value-type="float">
            <text:p>55599</text:p>
          </table:table-cell>
          <table:table-cell office:value-type="float" office:value="299218" calcext:value-type="float">
            <text:p>299218</text:p>
          </table:table-cell>
          <table:table-cell office:value-type="float" office:value="905401" calcext:value-type="float">
            <text:p>905401</text:p>
          </table:table-cell>
          <table:table-cell office:value-type="float" office:value="4003519" calcext:value-type="float">
            <text:p>4003519</text:p>
          </table:table-cell>
          <table:table-cell office:value-type="float" office:value="4404" calcext:value-type="float">
            <text:p>4404</text:p>
          </table:table-cell>
          <table:table-cell table:number-columns-repeated="8"/>
        </table:table-row>
        <table:table-row table:style-name="ro1" table:visibility="collapse">
          <table:table-cell office:value-type="float" office:value="147677" calcext:value-type="float">
            <text:p>147677</text:p>
          </table:table-cell>
          <table:table-cell office:value-type="float" office:value="54663" calcext:value-type="float">
            <text:p>54663</text:p>
          </table:table-cell>
          <table:table-cell office:value-type="float" office:value="174925" calcext:value-type="float">
            <text:p>174925</text:p>
          </table:table-cell>
          <table:table-cell office:value-type="float" office:value="30949" calcext:value-type="float">
            <text:p>30949</text:p>
          </table:table-cell>
          <table:table-cell office:value-type="float" office:value="263452" calcext:value-type="float">
            <text:p>263452</text:p>
          </table:table-cell>
          <table:table-cell office:value-type="float" office:value="57358" calcext:value-type="float">
            <text:p>57358</text:p>
          </table:table-cell>
          <table:table-cell office:value-type="float" office:value="25001" calcext:value-type="float">
            <text:p>25001</text:p>
          </table:table-cell>
          <table:table-cell office:value-type="float" office:value="403647" calcext:value-type="float">
            <text:p>403647</text:p>
          </table:table-cell>
          <table:table-cell office:value-type="float" office:value="2950292" calcext:value-type="float">
            <text:p>2950292</text:p>
          </table:table-cell>
          <table:table-cell office:value-type="float" office:value="4654" calcext:value-type="float">
            <text:p>4654</text:p>
          </table:table-cell>
          <table:table-cell table:number-columns-repeated="8"/>
        </table:table-row>
        <table:table-row table:style-name="ro1" table:visibility="collapse">
          <table:table-cell office:value-type="float" office:value="59004" calcext:value-type="float">
            <text:p>59004</text:p>
          </table:table-cell>
          <table:table-cell office:value-type="float" office:value="30617" calcext:value-type="float">
            <text:p>30617</text:p>
          </table:table-cell>
          <table:table-cell office:value-type="float" office:value="84611" calcext:value-type="float">
            <text:p>84611</text:p>
          </table:table-cell>
          <table:table-cell office:value-type="float" office:value="18299" calcext:value-type="float">
            <text:p>18299</text:p>
          </table:table-cell>
          <table:table-cell office:value-type="float" office:value="266572" calcext:value-type="float">
            <text:p>266572</text:p>
          </table:table-cell>
          <table:table-cell office:value-type="float" office:value="22658" calcext:value-type="float">
            <text:p>22658</text:p>
          </table:table-cell>
          <table:table-cell office:value-type="float" office:value="113446" calcext:value-type="float">
            <text:p>113446</text:p>
          </table:table-cell>
          <table:table-cell office:value-type="float" office:value="296324" calcext:value-type="float">
            <text:p>296324</text:p>
          </table:table-cell>
          <table:table-cell office:value-type="float" office:value="2222022" calcext:value-type="float">
            <text:p>2222022</text:p>
          </table:table-cell>
          <table:table-cell office:value-type="float" office:value="2174" calcext:value-type="float">
            <text:p>2174</text:p>
          </table:table-cell>
          <table:table-cell table:number-columns-repeated="8"/>
        </table:table-row>
        <table:table-row table:style-name="ro1" table:visibility="collapse">
          <table:table-cell office:value-type="float" office:value="51647" calcext:value-type="float">
            <text:p>51647</text:p>
          </table:table-cell>
          <table:table-cell office:value-type="float" office:value="69691" calcext:value-type="float">
            <text:p>69691</text:p>
          </table:table-cell>
          <table:table-cell office:value-type="float" office:value="126676" calcext:value-type="float">
            <text:p>126676</text:p>
          </table:table-cell>
          <table:table-cell office:value-type="float" office:value="18913" calcext:value-type="float">
            <text:p>18913</text:p>
          </table:table-cell>
          <table:table-cell office:value-type="float" office:value="325178" calcext:value-type="float">
            <text:p>325178</text:p>
          </table:table-cell>
          <table:table-cell office:value-type="float" office:value="23616" calcext:value-type="float">
            <text:p>23616</text:p>
          </table:table-cell>
          <table:table-cell office:value-type="float" office:value="173183" calcext:value-type="float">
            <text:p>173183</text:p>
          </table:table-cell>
          <table:table-cell office:value-type="float" office:value="243609" calcext:value-type="float">
            <text:p>243609</text:p>
          </table:table-cell>
          <table:table-cell office:value-type="float" office:value="1982620" calcext:value-type="float">
            <text:p>1982620</text:p>
          </table:table-cell>
          <table:table-cell office:value-type="float" office:value="2281" calcext:value-type="float">
            <text:p>2281</text:p>
          </table:table-cell>
          <table:table-cell table:number-columns-repeated="8"/>
        </table:table-row>
        <table:table-row table:style-name="ro1" table:visibility="collapse">
          <table:table-cell office:value-type="float" office:value="52701" calcext:value-type="float">
            <text:p>52701</text:p>
          </table:table-cell>
          <table:table-cell office:value-type="float" office:value="28056" calcext:value-type="float">
            <text:p>28056</text:p>
          </table:table-cell>
          <table:table-cell office:value-type="float" office:value="75676" calcext:value-type="float">
            <text:p>75676</text:p>
          </table:table-cell>
          <table:table-cell office:value-type="float" office:value="17130" calcext:value-type="float">
            <text:p>17130</text:p>
          </table:table-cell>
          <table:table-cell office:value-type="float" office:value="200417" calcext:value-type="float">
            <text:p>200417</text:p>
          </table:table-cell>
          <table:table-cell office:value-type="float" office:value="18622" calcext:value-type="float">
            <text:p>18622</text:p>
          </table:table-cell>
          <table:table-cell office:value-type="float" office:value="114367" calcext:value-type="float">
            <text:p>114367</text:p>
          </table:table-cell>
          <table:table-cell office:value-type="float" office:value="195218" calcext:value-type="float">
            <text:p>195218</text:p>
          </table:table-cell>
          <table:table-cell office:value-type="float" office:value="1307892" calcext:value-type="float">
            <text:p>1307892</text:p>
          </table:table-cell>
          <table:table-cell office:value-type="float" office:value="1555" calcext:value-type="float">
            <text:p>1555</text:p>
          </table:table-cell>
          <table:table-cell table:number-columns-repeated="8"/>
        </table:table-row>
        <table:table-row table:style-name="ro1" table:visibility="collapse">
          <table:table-cell office:value-type="float" office:value="242679" calcext:value-type="float">
            <text:p>242679</text:p>
          </table:table-cell>
          <table:table-cell office:value-type="float" office:value="95302" calcext:value-type="float">
            <text:p>95302</text:p>
          </table:table-cell>
          <table:table-cell office:value-type="float" office:value="264395" calcext:value-type="float">
            <text:p>264395</text:p>
          </table:table-cell>
          <table:table-cell office:value-type="float" office:value="64760" calcext:value-type="float">
            <text:p>64760</text:p>
          </table:table-cell>
          <table:table-cell office:value-type="float" office:value="490577" calcext:value-type="float">
            <text:p>490577</text:p>
          </table:table-cell>
          <table:table-cell office:value-type="float" office:value="37962" calcext:value-type="float">
            <text:p>37962</text:p>
          </table:table-cell>
          <table:table-cell office:value-type="float" office:value="221951" calcext:value-type="float">
            <text:p>221951</text:p>
          </table:table-cell>
          <table:table-cell office:value-type="float" office:value="470336" calcext:value-type="float">
            <text:p>470336</text:p>
          </table:table-cell>
          <table:table-cell office:value-type="float" office:value="2744253" calcext:value-type="float">
            <text:p>2744253</text:p>
          </table:table-cell>
          <table:table-cell office:value-type="float" office:value="3274" calcext:value-type="float">
            <text:p>3274</text:p>
          </table:table-cell>
          <table:table-cell table:number-columns-repeated="8"/>
        </table:table-row>
        <table:table-row table:style-name="ro1" table:visibility="collapse">
          <table:table-cell office:value-type="float" office:value="62409" calcext:value-type="float">
            <text:p>62409</text:p>
          </table:table-cell>
          <table:table-cell office:value-type="float" office:value="30932" calcext:value-type="float">
            <text:p>30932</text:p>
          </table:table-cell>
          <table:table-cell office:value-type="float" office:value="81532" calcext:value-type="float">
            <text:p>81532</text:p>
          </table:table-cell>
          <table:table-cell office:value-type="float" office:value="17530" calcext:value-type="float">
            <text:p>17530</text:p>
          </table:table-cell>
          <table:table-cell office:value-type="float" office:value="208136" calcext:value-type="float">
            <text:p>208136</text:p>
          </table:table-cell>
          <table:table-cell office:value-type="float" office:value="21515" calcext:value-type="float">
            <text:p>21515</text:p>
          </table:table-cell>
          <table:table-cell office:value-type="float" office:value="12132" calcext:value-type="float">
            <text:p>12132</text:p>
          </table:table-cell>
          <table:table-cell office:value-type="float" office:value="208975" calcext:value-type="float">
            <text:p>208975</text:p>
          </table:table-cell>
          <table:table-cell office:value-type="float" office:value="1549417" calcext:value-type="float">
            <text:p>1549417</text:p>
          </table:table-cell>
          <table:table-cell office:value-type="float" office:value="2533" calcext:value-type="float">
            <text:p>2533</text:p>
          </table:table-cell>
          <table:table-cell table:number-columns-repeated="8"/>
        </table:table-row>
        <table:table-row table:style-name="ro1" table:visibility="collapse">
          <table:table-cell office:value-type="float" office:value="52294" calcext:value-type="float">
            <text:p>52294</text:p>
          </table:table-cell>
          <table:table-cell office:value-type="float" office:value="27257" calcext:value-type="float">
            <text:p>27257</text:p>
          </table:table-cell>
          <table:table-cell office:value-type="float" office:value="74078" calcext:value-type="float">
            <text:p>74078</text:p>
          </table:table-cell>
          <table:table-cell office:value-type="float" office:value="15466" calcext:value-type="float">
            <text:p>15466</text:p>
          </table:table-cell>
          <table:table-cell office:value-type="float" office:value="178604" calcext:value-type="float">
            <text:p>178604</text:p>
          </table:table-cell>
          <table:table-cell office:value-type="float" office:value="18823" calcext:value-type="float">
            <text:p>18823</text:p>
          </table:table-cell>
          <table:table-cell office:value-type="float" office:value="10808" calcext:value-type="float">
            <text:p>10808</text:p>
          </table:table-cell>
          <table:table-cell office:value-type="float" office:value="302665" calcext:value-type="float">
            <text:p>302665</text:p>
          </table:table-cell>
          <table:table-cell office:value-type="float" office:value="1296669" calcext:value-type="float">
            <text:p>1296669</text:p>
          </table:table-cell>
          <table:table-cell office:value-type="float" office:value="2033" calcext:value-type="float">
            <text:p>2033</text:p>
          </table:table-cell>
          <table:table-cell table:number-columns-repeated="8"/>
        </table:table-row>
        <table:table-row table:style-name="ro1" table:visibility="collapse">
          <table:table-cell office:value-type="float" office:value="46619" calcext:value-type="float">
            <text:p>46619</text:p>
          </table:table-cell>
          <table:table-cell office:value-type="float" office:value="25852" calcext:value-type="float">
            <text:p>25852</text:p>
          </table:table-cell>
          <table:table-cell office:value-type="float" office:value="70471" calcext:value-type="float">
            <text:p>70471</text:p>
          </table:table-cell>
          <table:table-cell office:value-type="float" office:value="15552" calcext:value-type="float">
            <text:p>15552</text:p>
          </table:table-cell>
          <table:table-cell office:value-type="float" office:value="160060" calcext:value-type="float">
            <text:p>160060</text:p>
          </table:table-cell>
          <table:table-cell office:value-type="float" office:value="17213" calcext:value-type="float">
            <text:p>17213</text:p>
          </table:table-cell>
          <table:table-cell office:value-type="float" office:value="88732" calcext:value-type="float">
            <text:p>88732</text:p>
          </table:table-cell>
          <table:table-cell office:value-type="float" office:value="277327" calcext:value-type="float">
            <text:p>277327</text:p>
          </table:table-cell>
          <table:table-cell office:value-type="float" office:value="1763534" calcext:value-type="float">
            <text:p>1763534</text:p>
          </table:table-cell>
          <table:table-cell office:value-type="float" office:value="2851" calcext:value-type="float">
            <text:p>2851</text:p>
          </table:table-cell>
          <table:table-cell table:number-columns-repeated="8"/>
        </table:table-row>
        <table:table-row table:style-name="ro1" table:visibility="collapse">
          <table:table-cell office:value-type="float" office:value="84676" calcext:value-type="float">
            <text:p>84676</text:p>
          </table:table-cell>
          <table:table-cell office:value-type="float" office:value="41627" calcext:value-type="float">
            <text:p>41627</text:p>
          </table:table-cell>
          <table:table-cell office:value-type="float" office:value="122980" calcext:value-type="float">
            <text:p>122980</text:p>
          </table:table-cell>
          <table:table-cell office:value-type="float" office:value="27719" calcext:value-type="float">
            <text:p>27719</text:p>
          </table:table-cell>
          <table:table-cell office:value-type="float" office:value="456797" calcext:value-type="float">
            <text:p>456797</text:p>
          </table:table-cell>
          <table:table-cell office:value-type="float" office:value="40275" calcext:value-type="float">
            <text:p>40275</text:p>
          </table:table-cell>
          <table:table-cell office:value-type="float" office:value="264544" calcext:value-type="float">
            <text:p>264544</text:p>
          </table:table-cell>
          <table:table-cell office:value-type="float" office:value="671509" calcext:value-type="float">
            <text:p>671509</text:p>
          </table:table-cell>
          <table:table-cell office:value-type="float" office:value="4693444" calcext:value-type="float">
            <text:p>4693444</text:p>
          </table:table-cell>
          <table:table-cell office:value-type="float" office:value="4152" calcext:value-type="float">
            <text:p>4152</text:p>
          </table:table-cell>
          <table:table-cell table:number-columns-repeated="8"/>
        </table:table-row>
        <table:table-row table:style-name="ro1" table:visibility="collapse">
          <table:table-cell office:value-type="float" office:value="188626" calcext:value-type="float">
            <text:p>188626</text:p>
          </table:table-cell>
          <table:table-cell office:value-type="float" office:value="73243" calcext:value-type="float">
            <text:p>73243</text:p>
          </table:table-cell>
          <table:table-cell office:value-type="float" office:value="202346" calcext:value-type="float">
            <text:p>202346</text:p>
          </table:table-cell>
          <table:table-cell office:value-type="float" office:value="45016" calcext:value-type="float">
            <text:p>45016</text:p>
          </table:table-cell>
          <table:table-cell office:value-type="float" office:value="789076" calcext:value-type="float">
            <text:p>789076</text:p>
          </table:table-cell>
          <table:table-cell office:value-type="float" office:value="66263" calcext:value-type="float">
            <text:p>66263</text:p>
          </table:table-cell>
          <table:table-cell office:value-type="float" office:value="450089" calcext:value-type="float">
            <text:p>450089</text:p>
          </table:table-cell>
          <table:table-cell office:value-type="float" office:value="1247979" calcext:value-type="float">
            <text:p>1247979</text:p>
          </table:table-cell>
          <table:table-cell office:value-type="float" office:value="3514078" calcext:value-type="float">
            <text:p>3514078</text:p>
          </table:table-cell>
          <table:table-cell office:value-type="float" office:value="4662" calcext:value-type="float">
            <text:p>4662</text:p>
          </table:table-cell>
          <table:table-cell table:number-columns-repeated="8"/>
        </table:table-row>
        <table:table-row table:style-name="ro1" table:visibility="collapse">
          <table:table-cell office:value-type="float" office:value="142374" calcext:value-type="float">
            <text:p>142374</text:p>
          </table:table-cell>
          <table:table-cell office:value-type="float" office:value="41489" calcext:value-type="float">
            <text:p>41489</text:p>
          </table:table-cell>
          <table:table-cell office:value-type="float" office:value="115174" calcext:value-type="float">
            <text:p>115174</text:p>
          </table:table-cell>
          <table:table-cell office:value-type="float" office:value="26755" calcext:value-type="float">
            <text:p>26755</text:p>
          </table:table-cell>
          <table:table-cell office:value-type="float" office:value="286606" calcext:value-type="float">
            <text:p>286606</text:p>
          </table:table-cell>
          <table:table-cell office:value-type="float" office:value="29203" calcext:value-type="float">
            <text:p>29203</text:p>
          </table:table-cell>
          <table:table-cell office:value-type="float" office:value="345728" calcext:value-type="float">
            <text:p>345728</text:p>
          </table:table-cell>
          <table:table-cell office:value-type="float" office:value="369422" calcext:value-type="float">
            <text:p>369422</text:p>
          </table:table-cell>
          <table:table-cell office:value-type="float" office:value="2375891" calcext:value-type="float">
            <text:p>2375891</text:p>
          </table:table-cell>
          <table:table-cell office:value-type="float" office:value="3028" calcext:value-type="float">
            <text:p>3028</text:p>
          </table:table-cell>
          <table:table-cell table:number-columns-repeated="8"/>
        </table:table-row>
        <table:table-row table:style-name="ro1" table:visibility="collapse">
          <table:table-cell office:value-type="float" office:value="112787" calcext:value-type="float">
            <text:p>112787</text:p>
          </table:table-cell>
          <table:table-cell office:value-type="float" office:value="57423" calcext:value-type="float">
            <text:p>57423</text:p>
          </table:table-cell>
          <table:table-cell office:value-type="float" office:value="163450" calcext:value-type="float">
            <text:p>163450</text:p>
          </table:table-cell>
          <table:table-cell office:value-type="float" office:value="42024" calcext:value-type="float">
            <text:p>42024</text:p>
          </table:table-cell>
          <table:table-cell office:value-type="float" office:value="451091" calcext:value-type="float">
            <text:p>451091</text:p>
          </table:table-cell>
          <table:table-cell office:value-type="float" office:value="46463" calcext:value-type="float">
            <text:p>46463</text:p>
          </table:table-cell>
          <table:table-cell office:value-type="float" office:value="251040" calcext:value-type="float">
            <text:p>251040</text:p>
          </table:table-cell>
          <table:table-cell office:value-type="float" office:value="676906" calcext:value-type="float">
            <text:p>676906</text:p>
          </table:table-cell>
          <table:table-cell office:value-type="float" office:value="3657507" calcext:value-type="float">
            <text:p>3657507</text:p>
          </table:table-cell>
          <table:table-cell office:value-type="float" office:value="3608" calcext:value-type="float">
            <text:p>3608</text:p>
          </table:table-cell>
          <table:table-cell table:number-columns-repeated="8"/>
        </table:table-row>
        <table:table-row table:style-name="ro1" table:visibility="collapse">
          <table:table-cell office:value-type="float" office:value="107119" calcext:value-type="float">
            <text:p>107119</text:p>
          </table:table-cell>
          <table:table-cell office:value-type="float" office:value="58290" calcext:value-type="float">
            <text:p>58290</text:p>
          </table:table-cell>
          <table:table-cell office:value-type="float" office:value="162944" calcext:value-type="float">
            <text:p>162944</text:p>
          </table:table-cell>
          <table:table-cell office:value-type="float" office:value="38045" calcext:value-type="float">
            <text:p>38045</text:p>
          </table:table-cell>
          <table:table-cell office:value-type="float" office:value="204386" calcext:value-type="float">
            <text:p>204386</text:p>
          </table:table-cell>
          <table:table-cell office:value-type="float" office:value="42099" calcext:value-type="float">
            <text:p>42099</text:p>
          </table:table-cell>
          <table:table-cell office:value-type="float" office:value="283051" calcext:value-type="float">
            <text:p>283051</text:p>
          </table:table-cell>
          <table:table-cell office:value-type="float" office:value="245683" calcext:value-type="float">
            <text:p>245683</text:p>
          </table:table-cell>
          <table:table-cell office:value-type="float" office:value="2919465" calcext:value-type="float">
            <text:p>2919465</text:p>
          </table:table-cell>
          <table:table-cell office:value-type="float" office:value="4159" calcext:value-type="float">
            <text:p>4159</text:p>
          </table:table-cell>
          <table:table-cell table:number-columns-repeated="8"/>
        </table:table-row>
        <table:table-row table:style-name="ro1" table:visibility="collapse">
          <table:table-cell office:value-type="float" office:value="119773" calcext:value-type="float">
            <text:p>119773</text:p>
          </table:table-cell>
          <table:table-cell office:value-type="float" office:value="52553" calcext:value-type="float">
            <text:p>52553</text:p>
          </table:table-cell>
          <table:table-cell office:value-type="float" office:value="154260" calcext:value-type="float">
            <text:p>154260</text:p>
          </table:table-cell>
          <table:table-cell office:value-type="float" office:value="38335" calcext:value-type="float">
            <text:p>38335</text:p>
          </table:table-cell>
          <table:table-cell office:value-type="float" office:value="315600" calcext:value-type="float">
            <text:p>315600</text:p>
          </table:table-cell>
          <table:table-cell office:value-type="float" office:value="42605" calcext:value-type="float">
            <text:p>42605</text:p>
          </table:table-cell>
          <table:table-cell office:value-type="float" office:value="25652" calcext:value-type="float">
            <text:p>25652</text:p>
          </table:table-cell>
          <table:table-cell office:value-type="float" office:value="457852" calcext:value-type="float">
            <text:p>457852</text:p>
          </table:table-cell>
          <table:table-cell office:value-type="float" office:value="2468613" calcext:value-type="float">
            <text:p>2468613</text:p>
          </table:table-cell>
          <table:table-cell office:value-type="float" office:value="3247" calcext:value-type="float">
            <text:p>3247</text:p>
          </table:table-cell>
          <table:table-cell table:number-columns-repeated="8"/>
        </table:table-row>
        <table:table-row table:style-name="ro1" table:visibility="collapse">
          <table:table-cell office:value-type="float" office:value="113995" calcext:value-type="float">
            <text:p>113995</text:p>
          </table:table-cell>
          <table:table-cell office:value-type="float" office:value="57197" calcext:value-type="float">
            <text:p>57197</text:p>
          </table:table-cell>
          <table:table-cell office:value-type="float" office:value="165169" calcext:value-type="float">
            <text:p>165169</text:p>
          </table:table-cell>
          <table:table-cell office:value-type="float" office:value="38100" calcext:value-type="float">
            <text:p>38100</text:p>
          </table:table-cell>
          <table:table-cell office:value-type="float" office:value="439130" calcext:value-type="float">
            <text:p>439130</text:p>
          </table:table-cell>
          <table:table-cell office:value-type="float" office:value="43227" calcext:value-type="float">
            <text:p>43227</text:p>
          </table:table-cell>
          <table:table-cell office:value-type="float" office:value="209898" calcext:value-type="float">
            <text:p>209898</text:p>
          </table:table-cell>
          <table:table-cell office:value-type="float" office:value="642609" calcext:value-type="float">
            <text:p>642609</text:p>
          </table:table-cell>
          <table:table-cell office:value-type="float" office:value="3615104" calcext:value-type="float">
            <text:p>3615104</text:p>
          </table:table-cell>
          <table:table-cell office:value-type="float" office:value="3750" calcext:value-type="float">
            <text:p>3750</text:p>
          </table:table-cell>
          <table:table-cell table:number-columns-repeated="8"/>
        </table:table-row>
        <table:table-row table:style-name="ro1" table:visibility="collapse">
          <table:table-cell office:value-type="float" office:value="95165" calcext:value-type="float">
            <text:p>95165</text:p>
          </table:table-cell>
          <table:table-cell office:value-type="float" office:value="49971" calcext:value-type="float">
            <text:p>49971</text:p>
          </table:table-cell>
          <table:table-cell office:value-type="float" office:value="139279" calcext:value-type="float">
            <text:p>139279</text:p>
          </table:table-cell>
          <table:table-cell office:value-type="float" office:value="31110" calcext:value-type="float">
            <text:p>31110</text:p>
          </table:table-cell>
          <table:table-cell office:value-type="float" office:value="364834" calcext:value-type="float">
            <text:p>364834</text:p>
          </table:table-cell>
          <table:table-cell office:value-type="float" office:value="36353" calcext:value-type="float">
            <text:p>36353</text:p>
          </table:table-cell>
          <table:table-cell office:value-type="float" office:value="186219" calcext:value-type="float">
            <text:p>186219</text:p>
          </table:table-cell>
          <table:table-cell office:value-type="float" office:value="509533" calcext:value-type="float">
            <text:p>509533</text:p>
          </table:table-cell>
          <table:table-cell office:value-type="float" office:value="4198223" calcext:value-type="float">
            <text:p>4198223</text:p>
          </table:table-cell>
          <table:table-cell office:value-type="float" office:value="4028" calcext:value-type="float">
            <text:p>4028</text:p>
          </table:table-cell>
          <table:table-cell table:number-columns-repeated="8"/>
        </table:table-row>
        <table:table-row table:style-name="ro1" table:visibility="collapse">
          <table:table-cell office:value-type="float" office:value="91725" calcext:value-type="float">
            <text:p>91725</text:p>
          </table:table-cell>
          <table:table-cell office:value-type="float" office:value="48949" calcext:value-type="float">
            <text:p>48949</text:p>
          </table:table-cell>
          <table:table-cell office:value-type="float" office:value="136809" calcext:value-type="float">
            <text:p>136809</text:p>
          </table:table-cell>
          <table:table-cell office:value-type="float" office:value="32324" calcext:value-type="float">
            <text:p>32324</text:p>
          </table:table-cell>
          <table:table-cell office:value-type="float" office:value="319946" calcext:value-type="float">
            <text:p>319946</text:p>
          </table:table-cell>
          <table:table-cell office:value-type="float" office:value="36341" calcext:value-type="float">
            <text:p>36341</text:p>
          </table:table-cell>
          <table:table-cell office:value-type="float" office:value="21624" calcext:value-type="float">
            <text:p>21624</text:p>
          </table:table-cell>
          <table:table-cell office:value-type="float" office:value="385789" calcext:value-type="float">
            <text:p>385789</text:p>
          </table:table-cell>
          <table:table-cell office:value-type="float" office:value="2887789" calcext:value-type="float">
            <text:p>2887789</text:p>
          </table:table-cell>
          <table:table-cell office:value-type="float" office:value="4300" calcext:value-type="float">
            <text:p>4300</text:p>
          </table:table-cell>
          <table:table-cell table:number-columns-repeated="8"/>
        </table:table-row>
        <table:table-row table:style-name="ro1" table:visibility="collapse">
          <table:table-cell office:value-type="float" office:value="111664" calcext:value-type="float">
            <text:p>111664</text:p>
          </table:table-cell>
          <table:table-cell office:value-type="float" office:value="58110" calcext:value-type="float">
            <text:p>58110</text:p>
          </table:table-cell>
          <table:table-cell office:value-type="float" office:value="173437" calcext:value-type="float">
            <text:p>173437</text:p>
          </table:table-cell>
          <table:table-cell office:value-type="float" office:value="38185" calcext:value-type="float">
            <text:p>38185</text:p>
          </table:table-cell>
          <table:table-cell office:value-type="float" office:value="565376" calcext:value-type="float">
            <text:p>565376</text:p>
          </table:table-cell>
          <table:table-cell office:value-type="float" office:value="44454" calcext:value-type="float">
            <text:p>44454</text:p>
          </table:table-cell>
          <table:table-cell office:value-type="float" office:value="212714" calcext:value-type="float">
            <text:p>212714</text:p>
          </table:table-cell>
          <table:table-cell office:value-type="float" office:value="573595" calcext:value-type="float">
            <text:p>573595</text:p>
          </table:table-cell>
          <table:table-cell office:value-type="float" office:value="4133915" calcext:value-type="float">
            <text:p>4133915</text:p>
          </table:table-cell>
          <table:table-cell office:value-type="float" office:value="2306" calcext:value-type="float">
            <text:p>2306</text:p>
          </table:table-cell>
          <table:table-cell table:number-columns-repeated="8"/>
        </table:table-row>
        <table:table-row table:style-name="ro1" table:visibility="collapse">
          <table:table-cell office:value-type="float" office:value="109149" calcext:value-type="float">
            <text:p>109149</text:p>
          </table:table-cell>
          <table:table-cell office:value-type="float" office:value="57533" calcext:value-type="float">
            <text:p>57533</text:p>
          </table:table-cell>
          <table:table-cell office:value-type="float" office:value="154134" calcext:value-type="float">
            <text:p>154134</text:p>
          </table:table-cell>
          <table:table-cell office:value-type="float" office:value="36481" calcext:value-type="float">
            <text:p>36481</text:p>
          </table:table-cell>
          <table:table-cell office:value-type="float" office:value="829496" calcext:value-type="float">
            <text:p>829496</text:p>
          </table:table-cell>
          <table:table-cell office:value-type="float" office:value="54226" calcext:value-type="float">
            <text:p>54226</text:p>
          </table:table-cell>
          <table:table-cell office:value-type="float" office:value="280250" calcext:value-type="float">
            <text:p>280250</text:p>
          </table:table-cell>
          <table:table-cell office:value-type="float" office:value="1208633" calcext:value-type="float">
            <text:p>1208633</text:p>
          </table:table-cell>
          <table:table-cell office:value-type="float" office:value="3895393" calcext:value-type="float">
            <text:p>3895393</text:p>
          </table:table-cell>
          <table:table-cell office:value-type="float" office:value="4130" calcext:value-type="float">
            <text:p>4130</text:p>
          </table:table-cell>
          <table:table-cell table:number-columns-repeated="8"/>
        </table:table-row>
        <table:table-row table:style-name="ro1" table:visibility="collapse">
          <table:table-cell office:value-type="float" office:value="101623" calcext:value-type="float">
            <text:p>101623</text:p>
          </table:table-cell>
          <table:table-cell office:value-type="float" office:value="53109" calcext:value-type="float">
            <text:p>53109</text:p>
          </table:table-cell>
          <table:table-cell office:value-type="float" office:value="148821" calcext:value-type="float">
            <text:p>148821</text:p>
          </table:table-cell>
          <table:table-cell office:value-type="float" office:value="33743" calcext:value-type="float">
            <text:p>33743</text:p>
          </table:table-cell>
          <table:table-cell office:value-type="float" office:value="281704" calcext:value-type="float">
            <text:p>281704</text:p>
          </table:table-cell>
          <table:table-cell office:value-type="float" office:value="40713" calcext:value-type="float">
            <text:p>40713</text:p>
          </table:table-cell>
          <table:table-cell office:value-type="float" office:value="23100" calcext:value-type="float">
            <text:p>23100</text:p>
          </table:table-cell>
          <table:table-cell office:value-type="float" office:value="426459" calcext:value-type="float">
            <text:p>426459</text:p>
          </table:table-cell>
          <table:table-cell office:value-type="float" office:value="2594989" calcext:value-type="float">
            <text:p>2594989</text:p>
          </table:table-cell>
          <table:table-cell office:value-type="float" office:value="3577" calcext:value-type="float">
            <text:p>3577</text:p>
          </table:table-cell>
          <table:table-cell table:number-columns-repeated="8"/>
        </table:table-row>
        <table:table-row table:style-name="ro1" table:visibility="collapse">
          <table:table-cell office:value-type="float" office:value="95455" calcext:value-type="float">
            <text:p>95455</text:p>
          </table:table-cell>
          <table:table-cell office:value-type="float" office:value="31073" calcext:value-type="float">
            <text:p>31073</text:p>
          </table:table-cell>
          <table:table-cell office:value-type="float" office:value="84906" calcext:value-type="float">
            <text:p>84906</text:p>
          </table:table-cell>
          <table:table-cell office:value-type="float" office:value="19516" calcext:value-type="float">
            <text:p>19516</text:p>
          </table:table-cell>
          <table:table-cell office:value-type="float" office:value="194981" calcext:value-type="float">
            <text:p>194981</text:p>
          </table:table-cell>
          <table:table-cell office:value-type="float" office:value="21744" calcext:value-type="float">
            <text:p>21744</text:p>
          </table:table-cell>
          <table:table-cell office:value-type="float" office:value="150768" calcext:value-type="float">
            <text:p>150768</text:p>
          </table:table-cell>
          <table:table-cell office:value-type="float" office:value="274086" calcext:value-type="float">
            <text:p>274086</text:p>
          </table:table-cell>
          <table:table-cell office:value-type="float" office:value="1690097" calcext:value-type="float">
            <text:p>1690097</text:p>
          </table:table-cell>
          <table:table-cell office:value-type="float" office:value="23790" calcext:value-type="float">
            <text:p>23790</text:p>
          </table:table-cell>
          <table:table-cell table:number-columns-repeated="8"/>
        </table:table-row>
        <table:table-row table:style-name="ro1" table:visibility="collapse">
          <table:table-cell office:value-type="float" office:value="309489" calcext:value-type="float">
            <text:p>309489</text:p>
          </table:table-cell>
          <table:table-cell office:value-type="float" office:value="50962" calcext:value-type="float">
            <text:p>50962</text:p>
          </table:table-cell>
          <table:table-cell office:value-type="float" office:value="137138" calcext:value-type="float">
            <text:p>137138</text:p>
          </table:table-cell>
          <table:table-cell office:value-type="float" office:value="31695" calcext:value-type="float">
            <text:p>31695</text:p>
          </table:table-cell>
          <table:table-cell office:value-type="float" office:value="361768" calcext:value-type="float">
            <text:p>361768</text:p>
          </table:table-cell>
          <table:table-cell office:value-type="float" office:value="37885" calcext:value-type="float">
            <text:p>37885</text:p>
          </table:table-cell>
          <table:table-cell office:value-type="float" office:value="178799" calcext:value-type="float">
            <text:p>178799</text:p>
          </table:table-cell>
          <table:table-cell office:value-type="float" office:value="616915" calcext:value-type="float">
            <text:p>616915</text:p>
          </table:table-cell>
          <table:table-cell office:value-type="float" office:value="3579849" calcext:value-type="float">
            <text:p>3579849</text:p>
          </table:table-cell>
          <table:table-cell office:value-type="float" office:value="4053" calcext:value-type="float">
            <text:p>4053</text:p>
          </table:table-cell>
          <table:table-cell table:number-columns-repeated="8"/>
        </table:table-row>
        <table:table-row table:style-name="ro1" table:visibility="collapse">
          <table:table-cell office:value-type="float" office:value="106807" calcext:value-type="float">
            <text:p>106807</text:p>
          </table:table-cell>
          <table:table-cell office:value-type="float" office:value="53568" calcext:value-type="float">
            <text:p>53568</text:p>
          </table:table-cell>
          <table:table-cell office:value-type="float" office:value="148964" calcext:value-type="float">
            <text:p>148964</text:p>
          </table:table-cell>
          <table:table-cell office:value-type="float" office:value="33395" calcext:value-type="float">
            <text:p>33395</text:p>
          </table:table-cell>
          <table:table-cell office:value-type="float" office:value="399634" calcext:value-type="float">
            <text:p>399634</text:p>
          </table:table-cell>
          <table:table-cell office:value-type="float" office:value="66963" calcext:value-type="float">
            <text:p>66963</text:p>
          </table:table-cell>
          <table:table-cell office:value-type="float" office:value="240265" calcext:value-type="float">
            <text:p>240265</text:p>
          </table:table-cell>
          <table:table-cell office:value-type="float" office:value="772474" calcext:value-type="float">
            <text:p>772474</text:p>
          </table:table-cell>
          <table:table-cell office:value-type="float" office:value="3031751" calcext:value-type="float">
            <text:p>3031751</text:p>
          </table:table-cell>
          <table:table-cell office:value-type="float" office:value="3212" calcext:value-type="float">
            <text:p>3212</text:p>
          </table:table-cell>
          <table:table-cell table:number-columns-repeated="8"/>
        </table:table-row>
        <table:table-row table:style-name="ro1" table:visibility="collapse">
          <table:table-cell office:value-type="float" office:value="81499" calcext:value-type="float">
            <text:p>81499</text:p>
          </table:table-cell>
          <table:table-cell office:value-type="float" office:value="45927" calcext:value-type="float">
            <text:p>45927</text:p>
          </table:table-cell>
          <table:table-cell office:value-type="float" office:value="126430" calcext:value-type="float">
            <text:p>126430</text:p>
          </table:table-cell>
          <table:table-cell office:value-type="float" office:value="28671" calcext:value-type="float">
            <text:p>28671</text:p>
          </table:table-cell>
          <table:table-cell office:value-type="float" office:value="329773" calcext:value-type="float">
            <text:p>329773</text:p>
          </table:table-cell>
          <table:table-cell office:value-type="float" office:value="33808" calcext:value-type="float">
            <text:p>33808</text:p>
          </table:table-cell>
          <table:table-cell office:value-type="float" office:value="160166" calcext:value-type="float">
            <text:p>160166</text:p>
          </table:table-cell>
          <table:table-cell office:value-type="float" office:value="357947" calcext:value-type="float">
            <text:p>357947</text:p>
          </table:table-cell>
          <table:table-cell office:value-type="float" office:value="2640172" calcext:value-type="float">
            <text:p>2640172</text:p>
          </table:table-cell>
          <table:table-cell office:value-type="float" office:value="2946" calcext:value-type="float">
            <text:p>2946</text:p>
          </table:table-cell>
          <table:table-cell table:number-columns-repeated="8"/>
        </table:table-row>
        <table:table-row table:style-name="ro1" table:visibility="collapse">
          <table:table-cell office:value-type="float" office:value="113080" calcext:value-type="float">
            <text:p>113080</text:p>
          </table:table-cell>
          <table:table-cell office:value-type="float" office:value="61693" calcext:value-type="float">
            <text:p>61693</text:p>
          </table:table-cell>
          <table:table-cell office:value-type="float" office:value="170857" calcext:value-type="float">
            <text:p>170857</text:p>
          </table:table-cell>
          <table:table-cell office:value-type="float" office:value="36570" calcext:value-type="float">
            <text:p>36570</text:p>
          </table:table-cell>
          <table:table-cell office:value-type="float" office:value="669105" calcext:value-type="float">
            <text:p>669105</text:p>
          </table:table-cell>
          <table:table-cell office:value-type="float" office:value="45742" calcext:value-type="float">
            <text:p>45742</text:p>
          </table:table-cell>
          <table:table-cell office:value-type="float" office:value="221635" calcext:value-type="float">
            <text:p>221635</text:p>
          </table:table-cell>
          <table:table-cell office:value-type="float" office:value="713677" calcext:value-type="float">
            <text:p>713677</text:p>
          </table:table-cell>
          <table:table-cell office:value-type="float" office:value="3278119" calcext:value-type="float">
            <text:p>3278119</text:p>
          </table:table-cell>
          <table:table-cell office:value-type="float" office:value="4370" calcext:value-type="float">
            <text:p>4370</text:p>
          </table:table-cell>
          <table:table-cell table:number-columns-repeated="8"/>
        </table:table-row>
        <table:table-row table:style-name="ro1" table:visibility="collapse">
          <table:table-cell office:value-type="float" office:value="67107" calcext:value-type="float">
            <text:p>67107</text:p>
          </table:table-cell>
          <table:table-cell office:value-type="float" office:value="36727" calcext:value-type="float">
            <text:p>36727</text:p>
          </table:table-cell>
          <table:table-cell office:value-type="float" office:value="102795" calcext:value-type="float">
            <text:p>102795</text:p>
          </table:table-cell>
          <table:table-cell office:value-type="float" office:value="23395" calcext:value-type="float">
            <text:p>23395</text:p>
          </table:table-cell>
          <table:table-cell office:value-type="float" office:value="121549" calcext:value-type="float">
            <text:p>121549</text:p>
          </table:table-cell>
          <table:table-cell office:value-type="float" office:value="25888" calcext:value-type="float">
            <text:p>25888</text:p>
          </table:table-cell>
          <table:table-cell office:value-type="float" office:value="218685" calcext:value-type="float">
            <text:p>218685</text:p>
          </table:table-cell>
          <table:table-cell office:value-type="float" office:value="137792" calcext:value-type="float">
            <text:p>137792</text:p>
          </table:table-cell>
          <table:table-cell office:value-type="float" office:value="1736277" calcext:value-type="float">
            <text:p>1736277</text:p>
          </table:table-cell>
          <table:table-cell office:value-type="float" office:value="4189" calcext:value-type="float">
            <text:p>4189</text:p>
          </table:table-cell>
          <table:table-cell table:number-columns-repeated="8"/>
        </table:table-row>
        <table:table-row table:style-name="ro1" table:visibility="collapse">
          <table:table-cell office:value-type="float" office:value="106428" calcext:value-type="float">
            <text:p>106428</text:p>
          </table:table-cell>
          <table:table-cell office:value-type="float" office:value="57408" calcext:value-type="float">
            <text:p>57408</text:p>
          </table:table-cell>
          <table:table-cell office:value-type="float" office:value="150496" calcext:value-type="float">
            <text:p>150496</text:p>
          </table:table-cell>
          <table:table-cell office:value-type="float" office:value="37735" calcext:value-type="float">
            <text:p>37735</text:p>
          </table:table-cell>
          <table:table-cell office:value-type="float" office:value="444462" calcext:value-type="float">
            <text:p>444462</text:p>
          </table:table-cell>
          <table:table-cell office:value-type="float" office:value="43171" calcext:value-type="float">
            <text:p>43171</text:p>
          </table:table-cell>
          <table:table-cell office:value-type="float" office:value="209863" calcext:value-type="float">
            <text:p>209863</text:p>
          </table:table-cell>
          <table:table-cell office:value-type="float" office:value="832122" calcext:value-type="float">
            <text:p>832122</text:p>
          </table:table-cell>
          <table:table-cell office:value-type="float" office:value="3707168" calcext:value-type="float">
            <text:p>3707168</text:p>
          </table:table-cell>
          <table:table-cell office:value-type="float" office:value="3889" calcext:value-type="float">
            <text:p>3889</text:p>
          </table:table-cell>
          <table:table-cell table:number-columns-repeated="8"/>
        </table:table-row>
        <table:table-row table:style-name="ro1" table:visibility="collapse">
          <table:table-cell office:value-type="float" office:value="73015" calcext:value-type="float">
            <text:p>73015</text:p>
          </table:table-cell>
          <table:table-cell office:value-type="float" office:value="41835" calcext:value-type="float">
            <text:p>41835</text:p>
          </table:table-cell>
          <table:table-cell office:value-type="float" office:value="117102" calcext:value-type="float">
            <text:p>117102</text:p>
          </table:table-cell>
          <table:table-cell office:value-type="float" office:value="25349" calcext:value-type="float">
            <text:p>25349</text:p>
          </table:table-cell>
          <table:table-cell office:value-type="float" office:value="288197" calcext:value-type="float">
            <text:p>288197</text:p>
          </table:table-cell>
          <table:table-cell office:value-type="float" office:value="28793" calcext:value-type="float">
            <text:p>28793</text:p>
          </table:table-cell>
          <table:table-cell office:value-type="float" office:value="141794" calcext:value-type="float">
            <text:p>141794</text:p>
          </table:table-cell>
          <table:table-cell office:value-type="float" office:value="486871" calcext:value-type="float">
            <text:p>486871</text:p>
          </table:table-cell>
          <table:table-cell office:value-type="float" office:value="2228230" calcext:value-type="float">
            <text:p>2228230</text:p>
          </table:table-cell>
          <table:table-cell office:value-type="float" office:value="2411" calcext:value-type="float">
            <text:p>2411</text:p>
          </table:table-cell>
          <table:table-cell table:number-columns-repeated="8"/>
        </table:table-row>
        <table:table-row table:style-name="ro1" table:visibility="collapse">
          <table:table-cell office:value-type="float" office:value="75314" calcext:value-type="float">
            <text:p>75314</text:p>
          </table:table-cell>
          <table:table-cell office:value-type="float" office:value="43039" calcext:value-type="float">
            <text:p>43039</text:p>
          </table:table-cell>
          <table:table-cell office:value-type="float" office:value="123786" calcext:value-type="float">
            <text:p>123786</text:p>
          </table:table-cell>
          <table:table-cell office:value-type="float" office:value="28925" calcext:value-type="float">
            <text:p>28925</text:p>
          </table:table-cell>
          <table:table-cell office:value-type="float" office:value="228678" calcext:value-type="float">
            <text:p>228678</text:p>
          </table:table-cell>
          <table:table-cell office:value-type="float" office:value="31183" calcext:value-type="float">
            <text:p>31183</text:p>
          </table:table-cell>
          <table:table-cell office:value-type="float" office:value="18044" calcext:value-type="float">
            <text:p>18044</text:p>
          </table:table-cell>
          <table:table-cell office:value-type="float" office:value="381849" calcext:value-type="float">
            <text:p>381849</text:p>
          </table:table-cell>
          <table:table-cell office:value-type="float" office:value="2072217" calcext:value-type="float">
            <text:p>2072217</text:p>
          </table:table-cell>
          <table:table-cell office:value-type="float" office:value="3969" calcext:value-type="float">
            <text:p>3969</text:p>
          </table:table-cell>
          <table:table-cell table:number-columns-repeated="8"/>
        </table:table-row>
        <table:table-row table:style-name="ro1" table:visibility="collapse">
          <table:table-cell office:value-type="float" office:value="94981" calcext:value-type="float">
            <text:p>94981</text:p>
          </table:table-cell>
          <table:table-cell office:value-type="float" office:value="53915" calcext:value-type="float">
            <text:p>53915</text:p>
          </table:table-cell>
          <table:table-cell office:value-type="float" office:value="149877" calcext:value-type="float">
            <text:p>149877</text:p>
          </table:table-cell>
          <table:table-cell office:value-type="float" office:value="33929" calcext:value-type="float">
            <text:p>33929</text:p>
          </table:table-cell>
          <table:table-cell office:value-type="float" office:value="698866" calcext:value-type="float">
            <text:p>698866</text:p>
          </table:table-cell>
          <table:table-cell office:value-type="float" office:value="53609" calcext:value-type="float">
            <text:p>53609</text:p>
          </table:table-cell>
          <table:table-cell office:value-type="float" office:value="342646" calcext:value-type="float">
            <text:p>342646</text:p>
          </table:table-cell>
          <table:table-cell office:value-type="float" office:value="585495" calcext:value-type="float">
            <text:p>585495</text:p>
          </table:table-cell>
          <table:table-cell office:value-type="float" office:value="3897130" calcext:value-type="float">
            <text:p>3897130</text:p>
          </table:table-cell>
          <table:table-cell office:value-type="float" office:value="5086" calcext:value-type="float">
            <text:p>5086</text:p>
          </table:table-cell>
          <table:table-cell table:number-columns-repeated="8"/>
        </table:table-row>
        <table:table-row table:style-name="ro1" table:visibility="collapse">
          <table:table-cell office:value-type="float" office:value="101336" calcext:value-type="float">
            <text:p>101336</text:p>
          </table:table-cell>
          <table:table-cell office:value-type="float" office:value="59197" calcext:value-type="float">
            <text:p>59197</text:p>
          </table:table-cell>
          <table:table-cell office:value-type="float" office:value="164472" calcext:value-type="float">
            <text:p>164472</text:p>
          </table:table-cell>
          <table:table-cell office:value-type="float" office:value="37589" calcext:value-type="float">
            <text:p>37589</text:p>
          </table:table-cell>
          <table:table-cell office:value-type="float" office:value="543567" calcext:value-type="float">
            <text:p>543567</text:p>
          </table:table-cell>
          <table:table-cell office:value-type="float" office:value="42640" calcext:value-type="float">
            <text:p>42640</text:p>
          </table:table-cell>
          <table:table-cell office:value-type="float" office:value="141480" calcext:value-type="float">
            <text:p>141480</text:p>
          </table:table-cell>
          <table:table-cell office:value-type="float" office:value="626779" calcext:value-type="float">
            <text:p>626779</text:p>
          </table:table-cell>
          <table:table-cell office:value-type="float" office:value="3743794" calcext:value-type="float">
            <text:p>3743794</text:p>
          </table:table-cell>
          <table:table-cell office:value-type="float" office:value="3965" calcext:value-type="float">
            <text:p>3965</text:p>
          </table:table-cell>
          <table:table-cell table:number-columns-repeated="8"/>
        </table:table-row>
        <table:table-row table:style-name="ro1" table:visibility="collapse">
          <table:table-cell office:value-type="float" office:value="56543" calcext:value-type="float">
            <text:p>56543</text:p>
          </table:table-cell>
          <table:table-cell office:value-type="float" office:value="31121" calcext:value-type="float">
            <text:p>31121</text:p>
          </table:table-cell>
          <table:table-cell office:value-type="float" office:value="86377" calcext:value-type="float">
            <text:p>86377</text:p>
          </table:table-cell>
          <table:table-cell office:value-type="float" office:value="18622" calcext:value-type="float">
            <text:p>18622</text:p>
          </table:table-cell>
          <table:table-cell office:value-type="float" office:value="178651" calcext:value-type="float">
            <text:p>178651</text:p>
          </table:table-cell>
          <table:table-cell office:value-type="float" office:value="20914" calcext:value-type="float">
            <text:p>20914</text:p>
          </table:table-cell>
          <table:table-cell office:value-type="float" office:value="12416" calcext:value-type="float">
            <text:p>12416</text:p>
          </table:table-cell>
          <table:table-cell office:value-type="float" office:value="221999" calcext:value-type="float">
            <text:p>221999</text:p>
          </table:table-cell>
          <table:table-cell office:value-type="float" office:value="1029859" calcext:value-type="float">
            <text:p>1029859</text:p>
          </table:table-cell>
          <table:table-cell office:value-type="float" office:value="1881" calcext:value-type="float">
            <text:p>1881</text:p>
          </table:table-cell>
          <table:table-cell table:number-columns-repeated="8"/>
        </table:table-row>
        <table:table-row table:style-name="ro1" table:visibility="collapse">
          <table:table-cell office:value-type="float" office:value="108051" calcext:value-type="float">
            <text:p>108051</text:p>
          </table:table-cell>
          <table:table-cell office:value-type="float" office:value="58375" calcext:value-type="float">
            <text:p>58375</text:p>
          </table:table-cell>
          <table:table-cell office:value-type="float" office:value="165880" calcext:value-type="float">
            <text:p>165880</text:p>
          </table:table-cell>
          <table:table-cell office:value-type="float" office:value="37128" calcext:value-type="float">
            <text:p>37128</text:p>
          </table:table-cell>
          <table:table-cell office:value-type="float" office:value="194228" calcext:value-type="float">
            <text:p>194228</text:p>
          </table:table-cell>
          <table:table-cell office:value-type="float" office:value="43276" calcext:value-type="float">
            <text:p>43276</text:p>
          </table:table-cell>
          <table:table-cell office:value-type="float" office:value="286334" calcext:value-type="float">
            <text:p>286334</text:p>
          </table:table-cell>
          <table:table-cell office:value-type="float" office:value="227624" calcext:value-type="float">
            <text:p>227624</text:p>
          </table:table-cell>
          <table:table-cell office:value-type="float" office:value="2507431" calcext:value-type="float">
            <text:p>2507431</text:p>
          </table:table-cell>
          <table:table-cell office:value-type="float" office:value="4019" calcext:value-type="float">
            <text:p>4019</text:p>
          </table:table-cell>
          <table:table-cell table:number-columns-repeated="8"/>
        </table:table-row>
        <table:table-row table:style-name="ro1" table:visibility="collapse">
          <table:table-cell office:value-type="float" office:value="95218" calcext:value-type="float">
            <text:p>95218</text:p>
          </table:table-cell>
          <table:table-cell office:value-type="float" office:value="52517" calcext:value-type="float">
            <text:p>52517</text:p>
          </table:table-cell>
          <table:table-cell office:value-type="float" office:value="136940" calcext:value-type="float">
            <text:p>136940</text:p>
          </table:table-cell>
          <table:table-cell office:value-type="float" office:value="35244" calcext:value-type="float">
            <text:p>35244</text:p>
          </table:table-cell>
          <table:table-cell office:value-type="float" office:value="523518" calcext:value-type="float">
            <text:p>523518</text:p>
          </table:table-cell>
          <table:table-cell office:value-type="float" office:value="43637" calcext:value-type="float">
            <text:p>43637</text:p>
          </table:table-cell>
          <table:table-cell office:value-type="float" office:value="280226" calcext:value-type="float">
            <text:p>280226</text:p>
          </table:table-cell>
          <table:table-cell office:value-type="float" office:value="522235" calcext:value-type="float">
            <text:p>522235</text:p>
          </table:table-cell>
          <table:table-cell office:value-type="float" office:value="3698494" calcext:value-type="float">
            <text:p>3698494</text:p>
          </table:table-cell>
          <table:table-cell office:value-type="float" office:value="4495" calcext:value-type="float">
            <text:p>4495</text:p>
          </table:table-cell>
          <table:table-cell table:number-columns-repeated="8"/>
        </table:table-row>
        <table:table-row table:style-name="ro1" table:visibility="collapse">
          <table:table-cell office:value-type="float" office:value="152536" calcext:value-type="float">
            <text:p>152536</text:p>
          </table:table-cell>
          <table:table-cell office:value-type="float" office:value="60963" calcext:value-type="float">
            <text:p>60963</text:p>
          </table:table-cell>
          <table:table-cell office:value-type="float" office:value="149053" calcext:value-type="float">
            <text:p>149053</text:p>
          </table:table-cell>
          <table:table-cell office:value-type="float" office:value="33907" calcext:value-type="float">
            <text:p>33907</text:p>
          </table:table-cell>
          <table:table-cell office:value-type="float" office:value="312551" calcext:value-type="float">
            <text:p>312551</text:p>
          </table:table-cell>
          <table:table-cell office:value-type="float" office:value="38832" calcext:value-type="float">
            <text:p>38832</text:p>
          </table:table-cell>
          <table:table-cell office:value-type="float" office:value="24807" calcext:value-type="float">
            <text:p>24807</text:p>
          </table:table-cell>
          <table:table-cell office:value-type="float" office:value="382792" calcext:value-type="float">
            <text:p>382792</text:p>
          </table:table-cell>
          <table:table-cell office:value-type="float" office:value="2839626" calcext:value-type="float">
            <text:p>2839626</text:p>
          </table:table-cell>
          <table:table-cell office:value-type="float" office:value="4610" calcext:value-type="float">
            <text:p>4610</text:p>
          </table:table-cell>
          <table:table-cell table:number-columns-repeated="8"/>
        </table:table-row>
        <table:table-row table:style-name="ro1" table:visibility="collapse">
          <table:table-cell office:value-type="float" office:value="156054" calcext:value-type="float">
            <text:p>156054</text:p>
          </table:table-cell>
          <table:table-cell office:value-type="float" office:value="58510" calcext:value-type="float">
            <text:p>58510</text:p>
          </table:table-cell>
          <table:table-cell office:value-type="float" office:value="164262" calcext:value-type="float">
            <text:p>164262</text:p>
          </table:table-cell>
          <table:table-cell office:value-type="float" office:value="38271" calcext:value-type="float">
            <text:p>38271</text:p>
          </table:table-cell>
          <table:table-cell office:value-type="float" office:value="455447" calcext:value-type="float">
            <text:p>455447</text:p>
          </table:table-cell>
          <table:table-cell office:value-type="float" office:value="43978" calcext:value-type="float">
            <text:p>43978</text:p>
          </table:table-cell>
          <table:table-cell office:value-type="float" office:value="441350" calcext:value-type="float">
            <text:p>441350</text:p>
          </table:table-cell>
          <table:table-cell office:value-type="float" office:value="802941" calcext:value-type="float">
            <text:p>802941</text:p>
          </table:table-cell>
          <table:table-cell office:value-type="float" office:value="3999816" calcext:value-type="float">
            <text:p>3999816</text:p>
          </table:table-cell>
          <table:table-cell office:value-type="float" office:value="4805" calcext:value-type="float">
            <text:p>4805</text:p>
          </table:table-cell>
          <table:table-cell table:number-columns-repeated="8"/>
        </table:table-row>
        <table:table-row table:style-name="ro1" table:visibility="collapse">
          <table:table-cell office:value-type="float" office:value="105623" calcext:value-type="float">
            <text:p>105623</text:p>
          </table:table-cell>
          <table:table-cell office:value-type="float" office:value="49158" calcext:value-type="float">
            <text:p>49158</text:p>
          </table:table-cell>
          <table:table-cell office:value-type="float" office:value="136677" calcext:value-type="float">
            <text:p>136677</text:p>
          </table:table-cell>
          <table:table-cell office:value-type="float" office:value="30929" calcext:value-type="float">
            <text:p>30929</text:p>
          </table:table-cell>
          <table:table-cell office:value-type="float" office:value="433528" calcext:value-type="float">
            <text:p>433528</text:p>
          </table:table-cell>
          <table:table-cell office:value-type="float" office:value="39075" calcext:value-type="float">
            <text:p>39075</text:p>
          </table:table-cell>
          <table:table-cell office:value-type="float" office:value="161400" calcext:value-type="float">
            <text:p>161400</text:p>
          </table:table-cell>
          <table:table-cell office:value-type="float" office:value="434337" calcext:value-type="float">
            <text:p>434337</text:p>
          </table:table-cell>
          <table:table-cell office:value-type="float" office:value="3078634" calcext:value-type="float">
            <text:p>3078634</text:p>
          </table:table-cell>
          <table:table-cell office:value-type="float" office:value="3280" calcext:value-type="float">
            <text:p>3280</text:p>
          </table:table-cell>
          <table:table-cell table:number-columns-repeated="8"/>
        </table:table-row>
        <table:table-row table:style-name="ro1" table:visibility="collapse">
          <table:table-cell office:value-type="float" office:value="214907" calcext:value-type="float">
            <text:p>214907</text:p>
          </table:table-cell>
          <table:table-cell office:value-type="float" office:value="46702" calcext:value-type="float">
            <text:p>46702</text:p>
          </table:table-cell>
          <table:table-cell office:value-type="float" office:value="131308" calcext:value-type="float">
            <text:p>131308</text:p>
          </table:table-cell>
          <table:table-cell office:value-type="float" office:value="29068" calcext:value-type="float">
            <text:p>29068</text:p>
          </table:table-cell>
          <table:table-cell office:value-type="float" office:value="417116" calcext:value-type="float">
            <text:p>417116</text:p>
          </table:table-cell>
          <table:table-cell office:value-type="float" office:value="40450" calcext:value-type="float">
            <text:p>40450</text:p>
          </table:table-cell>
          <table:table-cell office:value-type="float" office:value="169195" calcext:value-type="float">
            <text:p>169195</text:p>
          </table:table-cell>
          <table:table-cell office:value-type="float" office:value="604474" calcext:value-type="float">
            <text:p>604474</text:p>
          </table:table-cell>
          <table:table-cell office:value-type="float" office:value="3568835" calcext:value-type="float">
            <text:p>3568835</text:p>
          </table:table-cell>
          <table:table-cell office:value-type="float" office:value="48035" calcext:value-type="float">
            <text:p>48035</text:p>
          </table:table-cell>
          <table:table-cell table:number-columns-repeated="8"/>
        </table:table-row>
        <table:table-row table:style-name="ro1" table:visibility="collapse">
          <table:table-cell office:value-type="float" office:value="189311" calcext:value-type="float">
            <text:p>189311</text:p>
          </table:table-cell>
          <table:table-cell office:value-type="float" office:value="52213" calcext:value-type="float">
            <text:p>52213</text:p>
          </table:table-cell>
          <table:table-cell office:value-type="float" office:value="185446" calcext:value-type="float">
            <text:p>185446</text:p>
          </table:table-cell>
          <table:table-cell office:value-type="float" office:value="33631" calcext:value-type="float">
            <text:p>33631</text:p>
          </table:table-cell>
          <table:table-cell office:value-type="float" office:value="417755" calcext:value-type="float">
            <text:p>417755</text:p>
          </table:table-cell>
          <table:table-cell office:value-type="float" office:value="77513" calcext:value-type="float">
            <text:p>77513</text:p>
          </table:table-cell>
          <table:table-cell office:value-type="float" office:value="202631" calcext:value-type="float">
            <text:p>202631</text:p>
          </table:table-cell>
          <table:table-cell office:value-type="float" office:value="525002" calcext:value-type="float">
            <text:p>525002</text:p>
          </table:table-cell>
          <table:table-cell office:value-type="float" office:value="1515528" calcext:value-type="float">
            <text:p>1515528</text:p>
          </table:table-cell>
          <table:table-cell office:value-type="float" office:value="19205" calcext:value-type="float">
            <text:p>19205</text:p>
          </table:table-cell>
          <table:table-cell table:number-columns-repeated="8"/>
        </table:table-row>
        <table:table-row table:style-name="ro1" table:visibility="collapse">
          <table:table-cell office:value-type="float" office:value="40229" calcext:value-type="float">
            <text:p>40229</text:p>
          </table:table-cell>
          <table:table-cell office:value-type="float" office:value="27228" calcext:value-type="float">
            <text:p>27228</text:p>
          </table:table-cell>
          <table:table-cell office:value-type="float" office:value="104844" calcext:value-type="float">
            <text:p>104844</text:p>
          </table:table-cell>
          <table:table-cell office:value-type="float" office:value="16715" calcext:value-type="float">
            <text:p>16715</text:p>
          </table:table-cell>
          <table:table-cell office:value-type="float" office:value="169900" calcext:value-type="float">
            <text:p>169900</text:p>
          </table:table-cell>
          <table:table-cell office:value-type="float" office:value="17220" calcext:value-type="float">
            <text:p>17220</text:p>
          </table:table-cell>
          <table:table-cell office:value-type="float" office:value="82854" calcext:value-type="float">
            <text:p>82854</text:p>
          </table:table-cell>
          <table:table-cell office:value-type="float" office:value="235719" calcext:value-type="float">
            <text:p>235719</text:p>
          </table:table-cell>
          <table:table-cell office:value-type="float" office:value="1578263" calcext:value-type="float">
            <text:p>1578263</text:p>
          </table:table-cell>
          <table:table-cell office:value-type="float" office:value="1419" calcext:value-type="float">
            <text:p>1419</text:p>
          </table:table-cell>
          <table:table-cell table:number-columns-repeated="8"/>
        </table:table-row>
        <table:table-row table:style-name="ro1" table:visibility="collapse">
          <table:table-cell office:value-type="float" office:value="106673" calcext:value-type="float">
            <text:p>106673</text:p>
          </table:table-cell>
          <table:table-cell office:value-type="float" office:value="239109" calcext:value-type="float">
            <text:p>239109</text:p>
          </table:table-cell>
          <table:table-cell office:value-type="float" office:value="164311" calcext:value-type="float">
            <text:p>164311</text:p>
          </table:table-cell>
          <table:table-cell office:value-type="float" office:value="38672" calcext:value-type="float">
            <text:p>38672</text:p>
          </table:table-cell>
          <table:table-cell office:value-type="float" office:value="583678" calcext:value-type="float">
            <text:p>583678</text:p>
          </table:table-cell>
          <table:table-cell office:value-type="float" office:value="58100" calcext:value-type="float">
            <text:p>58100</text:p>
          </table:table-cell>
          <table:table-cell office:value-type="float" office:value="229251" calcext:value-type="float">
            <text:p>229251</text:p>
          </table:table-cell>
          <table:table-cell office:value-type="float" office:value="799544" calcext:value-type="float">
            <text:p>799544</text:p>
          </table:table-cell>
          <table:table-cell office:value-type="float" office:value="2447397" calcext:value-type="float">
            <text:p>2447397</text:p>
          </table:table-cell>
          <table:table-cell office:value-type="float" office:value="1258" calcext:value-type="float">
            <text:p>1258</text:p>
          </table:table-cell>
          <table:table-cell table:number-columns-repeated="8"/>
        </table:table-row>
        <table:table-row table:style-name="ro1" table:visibility="collapse">
          <table:table-cell office:value-type="float" office:value="112531" calcext:value-type="float">
            <text:p>112531</text:p>
          </table:table-cell>
          <table:table-cell office:value-type="float" office:value="208300" calcext:value-type="float">
            <text:p>208300</text:p>
          </table:table-cell>
          <table:table-cell office:value-type="float" office:value="201164" calcext:value-type="float">
            <text:p>201164</text:p>
          </table:table-cell>
          <table:table-cell office:value-type="float" office:value="40515" calcext:value-type="float">
            <text:p>40515</text:p>
          </table:table-cell>
          <table:table-cell office:value-type="float" office:value="381085" calcext:value-type="float">
            <text:p>381085</text:p>
          </table:table-cell>
          <table:table-cell office:value-type="float" office:value="52853" calcext:value-type="float">
            <text:p>52853</text:p>
          </table:table-cell>
          <table:table-cell office:value-type="float" office:value="27848" calcext:value-type="float">
            <text:p>27848</text:p>
          </table:table-cell>
          <table:table-cell office:value-type="float" office:value="461429" calcext:value-type="float">
            <text:p>461429</text:p>
          </table:table-cell>
          <table:table-cell office:value-type="float" office:value="2920563" calcext:value-type="float">
            <text:p>2920563</text:p>
          </table:table-cell>
          <table:table-cell office:value-type="float" office:value="3167" calcext:value-type="float">
            <text:p>3167</text:p>
          </table:table-cell>
          <table:table-cell table:number-columns-repeated="8"/>
        </table:table-row>
        <table:table-row table:style-name="ro1" table:visibility="collapse">
          <table:table-cell office:value-type="float" office:value="93840" calcext:value-type="float">
            <text:p>93840</text:p>
          </table:table-cell>
          <table:table-cell office:value-type="float" office:value="112827" calcext:value-type="float">
            <text:p>112827</text:p>
          </table:table-cell>
          <table:table-cell office:value-type="float" office:value="261023" calcext:value-type="float">
            <text:p>261023</text:p>
          </table:table-cell>
          <table:table-cell office:value-type="float" office:value="39418" calcext:value-type="float">
            <text:p>39418</text:p>
          </table:table-cell>
          <table:table-cell office:value-type="float" office:value="460763" calcext:value-type="float">
            <text:p>460763</text:p>
          </table:table-cell>
          <table:table-cell office:value-type="float" office:value="43567" calcext:value-type="float">
            <text:p>43567</text:p>
          </table:table-cell>
          <table:table-cell office:value-type="float" office:value="185564" calcext:value-type="float">
            <text:p>185564</text:p>
          </table:table-cell>
          <table:table-cell office:value-type="float" office:value="578491" calcext:value-type="float">
            <text:p>578491</text:p>
          </table:table-cell>
          <table:table-cell office:value-type="float" office:value="2526692" calcext:value-type="float">
            <text:p>2526692</text:p>
          </table:table-cell>
          <table:table-cell office:value-type="float" office:value="1777" calcext:value-type="float">
            <text:p>1777</text:p>
          </table:table-cell>
          <table:table-cell table:number-columns-repeated="8"/>
        </table:table-row>
        <table:table-row table:style-name="ro1" table:visibility="collapse">
          <table:table-cell office:value-type="float" office:value="48428" calcext:value-type="float">
            <text:p>48428</text:p>
          </table:table-cell>
          <table:table-cell office:value-type="float" office:value="30893" calcext:value-type="float">
            <text:p>30893</text:p>
          </table:table-cell>
          <table:table-cell office:value-type="float" office:value="81024" calcext:value-type="float">
            <text:p>81024</text:p>
          </table:table-cell>
          <table:table-cell office:value-type="float" office:value="17907" calcext:value-type="float">
            <text:p>17907</text:p>
          </table:table-cell>
          <table:table-cell office:value-type="float" office:value="251736" calcext:value-type="float">
            <text:p>251736</text:p>
          </table:table-cell>
          <table:table-cell office:value-type="float" office:value="21904" calcext:value-type="float">
            <text:p>21904</text:p>
          </table:table-cell>
          <table:table-cell office:value-type="float" office:value="233552" calcext:value-type="float">
            <text:p>233552</text:p>
          </table:table-cell>
          <table:table-cell office:value-type="float" office:value="415280" calcext:value-type="float">
            <text:p>415280</text:p>
          </table:table-cell>
          <table:table-cell office:value-type="float" office:value="1862733" calcext:value-type="float">
            <text:p>1862733</text:p>
          </table:table-cell>
          <table:table-cell office:value-type="float" office:value="1338" calcext:value-type="float">
            <text:p>1338</text:p>
          </table:table-cell>
          <table:table-cell table:number-columns-repeated="8"/>
        </table:table-row>
        <table:table-row table:style-name="ro1" table:visibility="collapse">
          <table:table-cell office:value-type="float" office:value="96473" calcext:value-type="float">
            <text:p>96473</text:p>
          </table:table-cell>
          <table:table-cell office:value-type="float" office:value="52664" calcext:value-type="float">
            <text:p>52664</text:p>
          </table:table-cell>
          <table:table-cell office:value-type="float" office:value="121221" calcext:value-type="float">
            <text:p>121221</text:p>
          </table:table-cell>
          <table:table-cell office:value-type="float" office:value="35060" calcext:value-type="float">
            <text:p>35060</text:p>
          </table:table-cell>
          <table:table-cell office:value-type="float" office:value="288088" calcext:value-type="float">
            <text:p>288088</text:p>
          </table:table-cell>
          <table:table-cell office:value-type="float" office:value="38998" calcext:value-type="float">
            <text:p>38998</text:p>
          </table:table-cell>
          <table:table-cell office:value-type="float" office:value="23016" calcext:value-type="float">
            <text:p>23016</text:p>
          </table:table-cell>
          <table:table-cell office:value-type="float" office:value="423994" calcext:value-type="float">
            <text:p>423994</text:p>
          </table:table-cell>
          <table:table-cell office:value-type="float" office:value="2705349" calcext:value-type="float">
            <text:p>2705349</text:p>
          </table:table-cell>
          <table:table-cell office:value-type="float" office:value="2414" calcext:value-type="float">
            <text:p>2414</text:p>
          </table:table-cell>
          <table:table-cell table:number-columns-repeated="8"/>
        </table:table-row>
        <table:table-row table:style-name="ro1" table:visibility="collapse">
          <table:table-cell office:value-type="float" office:value="74138" calcext:value-type="float">
            <text:p>74138</text:p>
          </table:table-cell>
          <table:table-cell office:value-type="float" office:value="45181" calcext:value-type="float">
            <text:p>45181</text:p>
          </table:table-cell>
          <table:table-cell office:value-type="float" office:value="128516" calcext:value-type="float">
            <text:p>128516</text:p>
          </table:table-cell>
          <table:table-cell office:value-type="float" office:value="30876" calcext:value-type="float">
            <text:p>30876</text:p>
          </table:table-cell>
          <table:table-cell office:value-type="float" office:value="258414" calcext:value-type="float">
            <text:p>258414</text:p>
          </table:table-cell>
          <table:table-cell office:value-type="float" office:value="29519" calcext:value-type="float">
            <text:p>29519</text:p>
          </table:table-cell>
          <table:table-cell office:value-type="float" office:value="17831" calcext:value-type="float">
            <text:p>17831</text:p>
          </table:table-cell>
          <table:table-cell office:value-type="float" office:value="348611" calcext:value-type="float">
            <text:p>348611</text:p>
          </table:table-cell>
          <table:table-cell office:value-type="float" office:value="2421459" calcext:value-type="float">
            <text:p>2421459</text:p>
          </table:table-cell>
          <table:table-cell office:value-type="float" office:value="2650" calcext:value-type="float">
            <text:p>2650</text:p>
          </table:table-cell>
          <table:table-cell table:number-columns-repeated="8"/>
        </table:table-row>
        <table:table-row table:style-name="ro1" table:visibility="collapse">
          <table:table-cell office:value-type="float" office:value="89760" calcext:value-type="float">
            <text:p>89760</text:p>
          </table:table-cell>
          <table:table-cell office:value-type="float" office:value="125543" calcext:value-type="float">
            <text:p>125543</text:p>
          </table:table-cell>
          <table:table-cell office:value-type="float" office:value="155562" calcext:value-type="float">
            <text:p>155562</text:p>
          </table:table-cell>
          <table:table-cell office:value-type="float" office:value="38065" calcext:value-type="float">
            <text:p>38065</text:p>
          </table:table-cell>
          <table:table-cell office:value-type="float" office:value="452906" calcext:value-type="float">
            <text:p>452906</text:p>
          </table:table-cell>
          <table:table-cell office:value-type="float" office:value="43878" calcext:value-type="float">
            <text:p>43878</text:p>
          </table:table-cell>
          <table:table-cell office:value-type="float" office:value="178514" calcext:value-type="float">
            <text:p>178514</text:p>
          </table:table-cell>
          <table:table-cell office:value-type="float" office:value="701590" calcext:value-type="float">
            <text:p>701590</text:p>
          </table:table-cell>
          <table:table-cell office:value-type="float" office:value="3657186" calcext:value-type="float">
            <text:p>3657186</text:p>
          </table:table-cell>
          <table:table-cell office:value-type="float" office:value="4004" calcext:value-type="float">
            <text:p>4004</text:p>
          </table:table-cell>
          <table:table-cell table:number-columns-repeated="8"/>
        </table:table-row>
        <table:table-row table:style-name="ro1" table:visibility="collapse">
          <table:table-cell office:value-type="float" office:value="93588" calcext:value-type="float">
            <text:p>93588</text:p>
          </table:table-cell>
          <table:table-cell office:value-type="float" office:value="55761" calcext:value-type="float">
            <text:p>55761</text:p>
          </table:table-cell>
          <table:table-cell office:value-type="float" office:value="153379" calcext:value-type="float">
            <text:p>153379</text:p>
          </table:table-cell>
          <table:table-cell office:value-type="float" office:value="35727" calcext:value-type="float">
            <text:p>35727</text:p>
          </table:table-cell>
          <table:table-cell office:value-type="float" office:value="562702" calcext:value-type="float">
            <text:p>562702</text:p>
          </table:table-cell>
          <table:table-cell office:value-type="float" office:value="44977" calcext:value-type="float">
            <text:p>44977</text:p>
          </table:table-cell>
          <table:table-cell office:value-type="float" office:value="178627" calcext:value-type="float">
            <text:p>178627</text:p>
          </table:table-cell>
          <table:table-cell office:value-type="float" office:value="620953" calcext:value-type="float">
            <text:p>620953</text:p>
          </table:table-cell>
          <table:table-cell office:value-type="float" office:value="5309042" calcext:value-type="float">
            <text:p>5309042</text:p>
          </table:table-cell>
          <table:table-cell office:value-type="float" office:value="4281" calcext:value-type="float">
            <text:p>4281</text:p>
          </table:table-cell>
          <table:table-cell table:number-columns-repeated="8"/>
        </table:table-row>
        <table:table-row table:style-name="ro1" table:visibility="collapse">
          <table:table-cell office:value-type="float" office:value="62790" calcext:value-type="float">
            <text:p>62790</text:p>
          </table:table-cell>
          <table:table-cell office:value-type="float" office:value="38864" calcext:value-type="float">
            <text:p>38864</text:p>
          </table:table-cell>
          <table:table-cell office:value-type="float" office:value="156846" calcext:value-type="float">
            <text:p>156846</text:p>
          </table:table-cell>
          <table:table-cell office:value-type="float" office:value="27598" calcext:value-type="float">
            <text:p>27598</text:p>
          </table:table-cell>
          <table:table-cell office:value-type="float" office:value="306431" calcext:value-type="float">
            <text:p>306431</text:p>
          </table:table-cell>
          <table:table-cell office:value-type="float" office:value="32716" calcext:value-type="float">
            <text:p>32716</text:p>
          </table:table-cell>
          <table:table-cell office:value-type="float" office:value="111321" calcext:value-type="float">
            <text:p>111321</text:p>
          </table:table-cell>
          <table:table-cell office:value-type="float" office:value="303353" calcext:value-type="float">
            <text:p>303353</text:p>
          </table:table-cell>
          <table:table-cell office:value-type="float" office:value="2299038" calcext:value-type="float">
            <text:p>2299038</text:p>
          </table:table-cell>
          <table:table-cell office:value-type="float" office:value="1995" calcext:value-type="float">
            <text:p>1995</text:p>
          </table:table-cell>
          <table:table-cell table:number-columns-repeated="8"/>
        </table:table-row>
        <table:table-row table:style-name="ro1" table:visibility="collapse">
          <table:table-cell office:value-type="float" office:value="67597" calcext:value-type="float">
            <text:p>67597</text:p>
          </table:table-cell>
          <table:table-cell office:value-type="float" office:value="40197" calcext:value-type="float">
            <text:p>40197</text:p>
          </table:table-cell>
          <table:table-cell office:value-type="float" office:value="122523" calcext:value-type="float">
            <text:p>122523</text:p>
          </table:table-cell>
          <table:table-cell office:value-type="float" office:value="25154" calcext:value-type="float">
            <text:p>25154</text:p>
          </table:table-cell>
          <table:table-cell office:value-type="float" office:value="299869" calcext:value-type="float">
            <text:p>299869</text:p>
          </table:table-cell>
          <table:table-cell office:value-type="float" office:value="69454" calcext:value-type="float">
            <text:p>69454</text:p>
          </table:table-cell>
          <table:table-cell office:value-type="float" office:value="119704" calcext:value-type="float">
            <text:p>119704</text:p>
          </table:table-cell>
          <table:table-cell office:value-type="float" office:value="464411" calcext:value-type="float">
            <text:p>464411</text:p>
          </table:table-cell>
          <table:table-cell office:value-type="float" office:value="2235912" calcext:value-type="float">
            <text:p>2235912</text:p>
          </table:table-cell>
          <table:table-cell office:value-type="float" office:value="1831" calcext:value-type="float">
            <text:p>1831</text:p>
          </table:table-cell>
          <table:table-cell table:number-columns-repeated="8"/>
        </table:table-row>
        <table:table-row table:style-name="ro1" table:visibility="collapse">
          <table:table-cell office:value-type="float" office:value="120183" calcext:value-type="float">
            <text:p>120183</text:p>
          </table:table-cell>
          <table:table-cell office:value-type="float" office:value="75890" calcext:value-type="float">
            <text:p>75890</text:p>
          </table:table-cell>
          <table:table-cell office:value-type="float" office:value="154050" calcext:value-type="float">
            <text:p>154050</text:p>
          </table:table-cell>
          <table:table-cell office:value-type="float" office:value="38671" calcext:value-type="float">
            <text:p>38671</text:p>
          </table:table-cell>
          <table:table-cell office:value-type="float" office:value="459395" calcext:value-type="float">
            <text:p>459395</text:p>
          </table:table-cell>
          <table:table-cell office:value-type="float" office:value="42691" calcext:value-type="float">
            <text:p>42691</text:p>
          </table:table-cell>
          <table:table-cell office:value-type="float" office:value="115878" calcext:value-type="float">
            <text:p>115878</text:p>
          </table:table-cell>
          <table:table-cell office:value-type="float" office:value="577834" calcext:value-type="float">
            <text:p>577834</text:p>
          </table:table-cell>
          <table:table-cell office:value-type="float" office:value="3507182" calcext:value-type="float">
            <text:p>3507182</text:p>
          </table:table-cell>
          <table:table-cell office:value-type="float" office:value="3904" calcext:value-type="float">
            <text:p>3904</text:p>
          </table:table-cell>
          <table:table-cell table:number-columns-repeated="8"/>
        </table:table-row>
        <table:table-row table:style-name="ro1" table:visibility="collapse">
          <table:table-cell office:value-type="float" office:value="65350" calcext:value-type="float">
            <text:p>65350</text:p>
          </table:table-cell>
          <table:table-cell office:value-type="float" office:value="42047" calcext:value-type="float">
            <text:p>42047</text:p>
          </table:table-cell>
          <table:table-cell office:value-type="float" office:value="116289" calcext:value-type="float">
            <text:p>116289</text:p>
          </table:table-cell>
          <table:table-cell office:value-type="float" office:value="28136" calcext:value-type="float">
            <text:p>28136</text:p>
          </table:table-cell>
          <table:table-cell office:value-type="float" office:value="314637" calcext:value-type="float">
            <text:p>314637</text:p>
          </table:table-cell>
          <table:table-cell office:value-type="float" office:value="29987" calcext:value-type="float">
            <text:p>29987</text:p>
          </table:table-cell>
          <table:table-cell office:value-type="float" office:value="133205" calcext:value-type="float">
            <text:p>133205</text:p>
          </table:table-cell>
          <table:table-cell office:value-type="float" office:value="482416" calcext:value-type="float">
            <text:p>482416</text:p>
          </table:table-cell>
          <table:table-cell office:value-type="float" office:value="2763676" calcext:value-type="float">
            <text:p>2763676</text:p>
          </table:table-cell>
          <table:table-cell office:value-type="float" office:value="2975" calcext:value-type="float">
            <text:p>2975</text:p>
          </table:table-cell>
          <table:table-cell table:number-columns-repeated="8"/>
        </table:table-row>
        <table:table-row table:style-name="ro1" table:visibility="collapse">
          <table:table-cell office:value-type="float" office:value="44237" calcext:value-type="float">
            <text:p>44237</text:p>
          </table:table-cell>
          <table:table-cell office:value-type="float" office:value="27569" calcext:value-type="float">
            <text:p>27569</text:p>
          </table:table-cell>
          <table:table-cell office:value-type="float" office:value="70216" calcext:value-type="float">
            <text:p>70216</text:p>
          </table:table-cell>
          <table:table-cell office:value-type="float" office:value="15355" calcext:value-type="float">
            <text:p>15355</text:p>
          </table:table-cell>
          <table:table-cell office:value-type="float" office:value="225001" calcext:value-type="float">
            <text:p>225001</text:p>
          </table:table-cell>
          <table:table-cell office:value-type="float" office:value="18429" calcext:value-type="float">
            <text:p>18429</text:p>
          </table:table-cell>
          <table:table-cell office:value-type="float" office:value="75819" calcext:value-type="float">
            <text:p>75819</text:p>
          </table:table-cell>
          <table:table-cell office:value-type="float" office:value="241861" calcext:value-type="float">
            <text:p>241861</text:p>
          </table:table-cell>
          <table:table-cell office:value-type="float" office:value="1694776" calcext:value-type="float">
            <text:p>1694776</text:p>
          </table:table-cell>
          <table:table-cell office:value-type="float" office:value="1773" calcext:value-type="float">
            <text:p>1773</text:p>
          </table:table-cell>
          <table:table-cell table:number-columns-repeated="8"/>
        </table:table-row>
        <table:table-row table:style-name="ro1" table:visibility="collapse">
          <table:table-cell office:value-type="float" office:value="101098" calcext:value-type="float">
            <text:p>101098</text:p>
          </table:table-cell>
          <table:table-cell office:value-type="float" office:value="60763" calcext:value-type="float">
            <text:p>60763</text:p>
          </table:table-cell>
          <table:table-cell office:value-type="float" office:value="266843" calcext:value-type="float">
            <text:p>266843</text:p>
          </table:table-cell>
          <table:table-cell office:value-type="float" office:value="43097" calcext:value-type="float">
            <text:p>43097</text:p>
          </table:table-cell>
          <table:table-cell office:value-type="float" office:value="624249" calcext:value-type="float">
            <text:p>624249</text:p>
          </table:table-cell>
          <table:table-cell office:value-type="float" office:value="52048" calcext:value-type="float">
            <text:p>52048</text:p>
          </table:table-cell>
          <table:table-cell office:value-type="float" office:value="243543" calcext:value-type="float">
            <text:p>243543</text:p>
          </table:table-cell>
          <table:table-cell office:value-type="float" office:value="833220" calcext:value-type="float">
            <text:p>833220</text:p>
          </table:table-cell>
          <table:table-cell office:value-type="float" office:value="3754774" calcext:value-type="float">
            <text:p>3754774</text:p>
          </table:table-cell>
          <table:table-cell office:value-type="float" office:value="2405" calcext:value-type="float">
            <text:p>2405</text:p>
          </table:table-cell>
          <table:table-cell table:number-columns-repeated="8"/>
        </table:table-row>
        <table:table-row table:style-name="ro1" table:visibility="collapse">
          <table:table-cell office:value-type="float" office:value="122213" calcext:value-type="float">
            <text:p>122213</text:p>
          </table:table-cell>
          <table:table-cell office:value-type="float" office:value="57754" calcext:value-type="float">
            <text:p>57754</text:p>
          </table:table-cell>
          <table:table-cell office:value-type="float" office:value="158820" calcext:value-type="float">
            <text:p>158820</text:p>
          </table:table-cell>
          <table:table-cell office:value-type="float" office:value="38156" calcext:value-type="float">
            <text:p>38156</text:p>
          </table:table-cell>
          <table:table-cell office:value-type="float" office:value="456073" calcext:value-type="float">
            <text:p>456073</text:p>
          </table:table-cell>
          <table:table-cell office:value-type="float" office:value="43788" calcext:value-type="float">
            <text:p>43788</text:p>
          </table:table-cell>
          <table:table-cell office:value-type="float" office:value="182102" calcext:value-type="float">
            <text:p>182102</text:p>
          </table:table-cell>
          <table:table-cell office:value-type="float" office:value="570563" calcext:value-type="float">
            <text:p>570563</text:p>
          </table:table-cell>
          <table:table-cell office:value-type="float" office:value="3258443" calcext:value-type="float">
            <text:p>3258443</text:p>
          </table:table-cell>
          <table:table-cell office:value-type="float" office:value="2362" calcext:value-type="float">
            <text:p>2362</text:p>
          </table:table-cell>
          <table:table-cell table:number-columns-repeated="8"/>
        </table:table-row>
        <table:table-row table:style-name="ro1" table:visibility="collapse">
          <table:table-cell office:value-type="float" office:value="91749" calcext:value-type="float">
            <text:p>91749</text:p>
          </table:table-cell>
          <table:table-cell office:value-type="float" office:value="57033" calcext:value-type="float">
            <text:p>57033</text:p>
          </table:table-cell>
          <table:table-cell office:value-type="float" office:value="171963" calcext:value-type="float">
            <text:p>171963</text:p>
          </table:table-cell>
          <table:table-cell office:value-type="float" office:value="38917" calcext:value-type="float">
            <text:p>38917</text:p>
          </table:table-cell>
          <table:table-cell office:value-type="float" office:value="326543" calcext:value-type="float">
            <text:p>326543</text:p>
          </table:table-cell>
          <table:table-cell office:value-type="float" office:value="41723" calcext:value-type="float">
            <text:p>41723</text:p>
          </table:table-cell>
          <table:table-cell office:value-type="float" office:value="25602" calcext:value-type="float">
            <text:p>25602</text:p>
          </table:table-cell>
          <table:table-cell office:value-type="float" office:value="483129" calcext:value-type="float">
            <text:p>483129</text:p>
          </table:table-cell>
          <table:table-cell office:value-type="float" office:value="3249361" calcext:value-type="float">
            <text:p>3249361</text:p>
          </table:table-cell>
          <table:table-cell office:value-type="float" office:value="2499" calcext:value-type="float">
            <text:p>2499</text:p>
          </table:table-cell>
          <table:table-cell table:number-columns-repeated="8"/>
        </table:table-row>
        <table:table-row table:style-name="ro1" table:visibility="collapse">
          <table:table-cell office:value-type="float" office:value="42710" calcext:value-type="float">
            <text:p>42710</text:p>
          </table:table-cell>
          <table:table-cell office:value-type="float" office:value="26643" calcext:value-type="float">
            <text:p>26643</text:p>
          </table:table-cell>
          <table:table-cell office:value-type="float" office:value="71206" calcext:value-type="float">
            <text:p>71206</text:p>
          </table:table-cell>
          <table:table-cell office:value-type="float" office:value="16882" calcext:value-type="float">
            <text:p>16882</text:p>
          </table:table-cell>
          <table:table-cell office:value-type="float" office:value="119348" calcext:value-type="float">
            <text:p>119348</text:p>
          </table:table-cell>
          <table:table-cell office:value-type="float" office:value="16380" calcext:value-type="float">
            <text:p>16380</text:p>
          </table:table-cell>
          <table:table-cell office:value-type="float" office:value="9099" calcext:value-type="float">
            <text:p>9099</text:p>
          </table:table-cell>
          <table:table-cell office:value-type="float" office:value="230282" calcext:value-type="float">
            <text:p>230282</text:p>
          </table:table-cell>
          <table:table-cell office:value-type="float" office:value="760020" calcext:value-type="float">
            <text:p>760020</text:p>
          </table:table-cell>
          <table:table-cell office:value-type="float" office:value="1004" calcext:value-type="float">
            <text:p>1004</text:p>
          </table:table-cell>
          <table:table-cell table:number-columns-repeated="8"/>
        </table:table-row>
        <table:table-row table:style-name="ro1" table:visibility="collapse">
          <table:table-cell office:value-type="float" office:value="93704" calcext:value-type="float">
            <text:p>93704</text:p>
          </table:table-cell>
          <table:table-cell office:value-type="float" office:value="57183" calcext:value-type="float">
            <text:p>57183</text:p>
          </table:table-cell>
          <table:table-cell office:value-type="float" office:value="226856" calcext:value-type="float">
            <text:p>226856</text:p>
          </table:table-cell>
          <table:table-cell office:value-type="float" office:value="38195" calcext:value-type="float">
            <text:p>38195</text:p>
          </table:table-cell>
          <table:table-cell office:value-type="float" office:value="323141" calcext:value-type="float">
            <text:p>323141</text:p>
          </table:table-cell>
          <table:table-cell office:value-type="float" office:value="42981" calcext:value-type="float">
            <text:p>42981</text:p>
          </table:table-cell>
          <table:table-cell office:value-type="float" office:value="33691" calcext:value-type="float">
            <text:p>33691</text:p>
          </table:table-cell>
          <table:table-cell office:value-type="float" office:value="473963" calcext:value-type="float">
            <text:p>473963</text:p>
          </table:table-cell>
          <table:table-cell office:value-type="float" office:value="2416452" calcext:value-type="float">
            <text:p>2416452</text:p>
          </table:table-cell>
          <table:table-cell office:value-type="float" office:value="2761" calcext:value-type="float">
            <text:p>2761</text:p>
          </table:table-cell>
          <table:table-cell table:number-columns-repeated="8"/>
        </table:table-row>
        <table:table-row table:style-name="ro1" table:visibility="collapse">
          <table:table-cell office:value-type="float" office:value="88521" calcext:value-type="float">
            <text:p>88521</text:p>
          </table:table-cell>
          <table:table-cell office:value-type="float" office:value="53070" calcext:value-type="float">
            <text:p>53070</text:p>
          </table:table-cell>
          <table:table-cell office:value-type="float" office:value="149272" calcext:value-type="float">
            <text:p>149272</text:p>
          </table:table-cell>
          <table:table-cell office:value-type="float" office:value="35074" calcext:value-type="float">
            <text:p>35074</text:p>
          </table:table-cell>
          <table:table-cell office:value-type="float" office:value="288956" calcext:value-type="float">
            <text:p>288956</text:p>
          </table:table-cell>
          <table:table-cell office:value-type="float" office:value="39274" calcext:value-type="float">
            <text:p>39274</text:p>
          </table:table-cell>
          <table:table-cell office:value-type="float" office:value="22900" calcext:value-type="float">
            <text:p>22900</text:p>
          </table:table-cell>
          <table:table-cell office:value-type="float" office:value="378525" calcext:value-type="float">
            <text:p>378525</text:p>
          </table:table-cell>
          <table:table-cell office:value-type="float" office:value="2266115" calcext:value-type="float">
            <text:p>2266115</text:p>
          </table:table-cell>
          <table:table-cell office:value-type="float" office:value="2575" calcext:value-type="float">
            <text:p>2575</text:p>
          </table:table-cell>
          <table:table-cell table:number-columns-repeated="8"/>
        </table:table-row>
        <table:table-row table:style-name="ro1" table:visibility="collapse">
          <table:table-cell office:value-type="float" office:value="90623" calcext:value-type="float">
            <text:p>90623</text:p>
          </table:table-cell>
          <table:table-cell office:value-type="float" office:value="52714" calcext:value-type="float">
            <text:p>52714</text:p>
          </table:table-cell>
          <table:table-cell office:value-type="float" office:value="150816" calcext:value-type="float">
            <text:p>150816</text:p>
          </table:table-cell>
          <table:table-cell office:value-type="float" office:value="35053" calcext:value-type="float">
            <text:p>35053</text:p>
          </table:table-cell>
          <table:table-cell office:value-type="float" office:value="575097" calcext:value-type="float">
            <text:p>575097</text:p>
          </table:table-cell>
          <table:table-cell office:value-type="float" office:value="47276" calcext:value-type="float">
            <text:p>47276</text:p>
          </table:table-cell>
          <table:table-cell office:value-type="float" office:value="257586" calcext:value-type="float">
            <text:p>257586</text:p>
          </table:table-cell>
          <table:table-cell office:value-type="float" office:value="568699" calcext:value-type="float">
            <text:p>568699</text:p>
          </table:table-cell>
          <table:table-cell office:value-type="float" office:value="3756559" calcext:value-type="float">
            <text:p>3756559</text:p>
          </table:table-cell>
          <table:table-cell office:value-type="float" office:value="2927" calcext:value-type="float">
            <text:p>2927</text:p>
          </table:table-cell>
          <table:table-cell table:number-columns-repeated="8"/>
        </table:table-row>
        <table:table-row table:style-name="ro1" table:visibility="collapse">
          <table:table-cell office:value-type="float" office:value="62862" calcext:value-type="float">
            <text:p>62862</text:p>
          </table:table-cell>
          <table:table-cell office:value-type="float" office:value="27593" calcext:value-type="float">
            <text:p>27593</text:p>
          </table:table-cell>
          <table:table-cell office:value-type="float" office:value="73974" calcext:value-type="float">
            <text:p>73974</text:p>
          </table:table-cell>
          <table:table-cell office:value-type="float" office:value="17293" calcext:value-type="float">
            <text:p>17293</text:p>
          </table:table-cell>
          <table:table-cell office:value-type="float" office:value="173132" calcext:value-type="float">
            <text:p>173132</text:p>
          </table:table-cell>
          <table:table-cell office:value-type="float" office:value="17444" calcext:value-type="float">
            <text:p>17444</text:p>
          </table:table-cell>
          <table:table-cell office:value-type="float" office:value="87479" calcext:value-type="float">
            <text:p>87479</text:p>
          </table:table-cell>
          <table:table-cell office:value-type="float" office:value="286371" calcext:value-type="float">
            <text:p>286371</text:p>
          </table:table-cell>
          <table:table-cell office:value-type="float" office:value="3242106" calcext:value-type="float">
            <text:p>3242106</text:p>
          </table:table-cell>
          <table:table-cell office:value-type="float" office:value="2571" calcext:value-type="float">
            <text:p>2571</text:p>
          </table:table-cell>
          <table:table-cell table:number-columns-repeated="8"/>
        </table:table-row>
        <table:table-row table:style-name="ro1" table:visibility="collapse">
          <table:table-cell office:value-type="float" office:value="54089" calcext:value-type="float">
            <text:p>54089</text:p>
          </table:table-cell>
          <table:table-cell office:value-type="float" office:value="34223" calcext:value-type="float">
            <text:p>34223</text:p>
          </table:table-cell>
          <table:table-cell office:value-type="float" office:value="88395" calcext:value-type="float">
            <text:p>88395</text:p>
          </table:table-cell>
          <table:table-cell office:value-type="float" office:value="21094" calcext:value-type="float">
            <text:p>21094</text:p>
          </table:table-cell>
          <table:table-cell office:value-type="float" office:value="224730" calcext:value-type="float">
            <text:p>224730</text:p>
          </table:table-cell>
          <table:table-cell office:value-type="float" office:value="21642" calcext:value-type="float">
            <text:p>21642</text:p>
          </table:table-cell>
          <table:table-cell office:value-type="float" office:value="88787" calcext:value-type="float">
            <text:p>88787</text:p>
          </table:table-cell>
          <table:table-cell office:value-type="float" office:value="238432" calcext:value-type="float">
            <text:p>238432</text:p>
          </table:table-cell>
          <table:table-cell office:value-type="float" office:value="1687366" calcext:value-type="float">
            <text:p>1687366</text:p>
          </table:table-cell>
          <table:table-cell office:value-type="float" office:value="1354" calcext:value-type="float">
            <text:p>1354</text:p>
          </table:table-cell>
          <table:table-cell table:number-columns-repeated="8"/>
        </table:table-row>
        <table:table-row table:style-name="ro1" table:visibility="collapse">
          <table:table-cell office:value-type="float" office:value="92773" calcext:value-type="float">
            <text:p>92773</text:p>
          </table:table-cell>
          <table:table-cell office:value-type="float" office:value="56932" calcext:value-type="float">
            <text:p>56932</text:p>
          </table:table-cell>
          <table:table-cell office:value-type="float" office:value="160297" calcext:value-type="float">
            <text:p>160297</text:p>
          </table:table-cell>
          <table:table-cell office:value-type="float" office:value="38872" calcext:value-type="float">
            <text:p>38872</text:p>
          </table:table-cell>
          <table:table-cell office:value-type="float" office:value="522451" calcext:value-type="float">
            <text:p>522451</text:p>
          </table:table-cell>
          <table:table-cell office:value-type="float" office:value="43578" calcext:value-type="float">
            <text:p>43578</text:p>
          </table:table-cell>
          <table:table-cell office:value-type="float" office:value="164172" calcext:value-type="float">
            <text:p>164172</text:p>
          </table:table-cell>
          <table:table-cell office:value-type="float" office:value="584254" calcext:value-type="float">
            <text:p>584254</text:p>
          </table:table-cell>
          <table:table-cell office:value-type="float" office:value="3552372" calcext:value-type="float">
            <text:p>3552372</text:p>
          </table:table-cell>
          <table:table-cell office:value-type="float" office:value="2881" calcext:value-type="float">
            <text:p>2881</text:p>
          </table:table-cell>
          <table:table-cell table:number-columns-repeated="8"/>
        </table:table-row>
        <table:table-row table:style-name="ro1" table:visibility="collapse">
          <table:table-cell office:value-type="float" office:value="95684" calcext:value-type="float">
            <text:p>95684</text:p>
          </table:table-cell>
          <table:table-cell office:value-type="float" office:value="57082" calcext:value-type="float">
            <text:p>57082</text:p>
          </table:table-cell>
          <table:table-cell office:value-type="float" office:value="162382" calcext:value-type="float">
            <text:p>162382</text:p>
          </table:table-cell>
          <table:table-cell office:value-type="float" office:value="37975" calcext:value-type="float">
            <text:p>37975</text:p>
          </table:table-cell>
          <table:table-cell office:value-type="float" office:value="602284" calcext:value-type="float">
            <text:p>602284</text:p>
          </table:table-cell>
          <table:table-cell office:value-type="float" office:value="42831" calcext:value-type="float">
            <text:p>42831</text:p>
          </table:table-cell>
          <table:table-cell office:value-type="float" office:value="161941" calcext:value-type="float">
            <text:p>161941</text:p>
          </table:table-cell>
          <table:table-cell office:value-type="float" office:value="413694" calcext:value-type="float">
            <text:p>413694</text:p>
          </table:table-cell>
          <table:table-cell office:value-type="float" office:value="2629225" calcext:value-type="float">
            <text:p>2629225</text:p>
          </table:table-cell>
          <table:table-cell office:value-type="float" office:value="1480" calcext:value-type="float">
            <text:p>1480</text:p>
          </table:table-cell>
          <table:table-cell table:number-columns-repeated="8"/>
        </table:table-row>
        <table:table-row table:style-name="ro1" table:visibility="collapse">
          <table:table-cell office:value-type="float" office:value="96982" calcext:value-type="float">
            <text:p>96982</text:p>
          </table:table-cell>
          <table:table-cell office:value-type="float" office:value="57433" calcext:value-type="float">
            <text:p>57433</text:p>
          </table:table-cell>
          <table:table-cell office:value-type="float" office:value="161956" calcext:value-type="float">
            <text:p>161956</text:p>
          </table:table-cell>
          <table:table-cell office:value-type="float" office:value="39057" calcext:value-type="float">
            <text:p>39057</text:p>
          </table:table-cell>
          <table:table-cell office:value-type="float" office:value="460337" calcext:value-type="float">
            <text:p>460337</text:p>
          </table:table-cell>
          <table:table-cell office:value-type="float" office:value="43066" calcext:value-type="float">
            <text:p>43066</text:p>
          </table:table-cell>
          <table:table-cell office:value-type="float" office:value="167674" calcext:value-type="float">
            <text:p>167674</text:p>
          </table:table-cell>
          <table:table-cell office:value-type="float" office:value="484221" calcext:value-type="float">
            <text:p>484221</text:p>
          </table:table-cell>
          <table:table-cell office:value-type="float" office:value="2943890" calcext:value-type="float">
            <text:p>2943890</text:p>
          </table:table-cell>
          <table:table-cell office:value-type="float" office:value="1714" calcext:value-type="float">
            <text:p>1714</text:p>
          </table:table-cell>
          <table:table-cell table:number-columns-repeated="8"/>
        </table:table-row>
        <table:table-row table:style-name="ro1" table:visibility="collapse">
          <table:table-cell office:value-type="float" office:value="88558" calcext:value-type="float">
            <text:p>88558</text:p>
          </table:table-cell>
          <table:table-cell office:value-type="float" office:value="52905" calcext:value-type="float">
            <text:p>52905</text:p>
          </table:table-cell>
          <table:table-cell office:value-type="float" office:value="147801" calcext:value-type="float">
            <text:p>147801</text:p>
          </table:table-cell>
          <table:table-cell office:value-type="float" office:value="35608" calcext:value-type="float">
            <text:p>35608</text:p>
          </table:table-cell>
          <table:table-cell office:value-type="float" office:value="415157" calcext:value-type="float">
            <text:p>415157</text:p>
          </table:table-cell>
          <table:table-cell office:value-type="float" office:value="38459" calcext:value-type="float">
            <text:p>38459</text:p>
          </table:table-cell>
          <table:table-cell office:value-type="float" office:value="154825" calcext:value-type="float">
            <text:p>154825</text:p>
          </table:table-cell>
          <table:table-cell office:value-type="float" office:value="642407" calcext:value-type="float">
            <text:p>642407</text:p>
          </table:table-cell>
          <table:table-cell office:value-type="float" office:value="3274984" calcext:value-type="float">
            <text:p>3274984</text:p>
          </table:table-cell>
          <table:table-cell office:value-type="float" office:value="1478" calcext:value-type="float">
            <text:p>1478</text:p>
          </table:table-cell>
          <table:table-cell table:number-columns-repeated="8"/>
        </table:table-row>
        <table:table-row table:style-name="ro1" table:visibility="collapse">
          <table:table-cell office:value-type="float" office:value="44876" calcext:value-type="float">
            <text:p>44876</text:p>
          </table:table-cell>
          <table:table-cell office:value-type="float" office:value="26616" calcext:value-type="float">
            <text:p>26616</text:p>
          </table:table-cell>
          <table:table-cell office:value-type="float" office:value="73038" calcext:value-type="float">
            <text:p>73038</text:p>
          </table:table-cell>
          <table:table-cell office:value-type="float" office:value="17047" calcext:value-type="float">
            <text:p>17047</text:p>
          </table:table-cell>
          <table:table-cell office:value-type="float" office:value="171924" calcext:value-type="float">
            <text:p>171924</text:p>
          </table:table-cell>
          <table:table-cell office:value-type="float" office:value="17864" calcext:value-type="float">
            <text:p>17864</text:p>
          </table:table-cell>
          <table:table-cell office:value-type="float" office:value="70348" calcext:value-type="float">
            <text:p>70348</text:p>
          </table:table-cell>
          <table:table-cell office:value-type="float" office:value="215923" calcext:value-type="float">
            <text:p>215923</text:p>
          </table:table-cell>
          <table:table-cell office:value-type="float" office:value="1181545" calcext:value-type="float">
            <text:p>1181545</text:p>
          </table:table-cell>
          <table:table-cell office:value-type="float" office:value="1442" calcext:value-type="float">
            <text:p>1442</text:p>
          </table:table-cell>
          <table:table-cell table:number-columns-repeated="8"/>
        </table:table-row>
        <table:table-row table:style-name="ro1" table:visibility="collapse">
          <table:table-cell office:value-type="float" office:value="53365" calcext:value-type="float">
            <text:p>53365</text:p>
          </table:table-cell>
          <table:table-cell office:value-type="float" office:value="33795" calcext:value-type="float">
            <text:p>33795</text:p>
          </table:table-cell>
          <table:table-cell office:value-type="float" office:value="92689" calcext:value-type="float">
            <text:p>92689</text:p>
          </table:table-cell>
          <table:table-cell office:value-type="float" office:value="21307" calcext:value-type="float">
            <text:p>21307</text:p>
          </table:table-cell>
          <table:table-cell office:value-type="float" office:value="180315" calcext:value-type="float">
            <text:p>180315</text:p>
          </table:table-cell>
          <table:table-cell office:value-type="float" office:value="24539" calcext:value-type="float">
            <text:p>24539</text:p>
          </table:table-cell>
          <table:table-cell office:value-type="float" office:value="13247" calcext:value-type="float">
            <text:p>13247</text:p>
          </table:table-cell>
          <table:table-cell office:value-type="float" office:value="280481" calcext:value-type="float">
            <text:p>280481</text:p>
          </table:table-cell>
          <table:table-cell office:value-type="float" office:value="2467371" calcext:value-type="float">
            <text:p>2467371</text:p>
          </table:table-cell>
          <table:table-cell office:value-type="float" office:value="1895" calcext:value-type="float">
            <text:p>1895</text:p>
          </table:table-cell>
          <table:table-cell table:number-columns-repeated="8"/>
        </table:table-row>
        <table:table-row table:style-name="ro1" table:visibility="collapse">
          <table:table-cell office:value-type="float" office:value="105135" calcext:value-type="float">
            <text:p>105135</text:p>
          </table:table-cell>
          <table:table-cell office:value-type="float" office:value="55444" calcext:value-type="float">
            <text:p>55444</text:p>
          </table:table-cell>
          <table:table-cell office:value-type="float" office:value="149930" calcext:value-type="float">
            <text:p>149930</text:p>
          </table:table-cell>
          <table:table-cell office:value-type="float" office:value="36126" calcext:value-type="float">
            <text:p>36126</text:p>
          </table:table-cell>
          <table:table-cell office:value-type="float" office:value="451387" calcext:value-type="float">
            <text:p>451387</text:p>
          </table:table-cell>
          <table:table-cell office:value-type="float" office:value="41418" calcext:value-type="float">
            <text:p>41418</text:p>
          </table:table-cell>
          <table:table-cell office:value-type="float" office:value="171829" calcext:value-type="float">
            <text:p>171829</text:p>
          </table:table-cell>
          <table:table-cell office:value-type="float" office:value="535620" calcext:value-type="float">
            <text:p>535620</text:p>
          </table:table-cell>
          <table:table-cell office:value-type="float" office:value="3631835" calcext:value-type="float">
            <text:p>3631835</text:p>
          </table:table-cell>
          <table:table-cell office:value-type="float" office:value="2992" calcext:value-type="float">
            <text:p>2992</text:p>
          </table:table-cell>
          <table:table-cell table:number-columns-repeated="8"/>
        </table:table-row>
        <table:table-row table:style-name="ro1" table:visibility="collapse">
          <table:table-cell office:value-type="float" office:value="71134" calcext:value-type="float">
            <text:p>71134</text:p>
          </table:table-cell>
          <table:table-cell office:value-type="float" office:value="41901" calcext:value-type="float">
            <text:p>41901</text:p>
          </table:table-cell>
          <table:table-cell office:value-type="float" office:value="120396" calcext:value-type="float">
            <text:p>120396</text:p>
          </table:table-cell>
          <table:table-cell office:value-type="float" office:value="28781" calcext:value-type="float">
            <text:p>28781</text:p>
          </table:table-cell>
          <table:table-cell office:value-type="float" office:value="343727" calcext:value-type="float">
            <text:p>343727</text:p>
          </table:table-cell>
          <table:table-cell office:value-type="float" office:value="32105" calcext:value-type="float">
            <text:p>32105</text:p>
          </table:table-cell>
          <table:table-cell office:value-type="float" office:value="121612" calcext:value-type="float">
            <text:p>121612</text:p>
          </table:table-cell>
          <table:table-cell office:value-type="float" office:value="603197" calcext:value-type="float">
            <text:p>603197</text:p>
          </table:table-cell>
          <table:table-cell office:value-type="float" office:value="2934597" calcext:value-type="float">
            <text:p>2934597</text:p>
          </table:table-cell>
          <table:table-cell office:value-type="float" office:value="2917" calcext:value-type="float">
            <text:p>2917</text:p>
          </table:table-cell>
          <table:table-cell table:number-columns-repeated="8"/>
        </table:table-row>
        <table:table-row table:style-name="ro1" table:visibility="collapse">
          <table:table-cell office:value-type="float" office:value="72615" calcext:value-type="float">
            <text:p>72615</text:p>
          </table:table-cell>
          <table:table-cell office:value-type="float" office:value="46427" calcext:value-type="float">
            <text:p>46427</text:p>
          </table:table-cell>
          <table:table-cell office:value-type="float" office:value="125531" calcext:value-type="float">
            <text:p>125531</text:p>
          </table:table-cell>
          <table:table-cell office:value-type="float" office:value="30301" calcext:value-type="float">
            <text:p>30301</text:p>
          </table:table-cell>
          <table:table-cell office:value-type="float" office:value="248434" calcext:value-type="float">
            <text:p>248434</text:p>
          </table:table-cell>
          <table:table-cell office:value-type="float" office:value="32436" calcext:value-type="float">
            <text:p>32436</text:p>
          </table:table-cell>
          <table:table-cell office:value-type="float" office:value="19093" calcext:value-type="float">
            <text:p>19093</text:p>
          </table:table-cell>
          <table:table-cell office:value-type="float" office:value="267529" calcext:value-type="float">
            <text:p>267529</text:p>
          </table:table-cell>
          <table:table-cell office:value-type="float" office:value="1982802" calcext:value-type="float">
            <text:p>1982802</text:p>
          </table:table-cell>
          <table:table-cell office:value-type="float" office:value="2155" calcext:value-type="float">
            <text:p>2155</text:p>
          </table:table-cell>
          <table:table-cell table:number-columns-repeated="8"/>
        </table:table-row>
        <table:table-row table:style-name="ro1" table:visibility="collapse">
          <table:table-cell office:value-type="float" office:value="96601" calcext:value-type="float">
            <text:p>96601</text:p>
          </table:table-cell>
          <table:table-cell office:value-type="float" office:value="57899" calcext:value-type="float">
            <text:p>57899</text:p>
          </table:table-cell>
          <table:table-cell office:value-type="float" office:value="163961" calcext:value-type="float">
            <text:p>163961</text:p>
          </table:table-cell>
          <table:table-cell office:value-type="float" office:value="38295" calcext:value-type="float">
            <text:p>38295</text:p>
          </table:table-cell>
          <table:table-cell office:value-type="float" office:value="485288" calcext:value-type="float">
            <text:p>485288</text:p>
          </table:table-cell>
          <table:table-cell office:value-type="float" office:value="44510" calcext:value-type="float">
            <text:p>44510</text:p>
          </table:table-cell>
          <table:table-cell office:value-type="float" office:value="164698" calcext:value-type="float">
            <text:p>164698</text:p>
          </table:table-cell>
          <table:table-cell office:value-type="float" office:value="534818" calcext:value-type="float">
            <text:p>534818</text:p>
          </table:table-cell>
          <table:table-cell office:value-type="float" office:value="3480845" calcext:value-type="float">
            <text:p>3480845</text:p>
          </table:table-cell>
          <table:table-cell office:value-type="float" office:value="1396" calcext:value-type="float">
            <text:p>1396</text:p>
          </table:table-cell>
          <table:table-cell table:number-columns-repeated="8"/>
        </table:table-row>
        <table:table-row table:style-name="ro1" table:visibility="collapse">
          <table:table-cell office:value-type="float" office:value="69688" calcext:value-type="float">
            <text:p>69688</text:p>
          </table:table-cell>
          <table:table-cell office:value-type="float" office:value="43300" calcext:value-type="float">
            <text:p>43300</text:p>
          </table:table-cell>
          <table:table-cell office:value-type="float" office:value="168470" calcext:value-type="float">
            <text:p>168470</text:p>
          </table:table-cell>
          <table:table-cell office:value-type="float" office:value="27899" calcext:value-type="float">
            <text:p>27899</text:p>
          </table:table-cell>
          <table:table-cell office:value-type="float" office:value="230170" calcext:value-type="float">
            <text:p>230170</text:p>
          </table:table-cell>
          <table:table-cell office:value-type="float" office:value="30188" calcext:value-type="float">
            <text:p>30188</text:p>
          </table:table-cell>
          <table:table-cell office:value-type="float" office:value="59098" calcext:value-type="float">
            <text:p>59098</text:p>
          </table:table-cell>
          <table:table-cell office:value-type="float" office:value="428373" calcext:value-type="float">
            <text:p>428373</text:p>
          </table:table-cell>
          <table:table-cell office:value-type="float" office:value="2028113" calcext:value-type="float">
            <text:p>2028113</text:p>
          </table:table-cell>
          <table:table-cell office:value-type="float" office:value="2228" calcext:value-type="float">
            <text:p>2228</text:p>
          </table:table-cell>
          <table:table-cell table:number-columns-repeated="8"/>
        </table:table-row>
        <table:table-row table:style-name="ro1" table:visibility="collapse">
          <table:table-cell office:value-type="float" office:value="39038" calcext:value-type="float">
            <text:p>39038</text:p>
          </table:table-cell>
          <table:table-cell office:value-type="float" office:value="26292" calcext:value-type="float">
            <text:p>26292</text:p>
          </table:table-cell>
          <table:table-cell office:value-type="float" office:value="71069" calcext:value-type="float">
            <text:p>71069</text:p>
          </table:table-cell>
          <table:table-cell office:value-type="float" office:value="15938" calcext:value-type="float">
            <text:p>15938</text:p>
          </table:table-cell>
          <table:table-cell office:value-type="float" office:value="171300" calcext:value-type="float">
            <text:p>171300</text:p>
          </table:table-cell>
          <table:table-cell office:value-type="float" office:value="17031" calcext:value-type="float">
            <text:p>17031</text:p>
          </table:table-cell>
          <table:table-cell office:value-type="float" office:value="99920" calcext:value-type="float">
            <text:p>99920</text:p>
          </table:table-cell>
          <table:table-cell office:value-type="float" office:value="164074" calcext:value-type="float">
            <text:p>164074</text:p>
          </table:table-cell>
          <table:table-cell office:value-type="float" office:value="1219995" calcext:value-type="float">
            <text:p>1219995</text:p>
          </table:table-cell>
          <table:table-cell office:value-type="float" office:value="1225" calcext:value-type="float">
            <text:p>1225</text:p>
          </table:table-cell>
          <table:table-cell table:number-columns-repeated="8"/>
        </table:table-row>
        <table:table-row table:style-name="ro1" table:visibility="collapse">
          <table:table-cell office:value-type="float" office:value="43747" calcext:value-type="float">
            <text:p>43747</text:p>
          </table:table-cell>
          <table:table-cell office:value-type="float" office:value="28159" calcext:value-type="float">
            <text:p>28159</text:p>
          </table:table-cell>
          <table:table-cell office:value-type="float" office:value="76409" calcext:value-type="float">
            <text:p>76409</text:p>
          </table:table-cell>
          <table:table-cell office:value-type="float" office:value="17182" calcext:value-type="float">
            <text:p>17182</text:p>
          </table:table-cell>
          <table:table-cell office:value-type="float" office:value="193435" calcext:value-type="float">
            <text:p>193435</text:p>
          </table:table-cell>
          <table:table-cell office:value-type="float" office:value="17935" calcext:value-type="float">
            <text:p>17935</text:p>
          </table:table-cell>
          <table:table-cell office:value-type="float" office:value="75330" calcext:value-type="float">
            <text:p>75330</text:p>
          </table:table-cell>
          <table:table-cell office:value-type="float" office:value="167502" calcext:value-type="float">
            <text:p>167502</text:p>
          </table:table-cell>
          <table:table-cell office:value-type="float" office:value="1308380" calcext:value-type="float">
            <text:p>1308380</text:p>
          </table:table-cell>
          <table:table-cell office:value-type="float" office:value="1353" calcext:value-type="float">
            <text:p>1353</text:p>
          </table:table-cell>
          <table:table-cell table:number-columns-repeated="8"/>
        </table:table-row>
        <table:table-row table:style-name="ro1" table:visibility="collapse">
          <table:table-cell office:value-type="float" office:value="58792" calcext:value-type="float">
            <text:p>58792</text:p>
          </table:table-cell>
          <table:table-cell office:value-type="float" office:value="38141" calcext:value-type="float">
            <text:p>38141</text:p>
          </table:table-cell>
          <table:table-cell office:value-type="float" office:value="107237" calcext:value-type="float">
            <text:p>107237</text:p>
          </table:table-cell>
          <table:table-cell office:value-type="float" office:value="24698" calcext:value-type="float">
            <text:p>24698</text:p>
          </table:table-cell>
          <table:table-cell office:value-type="float" office:value="304147" calcext:value-type="float">
            <text:p>304147</text:p>
          </table:table-cell>
          <table:table-cell office:value-type="float" office:value="28661" calcext:value-type="float">
            <text:p>28661</text:p>
          </table:table-cell>
          <table:table-cell office:value-type="float" office:value="119210" calcext:value-type="float">
            <text:p>119210</text:p>
          </table:table-cell>
          <table:table-cell office:value-type="float" office:value="556111" calcext:value-type="float">
            <text:p>556111</text:p>
          </table:table-cell>
          <table:table-cell office:value-type="float" office:value="2790521" calcext:value-type="float">
            <text:p>2790521</text:p>
          </table:table-cell>
          <table:table-cell office:value-type="float" office:value="2297" calcext:value-type="float">
            <text:p>2297</text:p>
          </table:table-cell>
          <table:table-cell table:number-columns-repeated="8"/>
        </table:table-row>
        <table:table-row table:style-name="ro1" table:visibility="collapse">
          <table:table-cell office:value-type="float" office:value="164189" calcext:value-type="float">
            <text:p>164189</text:p>
          </table:table-cell>
          <table:table-cell office:value-type="float" office:value="231859" calcext:value-type="float">
            <text:p>231859</text:p>
          </table:table-cell>
          <table:table-cell office:value-type="float" office:value="270858" calcext:value-type="float">
            <text:p>270858</text:p>
          </table:table-cell>
          <table:table-cell office:value-type="float" office:value="36482" calcext:value-type="float">
            <text:p>36482</text:p>
          </table:table-cell>
          <table:table-cell office:value-type="float" office:value="303727" calcext:value-type="float">
            <text:p>303727</text:p>
          </table:table-cell>
          <table:table-cell office:value-type="float" office:value="41702" calcext:value-type="float">
            <text:p>41702</text:p>
          </table:table-cell>
          <table:table-cell office:value-type="float" office:value="19759" calcext:value-type="float">
            <text:p>19759</text:p>
          </table:table-cell>
          <table:table-cell office:value-type="float" office:value="320404" calcext:value-type="float">
            <text:p>320404</text:p>
          </table:table-cell>
          <table:table-cell office:value-type="float" office:value="2295869" calcext:value-type="float">
            <text:p>2295869</text:p>
          </table:table-cell>
          <table:table-cell office:value-type="float" office:value="2828" calcext:value-type="float">
            <text:p>2828</text:p>
          </table:table-cell>
          <table:table-cell table:number-columns-repeated="8"/>
        </table:table-row>
        <table:table-row table:style-name="ro1" table:visibility="collapse">
          <table:table-cell office:value-type="float" office:value="105716" calcext:value-type="float">
            <text:p>105716</text:p>
          </table:table-cell>
          <table:table-cell office:value-type="float" office:value="57328" calcext:value-type="float">
            <text:p>57328</text:p>
          </table:table-cell>
          <table:table-cell office:value-type="float" office:value="161766" calcext:value-type="float">
            <text:p>161766</text:p>
          </table:table-cell>
          <table:table-cell office:value-type="float" office:value="38090" calcext:value-type="float">
            <text:p>38090</text:p>
          </table:table-cell>
          <table:table-cell office:value-type="float" office:value="472169" calcext:value-type="float">
            <text:p>472169</text:p>
          </table:table-cell>
          <table:table-cell office:value-type="float" office:value="42805" calcext:value-type="float">
            <text:p>42805</text:p>
          </table:table-cell>
          <table:table-cell office:value-type="float" office:value="172856" calcext:value-type="float">
            <text:p>172856</text:p>
          </table:table-cell>
          <table:table-cell office:value-type="float" office:value="468921" calcext:value-type="float">
            <text:p>468921</text:p>
          </table:table-cell>
          <table:table-cell office:value-type="float" office:value="3240536" calcext:value-type="float">
            <text:p>3240536</text:p>
          </table:table-cell>
          <table:table-cell office:value-type="float" office:value="2409" calcext:value-type="float">
            <text:p>2409</text:p>
          </table:table-cell>
          <table:table-cell table:number-columns-repeated="8"/>
        </table:table-row>
        <table:table-row table:style-name="ro1" table:visibility="collapse">
          <table:table-cell office:value-type="float" office:value="59504" calcext:value-type="float">
            <text:p>59504</text:p>
          </table:table-cell>
          <table:table-cell office:value-type="float" office:value="35442" calcext:value-type="float">
            <text:p>35442</text:p>
          </table:table-cell>
          <table:table-cell office:value-type="float" office:value="100080" calcext:value-type="float">
            <text:p>100080</text:p>
          </table:table-cell>
          <table:table-cell office:value-type="float" office:value="23294" calcext:value-type="float">
            <text:p>23294</text:p>
          </table:table-cell>
          <table:table-cell office:value-type="float" office:value="189226" calcext:value-type="float">
            <text:p>189226</text:p>
          </table:table-cell>
          <table:table-cell office:value-type="float" office:value="24607" calcext:value-type="float">
            <text:p>24607</text:p>
          </table:table-cell>
          <table:table-cell office:value-type="float" office:value="13219" calcext:value-type="float">
            <text:p>13219</text:p>
          </table:table-cell>
          <table:table-cell office:value-type="float" office:value="231313" calcext:value-type="float">
            <text:p>231313</text:p>
          </table:table-cell>
          <table:table-cell office:value-type="float" office:value="1563866" calcext:value-type="float">
            <text:p>1563866</text:p>
          </table:table-cell>
          <table:table-cell office:value-type="float" office:value="2441" calcext:value-type="float">
            <text:p>2441</text:p>
          </table:table-cell>
          <table:table-cell table:number-columns-repeated="8"/>
        </table:table-row>
        <table:table-row table:style-name="ro1" table:visibility="collapse">
          <table:table-cell office:value-type="float" office:value="96962" calcext:value-type="float">
            <text:p>96962</text:p>
          </table:table-cell>
          <table:table-cell office:value-type="float" office:value="56110" calcext:value-type="float">
            <text:p>56110</text:p>
          </table:table-cell>
          <table:table-cell office:value-type="float" office:value="160408" calcext:value-type="float">
            <text:p>160408</text:p>
          </table:table-cell>
          <table:table-cell office:value-type="float" office:value="39098" calcext:value-type="float">
            <text:p>39098</text:p>
          </table:table-cell>
          <table:table-cell office:value-type="float" office:value="488836" calcext:value-type="float">
            <text:p>488836</text:p>
          </table:table-cell>
          <table:table-cell office:value-type="float" office:value="42220" calcext:value-type="float">
            <text:p>42220</text:p>
          </table:table-cell>
          <table:table-cell office:value-type="float" office:value="176318" calcext:value-type="float">
            <text:p>176318</text:p>
          </table:table-cell>
          <table:table-cell office:value-type="float" office:value="644909" calcext:value-type="float">
            <text:p>644909</text:p>
          </table:table-cell>
          <table:table-cell office:value-type="float" office:value="3628297" calcext:value-type="float">
            <text:p>3628297</text:p>
          </table:table-cell>
          <table:table-cell office:value-type="float" office:value="2932" calcext:value-type="float">
            <text:p>2932</text:p>
          </table:table-cell>
          <table:table-cell table:number-columns-repeated="8"/>
        </table:table-row>
        <table:table-row table:style-name="ro1" table:visibility="collapse">
          <table:table-cell office:value-type="float" office:value="93719" calcext:value-type="float">
            <text:p>93719</text:p>
          </table:table-cell>
          <table:table-cell office:value-type="float" office:value="57549" calcext:value-type="float">
            <text:p>57549</text:p>
          </table:table-cell>
          <table:table-cell office:value-type="float" office:value="161516" calcext:value-type="float">
            <text:p>161516</text:p>
          </table:table-cell>
          <table:table-cell office:value-type="float" office:value="38300" calcext:value-type="float">
            <text:p>38300</text:p>
          </table:table-cell>
          <table:table-cell office:value-type="float" office:value="323848" calcext:value-type="float">
            <text:p>323848</text:p>
          </table:table-cell>
          <table:table-cell office:value-type="float" office:value="41568" calcext:value-type="float">
            <text:p>41568</text:p>
          </table:table-cell>
          <table:table-cell office:value-type="float" office:value="21368" calcext:value-type="float">
            <text:p>21368</text:p>
          </table:table-cell>
          <table:table-cell office:value-type="float" office:value="485518" calcext:value-type="float">
            <text:p>485518</text:p>
          </table:table-cell>
          <table:table-cell office:value-type="float" office:value="2754166" calcext:value-type="float">
            <text:p>2754166</text:p>
          </table:table-cell>
          <table:table-cell office:value-type="float" office:value="3262" calcext:value-type="float">
            <text:p>3262</text:p>
          </table:table-cell>
          <table:table-cell table:number-columns-repeated="8"/>
        </table:table-row>
        <table:table-row table:style-name="ro1" table:visibility="collapse">
          <table:table-cell office:value-type="float" office:value="77809" calcext:value-type="float">
            <text:p>77809</text:p>
          </table:table-cell>
          <table:table-cell office:value-type="float" office:value="49442" calcext:value-type="float">
            <text:p>49442</text:p>
          </table:table-cell>
          <table:table-cell office:value-type="float" office:value="136842" calcext:value-type="float">
            <text:p>136842</text:p>
          </table:table-cell>
          <table:table-cell office:value-type="float" office:value="33511" calcext:value-type="float">
            <text:p>33511</text:p>
          </table:table-cell>
          <table:table-cell office:value-type="float" office:value="486321" calcext:value-type="float">
            <text:p>486321</text:p>
          </table:table-cell>
          <table:table-cell office:value-type="float" office:value="35735" calcext:value-type="float">
            <text:p>35735</text:p>
          </table:table-cell>
          <table:table-cell office:value-type="float" office:value="17835" calcext:value-type="float">
            <text:p>17835</text:p>
          </table:table-cell>
          <table:table-cell office:value-type="float" office:value="335352" calcext:value-type="float">
            <text:p>335352</text:p>
          </table:table-cell>
          <table:table-cell office:value-type="float" office:value="1983109" calcext:value-type="float">
            <text:p>1983109</text:p>
          </table:table-cell>
          <table:table-cell office:value-type="float" office:value="2216" calcext:value-type="float">
            <text:p>2216</text:p>
          </table:table-cell>
          <table:table-cell table:number-columns-repeated="8"/>
        </table:table-row>
        <table:table-row table:style-name="ro1" table:visibility="collapse">
          <table:table-cell office:value-type="float" office:value="80114" calcext:value-type="float">
            <text:p>80114</text:p>
          </table:table-cell>
          <table:table-cell office:value-type="float" office:value="48047" calcext:value-type="float">
            <text:p>48047</text:p>
          </table:table-cell>
          <table:table-cell office:value-type="float" office:value="135174" calcext:value-type="float">
            <text:p>135174</text:p>
          </table:table-cell>
          <table:table-cell office:value-type="float" office:value="32035" calcext:value-type="float">
            <text:p>32035</text:p>
          </table:table-cell>
          <table:table-cell office:value-type="float" office:value="259960" calcext:value-type="float">
            <text:p>259960</text:p>
          </table:table-cell>
          <table:table-cell office:value-type="float" office:value="34950" calcext:value-type="float">
            <text:p>34950</text:p>
          </table:table-cell>
          <table:table-cell office:value-type="float" office:value="18405" calcext:value-type="float">
            <text:p>18405</text:p>
          </table:table-cell>
          <table:table-cell office:value-type="float" office:value="524318" calcext:value-type="float">
            <text:p>524318</text:p>
          </table:table-cell>
          <table:table-cell office:value-type="float" office:value="2045288" calcext:value-type="float">
            <text:p>2045288</text:p>
          </table:table-cell>
          <table:table-cell office:value-type="float" office:value="2265" calcext:value-type="float">
            <text:p>2265</text:p>
          </table:table-cell>
          <table:table-cell table:number-columns-repeated="8"/>
        </table:table-row>
        <table:table-row table:style-name="ro1" table:visibility="collapse">
          <table:table-cell office:value-type="float" office:value="60828" calcext:value-type="float">
            <text:p>60828</text:p>
          </table:table-cell>
          <table:table-cell office:value-type="float" office:value="37469" calcext:value-type="float">
            <text:p>37469</text:p>
          </table:table-cell>
          <table:table-cell office:value-type="float" office:value="102209" calcext:value-type="float">
            <text:p>102209</text:p>
          </table:table-cell>
          <table:table-cell office:value-type="float" office:value="23848" calcext:value-type="float">
            <text:p>23848</text:p>
          </table:table-cell>
          <table:table-cell office:value-type="float" office:value="276207" calcext:value-type="float">
            <text:p>276207</text:p>
          </table:table-cell>
          <table:table-cell office:value-type="float" office:value="26487" calcext:value-type="float">
            <text:p>26487</text:p>
          </table:table-cell>
          <table:table-cell office:value-type="float" office:value="100018" calcext:value-type="float">
            <text:p>100018</text:p>
          </table:table-cell>
          <table:table-cell office:value-type="float" office:value="361249" calcext:value-type="float">
            <text:p>361249</text:p>
          </table:table-cell>
          <table:table-cell office:value-type="float" office:value="2196707" calcext:value-type="float">
            <text:p>2196707</text:p>
          </table:table-cell>
          <table:table-cell office:value-type="float" office:value="1820" calcext:value-type="float">
            <text:p>1820</text:p>
          </table:table-cell>
          <table:table-cell table:number-columns-repeated="8"/>
        </table:table-row>
        <table:table-row table:style-name="ro1" table:visibility="collapse">
          <table:table-cell office:value-type="float" office:value="96235" calcext:value-type="float">
            <text:p>96235</text:p>
          </table:table-cell>
          <table:table-cell office:value-type="float" office:value="56536" calcext:value-type="float">
            <text:p>56536</text:p>
          </table:table-cell>
          <table:table-cell office:value-type="float" office:value="281884" calcext:value-type="float">
            <text:p>281884</text:p>
          </table:table-cell>
          <table:table-cell office:value-type="float" office:value="42517" calcext:value-type="float">
            <text:p>42517</text:p>
          </table:table-cell>
          <table:table-cell office:value-type="float" office:value="478482" calcext:value-type="float">
            <text:p>478482</text:p>
          </table:table-cell>
          <table:table-cell office:value-type="float" office:value="41998" calcext:value-type="float">
            <text:p>41998</text:p>
          </table:table-cell>
          <table:table-cell office:value-type="float" office:value="167859" calcext:value-type="float">
            <text:p>167859</text:p>
          </table:table-cell>
          <table:table-cell office:value-type="float" office:value="636861" calcext:value-type="float">
            <text:p>636861</text:p>
          </table:table-cell>
          <table:table-cell office:value-type="float" office:value="3777322" calcext:value-type="float">
            <text:p>3777322</text:p>
          </table:table-cell>
          <table:table-cell office:value-type="float" office:value="1581" calcext:value-type="float">
            <text:p>1581</text:p>
          </table:table-cell>
          <table:table-cell table:number-columns-repeated="8"/>
        </table:table-row>
        <table:table-row table:style-name="ro1" table:visibility="collapse">
          <table:table-cell office:value-type="float" office:value="76648" calcext:value-type="float">
            <text:p>76648</text:p>
          </table:table-cell>
          <table:table-cell office:value-type="float" office:value="46960" calcext:value-type="float">
            <text:p>46960</text:p>
          </table:table-cell>
          <table:table-cell office:value-type="float" office:value="127159" calcext:value-type="float">
            <text:p>127159</text:p>
          </table:table-cell>
          <table:table-cell office:value-type="float" office:value="31038" calcext:value-type="float">
            <text:p>31038</text:p>
          </table:table-cell>
          <table:table-cell office:value-type="float" office:value="431852" calcext:value-type="float">
            <text:p>431852</text:p>
          </table:table-cell>
          <table:table-cell office:value-type="float" office:value="53292" calcext:value-type="float">
            <text:p>53292</text:p>
          </table:table-cell>
          <table:table-cell office:value-type="float" office:value="171102" calcext:value-type="float">
            <text:p>171102</text:p>
          </table:table-cell>
          <table:table-cell office:value-type="float" office:value="505653" calcext:value-type="float">
            <text:p>505653</text:p>
          </table:table-cell>
          <table:table-cell office:value-type="float" office:value="2995648" calcext:value-type="float">
            <text:p>2995648</text:p>
          </table:table-cell>
          <table:table-cell office:value-type="float" office:value="2285" calcext:value-type="float">
            <text:p>2285</text:p>
          </table:table-cell>
          <table:table-cell table:number-columns-repeated="8"/>
        </table:table-row>
        <table:table-row table:style-name="ro1" table:visibility="collapse">
          <table:table-cell office:value-type="float" office:value="93403" calcext:value-type="float">
            <text:p>93403</text:p>
          </table:table-cell>
          <table:table-cell office:value-type="float" office:value="57453" calcext:value-type="float">
            <text:p>57453</text:p>
          </table:table-cell>
          <table:table-cell office:value-type="float" office:value="155582" calcext:value-type="float">
            <text:p>155582</text:p>
          </table:table-cell>
          <table:table-cell office:value-type="float" office:value="36200" calcext:value-type="float">
            <text:p>36200</text:p>
          </table:table-cell>
          <table:table-cell office:value-type="float" office:value="451478" calcext:value-type="float">
            <text:p>451478</text:p>
          </table:table-cell>
          <table:table-cell office:value-type="float" office:value="42765" calcext:value-type="float">
            <text:p>42765</text:p>
          </table:table-cell>
          <table:table-cell office:value-type="float" office:value="171994" calcext:value-type="float">
            <text:p>171994</text:p>
          </table:table-cell>
          <table:table-cell office:value-type="float" office:value="635272" calcext:value-type="float">
            <text:p>635272</text:p>
          </table:table-cell>
          <table:table-cell office:value-type="float" office:value="2457982" calcext:value-type="float">
            <text:p>2457982</text:p>
          </table:table-cell>
          <table:table-cell office:value-type="float" office:value="2419" calcext:value-type="float">
            <text:p>2419</text:p>
          </table:table-cell>
          <table:table-cell table:number-columns-repeated="8"/>
        </table:table-row>
        <table:table-row table:style-name="ro1" table:visibility="collapse">
          <table:table-cell office:value-type="float" office:value="41815" calcext:value-type="float">
            <text:p>41815</text:p>
          </table:table-cell>
          <table:table-cell office:value-type="float" office:value="25093" calcext:value-type="float">
            <text:p>25093</text:p>
          </table:table-cell>
          <table:table-cell office:value-type="float" office:value="70931" calcext:value-type="float">
            <text:p>70931</text:p>
          </table:table-cell>
          <table:table-cell office:value-type="float" office:value="16557" calcext:value-type="float">
            <text:p>16557</text:p>
          </table:table-cell>
          <table:table-cell office:value-type="float" office:value="162434" calcext:value-type="float">
            <text:p>162434</text:p>
          </table:table-cell>
          <table:table-cell office:value-type="float" office:value="17750" calcext:value-type="float">
            <text:p>17750</text:p>
          </table:table-cell>
          <table:table-cell office:value-type="float" office:value="66464" calcext:value-type="float">
            <text:p>66464</text:p>
          </table:table-cell>
          <table:table-cell office:value-type="float" office:value="236835" calcext:value-type="float">
            <text:p>236835</text:p>
          </table:table-cell>
          <table:table-cell office:value-type="float" office:value="1204972" calcext:value-type="float">
            <text:p>1204972</text:p>
          </table:table-cell>
          <table:table-cell office:value-type="float" office:value="1406" calcext:value-type="float">
            <text:p>1406</text:p>
          </table:table-cell>
          <table:table-cell table:number-columns-repeated="8"/>
        </table:table-row>
        <table:table-row table:style-name="ro1" table:visibility="collapse">
          <table:table-cell office:value-type="float" office:value="47862" calcext:value-type="float">
            <text:p>47862</text:p>
          </table:table-cell>
          <table:table-cell office:value-type="float" office:value="29720" calcext:value-type="float">
            <text:p>29720</text:p>
          </table:table-cell>
          <table:table-cell office:value-type="float" office:value="77339" calcext:value-type="float">
            <text:p>77339</text:p>
          </table:table-cell>
          <table:table-cell office:value-type="float" office:value="16997" calcext:value-type="float">
            <text:p>16997</text:p>
          </table:table-cell>
          <table:table-cell office:value-type="float" office:value="229404" calcext:value-type="float">
            <text:p>229404</text:p>
          </table:table-cell>
          <table:table-cell office:value-type="float" office:value="21453" calcext:value-type="float">
            <text:p>21453</text:p>
          </table:table-cell>
          <table:table-cell office:value-type="float" office:value="10244" calcext:value-type="float">
            <text:p>10244</text:p>
          </table:table-cell>
          <table:table-cell office:value-type="float" office:value="283768" calcext:value-type="float">
            <text:p>283768</text:p>
          </table:table-cell>
          <table:table-cell office:value-type="float" office:value="1322230" calcext:value-type="float">
            <text:p>1322230</text:p>
          </table:table-cell>
          <table:table-cell office:value-type="float" office:value="1363" calcext:value-type="float">
            <text:p>1363</text:p>
          </table:table-cell>
          <table:table-cell table:number-columns-repeated="8"/>
        </table:table-row>
        <table:table-row table:style-name="ro1" table:visibility="collapse">
          <table:table-cell office:value-type="float" office:value="48180" calcext:value-type="float">
            <text:p>48180</text:p>
          </table:table-cell>
          <table:table-cell office:value-type="float" office:value="31147" calcext:value-type="float">
            <text:p>31147</text:p>
          </table:table-cell>
          <table:table-cell office:value-type="float" office:value="130161" calcext:value-type="float">
            <text:p>130161</text:p>
          </table:table-cell>
          <table:table-cell office:value-type="float" office:value="18941" calcext:value-type="float">
            <text:p>18941</text:p>
          </table:table-cell>
          <table:table-cell office:value-type="float" office:value="158657" calcext:value-type="float">
            <text:p>158657</text:p>
          </table:table-cell>
          <table:table-cell office:value-type="float" office:value="22415" calcext:value-type="float">
            <text:p>22415</text:p>
          </table:table-cell>
          <table:table-cell office:value-type="float" office:value="9601" calcext:value-type="float">
            <text:p>9601</text:p>
          </table:table-cell>
          <table:table-cell office:value-type="float" office:value="166361" calcext:value-type="float">
            <text:p>166361</text:p>
          </table:table-cell>
          <table:table-cell office:value-type="float" office:value="1196494" calcext:value-type="float">
            <text:p>1196494</text:p>
          </table:table-cell>
          <table:table-cell office:value-type="float" office:value="1666" calcext:value-type="float">
            <text:p>1666</text:p>
          </table:table-cell>
          <table:table-cell table:number-columns-repeated="8"/>
        </table:table-row>
        <table:table-row table:style-name="ro1" table:visibility="collapse">
          <table:table-cell office:value-type="float" office:value="46242" calcext:value-type="float">
            <text:p>46242</text:p>
          </table:table-cell>
          <table:table-cell office:value-type="float" office:value="30385" calcext:value-type="float">
            <text:p>30385</text:p>
          </table:table-cell>
          <table:table-cell office:value-type="float" office:value="79523" calcext:value-type="float">
            <text:p>79523</text:p>
          </table:table-cell>
          <table:table-cell office:value-type="float" office:value="17865" calcext:value-type="float">
            <text:p>17865</text:p>
          </table:table-cell>
          <table:table-cell office:value-type="float" office:value="165759" calcext:value-type="float">
            <text:p>165759</text:p>
          </table:table-cell>
          <table:table-cell office:value-type="float" office:value="21173" calcext:value-type="float">
            <text:p>21173</text:p>
          </table:table-cell>
          <table:table-cell office:value-type="float" office:value="10667" calcext:value-type="float">
            <text:p>10667</text:p>
          </table:table-cell>
          <table:table-cell office:value-type="float" office:value="265763" calcext:value-type="float">
            <text:p>265763</text:p>
          </table:table-cell>
          <table:table-cell office:value-type="float" office:value="1297012" calcext:value-type="float">
            <text:p>1297012</text:p>
          </table:table-cell>
          <table:table-cell office:value-type="float" office:value="1947" calcext:value-type="float">
            <text:p>1947</text:p>
          </table:table-cell>
          <table:table-cell table:number-columns-repeated="8"/>
        </table:table-row>
        <table:table-row table:style-name="ro1" table:visibility="collapse">
          <table:table-cell office:value-type="float" office:value="48406" calcext:value-type="float">
            <text:p>48406</text:p>
          </table:table-cell>
          <table:table-cell office:value-type="float" office:value="30768" calcext:value-type="float">
            <text:p>30768</text:p>
          </table:table-cell>
          <table:table-cell office:value-type="float" office:value="83062" calcext:value-type="float">
            <text:p>83062</text:p>
          </table:table-cell>
          <table:table-cell office:value-type="float" office:value="18344" calcext:value-type="float">
            <text:p>18344</text:p>
          </table:table-cell>
          <table:table-cell office:value-type="float" office:value="273282" calcext:value-type="float">
            <text:p>273282</text:p>
          </table:table-cell>
          <table:table-cell office:value-type="float" office:value="24966" calcext:value-type="float">
            <text:p>24966</text:p>
          </table:table-cell>
          <table:table-cell office:value-type="float" office:value="10481" calcext:value-type="float">
            <text:p>10481</text:p>
          </table:table-cell>
          <table:table-cell office:value-type="float" office:value="187911" calcext:value-type="float">
            <text:p>187911</text:p>
          </table:table-cell>
          <table:table-cell office:value-type="float" office:value="1131834" calcext:value-type="float">
            <text:p>1131834</text:p>
          </table:table-cell>
          <table:table-cell office:value-type="float" office:value="1252" calcext:value-type="float">
            <text:p>1252</text:p>
          </table:table-cell>
          <table:table-cell table:number-columns-repeated="8"/>
        </table:table-row>
        <table:table-row table:style-name="ro1" table:visibility="collapse">
          <table:table-cell office:value-type="float" office:value="77289" calcext:value-type="float">
            <text:p>77289</text:p>
          </table:table-cell>
          <table:table-cell office:value-type="float" office:value="47811" calcext:value-type="float">
            <text:p>47811</text:p>
          </table:table-cell>
          <table:table-cell office:value-type="float" office:value="138128" calcext:value-type="float">
            <text:p>138128</text:p>
          </table:table-cell>
          <table:table-cell office:value-type="float" office:value="32805" calcext:value-type="float">
            <text:p>32805</text:p>
          </table:table-cell>
          <table:table-cell office:value-type="float" office:value="388303" calcext:value-type="float">
            <text:p>388303</text:p>
          </table:table-cell>
          <table:table-cell office:value-type="float" office:value="37616" calcext:value-type="float">
            <text:p>37616</text:p>
          </table:table-cell>
          <table:table-cell office:value-type="float" office:value="135662" calcext:value-type="float">
            <text:p>135662</text:p>
          </table:table-cell>
          <table:table-cell office:value-type="float" office:value="463925" calcext:value-type="float">
            <text:p>463925</text:p>
          </table:table-cell>
          <table:table-cell office:value-type="float" office:value="2278728" calcext:value-type="float">
            <text:p>2278728</text:p>
          </table:table-cell>
          <table:table-cell office:value-type="float" office:value="1522" calcext:value-type="float">
            <text:p>1522</text:p>
          </table:table-cell>
          <table:table-cell table:number-columns-repeated="8"/>
        </table:table-row>
        <table:table-row table:style-name="ro1" table:visibility="collapse">
          <table:table-cell office:value-type="float" office:value="48722" calcext:value-type="float">
            <text:p>48722</text:p>
          </table:table-cell>
          <table:table-cell office:value-type="float" office:value="31200" calcext:value-type="float">
            <text:p>31200</text:p>
          </table:table-cell>
          <table:table-cell office:value-type="float" office:value="83774" calcext:value-type="float">
            <text:p>83774</text:p>
          </table:table-cell>
          <table:table-cell office:value-type="float" office:value="19388" calcext:value-type="float">
            <text:p>19388</text:p>
          </table:table-cell>
          <table:table-cell office:value-type="float" office:value="239800" calcext:value-type="float">
            <text:p>239800</text:p>
          </table:table-cell>
          <table:table-cell office:value-type="float" office:value="21099" calcext:value-type="float">
            <text:p>21099</text:p>
          </table:table-cell>
          <table:table-cell office:value-type="float" office:value="94076" calcext:value-type="float">
            <text:p>94076</text:p>
          </table:table-cell>
          <table:table-cell office:value-type="float" office:value="222643" calcext:value-type="float">
            <text:p>222643</text:p>
          </table:table-cell>
          <table:table-cell office:value-type="float" office:value="1428530" calcext:value-type="float">
            <text:p>1428530</text:p>
          </table:table-cell>
          <table:table-cell office:value-type="float" office:value="1575" calcext:value-type="float">
            <text:p>1575</text:p>
          </table:table-cell>
          <table:table-cell table:number-columns-repeated="8"/>
        </table:table-row>
        <table:table-row table:style-name="ro1" table:visibility="collapse">
          <table:table-cell office:value-type="float" office:value="86063" calcext:value-type="float">
            <text:p>86063</text:p>
          </table:table-cell>
          <table:table-cell office:value-type="float" office:value="52616" calcext:value-type="float">
            <text:p>52616</text:p>
          </table:table-cell>
          <table:table-cell office:value-type="float" office:value="145337" calcext:value-type="float">
            <text:p>145337</text:p>
          </table:table-cell>
          <table:table-cell office:value-type="float" office:value="35100" calcext:value-type="float">
            <text:p>35100</text:p>
          </table:table-cell>
          <table:table-cell office:value-type="float" office:value="450993" calcext:value-type="float">
            <text:p>450993</text:p>
          </table:table-cell>
          <table:table-cell office:value-type="float" office:value="40705" calcext:value-type="float">
            <text:p>40705</text:p>
          </table:table-cell>
          <table:table-cell office:value-type="float" office:value="149752" calcext:value-type="float">
            <text:p>149752</text:p>
          </table:table-cell>
          <table:table-cell office:value-type="float" office:value="466838" calcext:value-type="float">
            <text:p>466838</text:p>
          </table:table-cell>
          <table:table-cell office:value-type="float" office:value="3129061" calcext:value-type="float">
            <text:p>3129061</text:p>
          </table:table-cell>
          <table:table-cell office:value-type="float" office:value="1566" calcext:value-type="float">
            <text:p>1566</text:p>
          </table:table-cell>
          <table:table-cell table:number-columns-repeated="8"/>
        </table:table-row>
        <table:table-row table:style-name="ro1" table:visibility="collapse">
          <table:table-cell office:value-type="float" office:value="80589" calcext:value-type="float">
            <text:p>80589</text:p>
          </table:table-cell>
          <table:table-cell office:value-type="float" office:value="45351" calcext:value-type="float">
            <text:p>45351</text:p>
          </table:table-cell>
          <table:table-cell office:value-type="float" office:value="117128" calcext:value-type="float">
            <text:p>117128</text:p>
          </table:table-cell>
          <table:table-cell office:value-type="float" office:value="28460" calcext:value-type="float">
            <text:p>28460</text:p>
          </table:table-cell>
          <table:table-cell office:value-type="float" office:value="349026" calcext:value-type="float">
            <text:p>349026</text:p>
          </table:table-cell>
          <table:table-cell office:value-type="float" office:value="34019" calcext:value-type="float">
            <text:p>34019</text:p>
          </table:table-cell>
          <table:table-cell office:value-type="float" office:value="117001" calcext:value-type="float">
            <text:p>117001</text:p>
          </table:table-cell>
          <table:table-cell office:value-type="float" office:value="381451" calcext:value-type="float">
            <text:p>381451</text:p>
          </table:table-cell>
          <table:table-cell office:value-type="float" office:value="2786405" calcext:value-type="float">
            <text:p>2786405</text:p>
          </table:table-cell>
          <table:table-cell office:value-type="float" office:value="1994" calcext:value-type="float">
            <text:p>1994</text:p>
          </table:table-cell>
          <table:table-cell table:number-columns-repeated="8"/>
        </table:table-row>
        <table:table-row table:style-name="ro1" table:visibility="collapse">
          <table:table-cell office:value-type="float" office:value="81177" calcext:value-type="float">
            <text:p>81177</text:p>
          </table:table-cell>
          <table:table-cell office:value-type="float" office:value="47858" calcext:value-type="float">
            <text:p>47858</text:p>
          </table:table-cell>
          <table:table-cell office:value-type="float" office:value="292838" calcext:value-type="float">
            <text:p>292838</text:p>
          </table:table-cell>
          <table:table-cell office:value-type="float" office:value="38289" calcext:value-type="float">
            <text:p>38289</text:p>
          </table:table-cell>
          <table:table-cell office:value-type="float" office:value="355870" calcext:value-type="float">
            <text:p>355870</text:p>
          </table:table-cell>
          <table:table-cell office:value-type="float" office:value="40246" calcext:value-type="float">
            <text:p>40246</text:p>
          </table:table-cell>
          <table:table-cell office:value-type="float" office:value="10465" calcext:value-type="float">
            <text:p>10465</text:p>
          </table:table-cell>
          <table:table-cell office:value-type="float" office:value="283907" calcext:value-type="float">
            <text:p>283907</text:p>
          </table:table-cell>
          <table:table-cell office:value-type="float" office:value="1075409" calcext:value-type="float">
            <text:p>1075409</text:p>
          </table:table-cell>
          <table:table-cell office:value-type="float" office:value="1659" calcext:value-type="float">
            <text:p>1659</text:p>
          </table:table-cell>
          <table:table-cell table:number-columns-repeated="8"/>
        </table:table-row>
        <table:table-row table:style-name="ro1" table:visibility="collapse">
          <table:table-cell office:value-type="float" office:value="119903" calcext:value-type="float">
            <text:p>119903</text:p>
          </table:table-cell>
          <table:table-cell office:value-type="float" office:value="70062" calcext:value-type="float">
            <text:p>70062</text:p>
          </table:table-cell>
          <table:table-cell office:value-type="float" office:value="254233" calcext:value-type="float">
            <text:p>254233</text:p>
          </table:table-cell>
          <table:table-cell office:value-type="float" office:value="47696" calcext:value-type="float">
            <text:p>47696</text:p>
          </table:table-cell>
          <table:table-cell office:value-type="float" office:value="823728" calcext:value-type="float">
            <text:p>823728</text:p>
          </table:table-cell>
          <table:table-cell office:value-type="float" office:value="64269" calcext:value-type="float">
            <text:p>64269</text:p>
          </table:table-cell>
          <table:table-cell office:value-type="float" office:value="247954" calcext:value-type="float">
            <text:p>247954</text:p>
          </table:table-cell>
          <table:table-cell office:value-type="float" office:value="981729" calcext:value-type="float">
            <text:p>981729</text:p>
          </table:table-cell>
          <table:table-cell office:value-type="float" office:value="1631658" calcext:value-type="float">
            <text:p>1631658</text:p>
          </table:table-cell>
          <table:table-cell office:value-type="float" office:value="1557" calcext:value-type="float">
            <text:p>1557</text:p>
          </table:table-cell>
          <table:table-cell table:number-columns-repeated="8"/>
        </table:table-row>
        <table:table-row table:style-name="ro1" table:visibility="collapse">
          <table:table-cell office:value-type="float" office:value="89689" calcext:value-type="float">
            <text:p>89689</text:p>
          </table:table-cell>
          <table:table-cell office:value-type="float" office:value="44449" calcext:value-type="float">
            <text:p>44449</text:p>
          </table:table-cell>
          <table:table-cell office:value-type="float" office:value="163488" calcext:value-type="float">
            <text:p>163488</text:p>
          </table:table-cell>
          <table:table-cell office:value-type="float" office:value="48864" calcext:value-type="float">
            <text:p>48864</text:p>
          </table:table-cell>
          <table:table-cell office:value-type="float" office:value="386004" calcext:value-type="float">
            <text:p>386004</text:p>
          </table:table-cell>
          <table:table-cell office:value-type="float" office:value="40139" calcext:value-type="float">
            <text:p>40139</text:p>
          </table:table-cell>
          <table:table-cell office:value-type="float" office:value="238585" calcext:value-type="float">
            <text:p>238585</text:p>
          </table:table-cell>
          <table:table-cell office:value-type="float" office:value="436097" calcext:value-type="float">
            <text:p>436097</text:p>
          </table:table-cell>
          <table:table-cell office:value-type="float" office:value="2905395" calcext:value-type="float">
            <text:p>2905395</text:p>
          </table:table-cell>
          <table:table-cell office:value-type="float" office:value="3056" calcext:value-type="float">
            <text:p>3056</text:p>
          </table:table-cell>
          <table:table-cell table:number-columns-repeated="8"/>
        </table:table-row>
        <table:table-row table:style-name="ro1" table:visibility="collapse">
          <table:table-cell office:value-type="float" office:value="90642" calcext:value-type="float">
            <text:p>90642</text:p>
          </table:table-cell>
          <table:table-cell office:value-type="float" office:value="53444" calcext:value-type="float">
            <text:p>53444</text:p>
          </table:table-cell>
          <table:table-cell office:value-type="float" office:value="141631" calcext:value-type="float">
            <text:p>141631</text:p>
          </table:table-cell>
          <table:table-cell office:value-type="float" office:value="35234" calcext:value-type="float">
            <text:p>35234</text:p>
          </table:table-cell>
          <table:table-cell office:value-type="float" office:value="257584" calcext:value-type="float">
            <text:p>257584</text:p>
          </table:table-cell>
          <table:table-cell office:value-type="float" office:value="38370" calcext:value-type="float">
            <text:p>38370</text:p>
          </table:table-cell>
          <table:table-cell office:value-type="float" office:value="18551" calcext:value-type="float">
            <text:p>18551</text:p>
          </table:table-cell>
          <table:table-cell office:value-type="float" office:value="312199" calcext:value-type="float">
            <text:p>312199</text:p>
          </table:table-cell>
          <table:table-cell office:value-type="float" office:value="2013601" calcext:value-type="float">
            <text:p>2013601</text:p>
          </table:table-cell>
          <table:table-cell office:value-type="float" office:value="2802" calcext:value-type="float">
            <text:p>2802</text:p>
          </table:table-cell>
          <table:table-cell table:number-columns-repeated="8"/>
        </table:table-row>
        <table:table-row table:style-name="ro1" table:visibility="collapse">
          <table:table-cell office:value-type="float" office:value="56708" calcext:value-type="float">
            <text:p>56708</text:p>
          </table:table-cell>
          <table:table-cell office:value-type="float" office:value="34172" calcext:value-type="float">
            <text:p>34172</text:p>
          </table:table-cell>
          <table:table-cell office:value-type="float" office:value="89672" calcext:value-type="float">
            <text:p>89672</text:p>
          </table:table-cell>
          <table:table-cell office:value-type="float" office:value="25858" calcext:value-type="float">
            <text:p>25858</text:p>
          </table:table-cell>
          <table:table-cell office:value-type="float" office:value="240810" calcext:value-type="float">
            <text:p>240810</text:p>
          </table:table-cell>
          <table:table-cell office:value-type="float" office:value="22995" calcext:value-type="float">
            <text:p>22995</text:p>
          </table:table-cell>
          <table:table-cell office:value-type="float" office:value="91079" calcext:value-type="float">
            <text:p>91079</text:p>
          </table:table-cell>
          <table:table-cell office:value-type="float" office:value="216541" calcext:value-type="float">
            <text:p>216541</text:p>
          </table:table-cell>
          <table:table-cell office:value-type="float" office:value="1589480" calcext:value-type="float">
            <text:p>1589480</text:p>
          </table:table-cell>
          <table:table-cell office:value-type="float" office:value="1521" calcext:value-type="float">
            <text:p>1521</text:p>
          </table:table-cell>
          <table:table-cell table:number-columns-repeated="8"/>
        </table:table-row>
        <table:table-row table:style-name="ro1" table:visibility="collapse">
          <table:table-cell office:value-type="float" office:value="81381" calcext:value-type="float">
            <text:p>81381</text:p>
          </table:table-cell>
          <table:table-cell office:value-type="float" office:value="48661" calcext:value-type="float">
            <text:p>48661</text:p>
          </table:table-cell>
          <table:table-cell office:value-type="float" office:value="129413" calcext:value-type="float">
            <text:p>129413</text:p>
          </table:table-cell>
          <table:table-cell office:value-type="float" office:value="32977" calcext:value-type="float">
            <text:p>32977</text:p>
          </table:table-cell>
          <table:table-cell office:value-type="float" office:value="236031" calcext:value-type="float">
            <text:p>236031</text:p>
          </table:table-cell>
          <table:table-cell office:value-type="float" office:value="35058" calcext:value-type="float">
            <text:p>35058</text:p>
          </table:table-cell>
          <table:table-cell office:value-type="float" office:value="17419" calcext:value-type="float">
            <text:p>17419</text:p>
          </table:table-cell>
          <table:table-cell office:value-type="float" office:value="415036" calcext:value-type="float">
            <text:p>415036</text:p>
          </table:table-cell>
          <table:table-cell office:value-type="float" office:value="2256967" calcext:value-type="float">
            <text:p>2256967</text:p>
          </table:table-cell>
          <table:table-cell office:value-type="float" office:value="2801" calcext:value-type="float">
            <text:p>2801</text:p>
          </table:table-cell>
          <table:table-cell table:number-columns-repeated="8"/>
        </table:table-row>
        <table:table-row table:style-name="ro1" table:visibility="collapse">
          <table:table-cell office:value-type="float" office:value="88025" calcext:value-type="float">
            <text:p>88025</text:p>
          </table:table-cell>
          <table:table-cell office:value-type="float" office:value="54077" calcext:value-type="float">
            <text:p>54077</text:p>
          </table:table-cell>
          <table:table-cell office:value-type="float" office:value="128816" calcext:value-type="float">
            <text:p>128816</text:p>
          </table:table-cell>
          <table:table-cell office:value-type="float" office:value="32693" calcext:value-type="float">
            <text:p>32693</text:p>
          </table:table-cell>
          <table:table-cell office:value-type="float" office:value="370691" calcext:value-type="float">
            <text:p>370691</text:p>
          </table:table-cell>
          <table:table-cell office:value-type="float" office:value="37027" calcext:value-type="float">
            <text:p>37027</text:p>
          </table:table-cell>
          <table:table-cell office:value-type="float" office:value="143216" calcext:value-type="float">
            <text:p>143216</text:p>
          </table:table-cell>
          <table:table-cell office:value-type="float" office:value="385476" calcext:value-type="float">
            <text:p>385476</text:p>
          </table:table-cell>
          <table:table-cell office:value-type="float" office:value="2708202" calcext:value-type="float">
            <text:p>2708202</text:p>
          </table:table-cell>
          <table:table-cell office:value-type="float" office:value="2750" calcext:value-type="float">
            <text:p>2750</text:p>
          </table:table-cell>
          <table:table-cell table:number-columns-repeated="8"/>
        </table:table-row>
        <table:table-row table:style-name="ro1" table:visibility="collapse">
          <table:table-cell office:value-type="float" office:value="85872" calcext:value-type="float">
            <text:p>85872</text:p>
          </table:table-cell>
          <table:table-cell office:value-type="float" office:value="52537" calcext:value-type="float">
            <text:p>52537</text:p>
          </table:table-cell>
          <table:table-cell office:value-type="float" office:value="139115" calcext:value-type="float">
            <text:p>139115</text:p>
          </table:table-cell>
          <table:table-cell office:value-type="float" office:value="38059" calcext:value-type="float">
            <text:p>38059</text:p>
          </table:table-cell>
          <table:table-cell office:value-type="float" office:value="274718" calcext:value-type="float">
            <text:p>274718</text:p>
          </table:table-cell>
          <table:table-cell office:value-type="float" office:value="298844" calcext:value-type="float">
            <text:p>298844</text:p>
          </table:table-cell>
          <table:table-cell office:value-type="float" office:value="25025" calcext:value-type="float">
            <text:p>25025</text:p>
          </table:table-cell>
          <table:table-cell office:value-type="float" office:value="664552" calcext:value-type="float">
            <text:p>664552</text:p>
          </table:table-cell>
          <table:table-cell office:value-type="float" office:value="2115598" calcext:value-type="float">
            <text:p>2115598</text:p>
          </table:table-cell>
          <table:table-cell office:value-type="float" office:value="3337" calcext:value-type="float">
            <text:p>3337</text:p>
          </table:table-cell>
          <table:table-cell table:number-columns-repeated="8"/>
        </table:table-row>
        <table:table-row table:style-name="ro1" table:visibility="collapse">
          <table:table-cell office:value-type="float" office:value="46527" calcext:value-type="float">
            <text:p>46527</text:p>
          </table:table-cell>
          <table:table-cell office:value-type="float" office:value="27611" calcext:value-type="float">
            <text:p>27611</text:p>
          </table:table-cell>
          <table:table-cell office:value-type="float" office:value="72801" calcext:value-type="float">
            <text:p>72801</text:p>
          </table:table-cell>
          <table:table-cell office:value-type="float" office:value="17172" calcext:value-type="float">
            <text:p>17172</text:p>
          </table:table-cell>
          <table:table-cell office:value-type="float" office:value="159298" calcext:value-type="float">
            <text:p>159298</text:p>
          </table:table-cell>
          <table:table-cell office:value-type="float" office:value="83195" calcext:value-type="float">
            <text:p>83195</text:p>
          </table:table-cell>
          <table:table-cell office:value-type="float" office:value="12024" calcext:value-type="float">
            <text:p>12024</text:p>
          </table:table-cell>
          <table:table-cell office:value-type="float" office:value="190715" calcext:value-type="float">
            <text:p>190715</text:p>
          </table:table-cell>
          <table:table-cell office:value-type="float" office:value="1191681" calcext:value-type="float">
            <text:p>1191681</text:p>
          </table:table-cell>
          <table:table-cell office:value-type="float" office:value="1500" calcext:value-type="float">
            <text:p>1500</text:p>
          </table:table-cell>
          <table:table-cell table:number-columns-repeated="8"/>
        </table:table-row>
        <table:table-row table:style-name="ro1" table:visibility="collapse">
          <table:table-cell office:value-type="float" office:value="100905" calcext:value-type="float">
            <text:p>100905</text:p>
          </table:table-cell>
          <table:table-cell office:value-type="float" office:value="50733" calcext:value-type="float">
            <text:p>50733</text:p>
          </table:table-cell>
          <table:table-cell office:value-type="float" office:value="128833" calcext:value-type="float">
            <text:p>128833</text:p>
          </table:table-cell>
          <table:table-cell office:value-type="float" office:value="30645" calcext:value-type="float">
            <text:p>30645</text:p>
          </table:table-cell>
          <table:table-cell office:value-type="float" office:value="470209" calcext:value-type="float">
            <text:p>470209</text:p>
          </table:table-cell>
          <table:table-cell office:value-type="float" office:value="36585" calcext:value-type="float">
            <text:p>36585</text:p>
          </table:table-cell>
          <table:table-cell office:value-type="float" office:value="129762" calcext:value-type="float">
            <text:p>129762</text:p>
          </table:table-cell>
          <table:table-cell office:value-type="float" office:value="379981" calcext:value-type="float">
            <text:p>379981</text:p>
          </table:table-cell>
          <table:table-cell office:value-type="float" office:value="2500352" calcext:value-type="float">
            <text:p>2500352</text:p>
          </table:table-cell>
          <table:table-cell office:value-type="float" office:value="2169" calcext:value-type="float">
            <text:p>2169</text:p>
          </table:table-cell>
          <table:table-cell table:number-columns-repeated="8"/>
        </table:table-row>
        <table:table-row table:style-name="ro1" table:visibility="collapse">
          <table:table-cell office:value-type="float" office:value="86790" calcext:value-type="float">
            <text:p>86790</text:p>
          </table:table-cell>
          <table:table-cell office:value-type="float" office:value="52526" calcext:value-type="float">
            <text:p>52526</text:p>
          </table:table-cell>
          <table:table-cell office:value-type="float" office:value="139093" calcext:value-type="float">
            <text:p>139093</text:p>
          </table:table-cell>
          <table:table-cell office:value-type="float" office:value="35114" calcext:value-type="float">
            <text:p>35114</text:p>
          </table:table-cell>
          <table:table-cell office:value-type="float" office:value="396084" calcext:value-type="float">
            <text:p>396084</text:p>
          </table:table-cell>
          <table:table-cell office:value-type="float" office:value="37760" calcext:value-type="float">
            <text:p>37760</text:p>
          </table:table-cell>
          <table:table-cell office:value-type="float" office:value="145386" calcext:value-type="float">
            <text:p>145386</text:p>
          </table:table-cell>
          <table:table-cell office:value-type="float" office:value="509880" calcext:value-type="float">
            <text:p>509880</text:p>
          </table:table-cell>
          <table:table-cell office:value-type="float" office:value="2803515" calcext:value-type="float">
            <text:p>2803515</text:p>
          </table:table-cell>
          <table:table-cell office:value-type="float" office:value="3444" calcext:value-type="float">
            <text:p>3444</text:p>
          </table:table-cell>
          <table:table-cell table:number-columns-repeated="8"/>
        </table:table-row>
        <table:table-row table:style-name="ro1" table:visibility="collapse">
          <table:table-cell office:value-type="float" office:value="87952" calcext:value-type="float">
            <text:p>87952</text:p>
          </table:table-cell>
          <table:table-cell office:value-type="float" office:value="53042" calcext:value-type="float">
            <text:p>53042</text:p>
          </table:table-cell>
          <table:table-cell office:value-type="float" office:value="141275" calcext:value-type="float">
            <text:p>141275</text:p>
          </table:table-cell>
          <table:table-cell office:value-type="float" office:value="54656" calcext:value-type="float">
            <text:p>54656</text:p>
          </table:table-cell>
          <table:table-cell office:value-type="float" office:value="425050" calcext:value-type="float">
            <text:p>425050</text:p>
          </table:table-cell>
          <table:table-cell office:value-type="float" office:value="38009" calcext:value-type="float">
            <text:p>38009</text:p>
          </table:table-cell>
          <table:table-cell office:value-type="float" office:value="162068" calcext:value-type="float">
            <text:p>162068</text:p>
          </table:table-cell>
          <table:table-cell office:value-type="float" office:value="384086" calcext:value-type="float">
            <text:p>384086</text:p>
          </table:table-cell>
          <table:table-cell office:value-type="float" office:value="2726170" calcext:value-type="float">
            <text:p>2726170</text:p>
          </table:table-cell>
          <table:table-cell office:value-type="float" office:value="1964" calcext:value-type="float">
            <text:p>1964</text:p>
          </table:table-cell>
          <table:table-cell table:number-columns-repeated="8"/>
        </table:table-row>
        <table:table-row table:style-name="ro1" table:visibility="collapse">
          <table:table-cell office:value-type="float" office:value="70007" calcext:value-type="float">
            <text:p>70007</text:p>
          </table:table-cell>
          <table:table-cell office:value-type="float" office:value="45020" calcext:value-type="float">
            <text:p>45020</text:p>
          </table:table-cell>
          <table:table-cell office:value-type="float" office:value="117057" calcext:value-type="float">
            <text:p>117057</text:p>
          </table:table-cell>
          <table:table-cell office:value-type="float" office:value="28207" calcext:value-type="float">
            <text:p>28207</text:p>
          </table:table-cell>
          <table:table-cell office:value-type="float" office:value="215272" calcext:value-type="float">
            <text:p>215272</text:p>
          </table:table-cell>
          <table:table-cell office:value-type="float" office:value="31565" calcext:value-type="float">
            <text:p>31565</text:p>
          </table:table-cell>
          <table:table-cell office:value-type="float" office:value="16409" calcext:value-type="float">
            <text:p>16409</text:p>
          </table:table-cell>
          <table:table-cell office:value-type="float" office:value="261156" calcext:value-type="float">
            <text:p>261156</text:p>
          </table:table-cell>
          <table:table-cell office:value-type="float" office:value="1890622" calcext:value-type="float">
            <text:p>1890622</text:p>
          </table:table-cell>
          <table:table-cell office:value-type="float" office:value="2731" calcext:value-type="float">
            <text:p>2731</text:p>
          </table:table-cell>
          <table:table-cell table:number-columns-repeated="8"/>
        </table:table-row>
        <table:table-row table:style-name="ro1" table:visibility="collapse">
          <table:table-cell office:value-type="float" office:value="96600" calcext:value-type="float">
            <text:p>96600</text:p>
          </table:table-cell>
          <table:table-cell office:value-type="float" office:value="71153" calcext:value-type="float">
            <text:p>71153</text:p>
          </table:table-cell>
          <table:table-cell office:value-type="float" office:value="190060" calcext:value-type="float">
            <text:p>190060</text:p>
          </table:table-cell>
          <table:table-cell office:value-type="float" office:value="40420" calcext:value-type="float">
            <text:p>40420</text:p>
          </table:table-cell>
          <table:table-cell office:value-type="float" office:value="448311" calcext:value-type="float">
            <text:p>448311</text:p>
          </table:table-cell>
          <table:table-cell office:value-type="float" office:value="114906" calcext:value-type="float">
            <text:p>114906</text:p>
          </table:table-cell>
          <table:table-cell office:value-type="float" office:value="115211" calcext:value-type="float">
            <text:p>115211</text:p>
          </table:table-cell>
          <table:table-cell office:value-type="float" office:value="382072" calcext:value-type="float">
            <text:p>382072</text:p>
          </table:table-cell>
          <table:table-cell office:value-type="float" office:value="2049975" calcext:value-type="float">
            <text:p>2049975</text:p>
          </table:table-cell>
          <table:table-cell office:value-type="float" office:value="2073" calcext:value-type="float">
            <text:p>2073</text:p>
          </table:table-cell>
          <table:table-cell table:number-columns-repeated="8"/>
        </table:table-row>
        <table:table-row table:style-name="ro1" table:visibility="collapse">
          <table:table-cell office:value-type="float" office:value="85577" calcext:value-type="float">
            <text:p>85577</text:p>
          </table:table-cell>
          <table:table-cell office:value-type="float" office:value="54005" calcext:value-type="float">
            <text:p>54005</text:p>
          </table:table-cell>
          <table:table-cell office:value-type="float" office:value="138055" calcext:value-type="float">
            <text:p>138055</text:p>
          </table:table-cell>
          <table:table-cell office:value-type="float" office:value="36165" calcext:value-type="float">
            <text:p>36165</text:p>
          </table:table-cell>
          <table:table-cell office:value-type="float" office:value="259164" calcext:value-type="float">
            <text:p>259164</text:p>
          </table:table-cell>
          <table:table-cell office:value-type="float" office:value="38691" calcext:value-type="float">
            <text:p>38691</text:p>
          </table:table-cell>
          <table:table-cell office:value-type="float" office:value="19461" calcext:value-type="float">
            <text:p>19461</text:p>
          </table:table-cell>
          <table:table-cell office:value-type="float" office:value="314475" calcext:value-type="float">
            <text:p>314475</text:p>
          </table:table-cell>
          <table:table-cell office:value-type="float" office:value="2063124" calcext:value-type="float">
            <text:p>2063124</text:p>
          </table:table-cell>
          <table:table-cell office:value-type="float" office:value="2864" calcext:value-type="float">
            <text:p>2864</text:p>
          </table:table-cell>
          <table:table-cell table:number-columns-repeated="8"/>
        </table:table-row>
        <table:table-row table:style-name="ro1" table:visibility="collapse">
          <table:table-cell office:value-type="float" office:value="108694" calcext:value-type="float">
            <text:p>108694</text:p>
          </table:table-cell>
          <table:table-cell office:value-type="float" office:value="60591" calcext:value-type="float">
            <text:p>60591</text:p>
          </table:table-cell>
          <table:table-cell office:value-type="float" office:value="158462" calcext:value-type="float">
            <text:p>158462</text:p>
          </table:table-cell>
          <table:table-cell office:value-type="float" office:value="39292" calcext:value-type="float">
            <text:p>39292</text:p>
          </table:table-cell>
          <table:table-cell office:value-type="float" office:value="404912" calcext:value-type="float">
            <text:p>404912</text:p>
          </table:table-cell>
          <table:table-cell office:value-type="float" office:value="40510" calcext:value-type="float">
            <text:p>40510</text:p>
          </table:table-cell>
          <table:table-cell office:value-type="float" office:value="141320" calcext:value-type="float">
            <text:p>141320</text:p>
          </table:table-cell>
          <table:table-cell office:value-type="float" office:value="479290" calcext:value-type="float">
            <text:p>479290</text:p>
          </table:table-cell>
          <table:table-cell office:value-type="float" office:value="3548126" calcext:value-type="float">
            <text:p>3548126</text:p>
          </table:table-cell>
          <table:table-cell office:value-type="float" office:value="3095" calcext:value-type="float">
            <text:p>3095</text:p>
          </table:table-cell>
          <table:table-cell table:number-columns-repeated="8"/>
        </table:table-row>
        <table:table-row table:style-name="ro1" table:visibility="collapse">
          <table:table-cell office:value-type="float" office:value="76824" calcext:value-type="float">
            <text:p>76824</text:p>
          </table:table-cell>
          <table:table-cell office:value-type="float" office:value="45810" calcext:value-type="float">
            <text:p>45810</text:p>
          </table:table-cell>
          <table:table-cell office:value-type="float" office:value="119362" calcext:value-type="float">
            <text:p>119362</text:p>
          </table:table-cell>
          <table:table-cell office:value-type="float" office:value="30123" calcext:value-type="float">
            <text:p>30123</text:p>
          </table:table-cell>
          <table:table-cell office:value-type="float" office:value="331599" calcext:value-type="float">
            <text:p>331599</text:p>
          </table:table-cell>
          <table:table-cell office:value-type="float" office:value="32319" calcext:value-type="float">
            <text:p>32319</text:p>
          </table:table-cell>
          <table:table-cell office:value-type="float" office:value="131978" calcext:value-type="float">
            <text:p>131978</text:p>
          </table:table-cell>
          <table:table-cell office:value-type="float" office:value="368509" calcext:value-type="float">
            <text:p>368509</text:p>
          </table:table-cell>
          <table:table-cell office:value-type="float" office:value="2332555" calcext:value-type="float">
            <text:p>2332555</text:p>
          </table:table-cell>
          <table:table-cell office:value-type="float" office:value="2112" calcext:value-type="float">
            <text:p>2112</text:p>
          </table:table-cell>
          <table:table-cell table:number-columns-repeated="8"/>
        </table:table-row>
        <table:table-row table:style-name="ro1" table:visibility="collapse">
          <table:table-cell office:value-type="float" office:value="41165" calcext:value-type="float">
            <text:p>41165</text:p>
          </table:table-cell>
          <table:table-cell office:value-type="float" office:value="26189" calcext:value-type="float">
            <text:p>26189</text:p>
          </table:table-cell>
          <table:table-cell office:value-type="float" office:value="63870" calcext:value-type="float">
            <text:p>63870</text:p>
          </table:table-cell>
          <table:table-cell office:value-type="float" office:value="16204" calcext:value-type="float">
            <text:p>16204</text:p>
          </table:table-cell>
          <table:table-cell office:value-type="float" office:value="108120" calcext:value-type="float">
            <text:p>108120</text:p>
          </table:table-cell>
          <table:table-cell office:value-type="float" office:value="16848" calcext:value-type="float">
            <text:p>16848</text:p>
          </table:table-cell>
          <table:table-cell office:value-type="float" office:value="7805" calcext:value-type="float">
            <text:p>7805</text:p>
          </table:table-cell>
          <table:table-cell office:value-type="float" office:value="145422" calcext:value-type="float">
            <text:p>145422</text:p>
          </table:table-cell>
          <table:table-cell office:value-type="float" office:value="728082" calcext:value-type="float">
            <text:p>728082</text:p>
          </table:table-cell>
          <table:table-cell office:value-type="float" office:value="1303" calcext:value-type="float">
            <text:p>1303</text:p>
          </table:table-cell>
          <table:table-cell table:number-columns-repeated="8"/>
        </table:table-row>
        <table:table-row table:style-name="ro1" table:visibility="collapse">
          <table:table-cell office:value-type="float" office:value="91419" calcext:value-type="float">
            <text:p>91419</text:p>
          </table:table-cell>
          <table:table-cell office:value-type="float" office:value="59808" calcext:value-type="float">
            <text:p>59808</text:p>
          </table:table-cell>
          <table:table-cell office:value-type="float" office:value="177351" calcext:value-type="float">
            <text:p>177351</text:p>
          </table:table-cell>
          <table:table-cell office:value-type="float" office:value="39132" calcext:value-type="float">
            <text:p>39132</text:p>
          </table:table-cell>
          <table:table-cell office:value-type="float" office:value="507472" calcext:value-type="float">
            <text:p>507472</text:p>
          </table:table-cell>
          <table:table-cell office:value-type="float" office:value="45978" calcext:value-type="float">
            <text:p>45978</text:p>
          </table:table-cell>
          <table:table-cell office:value-type="float" office:value="176394" calcext:value-type="float">
            <text:p>176394</text:p>
          </table:table-cell>
          <table:table-cell office:value-type="float" office:value="458683" calcext:value-type="float">
            <text:p>458683</text:p>
          </table:table-cell>
          <table:table-cell office:value-type="float" office:value="3223057" calcext:value-type="float">
            <text:p>3223057</text:p>
          </table:table-cell>
          <table:table-cell office:value-type="float" office:value="2322" calcext:value-type="float">
            <text:p>2322</text:p>
          </table:table-cell>
          <table:table-cell table:number-columns-repeated="8"/>
        </table:table-row>
        <table:table-row table:style-name="ro1" table:visibility="collapse">
          <table:table-cell office:value-type="float" office:value="86585" calcext:value-type="float">
            <text:p>86585</text:p>
          </table:table-cell>
          <table:table-cell office:value-type="float" office:value="59737" calcext:value-type="float">
            <text:p>59737</text:p>
          </table:table-cell>
          <table:table-cell office:value-type="float" office:value="137645" calcext:value-type="float">
            <text:p>137645</text:p>
          </table:table-cell>
          <table:table-cell office:value-type="float" office:value="35180" calcext:value-type="float">
            <text:p>35180</text:p>
          </table:table-cell>
          <table:table-cell office:value-type="float" office:value="396851" calcext:value-type="float">
            <text:p>396851</text:p>
          </table:table-cell>
          <table:table-cell office:value-type="float" office:value="38263" calcext:value-type="float">
            <text:p>38263</text:p>
          </table:table-cell>
          <table:table-cell office:value-type="float" office:value="170448" calcext:value-type="float">
            <text:p>170448</text:p>
          </table:table-cell>
          <table:table-cell office:value-type="float" office:value="625485" calcext:value-type="float">
            <text:p>625485</text:p>
          </table:table-cell>
          <table:table-cell office:value-type="float" office:value="3249017" calcext:value-type="float">
            <text:p>3249017</text:p>
          </table:table-cell>
          <table:table-cell office:value-type="float" office:value="2846" calcext:value-type="float">
            <text:p>2846</text:p>
          </table:table-cell>
          <table:table-cell table:number-columns-repeated="8"/>
        </table:table-row>
        <table:table-row table:style-name="ro1" table:visibility="collapse">
          <table:table-cell office:value-type="float" office:value="81349" calcext:value-type="float">
            <text:p>81349</text:p>
          </table:table-cell>
          <table:table-cell office:value-type="float" office:value="49026" calcext:value-type="float">
            <text:p>49026</text:p>
          </table:table-cell>
          <table:table-cell office:value-type="float" office:value="127644" calcext:value-type="float">
            <text:p>127644</text:p>
          </table:table-cell>
          <table:table-cell office:value-type="float" office:value="32833" calcext:value-type="float">
            <text:p>32833</text:p>
          </table:table-cell>
          <table:table-cell office:value-type="float" office:value="356856" calcext:value-type="float">
            <text:p>356856</text:p>
          </table:table-cell>
          <table:table-cell office:value-type="float" office:value="34577" calcext:value-type="float">
            <text:p>34577</text:p>
          </table:table-cell>
          <table:table-cell office:value-type="float" office:value="158281" calcext:value-type="float">
            <text:p>158281</text:p>
          </table:table-cell>
          <table:table-cell office:value-type="float" office:value="506944" calcext:value-type="float">
            <text:p>506944</text:p>
          </table:table-cell>
          <table:table-cell office:value-type="float" office:value="2641018" calcext:value-type="float">
            <text:p>2641018</text:p>
          </table:table-cell>
          <table:table-cell office:value-type="float" office:value="2341" calcext:value-type="float">
            <text:p>2341</text:p>
          </table:table-cell>
          <table:table-cell table:number-columns-repeated="8"/>
        </table:table-row>
        <table:table-row table:style-name="ro1" table:visibility="collapse">
          <table:table-cell office:value-type="float" office:value="78207" calcext:value-type="float">
            <text:p>78207</text:p>
          </table:table-cell>
          <table:table-cell office:value-type="float" office:value="48625" calcext:value-type="float">
            <text:p>48625</text:p>
          </table:table-cell>
          <table:table-cell office:value-type="float" office:value="127813" calcext:value-type="float">
            <text:p>127813</text:p>
          </table:table-cell>
          <table:table-cell office:value-type="float" office:value="75252" calcext:value-type="float">
            <text:p>75252</text:p>
          </table:table-cell>
          <table:table-cell office:value-type="float" office:value="261315" calcext:value-type="float">
            <text:p>261315</text:p>
          </table:table-cell>
          <table:table-cell office:value-type="float" office:value="38162" calcext:value-type="float">
            <text:p>38162</text:p>
          </table:table-cell>
          <table:table-cell office:value-type="float" office:value="17908" calcext:value-type="float">
            <text:p>17908</text:p>
          </table:table-cell>
          <table:table-cell office:value-type="float" office:value="329271" calcext:value-type="float">
            <text:p>329271</text:p>
          </table:table-cell>
          <table:table-cell office:value-type="float" office:value="1802627" calcext:value-type="float">
            <text:p>1802627</text:p>
          </table:table-cell>
          <table:table-cell office:value-type="float" office:value="2586" calcext:value-type="float">
            <text:p>2586</text:p>
          </table:table-cell>
          <table:table-cell table:number-columns-repeated="8"/>
        </table:table-row>
        <table:table-row table:style-name="ro1" table:visibility="collapse">
          <table:table-cell office:value-type="float" office:value="94355" calcext:value-type="float">
            <text:p>94355</text:p>
          </table:table-cell>
          <table:table-cell office:value-type="float" office:value="55995" calcext:value-type="float">
            <text:p>55995</text:p>
          </table:table-cell>
          <table:table-cell office:value-type="float" office:value="146788" calcext:value-type="float">
            <text:p>146788</text:p>
          </table:table-cell>
          <table:table-cell office:value-type="float" office:value="39252" calcext:value-type="float">
            <text:p>39252</text:p>
          </table:table-cell>
          <table:table-cell office:value-type="float" office:value="438418" calcext:value-type="float">
            <text:p>438418</text:p>
          </table:table-cell>
          <table:table-cell office:value-type="float" office:value="41629" calcext:value-type="float">
            <text:p>41629</text:p>
          </table:table-cell>
          <table:table-cell office:value-type="float" office:value="166521" calcext:value-type="float">
            <text:p>166521</text:p>
          </table:table-cell>
          <table:table-cell office:value-type="float" office:value="463975" calcext:value-type="float">
            <text:p>463975</text:p>
          </table:table-cell>
          <table:table-cell office:value-type="float" office:value="2610266" calcext:value-type="float">
            <text:p>2610266</text:p>
          </table:table-cell>
          <table:table-cell office:value-type="float" office:value="2678" calcext:value-type="float">
            <text:p>2678</text:p>
          </table:table-cell>
          <table:table-cell table:number-columns-repeated="8"/>
        </table:table-row>
        <table:table-row table:style-name="ro1" table:visibility="collapse">
          <table:table-cell office:value-type="float" office:value="84464" calcext:value-type="float">
            <text:p>84464</text:p>
          </table:table-cell>
          <table:table-cell office:value-type="float" office:value="53180" calcext:value-type="float">
            <text:p>53180</text:p>
          </table:table-cell>
          <table:table-cell office:value-type="float" office:value="138242" calcext:value-type="float">
            <text:p>138242</text:p>
          </table:table-cell>
          <table:table-cell office:value-type="float" office:value="33296" calcext:value-type="float">
            <text:p>33296</text:p>
          </table:table-cell>
          <table:table-cell office:value-type="float" office:value="282810" calcext:value-type="float">
            <text:p>282810</text:p>
          </table:table-cell>
          <table:table-cell office:value-type="float" office:value="21651" calcext:value-type="float">
            <text:p>21651</text:p>
          </table:table-cell>
          <table:table-cell office:value-type="float" office:value="10490" calcext:value-type="float">
            <text:p>10490</text:p>
          </table:table-cell>
          <table:table-cell office:value-type="float" office:value="268818" calcext:value-type="float">
            <text:p>268818</text:p>
          </table:table-cell>
          <table:table-cell office:value-type="float" office:value="810473" calcext:value-type="float">
            <text:p>810473</text:p>
          </table:table-cell>
          <table:table-cell office:value-type="float" office:value="1314" calcext:value-type="float">
            <text:p>1314</text:p>
          </table:table-cell>
          <table:table-cell table:number-columns-repeated="8"/>
        </table:table-row>
        <table:table-row table:style-name="ro1" table:visibility="collapse">
          <table:table-cell office:value-type="float" office:value="76604" calcext:value-type="float">
            <text:p>76604</text:p>
          </table:table-cell>
          <table:table-cell office:value-type="float" office:value="46664" calcext:value-type="float">
            <text:p>46664</text:p>
          </table:table-cell>
          <table:table-cell office:value-type="float" office:value="120498" calcext:value-type="float">
            <text:p>120498</text:p>
          </table:table-cell>
          <table:table-cell office:value-type="float" office:value="31805" calcext:value-type="float">
            <text:p>31805</text:p>
          </table:table-cell>
          <table:table-cell office:value-type="float" office:value="333949" calcext:value-type="float">
            <text:p>333949</text:p>
          </table:table-cell>
          <table:table-cell office:value-type="float" office:value="32917" calcext:value-type="float">
            <text:p>32917</text:p>
          </table:table-cell>
          <table:table-cell office:value-type="float" office:value="128891" calcext:value-type="float">
            <text:p>128891</text:p>
          </table:table-cell>
          <table:table-cell office:value-type="float" office:value="379163" calcext:value-type="float">
            <text:p>379163</text:p>
          </table:table-cell>
          <table:table-cell office:value-type="float" office:value="2347419" calcext:value-type="float">
            <text:p>2347419</text:p>
          </table:table-cell>
          <table:table-cell office:value-type="float" office:value="2172" calcext:value-type="float">
            <text:p>2172</text:p>
          </table:table-cell>
          <table:table-cell table:number-columns-repeated="8"/>
        </table:table-row>
        <table:table-row table:style-name="ro1" table:visibility="collapse">
          <table:table-cell office:value-type="float" office:value="80392" calcext:value-type="float">
            <text:p>80392</text:p>
          </table:table-cell>
          <table:table-cell office:value-type="float" office:value="48509" calcext:value-type="float">
            <text:p>48509</text:p>
          </table:table-cell>
          <table:table-cell office:value-type="float" office:value="127653" calcext:value-type="float">
            <text:p>127653</text:p>
          </table:table-cell>
          <table:table-cell office:value-type="float" office:value="31751" calcext:value-type="float">
            <text:p>31751</text:p>
          </table:table-cell>
          <table:table-cell office:value-type="float" office:value="541432" calcext:value-type="float">
            <text:p>541432</text:p>
          </table:table-cell>
          <table:table-cell office:value-type="float" office:value="36927" calcext:value-type="float">
            <text:p>36927</text:p>
          </table:table-cell>
          <table:table-cell office:value-type="float" office:value="150744" calcext:value-type="float">
            <text:p>150744</text:p>
          </table:table-cell>
          <table:table-cell office:value-type="float" office:value="460283" calcext:value-type="float">
            <text:p>460283</text:p>
          </table:table-cell>
          <table:table-cell office:value-type="float" office:value="1497746" calcext:value-type="float">
            <text:p>1497746</text:p>
          </table:table-cell>
          <table:table-cell office:value-type="float" office:value="1414" calcext:value-type="float">
            <text:p>1414</text:p>
          </table:table-cell>
          <table:table-cell table:number-columns-repeated="8"/>
        </table:table-row>
        <table:table-row table:style-name="ro1" table:visibility="collapse">
          <table:table-cell office:value-type="float" office:value="69929" calcext:value-type="float">
            <text:p>69929</text:p>
          </table:table-cell>
          <table:table-cell office:value-type="float" office:value="104156" calcext:value-type="float">
            <text:p>104156</text:p>
          </table:table-cell>
          <table:table-cell office:value-type="float" office:value="113760" calcext:value-type="float">
            <text:p>113760</text:p>
          </table:table-cell>
          <table:table-cell office:value-type="float" office:value="28186" calcext:value-type="float">
            <text:p>28186</text:p>
          </table:table-cell>
          <table:table-cell office:value-type="float" office:value="302220" calcext:value-type="float">
            <text:p>302220</text:p>
          </table:table-cell>
          <table:table-cell office:value-type="float" office:value="29500" calcext:value-type="float">
            <text:p>29500</text:p>
          </table:table-cell>
          <table:table-cell office:value-type="float" office:value="116289" calcext:value-type="float">
            <text:p>116289</text:p>
          </table:table-cell>
          <table:table-cell office:value-type="float" office:value="420351" calcext:value-type="float">
            <text:p>420351</text:p>
          </table:table-cell>
          <table:table-cell office:value-type="float" office:value="2229920" calcext:value-type="float">
            <text:p>2229920</text:p>
          </table:table-cell>
          <table:table-cell office:value-type="float" office:value="1937" calcext:value-type="float">
            <text:p>1937</text:p>
          </table:table-cell>
          <table:table-cell table:number-columns-repeated="8"/>
        </table:table-row>
        <table:table-row table:style-name="ro1" table:visibility="collapse">
          <table:table-cell office:value-type="float" office:value="110522" calcext:value-type="float">
            <text:p>110522</text:p>
          </table:table-cell>
          <table:table-cell office:value-type="float" office:value="71835" calcext:value-type="float">
            <text:p>71835</text:p>
          </table:table-cell>
          <table:table-cell office:value-type="float" office:value="154249" calcext:value-type="float">
            <text:p>154249</text:p>
          </table:table-cell>
          <table:table-cell office:value-type="float" office:value="37298" calcext:value-type="float">
            <text:p>37298</text:p>
          </table:table-cell>
          <table:table-cell office:value-type="float" office:value="434470" calcext:value-type="float">
            <text:p>434470</text:p>
          </table:table-cell>
          <table:table-cell office:value-type="float" office:value="41959" calcext:value-type="float">
            <text:p>41959</text:p>
          </table:table-cell>
          <table:table-cell office:value-type="float" office:value="163355" calcext:value-type="float">
            <text:p>163355</text:p>
          </table:table-cell>
          <table:table-cell office:value-type="float" office:value="461554" calcext:value-type="float">
            <text:p>461554</text:p>
          </table:table-cell>
          <table:table-cell office:value-type="float" office:value="3272186" calcext:value-type="float">
            <text:p>3272186</text:p>
          </table:table-cell>
          <table:table-cell office:value-type="float" office:value="2982" calcext:value-type="float">
            <text:p>2982</text:p>
          </table:table-cell>
          <table:table-cell table:number-columns-repeated="8"/>
        </table:table-row>
        <table:table-row table:style-name="ro1" table:visibility="collapse">
          <table:table-cell office:value-type="float" office:value="86218" calcext:value-type="float">
            <text:p>86218</text:p>
          </table:table-cell>
          <table:table-cell office:value-type="float" office:value="52816" calcext:value-type="float">
            <text:p>52816</text:p>
          </table:table-cell>
          <table:table-cell office:value-type="float" office:value="137587" calcext:value-type="float">
            <text:p>137587</text:p>
          </table:table-cell>
          <table:table-cell office:value-type="float" office:value="34610" calcext:value-type="float">
            <text:p>34610</text:p>
          </table:table-cell>
          <table:table-cell office:value-type="float" office:value="390984" calcext:value-type="float">
            <text:p>390984</text:p>
          </table:table-cell>
          <table:table-cell office:value-type="float" office:value="39355" calcext:value-type="float">
            <text:p>39355</text:p>
          </table:table-cell>
          <table:table-cell office:value-type="float" office:value="151444" calcext:value-type="float">
            <text:p>151444</text:p>
          </table:table-cell>
          <table:table-cell office:value-type="float" office:value="473416" calcext:value-type="float">
            <text:p>473416</text:p>
          </table:table-cell>
          <table:table-cell office:value-type="float" office:value="3163429" calcext:value-type="float">
            <text:p>3163429</text:p>
          </table:table-cell>
          <table:table-cell office:value-type="float" office:value="3358" calcext:value-type="float">
            <text:p>3358</text:p>
          </table:table-cell>
          <table:table-cell table:number-columns-repeated="8"/>
        </table:table-row>
        <table:table-row table:style-name="ro1" table:visibility="collapse">
          <table:table-cell office:value-type="float" office:value="91545" calcext:value-type="float">
            <text:p>91545</text:p>
          </table:table-cell>
          <table:table-cell office:value-type="float" office:value="56376" calcext:value-type="float">
            <text:p>56376</text:p>
          </table:table-cell>
          <table:table-cell office:value-type="float" office:value="150676" calcext:value-type="float">
            <text:p>150676</text:p>
          </table:table-cell>
          <table:table-cell office:value-type="float" office:value="38015" calcext:value-type="float">
            <text:p>38015</text:p>
          </table:table-cell>
          <table:table-cell office:value-type="float" office:value="506340" calcext:value-type="float">
            <text:p>506340</text:p>
          </table:table-cell>
          <table:table-cell office:value-type="float" office:value="40906" calcext:value-type="float">
            <text:p>40906</text:p>
          </table:table-cell>
          <table:table-cell office:value-type="float" office:value="153382" calcext:value-type="float">
            <text:p>153382</text:p>
          </table:table-cell>
          <table:table-cell office:value-type="float" office:value="480523" calcext:value-type="float">
            <text:p>480523</text:p>
          </table:table-cell>
          <table:table-cell office:value-type="float" office:value="3109549" calcext:value-type="float">
            <text:p>3109549</text:p>
          </table:table-cell>
          <table:table-cell office:value-type="float" office:value="2737" calcext:value-type="float">
            <text:p>2737</text:p>
          </table:table-cell>
          <table:table-cell table:number-columns-repeated="8"/>
        </table:table-row>
        <table:table-row table:style-name="ro1" table:visibility="collapse">
          <table:table-cell office:value-type="float" office:value="71903" calcext:value-type="float">
            <text:p>71903</text:p>
          </table:table-cell>
          <table:table-cell office:value-type="float" office:value="45919" calcext:value-type="float">
            <text:p>45919</text:p>
          </table:table-cell>
          <table:table-cell office:value-type="float" office:value="118243" calcext:value-type="float">
            <text:p>118243</text:p>
          </table:table-cell>
          <table:table-cell office:value-type="float" office:value="30843" calcext:value-type="float">
            <text:p>30843</text:p>
          </table:table-cell>
          <table:table-cell office:value-type="float" office:value="395114" calcext:value-type="float">
            <text:p>395114</text:p>
          </table:table-cell>
          <table:table-cell office:value-type="float" office:value="31336" calcext:value-type="float">
            <text:p>31336</text:p>
          </table:table-cell>
          <table:table-cell office:value-type="float" office:value="130976" calcext:value-type="float">
            <text:p>130976</text:p>
          </table:table-cell>
          <table:table-cell office:value-type="float" office:value="483342" calcext:value-type="float">
            <text:p>483342</text:p>
          </table:table-cell>
          <table:table-cell office:value-type="float" office:value="2348469" calcext:value-type="float">
            <text:p>2348469</text:p>
          </table:table-cell>
          <table:table-cell office:value-type="float" office:value="2285" calcext:value-type="float">
            <text:p>2285</text:p>
          </table:table-cell>
          <table:table-cell table:number-columns-repeated="8"/>
        </table:table-row>
        <table:table-row table:style-name="ro1" table:visibility="collapse">
          <table:table-cell office:value-type="float" office:value="86094" calcext:value-type="float">
            <text:p>86094</text:p>
          </table:table-cell>
          <table:table-cell office:value-type="float" office:value="52597" calcext:value-type="float">
            <text:p>52597</text:p>
          </table:table-cell>
          <table:table-cell office:value-type="float" office:value="137962" calcext:value-type="float">
            <text:p>137962</text:p>
          </table:table-cell>
          <table:table-cell office:value-type="float" office:value="34896" calcext:value-type="float">
            <text:p>34896</text:p>
          </table:table-cell>
          <table:table-cell office:value-type="float" office:value="260612" calcext:value-type="float">
            <text:p>260612</text:p>
          </table:table-cell>
          <table:table-cell office:value-type="float" office:value="36967" calcext:value-type="float">
            <text:p>36967</text:p>
          </table:table-cell>
          <table:table-cell office:value-type="float" office:value="18864" calcext:value-type="float">
            <text:p>18864</text:p>
          </table:table-cell>
          <table:table-cell office:value-type="float" office:value="320827" calcext:value-type="float">
            <text:p>320827</text:p>
          </table:table-cell>
          <table:table-cell office:value-type="float" office:value="1981992" calcext:value-type="float">
            <text:p>1981992</text:p>
          </table:table-cell>
          <table:table-cell office:value-type="float" office:value="2553" calcext:value-type="float">
            <text:p>2553</text:p>
          </table:table-cell>
          <table:table-cell table:number-columns-repeated="8"/>
        </table:table-row>
        <table:table-row table:style-name="ro1" table:visibility="collapse">
          <table:table-cell office:value-type="float" office:value="96169" calcext:value-type="float">
            <text:p>96169</text:p>
          </table:table-cell>
          <table:table-cell office:value-type="float" office:value="57509" calcext:value-type="float">
            <text:p>57509</text:p>
          </table:table-cell>
          <table:table-cell office:value-type="float" office:value="154916" calcext:value-type="float">
            <text:p>154916</text:p>
          </table:table-cell>
          <table:table-cell office:value-type="float" office:value="39684" calcext:value-type="float">
            <text:p>39684</text:p>
          </table:table-cell>
          <table:table-cell office:value-type="float" office:value="482136" calcext:value-type="float">
            <text:p>482136</text:p>
          </table:table-cell>
          <table:table-cell office:value-type="float" office:value="42911" calcext:value-type="float">
            <text:p>42911</text:p>
          </table:table-cell>
          <table:table-cell office:value-type="float" office:value="169157" calcext:value-type="float">
            <text:p>169157</text:p>
          </table:table-cell>
          <table:table-cell office:value-type="float" office:value="451508" calcext:value-type="float">
            <text:p>451508</text:p>
          </table:table-cell>
          <table:table-cell office:value-type="float" office:value="3198583" calcext:value-type="float">
            <text:p>3198583</text:p>
          </table:table-cell>
          <table:table-cell office:value-type="float" office:value="2856" calcext:value-type="float">
            <text:p>2856</text:p>
          </table:table-cell>
          <table:table-cell table:number-columns-repeated="8"/>
        </table:table-row>
        <table:table-row table:style-name="ro1" table:visibility="collapse">
          <table:table-cell office:value-type="float" office:value="46791" calcext:value-type="float">
            <text:p>46791</text:p>
          </table:table-cell>
          <table:table-cell office:value-type="float" office:value="30889" calcext:value-type="float">
            <text:p>30889</text:p>
          </table:table-cell>
          <table:table-cell office:value-type="float" office:value="79760" calcext:value-type="float">
            <text:p>79760</text:p>
          </table:table-cell>
          <table:table-cell office:value-type="float" office:value="19014" calcext:value-type="float">
            <text:p>19014</text:p>
          </table:table-cell>
          <table:table-cell office:value-type="float" office:value="201225" calcext:value-type="float">
            <text:p>201225</text:p>
          </table:table-cell>
          <table:table-cell office:value-type="float" office:value="20462" calcext:value-type="float">
            <text:p>20462</text:p>
          </table:table-cell>
          <table:table-cell office:value-type="float" office:value="88448" calcext:value-type="float">
            <text:p>88448</text:p>
          </table:table-cell>
          <table:table-cell office:value-type="float" office:value="222260" calcext:value-type="float">
            <text:p>222260</text:p>
          </table:table-cell>
          <table:table-cell office:value-type="float" office:value="1720857" calcext:value-type="float">
            <text:p>1720857</text:p>
          </table:table-cell>
          <table:table-cell office:value-type="float" office:value="1970" calcext:value-type="float">
            <text:p>1970</text:p>
          </table:table-cell>
          <table:table-cell table:number-columns-repeated="8"/>
        </table:table-row>
        <table:table-row table:style-name="ro1" table:visibility="collapse">
          <table:table-cell office:value-type="float" office:value="80756" calcext:value-type="float">
            <text:p>80756</text:p>
          </table:table-cell>
          <table:table-cell office:value-type="float" office:value="49202" calcext:value-type="float">
            <text:p>49202</text:p>
          </table:table-cell>
          <table:table-cell office:value-type="float" office:value="127993" calcext:value-type="float">
            <text:p>127993</text:p>
          </table:table-cell>
          <table:table-cell office:value-type="float" office:value="31763" calcext:value-type="float">
            <text:p>31763</text:p>
          </table:table-cell>
          <table:table-cell office:value-type="float" office:value="360769" calcext:value-type="float">
            <text:p>360769</text:p>
          </table:table-cell>
          <table:table-cell office:value-type="float" office:value="34913" calcext:value-type="float">
            <text:p>34913</text:p>
          </table:table-cell>
          <table:table-cell office:value-type="float" office:value="185129" calcext:value-type="float">
            <text:p>185129</text:p>
          </table:table-cell>
          <table:table-cell office:value-type="float" office:value="374821" calcext:value-type="float">
            <text:p>374821</text:p>
          </table:table-cell>
          <table:table-cell office:value-type="float" office:value="2548207" calcext:value-type="float">
            <text:p>2548207</text:p>
          </table:table-cell>
          <table:table-cell office:value-type="float" office:value="2782" calcext:value-type="float">
            <text:p>2782</text:p>
          </table:table-cell>
          <table:table-cell table:number-columns-repeated="8"/>
        </table:table-row>
        <table:table-row table:style-name="ro1" table:visibility="collapse">
          <table:table-cell office:value-type="float" office:value="67058" calcext:value-type="float">
            <text:p>67058</text:p>
          </table:table-cell>
          <table:table-cell office:value-type="float" office:value="40996" calcext:value-type="float">
            <text:p>40996</text:p>
          </table:table-cell>
          <table:table-cell office:value-type="float" office:value="107316" calcext:value-type="float">
            <text:p>107316</text:p>
          </table:table-cell>
          <table:table-cell office:value-type="float" office:value="26822" calcext:value-type="float">
            <text:p>26822</text:p>
          </table:table-cell>
          <table:table-cell office:value-type="float" office:value="288197" calcext:value-type="float">
            <text:p>288197</text:p>
          </table:table-cell>
          <table:table-cell office:value-type="float" office:value="27261" calcext:value-type="float">
            <text:p>27261</text:p>
          </table:table-cell>
          <table:table-cell office:value-type="float" office:value="117521" calcext:value-type="float">
            <text:p>117521</text:p>
          </table:table-cell>
          <table:table-cell office:value-type="float" office:value="304254" calcext:value-type="float">
            <text:p>304254</text:p>
          </table:table-cell>
          <table:table-cell office:value-type="float" office:value="2424082" calcext:value-type="float">
            <text:p>2424082</text:p>
          </table:table-cell>
          <table:table-cell office:value-type="float" office:value="8683" calcext:value-type="float">
            <text:p>8683</text:p>
          </table:table-cell>
          <table:table-cell table:number-columns-repeated="8"/>
        </table:table-row>
        <table:table-row table:style-name="ro1" table:visibility="collapse">
          <table:table-cell office:value-type="float" office:value="86535" calcext:value-type="float">
            <text:p>86535</text:p>
          </table:table-cell>
          <table:table-cell office:value-type="float" office:value="52478" calcext:value-type="float">
            <text:p>52478</text:p>
          </table:table-cell>
          <table:table-cell office:value-type="float" office:value="141124" calcext:value-type="float">
            <text:p>141124</text:p>
          </table:table-cell>
          <table:table-cell office:value-type="float" office:value="33929" calcext:value-type="float">
            <text:p>33929</text:p>
          </table:table-cell>
          <table:table-cell office:value-type="float" office:value="406967" calcext:value-type="float">
            <text:p>406967</text:p>
          </table:table-cell>
          <table:table-cell office:value-type="float" office:value="38486" calcext:value-type="float">
            <text:p>38486</text:p>
          </table:table-cell>
          <table:table-cell office:value-type="float" office:value="90914" calcext:value-type="float">
            <text:p>90914</text:p>
          </table:table-cell>
          <table:table-cell office:value-type="float" office:value="449932" calcext:value-type="float">
            <text:p>449932</text:p>
          </table:table-cell>
          <table:table-cell office:value-type="float" office:value="2998527" calcext:value-type="float">
            <text:p>2998527</text:p>
          </table:table-cell>
          <table:table-cell office:value-type="float" office:value="3055" calcext:value-type="float">
            <text:p>3055</text:p>
          </table:table-cell>
          <table:table-cell table:number-columns-repeated="8"/>
        </table:table-row>
        <table:table-row table:style-name="ro1" table:visibility="collapse">
          <table:table-cell office:value-type="float" office:value="97548" calcext:value-type="float">
            <text:p>97548</text:p>
          </table:table-cell>
          <table:table-cell office:value-type="float" office:value="78059" calcext:value-type="float">
            <text:p>78059</text:p>
          </table:table-cell>
          <table:table-cell office:value-type="float" office:value="149759" calcext:value-type="float">
            <text:p>149759</text:p>
          </table:table-cell>
          <table:table-cell office:value-type="float" office:value="54521" calcext:value-type="float">
            <text:p>54521</text:p>
          </table:table-cell>
          <table:table-cell office:value-type="float" office:value="451082" calcext:value-type="float">
            <text:p>451082</text:p>
          </table:table-cell>
          <table:table-cell office:value-type="float" office:value="45937" calcext:value-type="float">
            <text:p>45937</text:p>
          </table:table-cell>
          <table:table-cell office:value-type="float" office:value="158744" calcext:value-type="float">
            <text:p>158744</text:p>
          </table:table-cell>
          <table:table-cell office:value-type="float" office:value="664798" calcext:value-type="float">
            <text:p>664798</text:p>
          </table:table-cell>
          <table:table-cell office:value-type="float" office:value="3296967" calcext:value-type="float">
            <text:p>3296967</text:p>
          </table:table-cell>
          <table:table-cell office:value-type="float" office:value="2992" calcext:value-type="float">
            <text:p>2992</text:p>
          </table:table-cell>
          <table:table-cell table:number-columns-repeated="8"/>
        </table:table-row>
        <table:table-row table:style-name="ro1" table:visibility="collapse">
          <table:table-cell office:value-type="float" office:value="84927" calcext:value-type="float">
            <text:p>84927</text:p>
          </table:table-cell>
          <table:table-cell office:value-type="float" office:value="80130" calcext:value-type="float">
            <text:p>80130</text:p>
          </table:table-cell>
          <table:table-cell office:value-type="float" office:value="136901" calcext:value-type="float">
            <text:p>136901</text:p>
          </table:table-cell>
          <table:table-cell office:value-type="float" office:value="35274" calcext:value-type="float">
            <text:p>35274</text:p>
          </table:table-cell>
          <table:table-cell office:value-type="float" office:value="401937" calcext:value-type="float">
            <text:p>401937</text:p>
          </table:table-cell>
          <table:table-cell office:value-type="float" office:value="37688" calcext:value-type="float">
            <text:p>37688</text:p>
          </table:table-cell>
          <table:table-cell office:value-type="float" office:value="145953" calcext:value-type="float">
            <text:p>145953</text:p>
          </table:table-cell>
          <table:table-cell office:value-type="float" office:value="559988" calcext:value-type="float">
            <text:p>559988</text:p>
          </table:table-cell>
          <table:table-cell office:value-type="float" office:value="3314010" calcext:value-type="float">
            <text:p>3314010</text:p>
          </table:table-cell>
          <table:table-cell office:value-type="float" office:value="2902" calcext:value-type="float">
            <text:p>2902</text:p>
          </table:table-cell>
          <table:table-cell table:number-columns-repeated="8"/>
        </table:table-row>
        <table:table-row table:style-name="ro1" table:visibility="collapse">
          <table:table-cell office:value-type="float" office:value="82856" calcext:value-type="float">
            <text:p>82856</text:p>
          </table:table-cell>
          <table:table-cell office:value-type="float" office:value="47506" calcext:value-type="float">
            <text:p>47506</text:p>
          </table:table-cell>
          <table:table-cell office:value-type="float" office:value="129957" calcext:value-type="float">
            <text:p>129957</text:p>
          </table:table-cell>
          <table:table-cell office:value-type="float" office:value="33626" calcext:value-type="float">
            <text:p>33626</text:p>
          </table:table-cell>
          <table:table-cell office:value-type="float" office:value="393292" calcext:value-type="float">
            <text:p>393292</text:p>
          </table:table-cell>
          <table:table-cell office:value-type="float" office:value="37447" calcext:value-type="float">
            <text:p>37447</text:p>
          </table:table-cell>
          <table:table-cell office:value-type="float" office:value="146207" calcext:value-type="float">
            <text:p>146207</text:p>
          </table:table-cell>
          <table:table-cell office:value-type="float" office:value="663699" calcext:value-type="float">
            <text:p>663699</text:p>
          </table:table-cell>
          <table:table-cell office:value-type="float" office:value="2870484" calcext:value-type="float">
            <text:p>2870484</text:p>
          </table:table-cell>
          <table:table-cell office:value-type="float" office:value="2905" calcext:value-type="float">
            <text:p>2905</text:p>
          </table:table-cell>
          <table:table-cell table:number-columns-repeated="8"/>
        </table:table-row>
        <table:table-row table:style-name="ro1" table:visibility="collapse">
          <table:table-cell office:value-type="float" office:value="87400" calcext:value-type="float">
            <text:p>87400</text:p>
          </table:table-cell>
          <table:table-cell office:value-type="float" office:value="53603" calcext:value-type="float">
            <text:p>53603</text:p>
          </table:table-cell>
          <table:table-cell office:value-type="float" office:value="137743" calcext:value-type="float">
            <text:p>137743</text:p>
          </table:table-cell>
          <table:table-cell office:value-type="float" office:value="34825" calcext:value-type="float">
            <text:p>34825</text:p>
          </table:table-cell>
          <table:table-cell office:value-type="float" office:value="401545" calcext:value-type="float">
            <text:p>401545</text:p>
          </table:table-cell>
          <table:table-cell office:value-type="float" office:value="37220" calcext:value-type="float">
            <text:p>37220</text:p>
          </table:table-cell>
          <table:table-cell office:value-type="float" office:value="146277" calcext:value-type="float">
            <text:p>146277</text:p>
          </table:table-cell>
          <table:table-cell office:value-type="float" office:value="621031" calcext:value-type="float">
            <text:p>621031</text:p>
          </table:table-cell>
          <table:table-cell office:value-type="float" office:value="2798034" calcext:value-type="float">
            <text:p>2798034</text:p>
          </table:table-cell>
          <table:table-cell office:value-type="float" office:value="2190" calcext:value-type="float">
            <text:p>2190</text:p>
          </table:table-cell>
          <table:table-cell table:number-columns-repeated="8"/>
        </table:table-row>
        <table:table-row table:style-name="ro1" table:visibility="collapse">
          <table:table-cell office:value-type="float" office:value="76459" calcext:value-type="float">
            <text:p>76459</text:p>
          </table:table-cell>
          <table:table-cell office:value-type="float" office:value="45943" calcext:value-type="float">
            <text:p>45943</text:p>
          </table:table-cell>
          <table:table-cell office:value-type="float" office:value="121800" calcext:value-type="float">
            <text:p>121800</text:p>
          </table:table-cell>
          <table:table-cell office:value-type="float" office:value="31238" calcext:value-type="float">
            <text:p>31238</text:p>
          </table:table-cell>
          <table:table-cell office:value-type="float" office:value="462207" calcext:value-type="float">
            <text:p>462207</text:p>
          </table:table-cell>
          <table:table-cell office:value-type="float" office:value="39308" calcext:value-type="float">
            <text:p>39308</text:p>
          </table:table-cell>
          <table:table-cell office:value-type="float" office:value="136685" calcext:value-type="float">
            <text:p>136685</text:p>
          </table:table-cell>
          <table:table-cell office:value-type="float" office:value="424058" calcext:value-type="float">
            <text:p>424058</text:p>
          </table:table-cell>
          <table:table-cell office:value-type="float" office:value="2556537" calcext:value-type="float">
            <text:p>2556537</text:p>
          </table:table-cell>
          <table:table-cell office:value-type="float" office:value="2434" calcext:value-type="float">
            <text:p>2434</text:p>
          </table:table-cell>
          <table:table-cell table:number-columns-repeated="8"/>
        </table:table-row>
        <table:table-row table:style-name="ro1" table:visibility="collapse">
          <table:table-cell office:value-type="float" office:value="54509" calcext:value-type="float">
            <text:p>54509</text:p>
          </table:table-cell>
          <table:table-cell office:value-type="float" office:value="32512" calcext:value-type="float">
            <text:p>32512</text:p>
          </table:table-cell>
          <table:table-cell office:value-type="float" office:value="87115" calcext:value-type="float">
            <text:p>87115</text:p>
          </table:table-cell>
          <table:table-cell office:value-type="float" office:value="20628" calcext:value-type="float">
            <text:p>20628</text:p>
          </table:table-cell>
          <table:table-cell office:value-type="float" office:value="287265" calcext:value-type="float">
            <text:p>287265</text:p>
          </table:table-cell>
          <table:table-cell office:value-type="float" office:value="23344" calcext:value-type="float">
            <text:p>23344</text:p>
          </table:table-cell>
          <table:table-cell office:value-type="float" office:value="94207" calcext:value-type="float">
            <text:p>94207</text:p>
          </table:table-cell>
          <table:table-cell office:value-type="float" office:value="330186" calcext:value-type="float">
            <text:p>330186</text:p>
          </table:table-cell>
          <table:table-cell office:value-type="float" office:value="1139083" calcext:value-type="float">
            <text:p>1139083</text:p>
          </table:table-cell>
          <table:table-cell office:value-type="float" office:value="1410" calcext:value-type="float">
            <text:p>1410</text:p>
          </table:table-cell>
          <table:table-cell table:number-columns-repeated="8"/>
        </table:table-row>
        <table:table-row table:style-name="ro1" table:visibility="collapse">
          <table:table-cell office:value-type="float" office:value="56954" calcext:value-type="float">
            <text:p>56954</text:p>
          </table:table-cell>
          <table:table-cell office:value-type="float" office:value="35213" calcext:value-type="float">
            <text:p>35213</text:p>
          </table:table-cell>
          <table:table-cell office:value-type="float" office:value="121271" calcext:value-type="float">
            <text:p>121271</text:p>
          </table:table-cell>
          <table:table-cell office:value-type="float" office:value="35572" calcext:value-type="float">
            <text:p>35572</text:p>
          </table:table-cell>
          <table:table-cell office:value-type="float" office:value="361120" calcext:value-type="float">
            <text:p>361120</text:p>
          </table:table-cell>
          <table:table-cell office:value-type="float" office:value="42510" calcext:value-type="float">
            <text:p>42510</text:p>
          </table:table-cell>
          <table:table-cell office:value-type="float" office:value="21338" calcext:value-type="float">
            <text:p>21338</text:p>
          </table:table-cell>
          <table:table-cell office:value-type="float" office:value="413061" calcext:value-type="float">
            <text:p>413061</text:p>
          </table:table-cell>
          <table:table-cell office:value-type="float" office:value="2294855" calcext:value-type="float">
            <text:p>2294855</text:p>
          </table:table-cell>
          <table:table-cell office:value-type="float" office:value="1924" calcext:value-type="float">
            <text:p>1924</text:p>
          </table:table-cell>
          <table:table-cell table:number-columns-repeated="8"/>
        </table:table-row>
        <table:table-row table:style-name="ro1" table:visibility="collapse">
          <table:table-cell office:value-type="float" office:value="74780" calcext:value-type="float">
            <text:p>74780</text:p>
          </table:table-cell>
          <table:table-cell office:value-type="float" office:value="45378" calcext:value-type="float">
            <text:p>45378</text:p>
          </table:table-cell>
          <table:table-cell office:value-type="float" office:value="117739" calcext:value-type="float">
            <text:p>117739</text:p>
          </table:table-cell>
          <table:table-cell office:value-type="float" office:value="30111" calcext:value-type="float">
            <text:p>30111</text:p>
          </table:table-cell>
          <table:table-cell office:value-type="float" office:value="443201" calcext:value-type="float">
            <text:p>443201</text:p>
          </table:table-cell>
          <table:table-cell office:value-type="float" office:value="43342" calcext:value-type="float">
            <text:p>43342</text:p>
          </table:table-cell>
          <table:table-cell office:value-type="float" office:value="178127" calcext:value-type="float">
            <text:p>178127</text:p>
          </table:table-cell>
          <table:table-cell office:value-type="float" office:value="694515" calcext:value-type="float">
            <text:p>694515</text:p>
          </table:table-cell>
          <table:table-cell office:value-type="float" office:value="3513230" calcext:value-type="float">
            <text:p>3513230</text:p>
          </table:table-cell>
          <table:table-cell office:value-type="float" office:value="2954" calcext:value-type="float">
            <text:p>2954</text:p>
          </table:table-cell>
          <table:table-cell table:number-columns-repeated="8"/>
        </table:table-row>
        <table:table-row table:style-name="ro1" table:visibility="collapse">
          <table:table-cell office:value-type="float" office:value="55817" calcext:value-type="float">
            <text:p>55817</text:p>
          </table:table-cell>
          <table:table-cell office:value-type="float" office:value="29594" calcext:value-type="float">
            <text:p>29594</text:p>
          </table:table-cell>
          <table:table-cell office:value-type="float" office:value="71521" calcext:value-type="float">
            <text:p>71521</text:p>
          </table:table-cell>
          <table:table-cell office:value-type="float" office:value="16585" calcext:value-type="float">
            <text:p>16585</text:p>
          </table:table-cell>
          <table:table-cell office:value-type="float" office:value="162474" calcext:value-type="float">
            <text:p>162474</text:p>
          </table:table-cell>
          <table:table-cell office:value-type="float" office:value="21223" calcext:value-type="float">
            <text:p>21223</text:p>
          </table:table-cell>
          <table:table-cell office:value-type="float" office:value="70132" calcext:value-type="float">
            <text:p>70132</text:p>
          </table:table-cell>
          <table:table-cell office:value-type="float" office:value="172860" calcext:value-type="float">
            <text:p>172860</text:p>
          </table:table-cell>
          <table:table-cell office:value-type="float" office:value="1156251" calcext:value-type="float">
            <text:p>1156251</text:p>
          </table:table-cell>
          <table:table-cell office:value-type="float" office:value="1406" calcext:value-type="float">
            <text:p>1406</text:p>
          </table:table-cell>
          <table:table-cell table:number-columns-repeated="8"/>
        </table:table-row>
        <table:table-row table:style-name="ro1" table:visibility="collapse">
          <table:table-cell office:value-type="float" office:value="48934" calcext:value-type="float">
            <text:p>48934</text:p>
          </table:table-cell>
          <table:table-cell office:value-type="float" office:value="31173" calcext:value-type="float">
            <text:p>31173</text:p>
          </table:table-cell>
          <table:table-cell office:value-type="float" office:value="70188" calcext:value-type="float">
            <text:p>70188</text:p>
          </table:table-cell>
          <table:table-cell office:value-type="float" office:value="16072" calcext:value-type="float">
            <text:p>16072</text:p>
          </table:table-cell>
          <table:table-cell office:value-type="float" office:value="156089" calcext:value-type="float">
            <text:p>156089</text:p>
          </table:table-cell>
          <table:table-cell office:value-type="float" office:value="16904" calcext:value-type="float">
            <text:p>16904</text:p>
          </table:table-cell>
          <table:table-cell office:value-type="float" office:value="65105" calcext:value-type="float">
            <text:p>65105</text:p>
          </table:table-cell>
          <table:table-cell office:value-type="float" office:value="163402" calcext:value-type="float">
            <text:p>163402</text:p>
          </table:table-cell>
          <table:table-cell office:value-type="float" office:value="987607" calcext:value-type="float">
            <text:p>987607</text:p>
          </table:table-cell>
          <table:table-cell office:value-type="float" office:value="1281" calcext:value-type="float">
            <text:p>1281</text:p>
          </table:table-cell>
          <table:table-cell table:number-columns-repeated="8"/>
        </table:table-row>
        <table:table-row table:style-name="ro1" table:visibility="collapse">
          <table:table-cell office:value-type="float" office:value="51753" calcext:value-type="float">
            <text:p>51753</text:p>
          </table:table-cell>
          <table:table-cell office:value-type="float" office:value="26196" calcext:value-type="float">
            <text:p>26196</text:p>
          </table:table-cell>
          <table:table-cell office:value-type="float" office:value="66459" calcext:value-type="float">
            <text:p>66459</text:p>
          </table:table-cell>
          <table:table-cell office:value-type="float" office:value="16795" calcext:value-type="float">
            <text:p>16795</text:p>
          </table:table-cell>
          <table:table-cell office:value-type="float" office:value="159156" calcext:value-type="float">
            <text:p>159156</text:p>
          </table:table-cell>
          <table:table-cell office:value-type="float" office:value="16654" calcext:value-type="float">
            <text:p>16654</text:p>
          </table:table-cell>
          <table:table-cell office:value-type="float" office:value="68587" calcext:value-type="float">
            <text:p>68587</text:p>
          </table:table-cell>
          <table:table-cell office:value-type="float" office:value="237641" calcext:value-type="float">
            <text:p>237641</text:p>
          </table:table-cell>
          <table:table-cell office:value-type="float" office:value="1041343" calcext:value-type="float">
            <text:p>1041343</text:p>
          </table:table-cell>
          <table:table-cell office:value-type="float" office:value="1230" calcext:value-type="float">
            <text:p>1230</text:p>
          </table:table-cell>
          <table:table-cell table:number-columns-repeated="8"/>
        </table:table-row>
        <table:table-row table:style-name="ro1" table:visibility="collapse">
          <table:table-cell office:value-type="float" office:value="42456" calcext:value-type="float">
            <text:p>42456</text:p>
          </table:table-cell>
          <table:table-cell office:value-type="float" office:value="27090" calcext:value-type="float">
            <text:p>27090</text:p>
          </table:table-cell>
          <table:table-cell office:value-type="float" office:value="92923" calcext:value-type="float">
            <text:p>92923</text:p>
          </table:table-cell>
          <table:table-cell office:value-type="float" office:value="19665" calcext:value-type="float">
            <text:p>19665</text:p>
          </table:table-cell>
          <table:table-cell office:value-type="float" office:value="171812" calcext:value-type="float">
            <text:p>171812</text:p>
          </table:table-cell>
          <table:table-cell office:value-type="float" office:value="18658" calcext:value-type="float">
            <text:p>18658</text:p>
          </table:table-cell>
          <table:table-cell office:value-type="float" office:value="72541" calcext:value-type="float">
            <text:p>72541</text:p>
          </table:table-cell>
          <table:table-cell office:value-type="float" office:value="220839" calcext:value-type="float">
            <text:p>220839</text:p>
          </table:table-cell>
          <table:table-cell office:value-type="float" office:value="1901869" calcext:value-type="float">
            <text:p>1901869</text:p>
          </table:table-cell>
          <table:table-cell office:value-type="float" office:value="1808" calcext:value-type="float">
            <text:p>1808</text:p>
          </table:table-cell>
          <table:table-cell table:number-columns-repeated="8"/>
        </table:table-row>
        <table:table-row table:style-name="ro1" table:visibility="collapse">
          <table:table-cell office:value-type="float" office:value="67789" calcext:value-type="float">
            <text:p>67789</text:p>
          </table:table-cell>
          <table:table-cell office:value-type="float" office:value="41234" calcext:value-type="float">
            <text:p>41234</text:p>
          </table:table-cell>
          <table:table-cell office:value-type="float" office:value="105047" calcext:value-type="float">
            <text:p>105047</text:p>
          </table:table-cell>
          <table:table-cell office:value-type="float" office:value="26197" calcext:value-type="float">
            <text:p>26197</text:p>
          </table:table-cell>
          <table:table-cell office:value-type="float" office:value="285228" calcext:value-type="float">
            <text:p>285228</text:p>
          </table:table-cell>
          <table:table-cell office:value-type="float" office:value="27997" calcext:value-type="float">
            <text:p>27997</text:p>
          </table:table-cell>
          <table:table-cell office:value-type="float" office:value="109139" calcext:value-type="float">
            <text:p>109139</text:p>
          </table:table-cell>
          <table:table-cell office:value-type="float" office:value="433028" calcext:value-type="float">
            <text:p>433028</text:p>
          </table:table-cell>
          <table:table-cell office:value-type="float" office:value="2138511" calcext:value-type="float">
            <text:p>2138511</text:p>
          </table:table-cell>
          <table:table-cell office:value-type="float" office:value="2143" calcext:value-type="float">
            <text:p>2143</text:p>
          </table:table-cell>
          <table:table-cell table:number-columns-repeated="8"/>
        </table:table-row>
        <table:table-row table:style-name="ro1" table:visibility="collapse">
          <table:table-cell office:value-type="float" office:value="96460" calcext:value-type="float">
            <text:p>96460</text:p>
          </table:table-cell>
          <table:table-cell office:value-type="float" office:value="57909" calcext:value-type="float">
            <text:p>57909</text:p>
          </table:table-cell>
          <table:table-cell office:value-type="float" office:value="151177" calcext:value-type="float">
            <text:p>151177</text:p>
          </table:table-cell>
          <table:table-cell office:value-type="float" office:value="39298" calcext:value-type="float">
            <text:p>39298</text:p>
          </table:table-cell>
          <table:table-cell office:value-type="float" office:value="458563" calcext:value-type="float">
            <text:p>458563</text:p>
          </table:table-cell>
          <table:table-cell office:value-type="float" office:value="42165" calcext:value-type="float">
            <text:p>42165</text:p>
          </table:table-cell>
          <table:table-cell office:value-type="float" office:value="160709" calcext:value-type="float">
            <text:p>160709</text:p>
          </table:table-cell>
          <table:table-cell office:value-type="float" office:value="558828" calcext:value-type="float">
            <text:p>558828</text:p>
          </table:table-cell>
          <table:table-cell office:value-type="float" office:value="2633304" calcext:value-type="float">
            <text:p>2633304</text:p>
          </table:table-cell>
          <table:table-cell office:value-type="float" office:value="2589" calcext:value-type="float">
            <text:p>2589</text:p>
          </table:table-cell>
          <table:table-cell table:number-columns-repeated="8"/>
        </table:table-row>
        <table:table-row table:style-name="ro1" table:visibility="collapse">
          <table:table-cell office:value-type="float" office:value="79185" calcext:value-type="float">
            <text:p>79185</text:p>
          </table:table-cell>
          <table:table-cell office:value-type="float" office:value="49049" calcext:value-type="float">
            <text:p>49049</text:p>
          </table:table-cell>
          <table:table-cell office:value-type="float" office:value="128562" calcext:value-type="float">
            <text:p>128562</text:p>
          </table:table-cell>
          <table:table-cell office:value-type="float" office:value="32520" calcext:value-type="float">
            <text:p>32520</text:p>
          </table:table-cell>
          <table:table-cell office:value-type="float" office:value="441820" calcext:value-type="float">
            <text:p>441820</text:p>
          </table:table-cell>
          <table:table-cell office:value-type="float" office:value="42479" calcext:value-type="float">
            <text:p>42479</text:p>
          </table:table-cell>
          <table:table-cell office:value-type="float" office:value="164808" calcext:value-type="float">
            <text:p>164808</text:p>
          </table:table-cell>
          <table:table-cell office:value-type="float" office:value="519249" calcext:value-type="float">
            <text:p>519249</text:p>
          </table:table-cell>
          <table:table-cell office:value-type="float" office:value="3140192" calcext:value-type="float">
            <text:p>3140192</text:p>
          </table:table-cell>
          <table:table-cell office:value-type="float" office:value="3282" calcext:value-type="float">
            <text:p>3282</text:p>
          </table:table-cell>
          <table:table-cell table:number-columns-repeated="8"/>
        </table:table-row>
        <table:table-row table:style-name="ro1" table:visibility="collapse">
          <table:table-cell office:value-type="float" office:value="412871" calcext:value-type="float">
            <text:p>412871</text:p>
          </table:table-cell>
          <table:table-cell office:value-type="float" office:value="63372" calcext:value-type="float">
            <text:p>63372</text:p>
          </table:table-cell>
          <table:table-cell office:value-type="float" office:value="152154" calcext:value-type="float">
            <text:p>152154</text:p>
          </table:table-cell>
          <table:table-cell office:value-type="float" office:value="38341" calcext:value-type="float">
            <text:p>38341</text:p>
          </table:table-cell>
          <table:table-cell office:value-type="float" office:value="446692" calcext:value-type="float">
            <text:p>446692</text:p>
          </table:table-cell>
          <table:table-cell office:value-type="float" office:value="45496" calcext:value-type="float">
            <text:p>45496</text:p>
          </table:table-cell>
          <table:table-cell office:value-type="float" office:value="165845" calcext:value-type="float">
            <text:p>165845</text:p>
          </table:table-cell>
          <table:table-cell office:value-type="float" office:value="791501" calcext:value-type="float">
            <text:p>791501</text:p>
          </table:table-cell>
          <table:table-cell office:value-type="float" office:value="2971627" calcext:value-type="float">
            <text:p>2971627</text:p>
          </table:table-cell>
          <table:table-cell office:value-type="float" office:value="3137" calcext:value-type="float">
            <text:p>3137</text:p>
          </table:table-cell>
          <table:table-cell table:number-columns-repeated="8"/>
        </table:table-row>
        <table:table-row table:style-name="ro1" table:visibility="collapse">
          <table:table-cell office:value-type="float" office:value="120786" calcext:value-type="float">
            <text:p>120786</text:p>
          </table:table-cell>
          <table:table-cell office:value-type="float" office:value="36507" calcext:value-type="float">
            <text:p>36507</text:p>
          </table:table-cell>
          <table:table-cell office:value-type="float" office:value="98570" calcext:value-type="float">
            <text:p>98570</text:p>
          </table:table-cell>
          <table:table-cell office:value-type="float" office:value="28307" calcext:value-type="float">
            <text:p>28307</text:p>
          </table:table-cell>
          <table:table-cell office:value-type="float" office:value="382697" calcext:value-type="float">
            <text:p>382697</text:p>
          </table:table-cell>
          <table:table-cell office:value-type="float" office:value="34206" calcext:value-type="float">
            <text:p>34206</text:p>
          </table:table-cell>
          <table:table-cell office:value-type="float" office:value="134923" calcext:value-type="float">
            <text:p>134923</text:p>
          </table:table-cell>
          <table:table-cell office:value-type="float" office:value="660170" calcext:value-type="float">
            <text:p>660170</text:p>
          </table:table-cell>
          <table:table-cell office:value-type="float" office:value="3250242" calcext:value-type="float">
            <text:p>3250242</text:p>
          </table:table-cell>
          <table:table-cell office:value-type="float" office:value="1611" calcext:value-type="float">
            <text:p>1611</text:p>
          </table:table-cell>
          <table:table-cell table:number-columns-repeated="8"/>
        </table:table-row>
        <table:table-row table:style-name="ro1" table:visibility="collapse">
          <table:table-cell office:value-type="float" office:value="77551" calcext:value-type="float">
            <text:p>77551</text:p>
          </table:table-cell>
          <table:table-cell office:value-type="float" office:value="35593" calcext:value-type="float">
            <text:p>35593</text:p>
          </table:table-cell>
          <table:table-cell office:value-type="float" office:value="87762" calcext:value-type="float">
            <text:p>87762</text:p>
          </table:table-cell>
          <table:table-cell office:value-type="float" office:value="22669" calcext:value-type="float">
            <text:p>22669</text:p>
          </table:table-cell>
          <table:table-cell office:value-type="float" office:value="210152" calcext:value-type="float">
            <text:p>210152</text:p>
          </table:table-cell>
          <table:table-cell office:value-type="float" office:value="25198" calcext:value-type="float">
            <text:p>25198</text:p>
          </table:table-cell>
          <table:table-cell office:value-type="float" office:value="12929" calcext:value-type="float">
            <text:p>12929</text:p>
          </table:table-cell>
          <table:table-cell office:value-type="float" office:value="275627" calcext:value-type="float">
            <text:p>275627</text:p>
          </table:table-cell>
          <table:table-cell office:value-type="float" office:value="1876797" calcext:value-type="float">
            <text:p>1876797</text:p>
          </table:table-cell>
          <table:table-cell office:value-type="float" office:value="2520" calcext:value-type="float">
            <text:p>2520</text:p>
          </table:table-cell>
          <table:table-cell table:number-columns-repeated="8"/>
        </table:table-row>
        <table:table-row table:style-name="ro1" table:visibility="collapse">
          <table:table-cell office:value-type="float" office:value="60522" calcext:value-type="float">
            <text:p>60522</text:p>
          </table:table-cell>
          <table:table-cell office:value-type="float" office:value="39757" calcext:value-type="float">
            <text:p>39757</text:p>
          </table:table-cell>
          <table:table-cell office:value-type="float" office:value="104815" calcext:value-type="float">
            <text:p>104815</text:p>
          </table:table-cell>
          <table:table-cell office:value-type="float" office:value="27129" calcext:value-type="float">
            <text:p>27129</text:p>
          </table:table-cell>
          <table:table-cell office:value-type="float" office:value="285147" calcext:value-type="float">
            <text:p>285147</text:p>
          </table:table-cell>
          <table:table-cell office:value-type="float" office:value="29321" calcext:value-type="float">
            <text:p>29321</text:p>
          </table:table-cell>
          <table:table-cell office:value-type="float" office:value="116528" calcext:value-type="float">
            <text:p>116528</text:p>
          </table:table-cell>
          <table:table-cell office:value-type="float" office:value="325360" calcext:value-type="float">
            <text:p>325360</text:p>
          </table:table-cell>
          <table:table-cell office:value-type="float" office:value="2527232" calcext:value-type="float">
            <text:p>2527232</text:p>
          </table:table-cell>
          <table:table-cell office:value-type="float" office:value="2421" calcext:value-type="float">
            <text:p>2421</text:p>
          </table:table-cell>
          <table:table-cell table:number-columns-repeated="8"/>
        </table:table-row>
        <table:table-row table:style-name="ro1" table:visibility="collapse">
          <table:table-cell office:value-type="float" office:value="74807" calcext:value-type="float">
            <text:p>74807</text:p>
          </table:table-cell>
          <table:table-cell office:value-type="float" office:value="48576" calcext:value-type="float">
            <text:p>48576</text:p>
          </table:table-cell>
          <table:table-cell office:value-type="float" office:value="128952" calcext:value-type="float">
            <text:p>128952</text:p>
          </table:table-cell>
          <table:table-cell office:value-type="float" office:value="32437" calcext:value-type="float">
            <text:p>32437</text:p>
          </table:table-cell>
          <table:table-cell office:value-type="float" office:value="485276" calcext:value-type="float">
            <text:p>485276</text:p>
          </table:table-cell>
          <table:table-cell office:value-type="float" office:value="56660" calcext:value-type="float">
            <text:p>56660</text:p>
          </table:table-cell>
          <table:table-cell office:value-type="float" office:value="152278" calcext:value-type="float">
            <text:p>152278</text:p>
          </table:table-cell>
          <table:table-cell office:value-type="float" office:value="469688" calcext:value-type="float">
            <text:p>469688</text:p>
          </table:table-cell>
          <table:table-cell office:value-type="float" office:value="3228969" calcext:value-type="float">
            <text:p>3228969</text:p>
          </table:table-cell>
          <table:table-cell office:value-type="float" office:value="1839" calcext:value-type="float">
            <text:p>1839</text:p>
          </table:table-cell>
          <table:table-cell table:number-columns-repeated="8"/>
        </table:table-row>
        <table:table-row table:style-name="ro1" table:visibility="collapse">
          <table:table-cell office:value-type="float" office:value="82081" calcext:value-type="float">
            <text:p>82081</text:p>
          </table:table-cell>
          <table:table-cell office:value-type="float" office:value="53524" calcext:value-type="float">
            <text:p>53524</text:p>
          </table:table-cell>
          <table:table-cell office:value-type="float" office:value="140972" calcext:value-type="float">
            <text:p>140972</text:p>
          </table:table-cell>
          <table:table-cell office:value-type="float" office:value="35782" calcext:value-type="float">
            <text:p>35782</text:p>
          </table:table-cell>
          <table:table-cell office:value-type="float" office:value="490125" calcext:value-type="float">
            <text:p>490125</text:p>
          </table:table-cell>
          <table:table-cell office:value-type="float" office:value="38851" calcext:value-type="float">
            <text:p>38851</text:p>
          </table:table-cell>
          <table:table-cell office:value-type="float" office:value="147129" calcext:value-type="float">
            <text:p>147129</text:p>
          </table:table-cell>
          <table:table-cell office:value-type="float" office:value="436152" calcext:value-type="float">
            <text:p>436152</text:p>
          </table:table-cell>
          <table:table-cell office:value-type="float" office:value="3138443" calcext:value-type="float">
            <text:p>3138443</text:p>
          </table:table-cell>
          <table:table-cell office:value-type="float" office:value="2325" calcext:value-type="float">
            <text:p>2325</text:p>
          </table:table-cell>
          <table:table-cell table:number-columns-repeated="8"/>
        </table:table-row>
        <table:table-row table:style-name="ro1" table:visibility="collapse">
          <table:table-cell office:value-type="float" office:value="45367" calcext:value-type="float">
            <text:p>45367</text:p>
          </table:table-cell>
          <table:table-cell office:value-type="float" office:value="32232" calcext:value-type="float">
            <text:p>32232</text:p>
          </table:table-cell>
          <table:table-cell office:value-type="float" office:value="81083" calcext:value-type="float">
            <text:p>81083</text:p>
          </table:table-cell>
          <table:table-cell office:value-type="float" office:value="17593" calcext:value-type="float">
            <text:p>17593</text:p>
          </table:table-cell>
          <table:table-cell office:value-type="float" office:value="252730" calcext:value-type="float">
            <text:p>252730</text:p>
          </table:table-cell>
          <table:table-cell office:value-type="float" office:value="17523" calcext:value-type="float">
            <text:p>17523</text:p>
          </table:table-cell>
          <table:table-cell office:value-type="float" office:value="82572" calcext:value-type="float">
            <text:p>82572</text:p>
          </table:table-cell>
          <table:table-cell office:value-type="float" office:value="671407" calcext:value-type="float">
            <text:p>671407</text:p>
          </table:table-cell>
          <table:table-cell office:value-type="float" office:value="2622846" calcext:value-type="float">
            <text:p>2622846</text:p>
          </table:table-cell>
          <table:table-cell office:value-type="float" office:value="2629" calcext:value-type="float">
            <text:p>2629</text:p>
          </table:table-cell>
          <table:table-cell table:number-columns-repeated="8"/>
        </table:table-row>
        <table:table-row table:style-name="ro1" table:visibility="collapse">
          <table:table-cell office:value-type="float" office:value="69596" calcext:value-type="float">
            <text:p>69596</text:p>
          </table:table-cell>
          <table:table-cell office:value-type="float" office:value="45568" calcext:value-type="float">
            <text:p>45568</text:p>
          </table:table-cell>
          <table:table-cell office:value-type="float" office:value="133266" calcext:value-type="float">
            <text:p>133266</text:p>
          </table:table-cell>
          <table:table-cell office:value-type="float" office:value="30685" calcext:value-type="float">
            <text:p>30685</text:p>
          </table:table-cell>
          <table:table-cell office:value-type="float" office:value="323857" calcext:value-type="float">
            <text:p>323857</text:p>
          </table:table-cell>
          <table:table-cell office:value-type="float" office:value="47539" calcext:value-type="float">
            <text:p>47539</text:p>
          </table:table-cell>
          <table:table-cell office:value-type="float" office:value="122095" calcext:value-type="float">
            <text:p>122095</text:p>
          </table:table-cell>
          <table:table-cell office:value-type="float" office:value="407473" calcext:value-type="float">
            <text:p>407473</text:p>
          </table:table-cell>
          <table:table-cell office:value-type="float" office:value="2428830" calcext:value-type="float">
            <text:p>2428830</text:p>
          </table:table-cell>
          <table:table-cell office:value-type="float" office:value="2366" calcext:value-type="float">
            <text:p>2366</text:p>
          </table:table-cell>
          <table:table-cell table:number-columns-repeated="8"/>
        </table:table-row>
        <table:table-row table:style-name="ro1" table:visibility="collapse">
          <table:table-cell office:value-type="float" office:value="87961" calcext:value-type="float">
            <text:p>87961</text:p>
          </table:table-cell>
          <table:table-cell office:value-type="float" office:value="56782" calcext:value-type="float">
            <text:p>56782</text:p>
          </table:table-cell>
          <table:table-cell office:value-type="float" office:value="166431" calcext:value-type="float">
            <text:p>166431</text:p>
          </table:table-cell>
          <table:table-cell office:value-type="float" office:value="39072" calcext:value-type="float">
            <text:p>39072</text:p>
          </table:table-cell>
          <table:table-cell office:value-type="float" office:value="499946" calcext:value-type="float">
            <text:p>499946</text:p>
          </table:table-cell>
          <table:table-cell office:value-type="float" office:value="42580" calcext:value-type="float">
            <text:p>42580</text:p>
          </table:table-cell>
          <table:table-cell office:value-type="float" office:value="160047" calcext:value-type="float">
            <text:p>160047</text:p>
          </table:table-cell>
          <table:table-cell office:value-type="float" office:value="466376" calcext:value-type="float">
            <text:p>466376</text:p>
          </table:table-cell>
          <table:table-cell office:value-type="float" office:value="3224801" calcext:value-type="float">
            <text:p>3224801</text:p>
          </table:table-cell>
          <table:table-cell office:value-type="float" office:value="3167" calcext:value-type="float">
            <text:p>3167</text:p>
          </table:table-cell>
          <table:table-cell table:number-columns-repeated="8"/>
        </table:table-row>
        <table:table-row table:style-name="ro1" table:visibility="collapse">
          <table:table-cell office:value-type="float" office:value="88968" calcext:value-type="float">
            <text:p>88968</text:p>
          </table:table-cell>
          <table:table-cell office:value-type="float" office:value="56706" calcext:value-type="float">
            <text:p>56706</text:p>
          </table:table-cell>
          <table:table-cell office:value-type="float" office:value="154154" calcext:value-type="float">
            <text:p>154154</text:p>
          </table:table-cell>
          <table:table-cell office:value-type="float" office:value="38611" calcext:value-type="float">
            <text:p>38611</text:p>
          </table:table-cell>
          <table:table-cell office:value-type="float" office:value="430385" calcext:value-type="float">
            <text:p>430385</text:p>
          </table:table-cell>
          <table:table-cell office:value-type="float" office:value="44009" calcext:value-type="float">
            <text:p>44009</text:p>
          </table:table-cell>
          <table:table-cell office:value-type="float" office:value="159867" calcext:value-type="float">
            <text:p>159867</text:p>
          </table:table-cell>
          <table:table-cell office:value-type="float" office:value="611169" calcext:value-type="float">
            <text:p>611169</text:p>
          </table:table-cell>
          <table:table-cell office:value-type="float" office:value="3196022" calcext:value-type="float">
            <text:p>3196022</text:p>
          </table:table-cell>
          <table:table-cell office:value-type="float" office:value="2671" calcext:value-type="float">
            <text:p>2671</text:p>
          </table:table-cell>
          <table:table-cell table:number-columns-repeated="8"/>
        </table:table-row>
        <table:table-row table:style-name="ro1" table:visibility="collapse">
          <table:table-cell office:value-type="float" office:value="135772" calcext:value-type="float">
            <text:p>135772</text:p>
          </table:table-cell>
          <table:table-cell office:value-type="float" office:value="64037" calcext:value-type="float">
            <text:p>64037</text:p>
          </table:table-cell>
          <table:table-cell office:value-type="float" office:value="172149" calcext:value-type="float">
            <text:p>172149</text:p>
          </table:table-cell>
          <table:table-cell office:value-type="float" office:value="51533" calcext:value-type="float">
            <text:p>51533</text:p>
          </table:table-cell>
          <table:table-cell office:value-type="float" office:value="423991" calcext:value-type="float">
            <text:p>423991</text:p>
          </table:table-cell>
          <table:table-cell office:value-type="float" office:value="45392" calcext:value-type="float">
            <text:p>45392</text:p>
          </table:table-cell>
          <table:table-cell office:value-type="float" office:value="171418" calcext:value-type="float">
            <text:p>171418</text:p>
          </table:table-cell>
          <table:table-cell office:value-type="float" office:value="505053" calcext:value-type="float">
            <text:p>505053</text:p>
          </table:table-cell>
          <table:table-cell office:value-type="float" office:value="4523995" calcext:value-type="float">
            <text:p>4523995</text:p>
          </table:table-cell>
          <table:table-cell office:value-type="float" office:value="3307" calcext:value-type="float">
            <text:p>3307</text:p>
          </table:table-cell>
          <table:table-cell table:number-columns-repeated="8"/>
        </table:table-row>
        <table:table-row table:style-name="ro1" table:visibility="collapse">
          <table:table-cell office:value-type="float" office:value="86838" calcext:value-type="float">
            <text:p>86838</text:p>
          </table:table-cell>
          <table:table-cell office:value-type="float" office:value="58846" calcext:value-type="float">
            <text:p>58846</text:p>
          </table:table-cell>
          <table:table-cell office:value-type="float" office:value="155963" calcext:value-type="float">
            <text:p>155963</text:p>
          </table:table-cell>
          <table:table-cell office:value-type="float" office:value="39213" calcext:value-type="float">
            <text:p>39213</text:p>
          </table:table-cell>
          <table:table-cell office:value-type="float" office:value="424557" calcext:value-type="float">
            <text:p>424557</text:p>
          </table:table-cell>
          <table:table-cell office:value-type="float" office:value="42014" calcext:value-type="float">
            <text:p>42014</text:p>
          </table:table-cell>
          <table:table-cell office:value-type="float" office:value="164558" calcext:value-type="float">
            <text:p>164558</text:p>
          </table:table-cell>
          <table:table-cell office:value-type="float" office:value="463851" calcext:value-type="float">
            <text:p>463851</text:p>
          </table:table-cell>
          <table:table-cell office:value-type="float" office:value="2627017" calcext:value-type="float">
            <text:p>2627017</text:p>
          </table:table-cell>
          <table:table-cell office:value-type="float" office:value="2179" calcext:value-type="float">
            <text:p>2179</text:p>
          </table:table-cell>
          <table:table-cell table:number-columns-repeated="8"/>
        </table:table-row>
        <table:table-row table:style-name="ro1" table:visibility="collapse">
          <table:table-cell office:value-type="float" office:value="80722" calcext:value-type="float">
            <text:p>80722</text:p>
          </table:table-cell>
          <table:table-cell office:value-type="float" office:value="53706" calcext:value-type="float">
            <text:p>53706</text:p>
          </table:table-cell>
          <table:table-cell office:value-type="float" office:value="142478" calcext:value-type="float">
            <text:p>142478</text:p>
          </table:table-cell>
          <table:table-cell office:value-type="float" office:value="35449" calcext:value-type="float">
            <text:p>35449</text:p>
          </table:table-cell>
          <table:table-cell office:value-type="float" office:value="388043" calcext:value-type="float">
            <text:p>388043</text:p>
          </table:table-cell>
          <table:table-cell office:value-type="float" office:value="38246" calcext:value-type="float">
            <text:p>38246</text:p>
          </table:table-cell>
          <table:table-cell office:value-type="float" office:value="159676" calcext:value-type="float">
            <text:p>159676</text:p>
          </table:table-cell>
          <table:table-cell office:value-type="float" office:value="786774" calcext:value-type="float">
            <text:p>786774</text:p>
          </table:table-cell>
          <table:table-cell office:value-type="float" office:value="3147784" calcext:value-type="float">
            <text:p>3147784</text:p>
          </table:table-cell>
          <table:table-cell office:value-type="float" office:value="3202" calcext:value-type="float">
            <text:p>3202</text:p>
          </table:table-cell>
          <table:table-cell table:number-columns-repeated="8"/>
        </table:table-row>
        <table:table-row table:style-name="ro1" table:visibility="collapse">
          <table:table-cell office:value-type="float" office:value="81172" calcext:value-type="float">
            <text:p>81172</text:p>
          </table:table-cell>
          <table:table-cell office:value-type="float" office:value="53488" calcext:value-type="float">
            <text:p>53488</text:p>
          </table:table-cell>
          <table:table-cell office:value-type="float" office:value="140359" calcext:value-type="float">
            <text:p>140359</text:p>
          </table:table-cell>
          <table:table-cell office:value-type="float" office:value="34562" calcext:value-type="float">
            <text:p>34562</text:p>
          </table:table-cell>
          <table:table-cell office:value-type="float" office:value="312358" calcext:value-type="float">
            <text:p>312358</text:p>
          </table:table-cell>
          <table:table-cell office:value-type="float" office:value="37363" calcext:value-type="float">
            <text:p>37363</text:p>
          </table:table-cell>
          <table:table-cell office:value-type="float" office:value="18694" calcext:value-type="float">
            <text:p>18694</text:p>
          </table:table-cell>
          <table:table-cell office:value-type="float" office:value="313665" calcext:value-type="float">
            <text:p>313665</text:p>
          </table:table-cell>
          <table:table-cell office:value-type="float" office:value="2104113" calcext:value-type="float">
            <text:p>2104113</text:p>
          </table:table-cell>
          <table:table-cell office:value-type="float" office:value="2522" calcext:value-type="float">
            <text:p>2522</text:p>
          </table:table-cell>
          <table:table-cell table:number-columns-repeated="8"/>
        </table:table-row>
        <table:table-row table:style-name="ro1" table:visibility="collapse">
          <table:table-cell office:value-type="float" office:value="80473" calcext:value-type="float">
            <text:p>80473</text:p>
          </table:table-cell>
          <table:table-cell office:value-type="float" office:value="52468" calcext:value-type="float">
            <text:p>52468</text:p>
          </table:table-cell>
          <table:table-cell office:value-type="float" office:value="220372" calcext:value-type="float">
            <text:p>220372</text:p>
          </table:table-cell>
          <table:table-cell office:value-type="float" office:value="42365" calcext:value-type="float">
            <text:p>42365</text:p>
          </table:table-cell>
          <table:table-cell office:value-type="float" office:value="397616" calcext:value-type="float">
            <text:p>397616</text:p>
          </table:table-cell>
          <table:table-cell office:value-type="float" office:value="41225" calcext:value-type="float">
            <text:p>41225</text:p>
          </table:table-cell>
          <table:table-cell office:value-type="float" office:value="197966" calcext:value-type="float">
            <text:p>197966</text:p>
          </table:table-cell>
          <table:table-cell office:value-type="float" office:value="410405" calcext:value-type="float">
            <text:p>410405</text:p>
          </table:table-cell>
          <table:table-cell office:value-type="float" office:value="4380799" calcext:value-type="float">
            <text:p>4380799</text:p>
          </table:table-cell>
          <table:table-cell office:value-type="float" office:value="3277" calcext:value-type="float">
            <text:p>3277</text:p>
          </table:table-cell>
          <table:table-cell table:number-columns-repeated="8"/>
        </table:table-row>
        <table:table-row table:style-name="ro1" table:visibility="collapse">
          <table:table-cell office:value-type="float" office:value="82403" calcext:value-type="float">
            <text:p>82403</text:p>
          </table:table-cell>
          <table:table-cell office:value-type="float" office:value="53800" calcext:value-type="float">
            <text:p>53800</text:p>
          </table:table-cell>
          <table:table-cell office:value-type="float" office:value="249724" calcext:value-type="float">
            <text:p>249724</text:p>
          </table:table-cell>
          <table:table-cell office:value-type="float" office:value="34980" calcext:value-type="float">
            <text:p>34980</text:p>
          </table:table-cell>
          <table:table-cell office:value-type="float" office:value="537576" calcext:value-type="float">
            <text:p>537576</text:p>
          </table:table-cell>
          <table:table-cell office:value-type="float" office:value="41038" calcext:value-type="float">
            <text:p>41038</text:p>
          </table:table-cell>
          <table:table-cell office:value-type="float" office:value="97433" calcext:value-type="float">
            <text:p>97433</text:p>
          </table:table-cell>
          <table:table-cell office:value-type="float" office:value="537653" calcext:value-type="float">
            <text:p>537653</text:p>
          </table:table-cell>
          <table:table-cell office:value-type="float" office:value="2908486" calcext:value-type="float">
            <text:p>2908486</text:p>
          </table:table-cell>
          <table:table-cell office:value-type="float" office:value="2962" calcext:value-type="float">
            <text:p>2962</text:p>
          </table:table-cell>
          <table:table-cell table:number-columns-repeated="8"/>
        </table:table-row>
        <table:table-row table:style-name="ro1" table:visibility="collapse">
          <table:table-cell office:value-type="float" office:value="41028" calcext:value-type="float">
            <text:p>41028</text:p>
          </table:table-cell>
          <table:table-cell office:value-type="float" office:value="28960" calcext:value-type="float">
            <text:p>28960</text:p>
          </table:table-cell>
          <table:table-cell office:value-type="float" office:value="74456" calcext:value-type="float">
            <text:p>74456</text:p>
          </table:table-cell>
          <table:table-cell office:value-type="float" office:value="17734" calcext:value-type="float">
            <text:p>17734</text:p>
          </table:table-cell>
          <table:table-cell office:value-type="float" office:value="225339" calcext:value-type="float">
            <text:p>225339</text:p>
          </table:table-cell>
          <table:table-cell office:value-type="float" office:value="20304" calcext:value-type="float">
            <text:p>20304</text:p>
          </table:table-cell>
          <table:table-cell office:value-type="float" office:value="78148" calcext:value-type="float">
            <text:p>78148</text:p>
          </table:table-cell>
          <table:table-cell office:value-type="float" office:value="250155" calcext:value-type="float">
            <text:p>250155</text:p>
          </table:table-cell>
          <table:table-cell office:value-type="float" office:value="1453420" calcext:value-type="float">
            <text:p>1453420</text:p>
          </table:table-cell>
          <table:table-cell office:value-type="float" office:value="1438" calcext:value-type="float">
            <text:p>1438</text:p>
          </table:table-cell>
          <table:table-cell table:number-columns-repeated="8"/>
        </table:table-row>
        <table:table-row table:style-name="ro1" table:visibility="collapse">
          <table:table-cell office:value-type="float" office:value="189387" calcext:value-type="float">
            <text:p>189387</text:p>
          </table:table-cell>
          <table:table-cell office:value-type="float" office:value="51108" calcext:value-type="float">
            <text:p>51108</text:p>
          </table:table-cell>
          <table:table-cell office:value-type="float" office:value="129191" calcext:value-type="float">
            <text:p>129191</text:p>
          </table:table-cell>
          <table:table-cell office:value-type="float" office:value="46641" calcext:value-type="float">
            <text:p>46641</text:p>
          </table:table-cell>
          <table:table-cell office:value-type="float" office:value="477229" calcext:value-type="float">
            <text:p>477229</text:p>
          </table:table-cell>
          <table:table-cell office:value-type="float" office:value="43624" calcext:value-type="float">
            <text:p>43624</text:p>
          </table:table-cell>
          <table:table-cell office:value-type="float" office:value="193117" calcext:value-type="float">
            <text:p>193117</text:p>
          </table:table-cell>
          <table:table-cell office:value-type="float" office:value="266725" calcext:value-type="float">
            <text:p>266725</text:p>
          </table:table-cell>
          <table:table-cell office:value-type="float" office:value="1596965" calcext:value-type="float">
            <text:p>1596965</text:p>
          </table:table-cell>
          <table:table-cell office:value-type="float" office:value="1333" calcext:value-type="float">
            <text:p>1333</text:p>
          </table:table-cell>
          <table:table-cell table:number-columns-repeated="8"/>
        </table:table-row>
        <table:table-row table:style-name="ro1" table:visibility="collapse">
          <table:table-cell office:value-type="float" office:value="121657" calcext:value-type="float">
            <text:p>121657</text:p>
          </table:table-cell>
          <table:table-cell office:value-type="float" office:value="45063" calcext:value-type="float">
            <text:p>45063</text:p>
          </table:table-cell>
          <table:table-cell office:value-type="float" office:value="159569" calcext:value-type="float">
            <text:p>159569</text:p>
          </table:table-cell>
          <table:table-cell office:value-type="float" office:value="28640" calcext:value-type="float">
            <text:p>28640</text:p>
          </table:table-cell>
          <table:table-cell office:value-type="float" office:value="444051" calcext:value-type="float">
            <text:p>444051</text:p>
          </table:table-cell>
          <table:table-cell office:value-type="float" office:value="34993" calcext:value-type="float">
            <text:p>34993</text:p>
          </table:table-cell>
          <table:table-cell office:value-type="float" office:value="136625" calcext:value-type="float">
            <text:p>136625</text:p>
          </table:table-cell>
          <table:table-cell office:value-type="float" office:value="410198" calcext:value-type="float">
            <text:p>410198</text:p>
          </table:table-cell>
          <table:table-cell office:value-type="float" office:value="2137347" calcext:value-type="float">
            <text:p>2137347</text:p>
          </table:table-cell>
          <table:table-cell office:value-type="float" office:value="1926" calcext:value-type="float">
            <text:p>1926</text:p>
          </table:table-cell>
          <table:table-cell table:number-columns-repeated="8"/>
        </table:table-row>
        <table:table-row table:style-name="ro1" table:visibility="collapse">
          <table:table-cell office:value-type="float" office:value="226555" calcext:value-type="float">
            <text:p>226555</text:p>
          </table:table-cell>
          <table:table-cell office:value-type="float" office:value="51746" calcext:value-type="float">
            <text:p>51746</text:p>
          </table:table-cell>
          <table:table-cell office:value-type="float" office:value="167565" calcext:value-type="float">
            <text:p>167565</text:p>
          </table:table-cell>
          <table:table-cell office:value-type="float" office:value="35880" calcext:value-type="float">
            <text:p>35880</text:p>
          </table:table-cell>
          <table:table-cell office:value-type="float" office:value="515310" calcext:value-type="float">
            <text:p>515310</text:p>
          </table:table-cell>
          <table:table-cell office:value-type="float" office:value="42615" calcext:value-type="float">
            <text:p>42615</text:p>
          </table:table-cell>
          <table:table-cell office:value-type="float" office:value="162933" calcext:value-type="float">
            <text:p>162933</text:p>
          </table:table-cell>
          <table:table-cell office:value-type="float" office:value="428217" calcext:value-type="float">
            <text:p>428217</text:p>
          </table:table-cell>
          <table:table-cell office:value-type="float" office:value="2973114" calcext:value-type="float">
            <text:p>2973114</text:p>
          </table:table-cell>
          <table:table-cell office:value-type="float" office:value="2042" calcext:value-type="float">
            <text:p>2042</text:p>
          </table:table-cell>
          <table:table-cell table:number-columns-repeated="8"/>
        </table:table-row>
        <table:table-row table:style-name="ro1" table:visibility="collapse">
          <table:table-cell office:value-type="float" office:value="40161" calcext:value-type="float">
            <text:p>40161</text:p>
          </table:table-cell>
          <table:table-cell office:value-type="float" office:value="29179" calcext:value-type="float">
            <text:p>29179</text:p>
          </table:table-cell>
          <table:table-cell office:value-type="float" office:value="67699" calcext:value-type="float">
            <text:p>67699</text:p>
          </table:table-cell>
          <table:table-cell office:value-type="float" office:value="18410" calcext:value-type="float">
            <text:p>18410</text:p>
          </table:table-cell>
          <table:table-cell office:value-type="float" office:value="165793" calcext:value-type="float">
            <text:p>165793</text:p>
          </table:table-cell>
          <table:table-cell office:value-type="float" office:value="18048" calcext:value-type="float">
            <text:p>18048</text:p>
          </table:table-cell>
          <table:table-cell office:value-type="float" office:value="67264" calcext:value-type="float">
            <text:p>67264</text:p>
          </table:table-cell>
          <table:table-cell office:value-type="float" office:value="170760" calcext:value-type="float">
            <text:p>170760</text:p>
          </table:table-cell>
          <table:table-cell office:value-type="float" office:value="1090484" calcext:value-type="float">
            <text:p>1090484</text:p>
          </table:table-cell>
          <table:table-cell office:value-type="float" office:value="1320" calcext:value-type="float">
            <text:p>1320</text:p>
          </table:table-cell>
          <table:table-cell table:number-columns-repeated="8"/>
        </table:table-row>
        <table:table-row table:style-name="ro1" table:visibility="collapse">
          <table:table-cell office:value-type="float" office:value="36808" calcext:value-type="float">
            <text:p>36808</text:p>
          </table:table-cell>
          <table:table-cell office:value-type="float" office:value="77303" calcext:value-type="float">
            <text:p>77303</text:p>
          </table:table-cell>
          <table:table-cell office:value-type="float" office:value="73356" calcext:value-type="float">
            <text:p>73356</text:p>
          </table:table-cell>
          <table:table-cell office:value-type="float" office:value="17414" calcext:value-type="float">
            <text:p>17414</text:p>
          </table:table-cell>
          <table:table-cell office:value-type="float" office:value="175177" calcext:value-type="float">
            <text:p>175177</text:p>
          </table:table-cell>
          <table:table-cell office:value-type="float" office:value="17765" calcext:value-type="float">
            <text:p>17765</text:p>
          </table:table-cell>
          <table:table-cell office:value-type="float" office:value="67991" calcext:value-type="float">
            <text:p>67991</text:p>
          </table:table-cell>
          <table:table-cell office:value-type="float" office:value="182651" calcext:value-type="float">
            <text:p>182651</text:p>
          </table:table-cell>
          <table:table-cell office:value-type="float" office:value="1034731" calcext:value-type="float">
            <text:p>1034731</text:p>
          </table:table-cell>
          <table:table-cell office:value-type="float" office:value="1187" calcext:value-type="float">
            <text:p>1187</text:p>
          </table:table-cell>
          <table:table-cell table:number-columns-repeated="8"/>
        </table:table-row>
        <table:table-row table:style-name="ro1" table:visibility="collapse">
          <table:table-cell office:value-type="float" office:value="35080" calcext:value-type="float">
            <text:p>35080</text:p>
          </table:table-cell>
          <table:table-cell office:value-type="float" office:value="180404" calcext:value-type="float">
            <text:p>180404</text:p>
          </table:table-cell>
          <table:table-cell office:value-type="float" office:value="86509" calcext:value-type="float">
            <text:p>86509</text:p>
          </table:table-cell>
          <table:table-cell office:value-type="float" office:value="19592" calcext:value-type="float">
            <text:p>19592</text:p>
          </table:table-cell>
          <table:table-cell office:value-type="float" office:value="258891" calcext:value-type="float">
            <text:p>258891</text:p>
          </table:table-cell>
          <table:table-cell office:value-type="float" office:value="26047" calcext:value-type="float">
            <text:p>26047</text:p>
          </table:table-cell>
          <table:table-cell office:value-type="float" office:value="88301" calcext:value-type="float">
            <text:p>88301</text:p>
          </table:table-cell>
          <table:table-cell office:value-type="float" office:value="346761" calcext:value-type="float">
            <text:p>346761</text:p>
          </table:table-cell>
          <table:table-cell office:value-type="float" office:value="1730438" calcext:value-type="float">
            <text:p>1730438</text:p>
          </table:table-cell>
          <table:table-cell office:value-type="float" office:value="1781" calcext:value-type="float">
            <text:p>1781</text:p>
          </table:table-cell>
          <table:table-cell table:number-columns-repeated="8"/>
        </table:table-row>
        <table:table-row table:style-name="ro1" table:visibility="collapse">
          <table:table-cell office:value-type="float" office:value="45045" calcext:value-type="float">
            <text:p>45045</text:p>
          </table:table-cell>
          <table:table-cell office:value-type="float" office:value="29223" calcext:value-type="float">
            <text:p>29223</text:p>
          </table:table-cell>
          <table:table-cell office:value-type="float" office:value="79918" calcext:value-type="float">
            <text:p>79918</text:p>
          </table:table-cell>
          <table:table-cell office:value-type="float" office:value="20443" calcext:value-type="float">
            <text:p>20443</text:p>
          </table:table-cell>
          <table:table-cell office:value-type="float" office:value="152404" calcext:value-type="float">
            <text:p>152404</text:p>
          </table:table-cell>
          <table:table-cell office:value-type="float" office:value="20773" calcext:value-type="float">
            <text:p>20773</text:p>
          </table:table-cell>
          <table:table-cell office:value-type="float" office:value="11358" calcext:value-type="float">
            <text:p>11358</text:p>
          </table:table-cell>
          <table:table-cell office:value-type="float" office:value="174247" calcext:value-type="float">
            <text:p>174247</text:p>
          </table:table-cell>
          <table:table-cell office:value-type="float" office:value="1478553" calcext:value-type="float">
            <text:p>1478553</text:p>
          </table:table-cell>
          <table:table-cell office:value-type="float" office:value="2180" calcext:value-type="float">
            <text:p>2180</text:p>
          </table:table-cell>
          <table:table-cell table:number-columns-repeated="8"/>
        </table:table-row>
        <table:table-row table:style-name="ro1" table:visibility="collapse">
          <table:table-cell office:value-type="float" office:value="57158" calcext:value-type="float">
            <text:p>57158</text:p>
          </table:table-cell>
          <table:table-cell office:value-type="float" office:value="37925" calcext:value-type="float">
            <text:p>37925</text:p>
          </table:table-cell>
          <table:table-cell office:value-type="float" office:value="104045" calcext:value-type="float">
            <text:p>104045</text:p>
          </table:table-cell>
          <table:table-cell office:value-type="float" office:value="27344" calcext:value-type="float">
            <text:p>27344</text:p>
          </table:table-cell>
          <table:table-cell office:value-type="float" office:value="354566" calcext:value-type="float">
            <text:p>354566</text:p>
          </table:table-cell>
          <table:table-cell office:value-type="float" office:value="29112" calcext:value-type="float">
            <text:p>29112</text:p>
          </table:table-cell>
          <table:table-cell office:value-type="float" office:value="108035" calcext:value-type="float">
            <text:p>108035</text:p>
          </table:table-cell>
          <table:table-cell office:value-type="float" office:value="363377" calcext:value-type="float">
            <text:p>363377</text:p>
          </table:table-cell>
          <table:table-cell office:value-type="float" office:value="2062312" calcext:value-type="float">
            <text:p>2062312</text:p>
          </table:table-cell>
          <table:table-cell office:value-type="float" office:value="1736" calcext:value-type="float">
            <text:p>1736</text:p>
          </table:table-cell>
          <table:table-cell table:number-columns-repeated="8"/>
        </table:table-row>
        <table:table-row table:style-name="ro1" table:visibility="collapse">
          <table:table-cell office:value-type="float" office:value="64883" calcext:value-type="float">
            <text:p>64883</text:p>
          </table:table-cell>
          <table:table-cell office:value-type="float" office:value="42743" calcext:value-type="float">
            <text:p>42743</text:p>
          </table:table-cell>
          <table:table-cell office:value-type="float" office:value="117926" calcext:value-type="float">
            <text:p>117926</text:p>
          </table:table-cell>
          <table:table-cell office:value-type="float" office:value="30672" calcext:value-type="float">
            <text:p>30672</text:p>
          </table:table-cell>
          <table:table-cell office:value-type="float" office:value="328310" calcext:value-type="float">
            <text:p>328310</text:p>
          </table:table-cell>
          <table:table-cell office:value-type="float" office:value="31777" calcext:value-type="float">
            <text:p>31777</text:p>
          </table:table-cell>
          <table:table-cell office:value-type="float" office:value="122288" calcext:value-type="float">
            <text:p>122288</text:p>
          </table:table-cell>
          <table:table-cell office:value-type="float" office:value="340378" calcext:value-type="float">
            <text:p>340378</text:p>
          </table:table-cell>
          <table:table-cell office:value-type="float" office:value="2597299" calcext:value-type="float">
            <text:p>2597299</text:p>
          </table:table-cell>
          <table:table-cell office:value-type="float" office:value="2606" calcext:value-type="float">
            <text:p>2606</text:p>
          </table:table-cell>
          <table:table-cell table:number-columns-repeated="8"/>
        </table:table-row>
        <table:table-row table:style-name="ro1" table:visibility="collapse">
          <table:table-cell office:value-type="float" office:value="74269" calcext:value-type="float">
            <text:p>74269</text:p>
          </table:table-cell>
          <table:table-cell office:value-type="float" office:value="53221" calcext:value-type="float">
            <text:p>53221</text:p>
          </table:table-cell>
          <table:table-cell office:value-type="float" office:value="154148" calcext:value-type="float">
            <text:p>154148</text:p>
          </table:table-cell>
          <table:table-cell office:value-type="float" office:value="37056" calcext:value-type="float">
            <text:p>37056</text:p>
          </table:table-cell>
          <table:table-cell office:value-type="float" office:value="397527" calcext:value-type="float">
            <text:p>397527</text:p>
          </table:table-cell>
          <table:table-cell office:value-type="float" office:value="37141" calcext:value-type="float">
            <text:p>37141</text:p>
          </table:table-cell>
          <table:table-cell office:value-type="float" office:value="151908" calcext:value-type="float">
            <text:p>151908</text:p>
          </table:table-cell>
          <table:table-cell office:value-type="float" office:value="679679" calcext:value-type="float">
            <text:p>679679</text:p>
          </table:table-cell>
          <table:table-cell office:value-type="float" office:value="3046704" calcext:value-type="float">
            <text:p>3046704</text:p>
          </table:table-cell>
          <table:table-cell office:value-type="float" office:value="2586" calcext:value-type="float">
            <text:p>2586</text:p>
          </table:table-cell>
          <table:table-cell table:number-columns-repeated="8"/>
        </table:table-row>
        <table:table-row table:style-name="ro1" table:visibility="collapse">
          <table:table-cell office:value-type="float" office:value="78811" calcext:value-type="float">
            <text:p>78811</text:p>
          </table:table-cell>
          <table:table-cell office:value-type="float" office:value="53409" calcext:value-type="float">
            <text:p>53409</text:p>
          </table:table-cell>
          <table:table-cell office:value-type="float" office:value="145440" calcext:value-type="float">
            <text:p>145440</text:p>
          </table:table-cell>
          <table:table-cell office:value-type="float" office:value="39388" calcext:value-type="float">
            <text:p>39388</text:p>
          </table:table-cell>
          <table:table-cell office:value-type="float" office:value="469528" calcext:value-type="float">
            <text:p>469528</text:p>
          </table:table-cell>
          <table:table-cell office:value-type="float" office:value="42144" calcext:value-type="float">
            <text:p>42144</text:p>
          </table:table-cell>
          <table:table-cell office:value-type="float" office:value="163600" calcext:value-type="float">
            <text:p>163600</text:p>
          </table:table-cell>
          <table:table-cell office:value-type="float" office:value="535520" calcext:value-type="float">
            <text:p>535520</text:p>
          </table:table-cell>
          <table:table-cell office:value-type="float" office:value="3085415" calcext:value-type="float">
            <text:p>3085415</text:p>
          </table:table-cell>
          <table:table-cell office:value-type="float" office:value="3888" calcext:value-type="float">
            <text:p>3888</text:p>
          </table:table-cell>
          <table:table-cell table:number-columns-repeated="8"/>
        </table:table-row>
        <table:table-row table:style-name="ro1" table:visibility="collapse">
          <table:table-cell office:value-type="float" office:value="68080" calcext:value-type="float">
            <text:p>68080</text:p>
          </table:table-cell>
          <table:table-cell office:value-type="float" office:value="45755" calcext:value-type="float">
            <text:p>45755</text:p>
          </table:table-cell>
          <table:table-cell office:value-type="float" office:value="125512" calcext:value-type="float">
            <text:p>125512</text:p>
          </table:table-cell>
          <table:table-cell office:value-type="float" office:value="33378" calcext:value-type="float">
            <text:p>33378</text:p>
          </table:table-cell>
          <table:table-cell office:value-type="float" office:value="363243" calcext:value-type="float">
            <text:p>363243</text:p>
          </table:table-cell>
          <table:table-cell office:value-type="float" office:value="35259" calcext:value-type="float">
            <text:p>35259</text:p>
          </table:table-cell>
          <table:table-cell office:value-type="float" office:value="134689" calcext:value-type="float">
            <text:p>134689</text:p>
          </table:table-cell>
          <table:table-cell office:value-type="float" office:value="499138" calcext:value-type="float">
            <text:p>499138</text:p>
          </table:table-cell>
          <table:table-cell office:value-type="float" office:value="2503275" calcext:value-type="float">
            <text:p>2503275</text:p>
          </table:table-cell>
          <table:table-cell office:value-type="float" office:value="1634" calcext:value-type="float">
            <text:p>1634</text:p>
          </table:table-cell>
          <table:table-cell table:number-columns-repeated="8"/>
        </table:table-row>
        <table:table-row table:style-name="ro1" table:visibility="collapse">
          <table:table-cell office:value-type="float" office:value="80945" calcext:value-type="float">
            <text:p>80945</text:p>
          </table:table-cell>
          <table:table-cell office:value-type="float" office:value="53840" calcext:value-type="float">
            <text:p>53840</text:p>
          </table:table-cell>
          <table:table-cell office:value-type="float" office:value="145099" calcext:value-type="float">
            <text:p>145099</text:p>
          </table:table-cell>
          <table:table-cell office:value-type="float" office:value="47684" calcext:value-type="float">
            <text:p>47684</text:p>
          </table:table-cell>
          <table:table-cell office:value-type="float" office:value="305963" calcext:value-type="float">
            <text:p>305963</text:p>
          </table:table-cell>
          <table:table-cell office:value-type="float" office:value="40234" calcext:value-type="float">
            <text:p>40234</text:p>
          </table:table-cell>
          <table:table-cell office:value-type="float" office:value="21027" calcext:value-type="float">
            <text:p>21027</text:p>
          </table:table-cell>
          <table:table-cell office:value-type="float" office:value="394676" calcext:value-type="float">
            <text:p>394676</text:p>
          </table:table-cell>
          <table:table-cell office:value-type="float" office:value="2166776" calcext:value-type="float">
            <text:p>2166776</text:p>
          </table:table-cell>
          <table:table-cell office:value-type="float" office:value="2418" calcext:value-type="float">
            <text:p>2418</text:p>
          </table:table-cell>
          <table:table-cell table:number-columns-repeated="8"/>
        </table:table-row>
        <table:table-row table:style-name="ro1" table:visibility="collapse">
          <table:table-cell office:value-type="float" office:value="55761" calcext:value-type="float">
            <text:p>55761</text:p>
          </table:table-cell>
          <table:table-cell office:value-type="float" office:value="38806" calcext:value-type="float">
            <text:p>38806</text:p>
          </table:table-cell>
          <table:table-cell office:value-type="float" office:value="101710" calcext:value-type="float">
            <text:p>101710</text:p>
          </table:table-cell>
          <table:table-cell office:value-type="float" office:value="27174" calcext:value-type="float">
            <text:p>27174</text:p>
          </table:table-cell>
          <table:table-cell office:value-type="float" office:value="291694" calcext:value-type="float">
            <text:p>291694</text:p>
          </table:table-cell>
          <table:table-cell office:value-type="float" office:value="34631" calcext:value-type="float">
            <text:p>34631</text:p>
          </table:table-cell>
          <table:table-cell office:value-type="float" office:value="133961" calcext:value-type="float">
            <text:p>133961</text:p>
          </table:table-cell>
          <table:table-cell office:value-type="float" office:value="343431" calcext:value-type="float">
            <text:p>343431</text:p>
          </table:table-cell>
          <table:table-cell office:value-type="float" office:value="2518254" calcext:value-type="float">
            <text:p>2518254</text:p>
          </table:table-cell>
          <table:table-cell office:value-type="float" office:value="5831" calcext:value-type="float">
            <text:p>5831</text:p>
          </table:table-cell>
          <table:table-cell table:number-columns-repeated="8"/>
        </table:table-row>
        <table:table-row table:style-name="ro1" table:visibility="collapse">
          <table:table-cell office:value-type="float" office:value="73657" calcext:value-type="float">
            <text:p>73657</text:p>
          </table:table-cell>
          <table:table-cell office:value-type="float" office:value="50006" calcext:value-type="float">
            <text:p>50006</text:p>
          </table:table-cell>
          <table:table-cell office:value-type="float" office:value="132479" calcext:value-type="float">
            <text:p>132479</text:p>
          </table:table-cell>
          <table:table-cell office:value-type="float" office:value="34745" calcext:value-type="float">
            <text:p>34745</text:p>
          </table:table-cell>
          <table:table-cell office:value-type="float" office:value="398426" calcext:value-type="float">
            <text:p>398426</text:p>
          </table:table-cell>
          <table:table-cell office:value-type="float" office:value="37261" calcext:value-type="float">
            <text:p>37261</text:p>
          </table:table-cell>
          <table:table-cell office:value-type="float" office:value="154330" calcext:value-type="float">
            <text:p>154330</text:p>
          </table:table-cell>
          <table:table-cell office:value-type="float" office:value="448299" calcext:value-type="float">
            <text:p>448299</text:p>
          </table:table-cell>
          <table:table-cell office:value-type="float" office:value="2673928" calcext:value-type="float">
            <text:p>2673928</text:p>
          </table:table-cell>
          <table:table-cell office:value-type="float" office:value="2335" calcext:value-type="float">
            <text:p>2335</text:p>
          </table:table-cell>
          <table:table-cell table:number-columns-repeated="8"/>
        </table:table-row>
        <table:table-row table:style-name="ro1" table:visibility="collapse">
          <table:table-cell office:value-type="float" office:value="43557" calcext:value-type="float">
            <text:p>43557</text:p>
          </table:table-cell>
          <table:table-cell office:value-type="float" office:value="29272" calcext:value-type="float">
            <text:p>29272</text:p>
          </table:table-cell>
          <table:table-cell office:value-type="float" office:value="77397" calcext:value-type="float">
            <text:p>77397</text:p>
          </table:table-cell>
          <table:table-cell office:value-type="float" office:value="19671" calcext:value-type="float">
            <text:p>19671</text:p>
          </table:table-cell>
          <table:table-cell office:value-type="float" office:value="203807" calcext:value-type="float">
            <text:p>203807</text:p>
          </table:table-cell>
          <table:table-cell office:value-type="float" office:value="20191" calcext:value-type="float">
            <text:p>20191</text:p>
          </table:table-cell>
          <table:table-cell office:value-type="float" office:value="125308" calcext:value-type="float">
            <text:p>125308</text:p>
          </table:table-cell>
          <table:table-cell office:value-type="float" office:value="256185" calcext:value-type="float">
            <text:p>256185</text:p>
          </table:table-cell>
          <table:table-cell office:value-type="float" office:value="1325315" calcext:value-type="float">
            <text:p>1325315</text:p>
          </table:table-cell>
          <table:table-cell office:value-type="float" office:value="1276" calcext:value-type="float">
            <text:p>1276</text:p>
          </table:table-cell>
          <table:table-cell table:number-columns-repeated="8"/>
        </table:table-row>
        <table:table-row table:style-name="ro1" table:visibility="collapse">
          <table:table-cell office:value-type="float" office:value="73902" calcext:value-type="float">
            <text:p>73902</text:p>
          </table:table-cell>
          <table:table-cell office:value-type="float" office:value="49390" calcext:value-type="float">
            <text:p>49390</text:p>
          </table:table-cell>
          <table:table-cell office:value-type="float" office:value="132660" calcext:value-type="float">
            <text:p>132660</text:p>
          </table:table-cell>
          <table:table-cell office:value-type="float" office:value="35724" calcext:value-type="float">
            <text:p>35724</text:p>
          </table:table-cell>
          <table:table-cell office:value-type="float" office:value="395086" calcext:value-type="float">
            <text:p>395086</text:p>
          </table:table-cell>
          <table:table-cell office:value-type="float" office:value="38068" calcext:value-type="float">
            <text:p>38068</text:p>
          </table:table-cell>
          <table:table-cell office:value-type="float" office:value="151089" calcext:value-type="float">
            <text:p>151089</text:p>
          </table:table-cell>
          <table:table-cell office:value-type="float" office:value="376895" calcext:value-type="float">
            <text:p>376895</text:p>
          </table:table-cell>
          <table:table-cell office:value-type="float" office:value="2811936" calcext:value-type="float">
            <text:p>2811936</text:p>
          </table:table-cell>
          <table:table-cell office:value-type="float" office:value="2517" calcext:value-type="float">
            <text:p>2517</text:p>
          </table:table-cell>
          <table:table-cell table:number-columns-repeated="8"/>
        </table:table-row>
        <table:table-row table:style-name="ro1" table:visibility="collapse">
          <table:table-cell office:value-type="float" office:value="41150" calcext:value-type="float">
            <text:p>41150</text:p>
          </table:table-cell>
          <table:table-cell office:value-type="float" office:value="27798" calcext:value-type="float">
            <text:p>27798</text:p>
          </table:table-cell>
          <table:table-cell office:value-type="float" office:value="75835" calcext:value-type="float">
            <text:p>75835</text:p>
          </table:table-cell>
          <table:table-cell office:value-type="float" office:value="19839" calcext:value-type="float">
            <text:p>19839</text:p>
          </table:table-cell>
          <table:table-cell office:value-type="float" office:value="194875" calcext:value-type="float">
            <text:p>194875</text:p>
          </table:table-cell>
          <table:table-cell office:value-type="float" office:value="19126" calcext:value-type="float">
            <text:p>19126</text:p>
          </table:table-cell>
          <table:table-cell office:value-type="float" office:value="76409" calcext:value-type="float">
            <text:p>76409</text:p>
          </table:table-cell>
          <table:table-cell office:value-type="float" office:value="226462" calcext:value-type="float">
            <text:p>226462</text:p>
          </table:table-cell>
          <table:table-cell office:value-type="float" office:value="1333821" calcext:value-type="float">
            <text:p>1333821</text:p>
          </table:table-cell>
          <table:table-cell office:value-type="float" office:value="1917" calcext:value-type="float">
            <text:p>1917</text:p>
          </table:table-cell>
          <table:table-cell table:number-columns-repeated="8"/>
        </table:table-row>
        <table:table-row table:style-name="ro1" table:visibility="collapse">
          <table:table-cell office:value-type="float" office:value="52089" calcext:value-type="float">
            <text:p>52089</text:p>
          </table:table-cell>
          <table:table-cell office:value-type="float" office:value="35091" calcext:value-type="float">
            <text:p>35091</text:p>
          </table:table-cell>
          <table:table-cell office:value-type="float" office:value="98081" calcext:value-type="float">
            <text:p>98081</text:p>
          </table:table-cell>
          <table:table-cell office:value-type="float" office:value="25046" calcext:value-type="float">
            <text:p>25046</text:p>
          </table:table-cell>
          <table:table-cell office:value-type="float" office:value="273076" calcext:value-type="float">
            <text:p>273076</text:p>
          </table:table-cell>
          <table:table-cell office:value-type="float" office:value="25446" calcext:value-type="float">
            <text:p>25446</text:p>
          </table:table-cell>
          <table:table-cell office:value-type="float" office:value="120035" calcext:value-type="float">
            <text:p>120035</text:p>
          </table:table-cell>
          <table:table-cell office:value-type="float" office:value="431642" calcext:value-type="float">
            <text:p>431642</text:p>
          </table:table-cell>
          <table:table-cell office:value-type="float" office:value="2533963" calcext:value-type="float">
            <text:p>2533963</text:p>
          </table:table-cell>
          <table:table-cell office:value-type="float" office:value="2474" calcext:value-type="float">
            <text:p>2474</text:p>
          </table:table-cell>
          <table:table-cell table:number-columns-repeated="8"/>
        </table:table-row>
        <table:table-row table:style-name="ro1" table:visibility="collapse">
          <table:table-cell office:value-type="float" office:value="82374" calcext:value-type="float">
            <text:p>82374</text:p>
          </table:table-cell>
          <table:table-cell office:value-type="float" office:value="55579" calcext:value-type="float">
            <text:p>55579</text:p>
          </table:table-cell>
          <table:table-cell office:value-type="float" office:value="148155" calcext:value-type="float">
            <text:p>148155</text:p>
          </table:table-cell>
          <table:table-cell office:value-type="float" office:value="46408" calcext:value-type="float">
            <text:p>46408</text:p>
          </table:table-cell>
          <table:table-cell office:value-type="float" office:value="455426" calcext:value-type="float">
            <text:p>455426</text:p>
          </table:table-cell>
          <table:table-cell office:value-type="float" office:value="40811" calcext:value-type="float">
            <text:p>40811</text:p>
          </table:table-cell>
          <table:table-cell office:value-type="float" office:value="154885" calcext:value-type="float">
            <text:p>154885</text:p>
          </table:table-cell>
          <table:table-cell office:value-type="float" office:value="661020" calcext:value-type="float">
            <text:p>661020</text:p>
          </table:table-cell>
          <table:table-cell office:value-type="float" office:value="2740109" calcext:value-type="float">
            <text:p>2740109</text:p>
          </table:table-cell>
          <table:table-cell office:value-type="float" office:value="1995" calcext:value-type="float">
            <text:p>1995</text:p>
          </table:table-cell>
          <table:table-cell table:number-columns-repeated="8"/>
        </table:table-row>
        <table:table-row table:style-name="ro1" table:visibility="collapse">
          <table:table-cell office:value-type="float" office:value="81301" calcext:value-type="float">
            <text:p>81301</text:p>
          </table:table-cell>
          <table:table-cell office:value-type="float" office:value="53755" calcext:value-type="float">
            <text:p>53755</text:p>
          </table:table-cell>
          <table:table-cell office:value-type="float" office:value="146222" calcext:value-type="float">
            <text:p>146222</text:p>
          </table:table-cell>
          <table:table-cell office:value-type="float" office:value="38982" calcext:value-type="float">
            <text:p>38982</text:p>
          </table:table-cell>
          <table:table-cell office:value-type="float" office:value="458845" calcext:value-type="float">
            <text:p>458845</text:p>
          </table:table-cell>
          <table:table-cell office:value-type="float" office:value="33639" calcext:value-type="float">
            <text:p>33639</text:p>
          </table:table-cell>
          <table:table-cell office:value-type="float" office:value="226006" calcext:value-type="float">
            <text:p>226006</text:p>
          </table:table-cell>
          <table:table-cell office:value-type="float" office:value="485071" calcext:value-type="float">
            <text:p>485071</text:p>
          </table:table-cell>
          <table:table-cell office:value-type="float" office:value="3165570" calcext:value-type="float">
            <text:p>3165570</text:p>
          </table:table-cell>
          <table:table-cell office:value-type="float" office:value="2837" calcext:value-type="float">
            <text:p>2837</text:p>
          </table:table-cell>
          <table:table-cell table:number-columns-repeated="8"/>
        </table:table-row>
        <table:table-row table:style-name="ro1" table:visibility="collapse">
          <table:table-cell office:value-type="float" office:value="82600" calcext:value-type="float">
            <text:p>82600</text:p>
          </table:table-cell>
          <table:table-cell office:value-type="float" office:value="53740" calcext:value-type="float">
            <text:p>53740</text:p>
          </table:table-cell>
          <table:table-cell office:value-type="float" office:value="142879" calcext:value-type="float">
            <text:p>142879</text:p>
          </table:table-cell>
          <table:table-cell office:value-type="float" office:value="37879" calcext:value-type="float">
            <text:p>37879</text:p>
          </table:table-cell>
          <table:table-cell office:value-type="float" office:value="448401" calcext:value-type="float">
            <text:p>448401</text:p>
          </table:table-cell>
          <table:table-cell office:value-type="float" office:value="43106" calcext:value-type="float">
            <text:p>43106</text:p>
          </table:table-cell>
          <table:table-cell office:value-type="float" office:value="157732" calcext:value-type="float">
            <text:p>157732</text:p>
          </table:table-cell>
          <table:table-cell office:value-type="float" office:value="624396" calcext:value-type="float">
            <text:p>624396</text:p>
          </table:table-cell>
          <table:table-cell office:value-type="float" office:value="2068714" calcext:value-type="float">
            <text:p>2068714</text:p>
          </table:table-cell>
          <table:table-cell office:value-type="float" office:value="1441" calcext:value-type="float">
            <text:p>1441</text:p>
          </table:table-cell>
          <table:table-cell table:number-columns-repeated="8"/>
        </table:table-row>
        <table:table-row table:style-name="ro1" table:visibility="collapse">
          <table:table-cell office:value-type="float" office:value="68500" calcext:value-type="float">
            <text:p>68500</text:p>
          </table:table-cell>
          <table:table-cell office:value-type="float" office:value="46616" calcext:value-type="float">
            <text:p>46616</text:p>
          </table:table-cell>
          <table:table-cell office:value-type="float" office:value="126458" calcext:value-type="float">
            <text:p>126458</text:p>
          </table:table-cell>
          <table:table-cell office:value-type="float" office:value="33263" calcext:value-type="float">
            <text:p>33263</text:p>
          </table:table-cell>
          <table:table-cell office:value-type="float" office:value="251369" calcext:value-type="float">
            <text:p>251369</text:p>
          </table:table-cell>
          <table:table-cell office:value-type="float" office:value="33547" calcext:value-type="float">
            <text:p>33547</text:p>
          </table:table-cell>
          <table:table-cell office:value-type="float" office:value="17948" calcext:value-type="float">
            <text:p>17948</text:p>
          </table:table-cell>
          <table:table-cell office:value-type="float" office:value="289181" calcext:value-type="float">
            <text:p>289181</text:p>
          </table:table-cell>
          <table:table-cell office:value-type="float" office:value="1960639" calcext:value-type="float">
            <text:p>1960639</text:p>
          </table:table-cell>
          <table:table-cell office:value-type="float" office:value="2361" calcext:value-type="float">
            <text:p>2361</text:p>
          </table:table-cell>
          <table:table-cell table:number-columns-repeated="8"/>
        </table:table-row>
        <table:table-row table:style-name="ro1" table:visibility="collapse">
          <table:table-cell office:value-type="float" office:value="67743" calcext:value-type="float">
            <text:p>67743</text:p>
          </table:table-cell>
          <table:table-cell office:value-type="float" office:value="44732" calcext:value-type="float">
            <text:p>44732</text:p>
          </table:table-cell>
          <table:table-cell office:value-type="float" office:value="127236" calcext:value-type="float">
            <text:p>127236</text:p>
          </table:table-cell>
          <table:table-cell office:value-type="float" office:value="33884" calcext:value-type="float">
            <text:p>33884</text:p>
          </table:table-cell>
          <table:table-cell office:value-type="float" office:value="473421" calcext:value-type="float">
            <text:p>473421</text:p>
          </table:table-cell>
          <table:table-cell office:value-type="float" office:value="40962" calcext:value-type="float">
            <text:p>40962</text:p>
          </table:table-cell>
          <table:table-cell office:value-type="float" office:value="238902" calcext:value-type="float">
            <text:p>238902</text:p>
          </table:table-cell>
          <table:table-cell office:value-type="float" office:value="546544" calcext:value-type="float">
            <text:p>546544</text:p>
          </table:table-cell>
          <table:table-cell office:value-type="float" office:value="2807546" calcext:value-type="float">
            <text:p>2807546</text:p>
          </table:table-cell>
          <table:table-cell office:value-type="float" office:value="2538" calcext:value-type="float">
            <text:p>2538</text:p>
          </table:table-cell>
          <table:table-cell table:number-columns-repeated="8"/>
        </table:table-row>
        <table:table-row table:style-name="ro1" table:visibility="collapse">
          <table:table-cell office:value-type="float" office:value="80550" calcext:value-type="float">
            <text:p>80550</text:p>
          </table:table-cell>
          <table:table-cell office:value-type="float" office:value="52603" calcext:value-type="float">
            <text:p>52603</text:p>
          </table:table-cell>
          <table:table-cell office:value-type="float" office:value="143099" calcext:value-type="float">
            <text:p>143099</text:p>
          </table:table-cell>
          <table:table-cell office:value-type="float" office:value="38435" calcext:value-type="float">
            <text:p>38435</text:p>
          </table:table-cell>
          <table:table-cell office:value-type="float" office:value="306520" calcext:value-type="float">
            <text:p>306520</text:p>
          </table:table-cell>
          <table:table-cell office:value-type="float" office:value="42941" calcext:value-type="float">
            <text:p>42941</text:p>
          </table:table-cell>
          <table:table-cell office:value-type="float" office:value="21337" calcext:value-type="float">
            <text:p>21337</text:p>
          </table:table-cell>
          <table:table-cell office:value-type="float" office:value="507072" calcext:value-type="float">
            <text:p>507072</text:p>
          </table:table-cell>
          <table:table-cell office:value-type="float" office:value="3019466" calcext:value-type="float">
            <text:p>3019466</text:p>
          </table:table-cell>
          <table:table-cell office:value-type="float" office:value="1455" calcext:value-type="float">
            <text:p>1455</text:p>
          </table:table-cell>
          <table:table-cell table:number-columns-repeated="8"/>
        </table:table-row>
        <table:table-row table:style-name="ro1" table:visibility="collapse">
          <table:table-cell office:value-type="float" office:value="126130" calcext:value-type="float">
            <text:p>126130</text:p>
          </table:table-cell>
          <table:table-cell office:value-type="float" office:value="103035" calcext:value-type="float">
            <text:p>103035</text:p>
          </table:table-cell>
          <table:table-cell office:value-type="float" office:value="10213394" calcext:value-type="float">
            <text:p>10213394</text:p>
          </table:table-cell>
          <table:table-cell office:value-type="float" office:value="21960" calcext:value-type="float">
            <text:p>21960</text:p>
          </table:table-cell>
          <table:table-cell office:value-type="float" office:value="136406" calcext:value-type="float">
            <text:p>136406</text:p>
          </table:table-cell>
          <table:table-cell office:value-type="float" office:value="24138" calcext:value-type="float">
            <text:p>24138</text:p>
          </table:table-cell>
          <table:table-cell office:value-type="float" office:value="8112" calcext:value-type="float">
            <text:p>8112</text:p>
          </table:table-cell>
          <table:table-cell office:value-type="float" office:value="136195" calcext:value-type="float">
            <text:p>136195</text:p>
          </table:table-cell>
          <table:table-cell office:value-type="float" office:value="898446" calcext:value-type="float">
            <text:p>898446</text:p>
          </table:table-cell>
          <table:table-cell office:value-type="float" office:value="1529" calcext:value-type="float">
            <text:p>1529</text:p>
          </table:table-cell>
          <table:table-cell table:number-columns-repeated="8"/>
        </table:table-row>
        <table:table-row table:style-name="ro1" table:visibility="collapse">
          <table:table-cell office:value-type="float" office:value="98711" calcext:value-type="float">
            <text:p>98711</text:p>
          </table:table-cell>
          <table:table-cell office:value-type="float" office:value="61669" calcext:value-type="float">
            <text:p>61669</text:p>
          </table:table-cell>
          <table:table-cell office:value-type="float" office:value="135895" calcext:value-type="float">
            <text:p>135895</text:p>
          </table:table-cell>
          <table:table-cell office:value-type="float" office:value="40069" calcext:value-type="float">
            <text:p>40069</text:p>
          </table:table-cell>
          <table:table-cell office:value-type="float" office:value="447228" calcext:value-type="float">
            <text:p>447228</text:p>
          </table:table-cell>
          <table:table-cell office:value-type="float" office:value="42580" calcext:value-type="float">
            <text:p>42580</text:p>
          </table:table-cell>
          <table:table-cell office:value-type="float" office:value="161270" calcext:value-type="float">
            <text:p>161270</text:p>
          </table:table-cell>
          <table:table-cell office:value-type="float" office:value="541808" calcext:value-type="float">
            <text:p>541808</text:p>
          </table:table-cell>
          <table:table-cell office:value-type="float" office:value="2461790" calcext:value-type="float">
            <text:p>2461790</text:p>
          </table:table-cell>
          <table:table-cell office:value-type="float" office:value="2164" calcext:value-type="float">
            <text:p>2164</text:p>
          </table:table-cell>
          <table:table-cell table:number-columns-repeated="8"/>
        </table:table-row>
        <table:table-row table:style-name="ro1" table:visibility="collapse">
          <table:table-cell office:value-type="float" office:value="100379" calcext:value-type="float">
            <text:p>100379</text:p>
          </table:table-cell>
          <table:table-cell office:value-type="float" office:value="55088" calcext:value-type="float">
            <text:p>55088</text:p>
          </table:table-cell>
          <table:table-cell office:value-type="float" office:value="147339" calcext:value-type="float">
            <text:p>147339</text:p>
          </table:table-cell>
          <table:table-cell office:value-type="float" office:value="37960" calcext:value-type="float">
            <text:p>37960</text:p>
          </table:table-cell>
          <table:table-cell office:value-type="float" office:value="443489" calcext:value-type="float">
            <text:p>443489</text:p>
          </table:table-cell>
          <table:table-cell office:value-type="float" office:value="40977" calcext:value-type="float">
            <text:p>40977</text:p>
          </table:table-cell>
          <table:table-cell office:value-type="float" office:value="152505" calcext:value-type="float">
            <text:p>152505</text:p>
          </table:table-cell>
          <table:table-cell office:value-type="float" office:value="669219" calcext:value-type="float">
            <text:p>669219</text:p>
          </table:table-cell>
          <table:table-cell office:value-type="float" office:value="3129368" calcext:value-type="float">
            <text:p>3129368</text:p>
          </table:table-cell>
          <table:table-cell office:value-type="float" office:value="3162" calcext:value-type="float">
            <text:p>3162</text:p>
          </table:table-cell>
          <table:table-cell table:number-columns-repeated="8"/>
        </table:table-row>
        <table:table-row table:style-name="ro1" table:visibility="collapse">
          <table:table-cell office:value-type="float" office:value="82274" calcext:value-type="float">
            <text:p>82274</text:p>
          </table:table-cell>
          <table:table-cell office:value-type="float" office:value="54016" calcext:value-type="float">
            <text:p>54016</text:p>
          </table:table-cell>
          <table:table-cell office:value-type="float" office:value="145866" calcext:value-type="float">
            <text:p>145866</text:p>
          </table:table-cell>
          <table:table-cell office:value-type="float" office:value="39163" calcext:value-type="float">
            <text:p>39163</text:p>
          </table:table-cell>
          <table:table-cell office:value-type="float" office:value="303542" calcext:value-type="float">
            <text:p>303542</text:p>
          </table:table-cell>
          <table:table-cell office:value-type="float" office:value="40350" calcext:value-type="float">
            <text:p>40350</text:p>
          </table:table-cell>
          <table:table-cell office:value-type="float" office:value="20982" calcext:value-type="float">
            <text:p>20982</text:p>
          </table:table-cell>
          <table:table-cell office:value-type="float" office:value="442156" calcext:value-type="float">
            <text:p>442156</text:p>
          </table:table-cell>
          <table:table-cell office:value-type="float" office:value="2340628" calcext:value-type="float">
            <text:p>2340628</text:p>
          </table:table-cell>
          <table:table-cell office:value-type="float" office:value="3553" calcext:value-type="float">
            <text:p>3553</text:p>
          </table:table-cell>
          <table:table-cell table:number-columns-repeated="8"/>
        </table:table-row>
        <table:table-row table:style-name="ro1" table:visibility="collapse">
          <table:table-cell office:value-type="float" office:value="56042" calcext:value-type="float">
            <text:p>56042</text:p>
          </table:table-cell>
          <table:table-cell office:value-type="float" office:value="38332" calcext:value-type="float">
            <text:p>38332</text:p>
          </table:table-cell>
          <table:table-cell office:value-type="float" office:value="103024" calcext:value-type="float">
            <text:p>103024</text:p>
          </table:table-cell>
          <table:table-cell office:value-type="float" office:value="26617" calcext:value-type="float">
            <text:p>26617</text:p>
          </table:table-cell>
          <table:table-cell office:value-type="float" office:value="288444" calcext:value-type="float">
            <text:p>288444</text:p>
          </table:table-cell>
          <table:table-cell office:value-type="float" office:value="27723" calcext:value-type="float">
            <text:p>27723</text:p>
          </table:table-cell>
          <table:table-cell office:value-type="float" office:value="353509" calcext:value-type="float">
            <text:p>353509</text:p>
          </table:table-cell>
          <table:table-cell office:value-type="float" office:value="380042" calcext:value-type="float">
            <text:p>380042</text:p>
          </table:table-cell>
          <table:table-cell office:value-type="float" office:value="2377733" calcext:value-type="float">
            <text:p>2377733</text:p>
          </table:table-cell>
          <table:table-cell office:value-type="float" office:value="2457" calcext:value-type="float">
            <text:p>2457</text:p>
          </table:table-cell>
          <table:table-cell table:number-columns-repeated="8"/>
        </table:table-row>
        <table:table-row table:style-name="ro1" table:visibility="collapse">
          <table:table-cell office:value-type="float" office:value="81752" calcext:value-type="float">
            <text:p>81752</text:p>
          </table:table-cell>
          <table:table-cell office:value-type="float" office:value="53093" calcext:value-type="float">
            <text:p>53093</text:p>
          </table:table-cell>
          <table:table-cell office:value-type="float" office:value="145610" calcext:value-type="float">
            <text:p>145610</text:p>
          </table:table-cell>
          <table:table-cell office:value-type="float" office:value="38562" calcext:value-type="float">
            <text:p>38562</text:p>
          </table:table-cell>
          <table:table-cell office:value-type="float" office:value="443570" calcext:value-type="float">
            <text:p>443570</text:p>
          </table:table-cell>
          <table:table-cell office:value-type="float" office:value="40626" calcext:value-type="float">
            <text:p>40626</text:p>
          </table:table-cell>
          <table:table-cell office:value-type="float" office:value="164106" calcext:value-type="float">
            <text:p>164106</text:p>
          </table:table-cell>
          <table:table-cell office:value-type="float" office:value="627796" calcext:value-type="float">
            <text:p>627796</text:p>
          </table:table-cell>
          <table:table-cell office:value-type="float" office:value="3138828" calcext:value-type="float">
            <text:p>3138828</text:p>
          </table:table-cell>
          <table:table-cell office:value-type="float" office:value="1804" calcext:value-type="float">
            <text:p>1804</text:p>
          </table:table-cell>
          <table:table-cell table:number-columns-repeated="8"/>
        </table:table-row>
        <table:table-row table:style-name="ro1" table:visibility="collapse">
          <table:table-cell office:value-type="float" office:value="68497" calcext:value-type="float">
            <text:p>68497</text:p>
          </table:table-cell>
          <table:table-cell office:value-type="float" office:value="44615" calcext:value-type="float">
            <text:p>44615</text:p>
          </table:table-cell>
          <table:table-cell office:value-type="float" office:value="121852" calcext:value-type="float">
            <text:p>121852</text:p>
          </table:table-cell>
          <table:table-cell office:value-type="float" office:value="32148" calcext:value-type="float">
            <text:p>32148</text:p>
          </table:table-cell>
          <table:table-cell office:value-type="float" office:value="362939" calcext:value-type="float">
            <text:p>362939</text:p>
          </table:table-cell>
          <table:table-cell office:value-type="float" office:value="35748" calcext:value-type="float">
            <text:p>35748</text:p>
          </table:table-cell>
          <table:table-cell office:value-type="float" office:value="129164" calcext:value-type="float">
            <text:p>129164</text:p>
          </table:table-cell>
          <table:table-cell office:value-type="float" office:value="529561" calcext:value-type="float">
            <text:p>529561</text:p>
          </table:table-cell>
          <table:table-cell office:value-type="float" office:value="3267841" calcext:value-type="float">
            <text:p>3267841</text:p>
          </table:table-cell>
          <table:table-cell office:value-type="float" office:value="2722" calcext:value-type="float">
            <text:p>2722</text:p>
          </table:table-cell>
          <table:table-cell table:number-columns-repeated="8"/>
        </table:table-row>
        <table:table-row table:style-name="ro1" table:visibility="collapse">
          <table:table-cell office:value-type="float" office:value="102358" calcext:value-type="float">
            <text:p>102358</text:p>
          </table:table-cell>
          <table:table-cell office:value-type="float" office:value="53875" calcext:value-type="float">
            <text:p>53875</text:p>
          </table:table-cell>
          <table:table-cell office:value-type="float" office:value="145344" calcext:value-type="float">
            <text:p>145344</text:p>
          </table:table-cell>
          <table:table-cell office:value-type="float" office:value="39553" calcext:value-type="float">
            <text:p>39553</text:p>
          </table:table-cell>
          <table:table-cell office:value-type="float" office:value="529046" calcext:value-type="float">
            <text:p>529046</text:p>
          </table:table-cell>
          <table:table-cell office:value-type="float" office:value="43482" calcext:value-type="float">
            <text:p>43482</text:p>
          </table:table-cell>
          <table:table-cell office:value-type="float" office:value="151568" calcext:value-type="float">
            <text:p>151568</text:p>
          </table:table-cell>
          <table:table-cell office:value-type="float" office:value="453151" calcext:value-type="float">
            <text:p>453151</text:p>
          </table:table-cell>
          <table:table-cell office:value-type="float" office:value="3010207" calcext:value-type="float">
            <text:p>3010207</text:p>
          </table:table-cell>
          <table:table-cell office:value-type="float" office:value="1544" calcext:value-type="float">
            <text:p>1544</text:p>
          </table:table-cell>
          <table:table-cell table:number-columns-repeated="8"/>
        </table:table-row>
        <table:table-row table:style-name="ro1" table:visibility="collapse">
          <table:table-cell office:value-type="float" office:value="65904" calcext:value-type="float">
            <text:p>65904</text:p>
          </table:table-cell>
          <table:table-cell office:value-type="float" office:value="42682" calcext:value-type="float">
            <text:p>42682</text:p>
          </table:table-cell>
          <table:table-cell office:value-type="float" office:value="116326" calcext:value-type="float">
            <text:p>116326</text:p>
          </table:table-cell>
          <table:table-cell office:value-type="float" office:value="31012" calcext:value-type="float">
            <text:p>31012</text:p>
          </table:table-cell>
          <table:table-cell office:value-type="float" office:value="338413" calcext:value-type="float">
            <text:p>338413</text:p>
          </table:table-cell>
          <table:table-cell office:value-type="float" office:value="31699" calcext:value-type="float">
            <text:p>31699</text:p>
          </table:table-cell>
          <table:table-cell office:value-type="float" office:value="118121" calcext:value-type="float">
            <text:p>118121</text:p>
          </table:table-cell>
          <table:table-cell office:value-type="float" office:value="381910" calcext:value-type="float">
            <text:p>381910</text:p>
          </table:table-cell>
          <table:table-cell office:value-type="float" office:value="3210625" calcext:value-type="float">
            <text:p>3210625</text:p>
          </table:table-cell>
          <table:table-cell office:value-type="float" office:value="1637" calcext:value-type="float">
            <text:p>1637</text:p>
          </table:table-cell>
          <table:table-cell table:number-columns-repeated="8"/>
        </table:table-row>
        <table:table-row table:style-name="ro1" table:visibility="collapse">
          <table:table-cell office:value-type="float" office:value="75459" calcext:value-type="float">
            <text:p>75459</text:p>
          </table:table-cell>
          <table:table-cell office:value-type="float" office:value="49861" calcext:value-type="float">
            <text:p>49861</text:p>
          </table:table-cell>
          <table:table-cell office:value-type="float" office:value="139768" calcext:value-type="float">
            <text:p>139768</text:p>
          </table:table-cell>
          <table:table-cell office:value-type="float" office:value="37905" calcext:value-type="float">
            <text:p>37905</text:p>
          </table:table-cell>
          <table:table-cell office:value-type="float" office:value="433222" calcext:value-type="float">
            <text:p>433222</text:p>
          </table:table-cell>
          <table:table-cell office:value-type="float" office:value="39262" calcext:value-type="float">
            <text:p>39262</text:p>
          </table:table-cell>
          <table:table-cell office:value-type="float" office:value="174189" calcext:value-type="float">
            <text:p>174189</text:p>
          </table:table-cell>
          <table:table-cell office:value-type="float" office:value="539304" calcext:value-type="float">
            <text:p>539304</text:p>
          </table:table-cell>
          <table:table-cell office:value-type="float" office:value="2702819" calcext:value-type="float">
            <text:p>2702819</text:p>
          </table:table-cell>
          <table:table-cell office:value-type="float" office:value="2423" calcext:value-type="float">
            <text:p>2423</text:p>
          </table:table-cell>
          <table:table-cell table:number-columns-repeated="8"/>
        </table:table-row>
        <table:table-row table:style-name="ro1" table:visibility="collapse">
          <table:table-cell office:value-type="float" office:value="66907" calcext:value-type="float">
            <text:p>66907</text:p>
          </table:table-cell>
          <table:table-cell office:value-type="float" office:value="49260" calcext:value-type="float">
            <text:p>49260</text:p>
          </table:table-cell>
          <table:table-cell office:value-type="float" office:value="137547" calcext:value-type="float">
            <text:p>137547</text:p>
          </table:table-cell>
          <table:table-cell office:value-type="float" office:value="36662" calcext:value-type="float">
            <text:p>36662</text:p>
          </table:table-cell>
          <table:table-cell office:value-type="float" office:value="293866" calcext:value-type="float">
            <text:p>293866</text:p>
          </table:table-cell>
          <table:table-cell office:value-type="float" office:value="39693" calcext:value-type="float">
            <text:p>39693</text:p>
          </table:table-cell>
          <table:table-cell office:value-type="float" office:value="20150" calcext:value-type="float">
            <text:p>20150</text:p>
          </table:table-cell>
          <table:table-cell office:value-type="float" office:value="335845" calcext:value-type="float">
            <text:p>335845</text:p>
          </table:table-cell>
          <table:table-cell office:value-type="float" office:value="2399460" calcext:value-type="float">
            <text:p>2399460</text:p>
          </table:table-cell>
          <table:table-cell office:value-type="float" office:value="2851" calcext:value-type="float">
            <text:p>2851</text:p>
          </table:table-cell>
          <table:table-cell table:number-columns-repeated="8"/>
        </table:table-row>
        <table:table-row table:style-name="ro1" table:visibility="collapse">
          <table:table-cell office:value-type="float" office:value="67515" calcext:value-type="float">
            <text:p>67515</text:p>
          </table:table-cell>
          <table:table-cell office:value-type="float" office:value="46672" calcext:value-type="float">
            <text:p>46672</text:p>
          </table:table-cell>
          <table:table-cell office:value-type="float" office:value="124470" calcext:value-type="float">
            <text:p>124470</text:p>
          </table:table-cell>
          <table:table-cell office:value-type="float" office:value="32645" calcext:value-type="float">
            <text:p>32645</text:p>
          </table:table-cell>
          <table:table-cell office:value-type="float" office:value="254031" calcext:value-type="float">
            <text:p>254031</text:p>
          </table:table-cell>
          <table:table-cell office:value-type="float" office:value="34541" calcext:value-type="float">
            <text:p>34541</text:p>
          </table:table-cell>
          <table:table-cell office:value-type="float" office:value="16934" calcext:value-type="float">
            <text:p>16934</text:p>
          </table:table-cell>
          <table:table-cell office:value-type="float" office:value="287582" calcext:value-type="float">
            <text:p>287582</text:p>
          </table:table-cell>
          <table:table-cell office:value-type="float" office:value="1952468" calcext:value-type="float">
            <text:p>1952468</text:p>
          </table:table-cell>
          <table:table-cell office:value-type="float" office:value="2253" calcext:value-type="float">
            <text:p>2253</text:p>
          </table:table-cell>
          <table:table-cell table:number-columns-repeated="8"/>
        </table:table-row>
        <table:table-row table:style-name="ro1" table:visibility="collapse">
          <table:table-cell office:value-type="float" office:value="69449" calcext:value-type="float">
            <text:p>69449</text:p>
          </table:table-cell>
          <table:table-cell office:value-type="float" office:value="45920" calcext:value-type="float">
            <text:p>45920</text:p>
          </table:table-cell>
          <table:table-cell office:value-type="float" office:value="130802" calcext:value-type="float">
            <text:p>130802</text:p>
          </table:table-cell>
          <table:table-cell office:value-type="float" office:value="34325" calcext:value-type="float">
            <text:p>34325</text:p>
          </table:table-cell>
          <table:table-cell office:value-type="float" office:value="442495" calcext:value-type="float">
            <text:p>442495</text:p>
          </table:table-cell>
          <table:table-cell office:value-type="float" office:value="50769" calcext:value-type="float">
            <text:p>50769</text:p>
          </table:table-cell>
          <table:table-cell office:value-type="float" office:value="23288" calcext:value-type="float">
            <text:p>23288</text:p>
          </table:table-cell>
          <table:table-cell office:value-type="float" office:value="603787" calcext:value-type="float">
            <text:p>603787</text:p>
          </table:table-cell>
          <table:table-cell office:value-type="float" office:value="2836305" calcext:value-type="float">
            <text:p>2836305</text:p>
          </table:table-cell>
          <table:table-cell office:value-type="float" office:value="3182" calcext:value-type="float">
            <text:p>3182</text:p>
          </table:table-cell>
          <table:table-cell table:number-columns-repeated="8"/>
        </table:table-row>
        <table:table-row table:style-name="ro1" table:visibility="collapse">
          <table:table-cell office:value-type="float" office:value="54288" calcext:value-type="float">
            <text:p>54288</text:p>
          </table:table-cell>
          <table:table-cell office:value-type="float" office:value="35125" calcext:value-type="float">
            <text:p>35125</text:p>
          </table:table-cell>
          <table:table-cell office:value-type="float" office:value="97775" calcext:value-type="float">
            <text:p>97775</text:p>
          </table:table-cell>
          <table:table-cell office:value-type="float" office:value="24960" calcext:value-type="float">
            <text:p>24960</text:p>
          </table:table-cell>
          <table:table-cell office:value-type="float" office:value="192291" calcext:value-type="float">
            <text:p>192291</text:p>
          </table:table-cell>
          <table:table-cell office:value-type="float" office:value="28275" calcext:value-type="float">
            <text:p>28275</text:p>
          </table:table-cell>
          <table:table-cell office:value-type="float" office:value="12850" calcext:value-type="float">
            <text:p>12850</text:p>
          </table:table-cell>
          <table:table-cell office:value-type="float" office:value="254521" calcext:value-type="float">
            <text:p>254521</text:p>
          </table:table-cell>
          <table:table-cell office:value-type="float" office:value="1424536" calcext:value-type="float">
            <text:p>1424536</text:p>
          </table:table-cell>
          <table:table-cell office:value-type="float" office:value="2526" calcext:value-type="float">
            <text:p>2526</text:p>
          </table:table-cell>
          <table:table-cell table:number-columns-repeated="8"/>
        </table:table-row>
        <table:table-row table:style-name="ro1" table:visibility="collapse">
          <table:table-cell office:value-type="float" office:value="74749" calcext:value-type="float">
            <text:p>74749</text:p>
          </table:table-cell>
          <table:table-cell office:value-type="float" office:value="50963" calcext:value-type="float">
            <text:p>50963</text:p>
          </table:table-cell>
          <table:table-cell office:value-type="float" office:value="136041" calcext:value-type="float">
            <text:p>136041</text:p>
          </table:table-cell>
          <table:table-cell office:value-type="float" office:value="35782" calcext:value-type="float">
            <text:p>35782</text:p>
          </table:table-cell>
          <table:table-cell office:value-type="float" office:value="403190" calcext:value-type="float">
            <text:p>403190</text:p>
          </table:table-cell>
          <table:table-cell office:value-type="float" office:value="37831" calcext:value-type="float">
            <text:p>37831</text:p>
          </table:table-cell>
          <table:table-cell office:value-type="float" office:value="136086" calcext:value-type="float">
            <text:p>136086</text:p>
          </table:table-cell>
          <table:table-cell office:value-type="float" office:value="411162" calcext:value-type="float">
            <text:p>411162</text:p>
          </table:table-cell>
          <table:table-cell office:value-type="float" office:value="3120194" calcext:value-type="float">
            <text:p>3120194</text:p>
          </table:table-cell>
          <table:table-cell office:value-type="float" office:value="3052" calcext:value-type="float">
            <text:p>3052</text:p>
          </table:table-cell>
          <table:table-cell table:number-columns-repeated="8"/>
        </table:table-row>
        <table:table-row table:style-name="ro1" table:visibility="collapse">
          <table:table-cell office:value-type="float" office:value="84198" calcext:value-type="float">
            <text:p>84198</text:p>
          </table:table-cell>
          <table:table-cell office:value-type="float" office:value="53976" calcext:value-type="float">
            <text:p>53976</text:p>
          </table:table-cell>
          <table:table-cell office:value-type="float" office:value="148456" calcext:value-type="float">
            <text:p>148456</text:p>
          </table:table-cell>
          <table:table-cell office:value-type="float" office:value="39387" calcext:value-type="float">
            <text:p>39387</text:p>
          </table:table-cell>
          <table:table-cell office:value-type="float" office:value="453426" calcext:value-type="float">
            <text:p>453426</text:p>
          </table:table-cell>
          <table:table-cell office:value-type="float" office:value="41182" calcext:value-type="float">
            <text:p>41182</text:p>
          </table:table-cell>
          <table:table-cell office:value-type="float" office:value="157041" calcext:value-type="float">
            <text:p>157041</text:p>
          </table:table-cell>
          <table:table-cell office:value-type="float" office:value="691588" calcext:value-type="float">
            <text:p>691588</text:p>
          </table:table-cell>
          <table:table-cell office:value-type="float" office:value="3129158" calcext:value-type="float">
            <text:p>3129158</text:p>
          </table:table-cell>
          <table:table-cell office:value-type="float" office:value="3112" calcext:value-type="float">
            <text:p>3112</text:p>
          </table:table-cell>
          <table:table-cell table:number-columns-repeated="8"/>
        </table:table-row>
        <table:table-row table:style-name="ro1" table:visibility="collapse">
          <table:table-cell office:value-type="float" office:value="57420" calcext:value-type="float">
            <text:p>57420</text:p>
          </table:table-cell>
          <table:table-cell office:value-type="float" office:value="39747" calcext:value-type="float">
            <text:p>39747</text:p>
          </table:table-cell>
          <table:table-cell office:value-type="float" office:value="102796" calcext:value-type="float">
            <text:p>102796</text:p>
          </table:table-cell>
          <table:table-cell office:value-type="float" office:value="27058" calcext:value-type="float">
            <text:p>27058</text:p>
          </table:table-cell>
          <table:table-cell office:value-type="float" office:value="290322" calcext:value-type="float">
            <text:p>290322</text:p>
          </table:table-cell>
          <table:table-cell office:value-type="float" office:value="27359" calcext:value-type="float">
            <text:p>27359</text:p>
          </table:table-cell>
          <table:table-cell office:value-type="float" office:value="100597" calcext:value-type="float">
            <text:p>100597</text:p>
          </table:table-cell>
          <table:table-cell office:value-type="float" office:value="487490" calcext:value-type="float">
            <text:p>487490</text:p>
          </table:table-cell>
          <table:table-cell office:value-type="float" office:value="2564543" calcext:value-type="float">
            <text:p>2564543</text:p>
          </table:table-cell>
          <table:table-cell office:value-type="float" office:value="2630" calcext:value-type="float">
            <text:p>2630</text:p>
          </table:table-cell>
          <table:table-cell table:number-columns-repeated="8"/>
        </table:table-row>
        <table:table-row table:style-name="ro1" table:visibility="collapse">
          <table:table-cell office:value-type="float" office:value="83360" calcext:value-type="float">
            <text:p>83360</text:p>
          </table:table-cell>
          <table:table-cell office:value-type="float" office:value="54020" calcext:value-type="float">
            <text:p>54020</text:p>
          </table:table-cell>
          <table:table-cell office:value-type="float" office:value="147294" calcext:value-type="float">
            <text:p>147294</text:p>
          </table:table-cell>
          <table:table-cell office:value-type="float" office:value="39173" calcext:value-type="float">
            <text:p>39173</text:p>
          </table:table-cell>
          <table:table-cell office:value-type="float" office:value="451442" calcext:value-type="float">
            <text:p>451442</text:p>
          </table:table-cell>
          <table:table-cell office:value-type="float" office:value="41783" calcext:value-type="float">
            <text:p>41783</text:p>
          </table:table-cell>
          <table:table-cell office:value-type="float" office:value="176063" calcext:value-type="float">
            <text:p>176063</text:p>
          </table:table-cell>
          <table:table-cell office:value-type="float" office:value="527757" calcext:value-type="float">
            <text:p>527757</text:p>
          </table:table-cell>
          <table:table-cell office:value-type="float" office:value="2718559" calcext:value-type="float">
            <text:p>2718559</text:p>
          </table:table-cell>
          <table:table-cell office:value-type="float" office:value="2202" calcext:value-type="float">
            <text:p>2202</text:p>
          </table:table-cell>
          <table:table-cell table:number-columns-repeated="8"/>
        </table:table-row>
        <table:table-row table:style-name="ro1" table:visibility="collapse">
          <table:table-cell office:value-type="float" office:value="65345" calcext:value-type="float">
            <text:p>65345</text:p>
          </table:table-cell>
          <table:table-cell office:value-type="float" office:value="43152" calcext:value-type="float">
            <text:p>43152</text:p>
          </table:table-cell>
          <table:table-cell office:value-type="float" office:value="112571" calcext:value-type="float">
            <text:p>112571</text:p>
          </table:table-cell>
          <table:table-cell office:value-type="float" office:value="28794" calcext:value-type="float">
            <text:p>28794</text:p>
          </table:table-cell>
          <table:table-cell office:value-type="float" office:value="337586" calcext:value-type="float">
            <text:p>337586</text:p>
          </table:table-cell>
          <table:table-cell office:value-type="float" office:value="31674" calcext:value-type="float">
            <text:p>31674</text:p>
          </table:table-cell>
          <table:table-cell office:value-type="float" office:value="118125" calcext:value-type="float">
            <text:p>118125</text:p>
          </table:table-cell>
          <table:table-cell office:value-type="float" office:value="389262" calcext:value-type="float">
            <text:p>389262</text:p>
          </table:table-cell>
          <table:table-cell office:value-type="float" office:value="2332825" calcext:value-type="float">
            <text:p>2332825</text:p>
          </table:table-cell>
          <table:table-cell office:value-type="float" office:value="2615" calcext:value-type="float">
            <text:p>2615</text:p>
          </table:table-cell>
          <table:table-cell table:number-columns-repeated="8"/>
        </table:table-row>
        <table:table-row table:style-name="ro1" table:visibility="collapse">
          <table:table-cell office:value-type="float" office:value="97035" calcext:value-type="float">
            <text:p>97035</text:p>
          </table:table-cell>
          <table:table-cell office:value-type="float" office:value="55213" calcext:value-type="float">
            <text:p>55213</text:p>
          </table:table-cell>
          <table:table-cell office:value-type="float" office:value="149814" calcext:value-type="float">
            <text:p>149814</text:p>
          </table:table-cell>
          <table:table-cell office:value-type="float" office:value="38737" calcext:value-type="float">
            <text:p>38737</text:p>
          </table:table-cell>
          <table:table-cell office:value-type="float" office:value="448245" calcext:value-type="float">
            <text:p>448245</text:p>
          </table:table-cell>
          <table:table-cell office:value-type="float" office:value="41077" calcext:value-type="float">
            <text:p>41077</text:p>
          </table:table-cell>
          <table:table-cell office:value-type="float" office:value="149008" calcext:value-type="float">
            <text:p>149008</text:p>
          </table:table-cell>
          <table:table-cell office:value-type="float" office:value="647615" calcext:value-type="float">
            <text:p>647615</text:p>
          </table:table-cell>
          <table:table-cell office:value-type="float" office:value="3151487" calcext:value-type="float">
            <text:p>3151487</text:p>
          </table:table-cell>
          <table:table-cell office:value-type="float" office:value="3301" calcext:value-type="float">
            <text:p>3301</text:p>
          </table:table-cell>
          <table:table-cell table:number-columns-repeated="8"/>
        </table:table-row>
        <table:table-row table:style-name="ro1" table:visibility="collapse">
          <table:table-cell office:value-type="float" office:value="102444" calcext:value-type="float">
            <text:p>102444</text:p>
          </table:table-cell>
          <table:table-cell office:value-type="float" office:value="55324" calcext:value-type="float">
            <text:p>55324</text:p>
          </table:table-cell>
          <table:table-cell office:value-type="float" office:value="149288" calcext:value-type="float">
            <text:p>149288</text:p>
          </table:table-cell>
          <table:table-cell office:value-type="float" office:value="38916" calcext:value-type="float">
            <text:p>38916</text:p>
          </table:table-cell>
          <table:table-cell office:value-type="float" office:value="304355" calcext:value-type="float">
            <text:p>304355</text:p>
          </table:table-cell>
          <table:table-cell office:value-type="float" office:value="41212" calcext:value-type="float">
            <text:p>41212</text:p>
          </table:table-cell>
          <table:table-cell office:value-type="float" office:value="21679" calcext:value-type="float">
            <text:p>21679</text:p>
          </table:table-cell>
          <table:table-cell office:value-type="float" office:value="402278" calcext:value-type="float">
            <text:p>402278</text:p>
          </table:table-cell>
          <table:table-cell office:value-type="float" office:value="2345550" calcext:value-type="float">
            <text:p>2345550</text:p>
          </table:table-cell>
          <table:table-cell office:value-type="float" office:value="2601" calcext:value-type="float">
            <text:p>2601</text:p>
          </table:table-cell>
          <table:table-cell table:number-columns-repeated="8"/>
        </table:table-row>
        <table:table-row table:style-name="ro1" table:visibility="collapse">
          <table:table-cell office:value-type="float" office:value="80370" calcext:value-type="float">
            <text:p>80370</text:p>
          </table:table-cell>
          <table:table-cell office:value-type="float" office:value="54231" calcext:value-type="float">
            <text:p>54231</text:p>
          </table:table-cell>
          <table:table-cell office:value-type="float" office:value="151538" calcext:value-type="float">
            <text:p>151538</text:p>
          </table:table-cell>
          <table:table-cell office:value-type="float" office:value="40646" calcext:value-type="float">
            <text:p>40646</text:p>
          </table:table-cell>
          <table:table-cell office:value-type="float" office:value="444617" calcext:value-type="float">
            <text:p>444617</text:p>
          </table:table-cell>
          <table:table-cell office:value-type="float" office:value="42961" calcext:value-type="float">
            <text:p>42961</text:p>
          </table:table-cell>
          <table:table-cell office:value-type="float" office:value="160558" calcext:value-type="float">
            <text:p>160558</text:p>
          </table:table-cell>
          <table:table-cell office:value-type="float" office:value="604314" calcext:value-type="float">
            <text:p>604314</text:p>
          </table:table-cell>
          <table:table-cell office:value-type="float" office:value="3060871" calcext:value-type="float">
            <text:p>3060871</text:p>
          </table:table-cell>
          <table:table-cell office:value-type="float" office:value="2822" calcext:value-type="float">
            <text:p>2822</text:p>
          </table:table-cell>
          <table:table-cell table:number-columns-repeated="8"/>
        </table:table-row>
        <table:table-row table:style-name="ro1" table:visibility="collapse">
          <table:table-cell office:value-type="float" office:value="68749" calcext:value-type="float">
            <text:p>68749</text:p>
          </table:table-cell>
          <table:table-cell office:value-type="float" office:value="46616" calcext:value-type="float">
            <text:p>46616</text:p>
          </table:table-cell>
          <table:table-cell office:value-type="float" office:value="121270" calcext:value-type="float">
            <text:p>121270</text:p>
          </table:table-cell>
          <table:table-cell office:value-type="float" office:value="31378" calcext:value-type="float">
            <text:p>31378</text:p>
          </table:table-cell>
          <table:table-cell office:value-type="float" office:value="252993" calcext:value-type="float">
            <text:p>252993</text:p>
          </table:table-cell>
          <table:table-cell office:value-type="float" office:value="33295" calcext:value-type="float">
            <text:p>33295</text:p>
          </table:table-cell>
          <table:table-cell office:value-type="float" office:value="16978" calcext:value-type="float">
            <text:p>16978</text:p>
          </table:table-cell>
          <table:table-cell office:value-type="float" office:value="433675" calcext:value-type="float">
            <text:p>433675</text:p>
          </table:table-cell>
          <table:table-cell office:value-type="float" office:value="1960956" calcext:value-type="float">
            <text:p>1960956</text:p>
          </table:table-cell>
          <table:table-cell office:value-type="float" office:value="2581" calcext:value-type="float">
            <text:p>2581</text:p>
          </table:table-cell>
          <table:table-cell table:number-columns-repeated="8"/>
        </table:table-row>
        <table:table-row table:style-name="ro1" table:visibility="collapse">
          <table:table-cell office:value-type="float" office:value="82294" calcext:value-type="float">
            <text:p>82294</text:p>
          </table:table-cell>
          <table:table-cell office:value-type="float" office:value="54903" calcext:value-type="float">
            <text:p>54903</text:p>
          </table:table-cell>
          <table:table-cell office:value-type="float" office:value="149644" calcext:value-type="float">
            <text:p>149644</text:p>
          </table:table-cell>
          <table:table-cell office:value-type="float" office:value="40165" calcext:value-type="float">
            <text:p>40165</text:p>
          </table:table-cell>
          <table:table-cell office:value-type="float" office:value="447208" calcext:value-type="float">
            <text:p>447208</text:p>
          </table:table-cell>
          <table:table-cell office:value-type="float" office:value="58781" calcext:value-type="float">
            <text:p>58781</text:p>
          </table:table-cell>
          <table:table-cell office:value-type="float" office:value="157857" calcext:value-type="float">
            <text:p>157857</text:p>
          </table:table-cell>
          <table:table-cell office:value-type="float" office:value="459806" calcext:value-type="float">
            <text:p>459806</text:p>
          </table:table-cell>
          <table:table-cell office:value-type="float" office:value="3158103" calcext:value-type="float">
            <text:p>3158103</text:p>
          </table:table-cell>
          <table:table-cell office:value-type="float" office:value="3032" calcext:value-type="float">
            <text:p>3032</text:p>
          </table:table-cell>
          <table:table-cell table:number-columns-repeated="8"/>
        </table:table-row>
        <table:table-row table:style-name="ro1" table:visibility="collapse">
          <table:table-cell office:value-type="float" office:value="46718" calcext:value-type="float">
            <text:p>46718</text:p>
          </table:table-cell>
          <table:table-cell office:value-type="float" office:value="31057" calcext:value-type="float">
            <text:p>31057</text:p>
          </table:table-cell>
          <table:table-cell office:value-type="float" office:value="81384" calcext:value-type="float">
            <text:p>81384</text:p>
          </table:table-cell>
          <table:table-cell office:value-type="float" office:value="21901" calcext:value-type="float">
            <text:p>21901</text:p>
          </table:table-cell>
          <table:table-cell office:value-type="float" office:value="233273" calcext:value-type="float">
            <text:p>233273</text:p>
          </table:table-cell>
          <table:table-cell office:value-type="float" office:value="21673" calcext:value-type="float">
            <text:p>21673</text:p>
          </table:table-cell>
          <table:table-cell office:value-type="float" office:value="83232" calcext:value-type="float">
            <text:p>83232</text:p>
          </table:table-cell>
          <table:table-cell office:value-type="float" office:value="361314" calcext:value-type="float">
            <text:p>361314</text:p>
          </table:table-cell>
          <table:table-cell office:value-type="float" office:value="1992384" calcext:value-type="float">
            <text:p>1992384</text:p>
          </table:table-cell>
          <table:table-cell office:value-type="float" office:value="2707" calcext:value-type="float">
            <text:p>2707</text:p>
          </table:table-cell>
          <table:table-cell table:number-columns-repeated="8"/>
        </table:table-row>
        <table:table-row table:style-name="ro1" table:visibility="collapse">
          <table:table-cell office:value-type="float" office:value="83382" calcext:value-type="float">
            <text:p>83382</text:p>
          </table:table-cell>
          <table:table-cell office:value-type="float" office:value="54472" calcext:value-type="float">
            <text:p>54472</text:p>
          </table:table-cell>
          <table:table-cell office:value-type="float" office:value="143786" calcext:value-type="float">
            <text:p>143786</text:p>
          </table:table-cell>
          <table:table-cell office:value-type="float" office:value="38816" calcext:value-type="float">
            <text:p>38816</text:p>
          </table:table-cell>
          <table:table-cell office:value-type="float" office:value="437386" calcext:value-type="float">
            <text:p>437386</text:p>
          </table:table-cell>
          <table:table-cell office:value-type="float" office:value="41522" calcext:value-type="float">
            <text:p>41522</text:p>
          </table:table-cell>
          <table:table-cell office:value-type="float" office:value="164923" calcext:value-type="float">
            <text:p>164923</text:p>
          </table:table-cell>
          <table:table-cell office:value-type="float" office:value="481390" calcext:value-type="float">
            <text:p>481390</text:p>
          </table:table-cell>
          <table:table-cell office:value-type="float" office:value="3141862" calcext:value-type="float">
            <text:p>3141862</text:p>
          </table:table-cell>
          <table:table-cell office:value-type="float" office:value="3122" calcext:value-type="float">
            <text:p>3122</text:p>
          </table:table-cell>
          <table:table-cell table:number-columns-repeated="8"/>
        </table:table-row>
        <table:table-row table:style-name="ro1" table:visibility="collapse">
          <table:table-cell office:value-type="float" office:value="81522" calcext:value-type="float">
            <text:p>81522</text:p>
          </table:table-cell>
          <table:table-cell office:value-type="float" office:value="53891" calcext:value-type="float">
            <text:p>53891</text:p>
          </table:table-cell>
          <table:table-cell office:value-type="float" office:value="146968" calcext:value-type="float">
            <text:p>146968</text:p>
          </table:table-cell>
          <table:table-cell office:value-type="float" office:value="38075" calcext:value-type="float">
            <text:p>38075</text:p>
          </table:table-cell>
          <table:table-cell office:value-type="float" office:value="477468" calcext:value-type="float">
            <text:p>477468</text:p>
          </table:table-cell>
          <table:table-cell office:value-type="float" office:value="48471" calcext:value-type="float">
            <text:p>48471</text:p>
          </table:table-cell>
          <table:table-cell office:value-type="float" office:value="153367" calcext:value-type="float">
            <text:p>153367</text:p>
          </table:table-cell>
          <table:table-cell office:value-type="float" office:value="602795" calcext:value-type="float">
            <text:p>602795</text:p>
          </table:table-cell>
          <table:table-cell office:value-type="float" office:value="2956475" calcext:value-type="float">
            <text:p>2956475</text:p>
          </table:table-cell>
          <table:table-cell office:value-type="float" office:value="2548" calcext:value-type="float">
            <text:p>2548</text:p>
          </table:table-cell>
          <table:table-cell table:number-columns-repeated="8"/>
        </table:table-row>
        <table:table-row table:style-name="ro1" table:visibility="collapse">
          <table:table-cell office:value-type="float" office:value="82439" calcext:value-type="float">
            <text:p>82439</text:p>
          </table:table-cell>
          <table:table-cell office:value-type="float" office:value="54362" calcext:value-type="float">
            <text:p>54362</text:p>
          </table:table-cell>
          <table:table-cell office:value-type="float" office:value="145319" calcext:value-type="float">
            <text:p>145319</text:p>
          </table:table-cell>
          <table:table-cell office:value-type="float" office:value="39122" calcext:value-type="float">
            <text:p>39122</text:p>
          </table:table-cell>
          <table:table-cell office:value-type="float" office:value="437136" calcext:value-type="float">
            <text:p>437136</text:p>
          </table:table-cell>
          <table:table-cell office:value-type="float" office:value="40901" calcext:value-type="float">
            <text:p>40901</text:p>
          </table:table-cell>
          <table:table-cell office:value-type="float" office:value="166456" calcext:value-type="float">
            <text:p>166456</text:p>
          </table:table-cell>
          <table:table-cell office:value-type="float" office:value="961781" calcext:value-type="float">
            <text:p>961781</text:p>
          </table:table-cell>
          <table:table-cell office:value-type="float" office:value="3351058" calcext:value-type="float">
            <text:p>3351058</text:p>
          </table:table-cell>
          <table:table-cell office:value-type="float" office:value="3302" calcext:value-type="float">
            <text:p>3302</text:p>
          </table:table-cell>
          <table:table-cell table:number-columns-repeated="8"/>
        </table:table-row>
        <table:table-row table:style-name="ro1" table:visibility="collapse">
          <table:table-cell office:value-type="float" office:value="83777" calcext:value-type="float">
            <text:p>83777</text:p>
          </table:table-cell>
          <table:table-cell office:value-type="float" office:value="55248" calcext:value-type="float">
            <text:p>55248</text:p>
          </table:table-cell>
          <table:table-cell office:value-type="float" office:value="144106" calcext:value-type="float">
            <text:p>144106</text:p>
          </table:table-cell>
          <table:table-cell office:value-type="float" office:value="37123" calcext:value-type="float">
            <text:p>37123</text:p>
          </table:table-cell>
          <table:table-cell office:value-type="float" office:value="438644" calcext:value-type="float">
            <text:p>438644</text:p>
          </table:table-cell>
          <table:table-cell office:value-type="float" office:value="45226" calcext:value-type="float">
            <text:p>45226</text:p>
          </table:table-cell>
          <table:table-cell office:value-type="float" office:value="150646" calcext:value-type="float">
            <text:p>150646</text:p>
          </table:table-cell>
          <table:table-cell office:value-type="float" office:value="653020" calcext:value-type="float">
            <text:p>653020</text:p>
          </table:table-cell>
          <table:table-cell office:value-type="float" office:value="4306011" calcext:value-type="float">
            <text:p>4306011</text:p>
          </table:table-cell>
          <table:table-cell office:value-type="float" office:value="2009" calcext:value-type="float">
            <text:p>2009</text:p>
          </table:table-cell>
          <table:table-cell table:number-columns-repeated="8"/>
        </table:table-row>
        <table:table-row table:style-name="ro1" table:visibility="collapse">
          <table:table-cell office:value-type="float" office:value="76140" calcext:value-type="float">
            <text:p>76140</text:p>
          </table:table-cell>
          <table:table-cell office:value-type="float" office:value="50384" calcext:value-type="float">
            <text:p>50384</text:p>
          </table:table-cell>
          <table:table-cell office:value-type="float" office:value="138838" calcext:value-type="float">
            <text:p>138838</text:p>
          </table:table-cell>
          <table:table-cell office:value-type="float" office:value="35924" calcext:value-type="float">
            <text:p>35924</text:p>
          </table:table-cell>
          <table:table-cell office:value-type="float" office:value="272630" calcext:value-type="float">
            <text:p>272630</text:p>
          </table:table-cell>
          <table:table-cell office:value-type="float" office:value="37176" calcext:value-type="float">
            <text:p>37176</text:p>
          </table:table-cell>
          <table:table-cell office:value-type="float" office:value="18713" calcext:value-type="float">
            <text:p>18713</text:p>
          </table:table-cell>
          <table:table-cell office:value-type="float" office:value="419536" calcext:value-type="float">
            <text:p>419536</text:p>
          </table:table-cell>
          <table:table-cell office:value-type="float" office:value="2074591" calcext:value-type="float">
            <text:p>2074591</text:p>
          </table:table-cell>
          <table:table-cell office:value-type="float" office:value="1780" calcext:value-type="float">
            <text:p>1780</text:p>
          </table:table-cell>
          <table:table-cell table:number-columns-repeated="8"/>
        </table:table-row>
        <table:table-row table:style-name="ro1" table:visibility="collapse">
          <table:table-cell office:value-type="float" office:value="81416" calcext:value-type="float">
            <text:p>81416</text:p>
          </table:table-cell>
          <table:table-cell office:value-type="float" office:value="53840" calcext:value-type="float">
            <text:p>53840</text:p>
          </table:table-cell>
          <table:table-cell office:value-type="float" office:value="170953" calcext:value-type="float">
            <text:p>170953</text:p>
          </table:table-cell>
          <table:table-cell office:value-type="float" office:value="27613" calcext:value-type="float">
            <text:p>27613</text:p>
          </table:table-cell>
          <table:table-cell office:value-type="float" office:value="438303" calcext:value-type="float">
            <text:p>438303</text:p>
          </table:table-cell>
          <table:table-cell office:value-type="float" office:value="43567" calcext:value-type="float">
            <text:p>43567</text:p>
          </table:table-cell>
          <table:table-cell office:value-type="float" office:value="160188" calcext:value-type="float">
            <text:p>160188</text:p>
          </table:table-cell>
          <table:table-cell office:value-type="float" office:value="463053" calcext:value-type="float">
            <text:p>463053</text:p>
          </table:table-cell>
          <table:table-cell office:value-type="float" office:value="3231727" calcext:value-type="float">
            <text:p>3231727</text:p>
          </table:table-cell>
          <table:table-cell office:value-type="float" office:value="3042" calcext:value-type="float">
            <text:p>3042</text:p>
          </table:table-cell>
          <table:table-cell table:number-columns-repeated="8"/>
        </table:table-row>
        <table:table-row table:style-name="ro1" table:visibility="collapse">
          <table:table-cell office:value-type="float" office:value="70054" calcext:value-type="float">
            <text:p>70054</text:p>
          </table:table-cell>
          <table:table-cell office:value-type="float" office:value="45020" calcext:value-type="float">
            <text:p>45020</text:p>
          </table:table-cell>
          <table:table-cell office:value-type="float" office:value="124541" calcext:value-type="float">
            <text:p>124541</text:p>
          </table:table-cell>
          <table:table-cell office:value-type="float" office:value="33284" calcext:value-type="float">
            <text:p>33284</text:p>
          </table:table-cell>
          <table:table-cell office:value-type="float" office:value="377073" calcext:value-type="float">
            <text:p>377073</text:p>
          </table:table-cell>
          <table:table-cell office:value-type="float" office:value="35661" calcext:value-type="float">
            <text:p>35661</text:p>
          </table:table-cell>
          <table:table-cell office:value-type="float" office:value="139204" calcext:value-type="float">
            <text:p>139204</text:p>
          </table:table-cell>
          <table:table-cell office:value-type="float" office:value="661762" calcext:value-type="float">
            <text:p>661762</text:p>
          </table:table-cell>
          <table:table-cell office:value-type="float" office:value="2692663" calcext:value-type="float">
            <text:p>2692663</text:p>
          </table:table-cell>
          <table:table-cell office:value-type="float" office:value="2565" calcext:value-type="float">
            <text:p>2565</text:p>
          </table:table-cell>
          <table:table-cell table:number-columns-repeated="8"/>
        </table:table-row>
        <table:table-row table:style-name="ro1" table:visibility="collapse">
          <table:table-cell office:value-type="float" office:value="157812" calcext:value-type="float">
            <text:p>157812</text:p>
          </table:table-cell>
          <table:table-cell office:value-type="float" office:value="57152" calcext:value-type="float">
            <text:p>57152</text:p>
          </table:table-cell>
          <table:table-cell office:value-type="float" office:value="145610" calcext:value-type="float">
            <text:p>145610</text:p>
          </table:table-cell>
          <table:table-cell office:value-type="float" office:value="38767" calcext:value-type="float">
            <text:p>38767</text:p>
          </table:table-cell>
          <table:table-cell office:value-type="float" office:value="300946" calcext:value-type="float">
            <text:p>300946</text:p>
          </table:table-cell>
          <table:table-cell office:value-type="float" office:value="43372" calcext:value-type="float">
            <text:p>43372</text:p>
          </table:table-cell>
          <table:table-cell office:value-type="float" office:value="21964" calcext:value-type="float">
            <text:p>21964</text:p>
          </table:table-cell>
          <table:table-cell office:value-type="float" office:value="405049" calcext:value-type="float">
            <text:p>405049</text:p>
          </table:table-cell>
          <table:table-cell office:value-type="float" office:value="2277658" calcext:value-type="float">
            <text:p>2277658</text:p>
          </table:table-cell>
          <table:table-cell office:value-type="float" office:value="3112" calcext:value-type="float">
            <text:p>3112</text:p>
          </table:table-cell>
          <table:table-cell table:number-columns-repeated="8"/>
        </table:table-row>
        <table:table-row table:style-name="ro1" table:visibility="collapse">
          <table:table-cell office:value-type="float" office:value="63529" calcext:value-type="float">
            <text:p>63529</text:p>
          </table:table-cell>
          <table:table-cell office:value-type="float" office:value="42749" calcext:value-type="float">
            <text:p>42749</text:p>
          </table:table-cell>
          <table:table-cell office:value-type="float" office:value="112808" calcext:value-type="float">
            <text:p>112808</text:p>
          </table:table-cell>
          <table:table-cell office:value-type="float" office:value="30785" calcext:value-type="float">
            <text:p>30785</text:p>
          </table:table-cell>
          <table:table-cell office:value-type="float" office:value="267645" calcext:value-type="float">
            <text:p>267645</text:p>
          </table:table-cell>
          <table:table-cell office:value-type="float" office:value="40766" calcext:value-type="float">
            <text:p>40766</text:p>
          </table:table-cell>
          <table:table-cell office:value-type="float" office:value="16721" calcext:value-type="float">
            <text:p>16721</text:p>
          </table:table-cell>
          <table:table-cell office:value-type="float" office:value="301884" calcext:value-type="float">
            <text:p>301884</text:p>
          </table:table-cell>
          <table:table-cell office:value-type="float" office:value="1656767" calcext:value-type="float">
            <text:p>1656767</text:p>
          </table:table-cell>
          <table:table-cell office:value-type="float" office:value="2005" calcext:value-type="float">
            <text:p>2005</text:p>
          </table:table-cell>
          <table:table-cell table:number-columns-repeated="8"/>
        </table:table-row>
        <table:table-row table:style-name="ro1" table:visibility="collapse">
          <table:table-cell office:value-type="float" office:value="74237" calcext:value-type="float">
            <text:p>74237</text:p>
          </table:table-cell>
          <table:table-cell office:value-type="float" office:value="50566" calcext:value-type="float">
            <text:p>50566</text:p>
          </table:table-cell>
          <table:table-cell office:value-type="float" office:value="138612" calcext:value-type="float">
            <text:p>138612</text:p>
          </table:table-cell>
          <table:table-cell office:value-type="float" office:value="35590" calcext:value-type="float">
            <text:p>35590</text:p>
          </table:table-cell>
          <table:table-cell office:value-type="float" office:value="438636" calcext:value-type="float">
            <text:p>438636</text:p>
          </table:table-cell>
          <table:table-cell office:value-type="float" office:value="39906" calcext:value-type="float">
            <text:p>39906</text:p>
          </table:table-cell>
          <table:table-cell office:value-type="float" office:value="140113" calcext:value-type="float">
            <text:p>140113</text:p>
          </table:table-cell>
          <table:table-cell office:value-type="float" office:value="470895" calcext:value-type="float">
            <text:p>470895</text:p>
          </table:table-cell>
          <table:table-cell office:value-type="float" office:value="2733264" calcext:value-type="float">
            <text:p>2733264</text:p>
          </table:table-cell>
          <table:table-cell office:value-type="float" office:value="2578" calcext:value-type="float">
            <text:p>2578</text:p>
          </table:table-cell>
          <table:table-cell table:number-columns-repeated="8"/>
        </table:table-row>
        <table:table-row table:style-name="ro1" table:visibility="collapse">
          <table:table-cell office:value-type="float" office:value="60505" calcext:value-type="float">
            <text:p>60505</text:p>
          </table:table-cell>
          <table:table-cell office:value-type="float" office:value="40988" calcext:value-type="float">
            <text:p>40988</text:p>
          </table:table-cell>
          <table:table-cell office:value-type="float" office:value="109718" calcext:value-type="float">
            <text:p>109718</text:p>
          </table:table-cell>
          <table:table-cell office:value-type="float" office:value="28263" calcext:value-type="float">
            <text:p>28263</text:p>
          </table:table-cell>
          <table:table-cell office:value-type="float" office:value="299368" calcext:value-type="float">
            <text:p>299368</text:p>
          </table:table-cell>
          <table:table-cell office:value-type="float" office:value="28751" calcext:value-type="float">
            <text:p>28751</text:p>
          </table:table-cell>
          <table:table-cell office:value-type="float" office:value="107317" calcext:value-type="float">
            <text:p>107317</text:p>
          </table:table-cell>
          <table:table-cell office:value-type="float" office:value="367664" calcext:value-type="float">
            <text:p>367664</text:p>
          </table:table-cell>
          <table:table-cell office:value-type="float" office:value="2114452" calcext:value-type="float">
            <text:p>2114452</text:p>
          </table:table-cell>
          <table:table-cell office:value-type="float" office:value="1965" calcext:value-type="float">
            <text:p>1965</text:p>
          </table:table-cell>
          <table:table-cell table:number-columns-repeated="8"/>
        </table:table-row>
        <table:table-row table:style-name="ro1" table:visibility="collapse">
          <table:table-cell office:value-type="float" office:value="102047" calcext:value-type="float">
            <text:p>102047</text:p>
          </table:table-cell>
          <table:table-cell office:value-type="float" office:value="54873" calcext:value-type="float">
            <text:p>54873</text:p>
          </table:table-cell>
          <table:table-cell office:value-type="float" office:value="145384" calcext:value-type="float">
            <text:p>145384</text:p>
          </table:table-cell>
          <table:table-cell office:value-type="float" office:value="39288" calcext:value-type="float">
            <text:p>39288</text:p>
          </table:table-cell>
          <table:table-cell office:value-type="float" office:value="290784" calcext:value-type="float">
            <text:p>290784</text:p>
          </table:table-cell>
          <table:table-cell office:value-type="float" office:value="39723" calcext:value-type="float">
            <text:p>39723</text:p>
          </table:table-cell>
          <table:table-cell office:value-type="float" office:value="20185" calcext:value-type="float">
            <text:p>20185</text:p>
          </table:table-cell>
          <table:table-cell office:value-type="float" office:value="474038" calcext:value-type="float">
            <text:p>474038</text:p>
          </table:table-cell>
          <table:table-cell office:value-type="float" office:value="2178411" calcext:value-type="float">
            <text:p>2178411</text:p>
          </table:table-cell>
          <table:table-cell office:value-type="float" office:value="2766" calcext:value-type="float">
            <text:p>2766</text:p>
          </table:table-cell>
          <table:table-cell table:number-columns-repeated="8"/>
        </table:table-row>
        <table:table-row table:style-name="ro1" table:visibility="collapse">
          <table:table-cell office:value-type="float" office:value="100018" calcext:value-type="float">
            <text:p>100018</text:p>
          </table:table-cell>
          <table:table-cell office:value-type="float" office:value="65792" calcext:value-type="float">
            <text:p>65792</text:p>
          </table:table-cell>
          <table:table-cell office:value-type="float" office:value="172565" calcext:value-type="float">
            <text:p>172565</text:p>
          </table:table-cell>
          <table:table-cell office:value-type="float" office:value="47887" calcext:value-type="float">
            <text:p>47887</text:p>
          </table:table-cell>
          <table:table-cell office:value-type="float" office:value="631670" calcext:value-type="float">
            <text:p>631670</text:p>
          </table:table-cell>
          <table:table-cell office:value-type="float" office:value="53506" calcext:value-type="float">
            <text:p>53506</text:p>
          </table:table-cell>
          <table:table-cell office:value-type="float" office:value="185599" calcext:value-type="float">
            <text:p>185599</text:p>
          </table:table-cell>
          <table:table-cell office:value-type="float" office:value="706081" calcext:value-type="float">
            <text:p>706081</text:p>
          </table:table-cell>
          <table:table-cell office:value-type="float" office:value="1927176" calcext:value-type="float">
            <text:p>1927176</text:p>
          </table:table-cell>
          <table:table-cell office:value-type="float" office:value="1188" calcext:value-type="float">
            <text:p>1188</text:p>
          </table:table-cell>
          <table:table-cell table:number-columns-repeated="8"/>
        </table:table-row>
        <table:table-row table:style-name="ro1" table:visibility="collapse">
          <table:table-cell office:value-type="float" office:value="73600" calcext:value-type="float">
            <text:p>73600</text:p>
          </table:table-cell>
          <table:table-cell office:value-type="float" office:value="49412" calcext:value-type="float">
            <text:p>49412</text:p>
          </table:table-cell>
          <table:table-cell office:value-type="float" office:value="132331" calcext:value-type="float">
            <text:p>132331</text:p>
          </table:table-cell>
          <table:table-cell office:value-type="float" office:value="34704" calcext:value-type="float">
            <text:p>34704</text:p>
          </table:table-cell>
          <table:table-cell office:value-type="float" office:value="262872" calcext:value-type="float">
            <text:p>262872</text:p>
          </table:table-cell>
          <table:table-cell office:value-type="float" office:value="37141" calcext:value-type="float">
            <text:p>37141</text:p>
          </table:table-cell>
          <table:table-cell office:value-type="float" office:value="18547" calcext:value-type="float">
            <text:p>18547</text:p>
          </table:table-cell>
          <table:table-cell office:value-type="float" office:value="337727" calcext:value-type="float">
            <text:p>337727</text:p>
          </table:table-cell>
          <table:table-cell office:value-type="float" office:value="1990856" calcext:value-type="float">
            <text:p>1990856</text:p>
          </table:table-cell>
          <table:table-cell office:value-type="float" office:value="2370" calcext:value-type="float">
            <text:p>2370</text:p>
          </table:table-cell>
          <table:table-cell table:number-columns-repeated="8"/>
        </table:table-row>
        <table:table-row table:style-name="ro1" table:visibility="collapse">
          <table:table-cell office:value-type="float" office:value="82639" calcext:value-type="float">
            <text:p>82639</text:p>
          </table:table-cell>
          <table:table-cell office:value-type="float" office:value="54166" calcext:value-type="float">
            <text:p>54166</text:p>
          </table:table-cell>
          <table:table-cell office:value-type="float" office:value="145585" calcext:value-type="float">
            <text:p>145585</text:p>
          </table:table-cell>
          <table:table-cell office:value-type="float" office:value="39663" calcext:value-type="float">
            <text:p>39663</text:p>
          </table:table-cell>
          <table:table-cell office:value-type="float" office:value="458784" calcext:value-type="float">
            <text:p>458784</text:p>
          </table:table-cell>
          <table:table-cell office:value-type="float" office:value="43026" calcext:value-type="float">
            <text:p>43026</text:p>
          </table:table-cell>
          <table:table-cell office:value-type="float" office:value="147805" calcext:value-type="float">
            <text:p>147805</text:p>
          </table:table-cell>
          <table:table-cell office:value-type="float" office:value="470831" calcext:value-type="float">
            <text:p>470831</text:p>
          </table:table-cell>
          <table:table-cell office:value-type="float" office:value="3214980" calcext:value-type="float">
            <text:p>3214980</text:p>
          </table:table-cell>
          <table:table-cell office:value-type="float" office:value="3177" calcext:value-type="float">
            <text:p>3177</text:p>
          </table:table-cell>
          <table:table-cell table:number-columns-repeated="8"/>
        </table:table-row>
        <table:table-row table:style-name="ro1" table:visibility="collapse">
          <table:table-cell office:value-type="float" office:value="80520" calcext:value-type="float">
            <text:p>80520</text:p>
          </table:table-cell>
          <table:table-cell office:value-type="float" office:value="53078" calcext:value-type="float">
            <text:p>53078</text:p>
          </table:table-cell>
          <table:table-cell office:value-type="float" office:value="143350" calcext:value-type="float">
            <text:p>143350</text:p>
          </table:table-cell>
          <table:table-cell office:value-type="float" office:value="38536" calcext:value-type="float">
            <text:p>38536</text:p>
          </table:table-cell>
          <table:table-cell office:value-type="float" office:value="434244" calcext:value-type="float">
            <text:p>434244</text:p>
          </table:table-cell>
          <table:table-cell office:value-type="float" office:value="40606" calcext:value-type="float">
            <text:p>40606</text:p>
          </table:table-cell>
          <table:table-cell office:value-type="float" office:value="157967" calcext:value-type="float">
            <text:p>157967</text:p>
          </table:table-cell>
          <table:table-cell office:value-type="float" office:value="690712" calcext:value-type="float">
            <text:p>690712</text:p>
          </table:table-cell>
          <table:table-cell office:value-type="float" office:value="3021423" calcext:value-type="float">
            <text:p>3021423</text:p>
          </table:table-cell>
          <table:table-cell office:value-type="float" office:value="2911" calcext:value-type="float">
            <text:p>2911</text:p>
          </table:table-cell>
          <table:table-cell table:number-columns-repeated="8"/>
        </table:table-row>
        <table:table-row table:style-name="ro1" table:visibility="collapse">
          <table:table-cell office:value-type="float" office:value="60395" calcext:value-type="float">
            <text:p>60395</text:p>
          </table:table-cell>
          <table:table-cell office:value-type="float" office:value="40738" calcext:value-type="float">
            <text:p>40738</text:p>
          </table:table-cell>
          <table:table-cell office:value-type="float" office:value="109568" calcext:value-type="float">
            <text:p>109568</text:p>
          </table:table-cell>
          <table:table-cell office:value-type="float" office:value="28196" calcext:value-type="float">
            <text:p>28196</text:p>
          </table:table-cell>
          <table:table-cell office:value-type="float" office:value="299107" calcext:value-type="float">
            <text:p>299107</text:p>
          </table:table-cell>
          <table:table-cell office:value-type="float" office:value="28900" calcext:value-type="float">
            <text:p>28900</text:p>
          </table:table-cell>
          <table:table-cell office:value-type="float" office:value="205461" calcext:value-type="float">
            <text:p>205461</text:p>
          </table:table-cell>
          <table:table-cell office:value-type="float" office:value="441408" calcext:value-type="float">
            <text:p>441408</text:p>
          </table:table-cell>
          <table:table-cell office:value-type="float" office:value="2864446" calcext:value-type="float">
            <text:p>2864446</text:p>
          </table:table-cell>
          <table:table-cell office:value-type="float" office:value="3167" calcext:value-type="float">
            <text:p>3167</text:p>
          </table:table-cell>
          <table:table-cell table:number-columns-repeated="8"/>
        </table:table-row>
        <table:table-row table:style-name="ro1" table:visibility="collapse">
          <table:table-cell office:value-type="float" office:value="50189" calcext:value-type="float">
            <text:p>50189</text:p>
          </table:table-cell>
          <table:table-cell office:value-type="float" office:value="25427" calcext:value-type="float">
            <text:p>25427</text:p>
          </table:table-cell>
          <table:table-cell office:value-type="float" office:value="66021" calcext:value-type="float">
            <text:p>66021</text:p>
          </table:table-cell>
          <table:table-cell office:value-type="float" office:value="17653" calcext:value-type="float">
            <text:p>17653</text:p>
          </table:table-cell>
          <table:table-cell office:value-type="float" office:value="147012" calcext:value-type="float">
            <text:p>147012</text:p>
          </table:table-cell>
          <table:table-cell office:value-type="float" office:value="17901" calcext:value-type="float">
            <text:p>17901</text:p>
          </table:table-cell>
          <table:table-cell office:value-type="float" office:value="8664" calcext:value-type="float">
            <text:p>8664</text:p>
          </table:table-cell>
          <table:table-cell office:value-type="float" office:value="129519" calcext:value-type="float">
            <text:p>129519</text:p>
          </table:table-cell>
          <table:table-cell office:value-type="float" office:value="740098" calcext:value-type="float">
            <text:p>740098</text:p>
          </table:table-cell>
          <table:table-cell office:value-type="float" office:value="1228" calcext:value-type="float">
            <text:p>1228</text:p>
          </table:table-cell>
          <table:table-cell table:number-columns-repeated="8"/>
        </table:table-row>
        <table:table-row table:style-name="ro1" table:visibility="collapse">
          <table:table-cell office:value-type="float" office:value="62845" calcext:value-type="float">
            <text:p>62845</text:p>
          </table:table-cell>
          <table:table-cell office:value-type="float" office:value="42051" calcext:value-type="float">
            <text:p>42051</text:p>
          </table:table-cell>
          <table:table-cell office:value-type="float" office:value="117187" calcext:value-type="float">
            <text:p>117187</text:p>
          </table:table-cell>
          <table:table-cell office:value-type="float" office:value="30198" calcext:value-type="float">
            <text:p>30198</text:p>
          </table:table-cell>
          <table:table-cell office:value-type="float" office:value="221806" calcext:value-type="float">
            <text:p>221806</text:p>
          </table:table-cell>
          <table:table-cell office:value-type="float" office:value="32342" calcext:value-type="float">
            <text:p>32342</text:p>
          </table:table-cell>
          <table:table-cell office:value-type="float" office:value="15745" calcext:value-type="float">
            <text:p>15745</text:p>
          </table:table-cell>
          <table:table-cell office:value-type="float" office:value="261697" calcext:value-type="float">
            <text:p>261697</text:p>
          </table:table-cell>
          <table:table-cell office:value-type="float" office:value="1604541" calcext:value-type="float">
            <text:p>1604541</text:p>
          </table:table-cell>
          <table:table-cell office:value-type="float" office:value="1227" calcext:value-type="float">
            <text:p>1227</text:p>
          </table:table-cell>
          <table:table-cell table:number-columns-repeated="8"/>
        </table:table-row>
        <table:table-row table:style-name="ro1" table:visibility="collapse">
          <table:table-cell office:value-type="float" office:value="38278" calcext:value-type="float">
            <text:p>38278</text:p>
          </table:table-cell>
          <table:table-cell office:value-type="float" office:value="25919" calcext:value-type="float">
            <text:p>25919</text:p>
          </table:table-cell>
          <table:table-cell office:value-type="float" office:value="69749" calcext:value-type="float">
            <text:p>69749</text:p>
          </table:table-cell>
          <table:table-cell office:value-type="float" office:value="22668" calcext:value-type="float">
            <text:p>22668</text:p>
          </table:table-cell>
          <table:table-cell office:value-type="float" office:value="225690" calcext:value-type="float">
            <text:p>225690</text:p>
          </table:table-cell>
          <table:table-cell office:value-type="float" office:value="18129" calcext:value-type="float">
            <text:p>18129</text:p>
          </table:table-cell>
          <table:table-cell office:value-type="float" office:value="67382" calcext:value-type="float">
            <text:p>67382</text:p>
          </table:table-cell>
          <table:table-cell office:value-type="float" office:value="288847" calcext:value-type="float">
            <text:p>288847</text:p>
          </table:table-cell>
          <table:table-cell office:value-type="float" office:value="2139641" calcext:value-type="float">
            <text:p>2139641</text:p>
          </table:table-cell>
          <table:table-cell office:value-type="float" office:value="1574" calcext:value-type="float">
            <text:p>1574</text:p>
          </table:table-cell>
          <table:table-cell table:number-columns-repeated="8"/>
        </table:table-row>
        <table:table-row table:style-name="ro1" table:visibility="collapse">
          <table:table-cell office:value-type="float" office:value="37303" calcext:value-type="float">
            <text:p>37303</text:p>
          </table:table-cell>
          <table:table-cell office:value-type="float" office:value="24523" calcext:value-type="float">
            <text:p>24523</text:p>
          </table:table-cell>
          <table:table-cell office:value-type="float" office:value="65443" calcext:value-type="float">
            <text:p>65443</text:p>
          </table:table-cell>
          <table:table-cell office:value-type="float" office:value="16940" calcext:value-type="float">
            <text:p>16940</text:p>
          </table:table-cell>
          <table:table-cell office:value-type="float" office:value="157046" calcext:value-type="float">
            <text:p>157046</text:p>
          </table:table-cell>
          <table:table-cell office:value-type="float" office:value="17717" calcext:value-type="float">
            <text:p>17717</text:p>
          </table:table-cell>
          <table:table-cell office:value-type="float" office:value="41849" calcext:value-type="float">
            <text:p>41849</text:p>
          </table:table-cell>
          <table:table-cell office:value-type="float" office:value="216776" calcext:value-type="float">
            <text:p>216776</text:p>
          </table:table-cell>
          <table:table-cell office:value-type="float" office:value="1072461" calcext:value-type="float">
            <text:p>1072461</text:p>
          </table:table-cell>
          <table:table-cell office:value-type="float" office:value="1359" calcext:value-type="float">
            <text:p>1359</text:p>
          </table:table-cell>
          <table:table-cell table:number-columns-repeated="8"/>
        </table:table-row>
        <table:table-row table:style-name="ro1" table:visibility="collapse">
          <table:table-cell office:value-type="float" office:value="35171" calcext:value-type="float">
            <text:p>35171</text:p>
          </table:table-cell>
          <table:table-cell office:value-type="float" office:value="23838" calcext:value-type="float">
            <text:p>23838</text:p>
          </table:table-cell>
          <table:table-cell office:value-type="float" office:value="63982" calcext:value-type="float">
            <text:p>63982</text:p>
          </table:table-cell>
          <table:table-cell office:value-type="float" office:value="15795" calcext:value-type="float">
            <text:p>15795</text:p>
          </table:table-cell>
          <table:table-cell office:value-type="float" office:value="156787" calcext:value-type="float">
            <text:p>156787</text:p>
          </table:table-cell>
          <table:table-cell office:value-type="float" office:value="17213" calcext:value-type="float">
            <text:p>17213</text:p>
          </table:table-cell>
          <table:table-cell office:value-type="float" office:value="61259" calcext:value-type="float">
            <text:p>61259</text:p>
          </table:table-cell>
          <table:table-cell office:value-type="float" office:value="146534" calcext:value-type="float">
            <text:p>146534</text:p>
          </table:table-cell>
          <table:table-cell office:value-type="float" office:value="1134408" calcext:value-type="float">
            <text:p>1134408</text:p>
          </table:table-cell>
          <table:table-cell office:value-type="float" office:value="1077" calcext:value-type="float">
            <text:p>1077</text:p>
          </table:table-cell>
          <table:table-cell table:number-columns-repeated="8"/>
        </table:table-row>
        <table:table-row table:style-name="ro1" table:visibility="collapse">
          <table:table-cell office:value-type="float" office:value="37435" calcext:value-type="float">
            <text:p>37435</text:p>
          </table:table-cell>
          <table:table-cell office:value-type="float" office:value="24745" calcext:value-type="float">
            <text:p>24745</text:p>
          </table:table-cell>
          <table:table-cell office:value-type="float" office:value="67193" calcext:value-type="float">
            <text:p>67193</text:p>
          </table:table-cell>
          <table:table-cell office:value-type="float" office:value="16939" calcext:value-type="float">
            <text:p>16939</text:p>
          </table:table-cell>
          <table:table-cell office:value-type="float" office:value="171563" calcext:value-type="float">
            <text:p>171563</text:p>
          </table:table-cell>
          <table:table-cell office:value-type="float" office:value="17662" calcext:value-type="float">
            <text:p>17662</text:p>
          </table:table-cell>
          <table:table-cell office:value-type="float" office:value="64310" calcext:value-type="float">
            <text:p>64310</text:p>
          </table:table-cell>
          <table:table-cell office:value-type="float" office:value="193685" calcext:value-type="float">
            <text:p>193685</text:p>
          </table:table-cell>
          <table:table-cell office:value-type="float" office:value="1054091" calcext:value-type="float">
            <text:p>1054091</text:p>
          </table:table-cell>
          <table:table-cell office:value-type="float" office:value="1154" calcext:value-type="float">
            <text:p>1154</text:p>
          </table:table-cell>
          <table:table-cell table:number-columns-repeated="8"/>
        </table:table-row>
        <table:table-row table:style-name="ro1" table:visibility="collapse">
          <table:table-cell office:value-type="float" office:value="40663" calcext:value-type="float">
            <text:p>40663</text:p>
          </table:table-cell>
          <table:table-cell office:value-type="float" office:value="28173" calcext:value-type="float">
            <text:p>28173</text:p>
          </table:table-cell>
          <table:table-cell office:value-type="float" office:value="75352" calcext:value-type="float">
            <text:p>75352</text:p>
          </table:table-cell>
          <table:table-cell office:value-type="float" office:value="18577" calcext:value-type="float">
            <text:p>18577</text:p>
          </table:table-cell>
          <table:table-cell office:value-type="float" office:value="232005" calcext:value-type="float">
            <text:p>232005</text:p>
          </table:table-cell>
          <table:table-cell office:value-type="float" office:value="18586" calcext:value-type="float">
            <text:p>18586</text:p>
          </table:table-cell>
          <table:table-cell office:value-type="float" office:value="74636" calcext:value-type="float">
            <text:p>74636</text:p>
          </table:table-cell>
          <table:table-cell office:value-type="float" office:value="279025" calcext:value-type="float">
            <text:p>279025</text:p>
          </table:table-cell>
          <table:table-cell office:value-type="float" office:value="913712" calcext:value-type="float">
            <text:p>913712</text:p>
          </table:table-cell>
          <table:table-cell office:value-type="float" office:value="1095" calcext:value-type="float">
            <text:p>1095</text:p>
          </table:table-cell>
          <table:table-cell table:number-columns-repeated="8"/>
        </table:table-row>
        <table:table-row table:style-name="ro1" table:visibility="collapse">
          <table:table-cell office:value-type="float" office:value="75092" calcext:value-type="float">
            <text:p>75092</text:p>
          </table:table-cell>
          <table:table-cell office:value-type="float" office:value="48695" calcext:value-type="float">
            <text:p>48695</text:p>
          </table:table-cell>
          <table:table-cell office:value-type="float" office:value="135124" calcext:value-type="float">
            <text:p>135124</text:p>
          </table:table-cell>
          <table:table-cell office:value-type="float" office:value="35853" calcext:value-type="float">
            <text:p>35853</text:p>
          </table:table-cell>
          <table:table-cell office:value-type="float" office:value="394551" calcext:value-type="float">
            <text:p>394551</text:p>
          </table:table-cell>
          <table:table-cell office:value-type="float" office:value="37960" calcext:value-type="float">
            <text:p>37960</text:p>
          </table:table-cell>
          <table:table-cell office:value-type="float" office:value="134603" calcext:value-type="float">
            <text:p>134603</text:p>
          </table:table-cell>
          <table:table-cell office:value-type="float" office:value="415772" calcext:value-type="float">
            <text:p>415772</text:p>
          </table:table-cell>
          <table:table-cell office:value-type="float" office:value="3046202" calcext:value-type="float">
            <text:p>3046202</text:p>
          </table:table-cell>
          <table:table-cell office:value-type="float" office:value="2811" calcext:value-type="float">
            <text:p>2811</text:p>
          </table:table-cell>
          <table:table-cell table:number-columns-repeated="8"/>
        </table:table-row>
        <table:table-row table:style-name="ro1" table:visibility="collapse">
          <table:table-cell office:value-type="float" office:value="79733" calcext:value-type="float">
            <text:p>79733</text:p>
          </table:table-cell>
          <table:table-cell office:value-type="float" office:value="52502" calcext:value-type="float">
            <text:p>52502</text:p>
          </table:table-cell>
          <table:table-cell office:value-type="float" office:value="145545" calcext:value-type="float">
            <text:p>145545</text:p>
          </table:table-cell>
          <table:table-cell office:value-type="float" office:value="38621" calcext:value-type="float">
            <text:p>38621</text:p>
          </table:table-cell>
          <table:table-cell office:value-type="float" office:value="517885" calcext:value-type="float">
            <text:p>517885</text:p>
          </table:table-cell>
          <table:table-cell office:value-type="float" office:value="44068" calcext:value-type="float">
            <text:p>44068</text:p>
          </table:table-cell>
          <table:table-cell office:value-type="float" office:value="166236" calcext:value-type="float">
            <text:p>166236</text:p>
          </table:table-cell>
          <table:table-cell office:value-type="float" office:value="639056" calcext:value-type="float">
            <text:p>639056</text:p>
          </table:table-cell>
          <table:table-cell office:value-type="float" office:value="2964099" calcext:value-type="float">
            <text:p>2964099</text:p>
          </table:table-cell>
          <table:table-cell office:value-type="float" office:value="3092" calcext:value-type="float">
            <text:p>3092</text:p>
          </table:table-cell>
          <table:table-cell table:number-columns-repeated="8"/>
        </table:table-row>
        <table:table-row table:style-name="ro1" table:visibility="collapse">
          <table:table-cell office:value-type="float" office:value="82163" calcext:value-type="float">
            <text:p>82163</text:p>
          </table:table-cell>
          <table:table-cell office:value-type="float" office:value="53885" calcext:value-type="float">
            <text:p>53885</text:p>
          </table:table-cell>
          <table:table-cell office:value-type="float" office:value="146778" calcext:value-type="float">
            <text:p>146778</text:p>
          </table:table-cell>
          <table:table-cell office:value-type="float" office:value="38762" calcext:value-type="float">
            <text:p>38762</text:p>
          </table:table-cell>
          <table:table-cell office:value-type="float" office:value="434549" calcext:value-type="float">
            <text:p>434549</text:p>
          </table:table-cell>
          <table:table-cell office:value-type="float" office:value="41804" calcext:value-type="float">
            <text:p>41804</text:p>
          </table:table-cell>
          <table:table-cell office:value-type="float" office:value="176402" calcext:value-type="float">
            <text:p>176402</text:p>
          </table:table-cell>
          <table:table-cell office:value-type="float" office:value="604487" calcext:value-type="float">
            <text:p>604487</text:p>
          </table:table-cell>
          <table:table-cell office:value-type="float" office:value="2620037" calcext:value-type="float">
            <text:p>2620037</text:p>
          </table:table-cell>
          <table:table-cell office:value-type="float" office:value="1699" calcext:value-type="float">
            <text:p>1699</text:p>
          </table:table-cell>
          <table:table-cell table:number-columns-repeated="8"/>
        </table:table-row>
        <table:table-row table:style-name="ro1" table:visibility="collapse">
          <table:table-cell office:value-type="float" office:value="57282" calcext:value-type="float">
            <text:p>57282</text:p>
          </table:table-cell>
          <table:table-cell office:value-type="float" office:value="38736" calcext:value-type="float">
            <text:p>38736</text:p>
          </table:table-cell>
          <table:table-cell office:value-type="float" office:value="187711" calcext:value-type="float">
            <text:p>187711</text:p>
          </table:table-cell>
          <table:table-cell office:value-type="float" office:value="32222" calcext:value-type="float">
            <text:p>32222</text:p>
          </table:table-cell>
          <table:table-cell office:value-type="float" office:value="287868" calcext:value-type="float">
            <text:p>287868</text:p>
          </table:table-cell>
          <table:table-cell office:value-type="float" office:value="29965" calcext:value-type="float">
            <text:p>29965</text:p>
          </table:table-cell>
          <table:table-cell office:value-type="float" office:value="101667" calcext:value-type="float">
            <text:p>101667</text:p>
          </table:table-cell>
          <table:table-cell office:value-type="float" office:value="450408" calcext:value-type="float">
            <text:p>450408</text:p>
          </table:table-cell>
          <table:table-cell office:value-type="float" office:value="2171197" calcext:value-type="float">
            <text:p>2171197</text:p>
          </table:table-cell>
          <table:table-cell office:value-type="float" office:value="2430" calcext:value-type="float">
            <text:p>2430</text:p>
          </table:table-cell>
          <table:table-cell table:number-columns-repeated="8"/>
        </table:table-row>
        <table:table-row table:style-name="ro1" table:visibility="collapse">
          <table:table-cell office:value-type="float" office:value="36651" calcext:value-type="float">
            <text:p>36651</text:p>
          </table:table-cell>
          <table:table-cell office:value-type="float" office:value="25474" calcext:value-type="float">
            <text:p>25474</text:p>
          </table:table-cell>
          <table:table-cell office:value-type="float" office:value="64044" calcext:value-type="float">
            <text:p>64044</text:p>
          </table:table-cell>
          <table:table-cell office:value-type="float" office:value="16567" calcext:value-type="float">
            <text:p>16567</text:p>
          </table:table-cell>
          <table:table-cell office:value-type="float" office:value="154963" calcext:value-type="float">
            <text:p>154963</text:p>
          </table:table-cell>
          <table:table-cell office:value-type="float" office:value="16887" calcext:value-type="float">
            <text:p>16887</text:p>
          </table:table-cell>
          <table:table-cell office:value-type="float" office:value="61693" calcext:value-type="float">
            <text:p>61693</text:p>
          </table:table-cell>
          <table:table-cell office:value-type="float" office:value="177051" calcext:value-type="float">
            <text:p>177051</text:p>
          </table:table-cell>
          <table:table-cell office:value-type="float" office:value="987008" calcext:value-type="float">
            <text:p>987008</text:p>
          </table:table-cell>
          <table:table-cell office:value-type="float" office:value="1660" calcext:value-type="float">
            <text:p>1660</text:p>
          </table:table-cell>
          <table:table-cell table:number-columns-repeated="8"/>
        </table:table-row>
        <table:table-row table:style-name="ro1" table:visibility="collapse">
          <table:table-cell office:value-type="float" office:value="53058" calcext:value-type="float">
            <text:p>53058</text:p>
          </table:table-cell>
          <table:table-cell office:value-type="float" office:value="34617" calcext:value-type="float">
            <text:p>34617</text:p>
          </table:table-cell>
          <table:table-cell office:value-type="float" office:value="95100" calcext:value-type="float">
            <text:p>95100</text:p>
          </table:table-cell>
          <table:table-cell office:value-type="float" office:value="25497" calcext:value-type="float">
            <text:p>25497</text:p>
          </table:table-cell>
          <table:table-cell office:value-type="float" office:value="268679" calcext:value-type="float">
            <text:p>268679</text:p>
          </table:table-cell>
          <table:table-cell office:value-type="float" office:value="26236" calcext:value-type="float">
            <text:p>26236</text:p>
          </table:table-cell>
          <table:table-cell office:value-type="float" office:value="108377" calcext:value-type="float">
            <text:p>108377</text:p>
          </table:table-cell>
          <table:table-cell office:value-type="float" office:value="271992" calcext:value-type="float">
            <text:p>271992</text:p>
          </table:table-cell>
          <table:table-cell office:value-type="float" office:value="1758259" calcext:value-type="float">
            <text:p>1758259</text:p>
          </table:table-cell>
          <table:table-cell office:value-type="float" office:value="1672" calcext:value-type="float">
            <text:p>1672</text:p>
          </table:table-cell>
          <table:table-cell table:number-columns-repeated="8"/>
        </table:table-row>
        <table:table-row table:style-name="ro1" table:visibility="collapse">
          <table:table-cell office:value-type="float" office:value="74897" calcext:value-type="float">
            <text:p>74897</text:p>
          </table:table-cell>
          <table:table-cell office:value-type="float" office:value="57403" calcext:value-type="float">
            <text:p>57403</text:p>
          </table:table-cell>
          <table:table-cell office:value-type="float" office:value="160201" calcext:value-type="float">
            <text:p>160201</text:p>
          </table:table-cell>
          <table:table-cell office:value-type="float" office:value="34468" calcext:value-type="float">
            <text:p>34468</text:p>
          </table:table-cell>
          <table:table-cell office:value-type="float" office:value="504499" calcext:value-type="float">
            <text:p>504499</text:p>
          </table:table-cell>
          <table:table-cell office:value-type="float" office:value="23473" calcext:value-type="float">
            <text:p>23473</text:p>
          </table:table-cell>
          <table:table-cell office:value-type="float" office:value="85742" calcext:value-type="float">
            <text:p>85742</text:p>
          </table:table-cell>
          <table:table-cell office:value-type="float" office:value="391121" calcext:value-type="float">
            <text:p>391121</text:p>
          </table:table-cell>
          <table:table-cell office:value-type="float" office:value="2113022" calcext:value-type="float">
            <text:p>2113022</text:p>
          </table:table-cell>
          <table:table-cell office:value-type="float" office:value="3027" calcext:value-type="float">
            <text:p>3027</text:p>
          </table:table-cell>
          <table:table-cell table:number-columns-repeated="8"/>
        </table:table-row>
        <table:table-row table:style-name="ro1" table:visibility="collapse">
          <table:table-cell office:value-type="float" office:value="36082" calcext:value-type="float">
            <text:p>36082</text:p>
          </table:table-cell>
          <table:table-cell office:value-type="float" office:value="24993" calcext:value-type="float">
            <text:p>24993</text:p>
          </table:table-cell>
          <table:table-cell office:value-type="float" office:value="64913" calcext:value-type="float">
            <text:p>64913</text:p>
          </table:table-cell>
          <table:table-cell office:value-type="float" office:value="17098" calcext:value-type="float">
            <text:p>17098</text:p>
          </table:table-cell>
          <table:table-cell office:value-type="float" office:value="156471" calcext:value-type="float">
            <text:p>156471</text:p>
          </table:table-cell>
          <table:table-cell office:value-type="float" office:value="17094" calcext:value-type="float">
            <text:p>17094</text:p>
          </table:table-cell>
          <table:table-cell office:value-type="float" office:value="61224" calcext:value-type="float">
            <text:p>61224</text:p>
          </table:table-cell>
          <table:table-cell office:value-type="float" office:value="172442" calcext:value-type="float">
            <text:p>172442</text:p>
          </table:table-cell>
          <table:table-cell office:value-type="float" office:value="920606" calcext:value-type="float">
            <text:p>920606</text:p>
          </table:table-cell>
          <table:table-cell office:value-type="float" office:value="1174" calcext:value-type="float">
            <text:p>1174</text:p>
          </table:table-cell>
          <table:table-cell table:number-columns-repeated="8"/>
        </table:table-row>
        <table:table-row table:style-name="ro1" table:visibility="collapse">
          <table:table-cell office:value-type="float" office:value="36401" calcext:value-type="float">
            <text:p>36401</text:p>
          </table:table-cell>
          <table:table-cell office:value-type="float" office:value="25983" calcext:value-type="float">
            <text:p>25983</text:p>
          </table:table-cell>
          <table:table-cell office:value-type="float" office:value="66809" calcext:value-type="float">
            <text:p>66809</text:p>
          </table:table-cell>
          <table:table-cell office:value-type="float" office:value="16447" calcext:value-type="float">
            <text:p>16447</text:p>
          </table:table-cell>
          <table:table-cell office:value-type="float" office:value="169683" calcext:value-type="float">
            <text:p>169683</text:p>
          </table:table-cell>
          <table:table-cell office:value-type="float" office:value="17383" calcext:value-type="float">
            <text:p>17383</text:p>
          </table:table-cell>
          <table:table-cell office:value-type="float" office:value="63570" calcext:value-type="float">
            <text:p>63570</text:p>
          </table:table-cell>
          <table:table-cell office:value-type="float" office:value="171989" calcext:value-type="float">
            <text:p>171989</text:p>
          </table:table-cell>
          <table:table-cell office:value-type="float" office:value="1108873" calcext:value-type="float">
            <text:p>1108873</text:p>
          </table:table-cell>
          <table:table-cell office:value-type="float" office:value="1206" calcext:value-type="float">
            <text:p>1206</text:p>
          </table:table-cell>
          <table:table-cell table:number-columns-repeated="8"/>
        </table:table-row>
        <table:table-row table:style-name="ro1" table:visibility="collapse">
          <table:table-cell office:value-type="float" office:value="39904" calcext:value-type="float">
            <text:p>39904</text:p>
          </table:table-cell>
          <table:table-cell office:value-type="float" office:value="25914" calcext:value-type="float">
            <text:p>25914</text:p>
          </table:table-cell>
          <table:table-cell office:value-type="float" office:value="70245" calcext:value-type="float">
            <text:p>70245</text:p>
          </table:table-cell>
          <table:table-cell office:value-type="float" office:value="18250" calcext:value-type="float">
            <text:p>18250</text:p>
          </table:table-cell>
          <table:table-cell office:value-type="float" office:value="178929" calcext:value-type="float">
            <text:p>178929</text:p>
          </table:table-cell>
          <table:table-cell office:value-type="float" office:value="17854" calcext:value-type="float">
            <text:p>17854</text:p>
          </table:table-cell>
          <table:table-cell office:value-type="float" office:value="66106" calcext:value-type="float">
            <text:p>66106</text:p>
          </table:table-cell>
          <table:table-cell office:value-type="float" office:value="205143" calcext:value-type="float">
            <text:p>205143</text:p>
          </table:table-cell>
          <table:table-cell office:value-type="float" office:value="1073676" calcext:value-type="float">
            <text:p>1073676</text:p>
          </table:table-cell>
          <table:table-cell office:value-type="float" office:value="1320" calcext:value-type="float">
            <text:p>1320</text:p>
          </table:table-cell>
          <table:table-cell table:number-columns-repeated="8"/>
        </table:table-row>
        <table:table-row table:style-name="ro1" table:visibility="collapse">
          <table:table-cell office:value-type="float" office:value="48022" calcext:value-type="float">
            <text:p>48022</text:p>
          </table:table-cell>
          <table:table-cell office:value-type="float" office:value="93727" calcext:value-type="float">
            <text:p>93727</text:p>
          </table:table-cell>
          <table:table-cell office:value-type="float" office:value="108546" calcext:value-type="float">
            <text:p>108546</text:p>
          </table:table-cell>
          <table:table-cell office:value-type="float" office:value="27849" calcext:value-type="float">
            <text:p>27849</text:p>
          </table:table-cell>
          <table:table-cell office:value-type="float" office:value="298099" calcext:value-type="float">
            <text:p>298099</text:p>
          </table:table-cell>
          <table:table-cell office:value-type="float" office:value="29430" calcext:value-type="float">
            <text:p>29430</text:p>
          </table:table-cell>
          <table:table-cell office:value-type="float" office:value="111880" calcext:value-type="float">
            <text:p>111880</text:p>
          </table:table-cell>
          <table:table-cell office:value-type="float" office:value="424524" calcext:value-type="float">
            <text:p>424524</text:p>
          </table:table-cell>
          <table:table-cell office:value-type="float" office:value="1943383" calcext:value-type="float">
            <text:p>1943383</text:p>
          </table:table-cell>
          <table:table-cell office:value-type="float" office:value="2024" calcext:value-type="float">
            <text:p>2024</text:p>
          </table:table-cell>
          <table:table-cell table:number-columns-repeated="8"/>
        </table:table-row>
        <table:table-row table:style-name="ro1" table:visibility="collapse">
          <table:table-cell office:value-type="float" office:value="56894" calcext:value-type="float">
            <text:p>56894</text:p>
          </table:table-cell>
          <table:table-cell office:value-type="float" office:value="37507" calcext:value-type="float">
            <text:p>37507</text:p>
          </table:table-cell>
          <table:table-cell office:value-type="float" office:value="103975" calcext:value-type="float">
            <text:p>103975</text:p>
          </table:table-cell>
          <table:table-cell office:value-type="float" office:value="26887" calcext:value-type="float">
            <text:p>26887</text:p>
          </table:table-cell>
          <table:table-cell office:value-type="float" office:value="296304" calcext:value-type="float">
            <text:p>296304</text:p>
          </table:table-cell>
          <table:table-cell office:value-type="float" office:value="28147" calcext:value-type="float">
            <text:p>28147</text:p>
          </table:table-cell>
          <table:table-cell office:value-type="float" office:value="114202" calcext:value-type="float">
            <text:p>114202</text:p>
          </table:table-cell>
          <table:table-cell office:value-type="float" office:value="389134" calcext:value-type="float">
            <text:p>389134</text:p>
          </table:table-cell>
          <table:table-cell office:value-type="float" office:value="2168804" calcext:value-type="float">
            <text:p>2168804</text:p>
          </table:table-cell>
          <table:table-cell office:value-type="float" office:value="2282" calcext:value-type="float">
            <text:p>2282</text:p>
          </table:table-cell>
          <table:table-cell table:number-columns-repeated="8"/>
        </table:table-row>
        <table:table-row table:style-name="ro1" table:visibility="collapse">
          <table:table-cell office:value-type="float" office:value="54785" calcext:value-type="float">
            <text:p>54785</text:p>
          </table:table-cell>
          <table:table-cell office:value-type="float" office:value="37291" calcext:value-type="float">
            <text:p>37291</text:p>
          </table:table-cell>
          <table:table-cell office:value-type="float" office:value="97230" calcext:value-type="float">
            <text:p>97230</text:p>
          </table:table-cell>
          <table:table-cell office:value-type="float" office:value="26058" calcext:value-type="float">
            <text:p>26058</text:p>
          </table:table-cell>
          <table:table-cell office:value-type="float" office:value="292930" calcext:value-type="float">
            <text:p>292930</text:p>
          </table:table-cell>
          <table:table-cell office:value-type="float" office:value="27204" calcext:value-type="float">
            <text:p>27204</text:p>
          </table:table-cell>
          <table:table-cell office:value-type="float" office:value="104186" calcext:value-type="float">
            <text:p>104186</text:p>
          </table:table-cell>
          <table:table-cell office:value-type="float" office:value="460846" calcext:value-type="float">
            <text:p>460846</text:p>
          </table:table-cell>
          <table:table-cell office:value-type="float" office:value="2761364" calcext:value-type="float">
            <text:p>2761364</text:p>
          </table:table-cell>
          <table:table-cell office:value-type="float" office:value="2494" calcext:value-type="float">
            <text:p>2494</text:p>
          </table:table-cell>
          <table:table-cell table:number-columns-repeated="8"/>
        </table:table-row>
        <table:table-row table:style-name="ro1" table:visibility="collapse">
          <table:table-cell office:value-type="float" office:value="159622" calcext:value-type="float">
            <text:p>159622</text:p>
          </table:table-cell>
          <table:table-cell office:value-type="float" office:value="62810" calcext:value-type="float">
            <text:p>62810</text:p>
          </table:table-cell>
          <table:table-cell office:value-type="float" office:value="158148" calcext:value-type="float">
            <text:p>158148</text:p>
          </table:table-cell>
          <table:table-cell office:value-type="float" office:value="39258" calcext:value-type="float">
            <text:p>39258</text:p>
          </table:table-cell>
          <table:table-cell office:value-type="float" office:value="425585" calcext:value-type="float">
            <text:p>425585</text:p>
          </table:table-cell>
          <table:table-cell office:value-type="float" office:value="41582" calcext:value-type="float">
            <text:p>41582</text:p>
          </table:table-cell>
          <table:table-cell office:value-type="float" office:value="152967" calcext:value-type="float">
            <text:p>152967</text:p>
          </table:table-cell>
          <table:table-cell office:value-type="float" office:value="473141" calcext:value-type="float">
            <text:p>473141</text:p>
          </table:table-cell>
          <table:table-cell office:value-type="float" office:value="2740055" calcext:value-type="float">
            <text:p>2740055</text:p>
          </table:table-cell>
          <table:table-cell office:value-type="float" office:value="1539" calcext:value-type="float">
            <text:p>1539</text:p>
          </table:table-cell>
          <table:table-cell table:number-columns-repeated="8"/>
        </table:table-row>
        <table:table-row table:style-name="ro1" table:visibility="collapse">
          <table:table-cell office:value-type="float" office:value="82198" calcext:value-type="float">
            <text:p>82198</text:p>
          </table:table-cell>
          <table:table-cell office:value-type="float" office:value="53635" calcext:value-type="float">
            <text:p>53635</text:p>
          </table:table-cell>
          <table:table-cell office:value-type="float" office:value="144312" calcext:value-type="float">
            <text:p>144312</text:p>
          </table:table-cell>
          <table:table-cell office:value-type="float" office:value="38490" calcext:value-type="float">
            <text:p>38490</text:p>
          </table:table-cell>
          <table:table-cell office:value-type="float" office:value="431603" calcext:value-type="float">
            <text:p>431603</text:p>
          </table:table-cell>
          <table:table-cell office:value-type="float" office:value="41638" calcext:value-type="float">
            <text:p>41638</text:p>
          </table:table-cell>
          <table:table-cell office:value-type="float" office:value="148436" calcext:value-type="float">
            <text:p>148436</text:p>
          </table:table-cell>
          <table:table-cell office:value-type="float" office:value="467949" calcext:value-type="float">
            <text:p>467949</text:p>
          </table:table-cell>
          <table:table-cell office:value-type="float" office:value="2903996" calcext:value-type="float">
            <text:p>2903996</text:p>
          </table:table-cell>
          <table:table-cell office:value-type="float" office:value="3358" calcext:value-type="float">
            <text:p>3358</text:p>
          </table:table-cell>
          <table:table-cell table:number-columns-repeated="8"/>
        </table:table-row>
        <table:table-row table:style-name="ro1" table:visibility="collapse">
          <table:table-cell office:value-type="float" office:value="100540" calcext:value-type="float">
            <text:p>100540</text:p>
          </table:table-cell>
          <table:table-cell office:value-type="float" office:value="64609" calcext:value-type="float">
            <text:p>64609</text:p>
          </table:table-cell>
          <table:table-cell office:value-type="float" office:value="198859" calcext:value-type="float">
            <text:p>198859</text:p>
          </table:table-cell>
          <table:table-cell office:value-type="float" office:value="48217" calcext:value-type="float">
            <text:p>48217</text:p>
          </table:table-cell>
          <table:table-cell office:value-type="float" office:value="816025" calcext:value-type="float">
            <text:p>816025</text:p>
          </table:table-cell>
          <table:table-cell office:value-type="float" office:value="53489" calcext:value-type="float">
            <text:p>53489</text:p>
          </table:table-cell>
          <table:table-cell office:value-type="float" office:value="124127" calcext:value-type="float">
            <text:p>124127</text:p>
          </table:table-cell>
          <table:table-cell office:value-type="float" office:value="806855" calcext:value-type="float">
            <text:p>806855</text:p>
          </table:table-cell>
          <table:table-cell office:value-type="float" office:value="3025848" calcext:value-type="float">
            <text:p>3025848</text:p>
          </table:table-cell>
          <table:table-cell office:value-type="float" office:value="1365" calcext:value-type="float">
            <text:p>1365</text:p>
          </table:table-cell>
          <table:table-cell table:number-columns-repeated="8"/>
        </table:table-row>
        <table:table-row table:style-name="ro1" table:visibility="collapse">
          <table:table-cell office:value-type="float" office:value="39756" calcext:value-type="float">
            <text:p>39756</text:p>
          </table:table-cell>
          <table:table-cell office:value-type="float" office:value="26324" calcext:value-type="float">
            <text:p>26324</text:p>
          </table:table-cell>
          <table:table-cell office:value-type="float" office:value="70066" calcext:value-type="float">
            <text:p>70066</text:p>
          </table:table-cell>
          <table:table-cell office:value-type="float" office:value="18028" calcext:value-type="float">
            <text:p>18028</text:p>
          </table:table-cell>
          <table:table-cell office:value-type="float" office:value="185815" calcext:value-type="float">
            <text:p>185815</text:p>
          </table:table-cell>
          <table:table-cell office:value-type="float" office:value="27523" calcext:value-type="float">
            <text:p>27523</text:p>
          </table:table-cell>
          <table:table-cell office:value-type="float" office:value="68976" calcext:value-type="float">
            <text:p>68976</text:p>
          </table:table-cell>
          <table:table-cell office:value-type="float" office:value="186682" calcext:value-type="float">
            <text:p>186682</text:p>
          </table:table-cell>
          <table:table-cell office:value-type="float" office:value="1815144" calcext:value-type="float">
            <text:p>1815144</text:p>
          </table:table-cell>
          <table:table-cell office:value-type="float" office:value="2072" calcext:value-type="float">
            <text:p>2072</text:p>
          </table:table-cell>
          <table:table-cell table:number-columns-repeated="8"/>
        </table:table-row>
        <table:table-row table:style-name="ro1" table:visibility="collapse">
          <table:table-cell office:value-type="float" office:value="95348" calcext:value-type="float">
            <text:p>95348</text:p>
          </table:table-cell>
          <table:table-cell office:value-type="float" office:value="60876" calcext:value-type="float">
            <text:p>60876</text:p>
          </table:table-cell>
          <table:table-cell office:value-type="float" office:value="156524" calcext:value-type="float">
            <text:p>156524</text:p>
          </table:table-cell>
          <table:table-cell office:value-type="float" office:value="20391" calcext:value-type="float">
            <text:p>20391</text:p>
          </table:table-cell>
          <table:table-cell office:value-type="float" office:value="166954" calcext:value-type="float">
            <text:p>166954</text:p>
          </table:table-cell>
          <table:table-cell office:value-type="float" office:value="21043" calcext:value-type="float">
            <text:p>21043</text:p>
          </table:table-cell>
          <table:table-cell office:value-type="float" office:value="73787" calcext:value-type="float">
            <text:p>73787</text:p>
          </table:table-cell>
          <table:table-cell office:value-type="float" office:value="160898" calcext:value-type="float">
            <text:p>160898</text:p>
          </table:table-cell>
          <table:table-cell office:value-type="float" office:value="1204106" calcext:value-type="float">
            <text:p>1204106</text:p>
          </table:table-cell>
          <table:table-cell office:value-type="float" office:value="2824" calcext:value-type="float">
            <text:p>2824</text:p>
          </table:table-cell>
          <table:table-cell table:number-columns-repeated="8"/>
        </table:table-row>
        <table:table-row table:style-name="ro1" table:visibility="collapse">
          <table:table-cell office:value-type="float" office:value="74660" calcext:value-type="float">
            <text:p>74660</text:p>
          </table:table-cell>
          <table:table-cell office:value-type="float" office:value="50255" calcext:value-type="float">
            <text:p>50255</text:p>
          </table:table-cell>
          <table:table-cell office:value-type="float" office:value="213899" calcext:value-type="float">
            <text:p>213899</text:p>
          </table:table-cell>
          <table:table-cell office:value-type="float" office:value="35876" calcext:value-type="float">
            <text:p>35876</text:p>
          </table:table-cell>
          <table:table-cell office:value-type="float" office:value="394748" calcext:value-type="float">
            <text:p>394748</text:p>
          </table:table-cell>
          <table:table-cell office:value-type="float" office:value="92077" calcext:value-type="float">
            <text:p>92077</text:p>
          </table:table-cell>
          <table:table-cell office:value-type="float" office:value="137721" calcext:value-type="float">
            <text:p>137721</text:p>
          </table:table-cell>
          <table:table-cell office:value-type="float" office:value="456735" calcext:value-type="float">
            <text:p>456735</text:p>
          </table:table-cell>
          <table:table-cell office:value-type="float" office:value="2560991" calcext:value-type="float">
            <text:p>2560991</text:p>
          </table:table-cell>
          <table:table-cell office:value-type="float" office:value="3159" calcext:value-type="float">
            <text:p>3159</text:p>
          </table:table-cell>
          <table:table-cell table:number-columns-repeated="8"/>
        </table:table-row>
        <table:table-row table:style-name="ro1" table:visibility="collapse">
          <table:table-cell office:value-type="float" office:value="80931" calcext:value-type="float">
            <text:p>80931</text:p>
          </table:table-cell>
          <table:table-cell office:value-type="float" office:value="54968" calcext:value-type="float">
            <text:p>54968</text:p>
          </table:table-cell>
          <table:table-cell office:value-type="float" office:value="143485" calcext:value-type="float">
            <text:p>143485</text:p>
          </table:table-cell>
          <table:table-cell office:value-type="float" office:value="39358" calcext:value-type="float">
            <text:p>39358</text:p>
          </table:table-cell>
          <table:table-cell office:value-type="float" office:value="432635" calcext:value-type="float">
            <text:p>432635</text:p>
          </table:table-cell>
          <table:table-cell office:value-type="float" office:value="45607" calcext:value-type="float">
            <text:p>45607</text:p>
          </table:table-cell>
          <table:table-cell office:value-type="float" office:value="151554" calcext:value-type="float">
            <text:p>151554</text:p>
          </table:table-cell>
          <table:table-cell office:value-type="float" office:value="558953" calcext:value-type="float">
            <text:p>558953</text:p>
          </table:table-cell>
          <table:table-cell office:value-type="float" office:value="2535524" calcext:value-type="float">
            <text:p>2535524</text:p>
          </table:table-cell>
          <table:table-cell office:value-type="float" office:value="1878" calcext:value-type="float">
            <text:p>1878</text:p>
          </table:table-cell>
          <table:table-cell table:number-columns-repeated="8"/>
        </table:table-row>
        <table:table-row table:style-name="ro1" table:visibility="collapse">
          <table:table-cell office:value-type="float" office:value="53735" calcext:value-type="float">
            <text:p>53735</text:p>
          </table:table-cell>
          <table:table-cell office:value-type="float" office:value="35950" calcext:value-type="float">
            <text:p>35950</text:p>
          </table:table-cell>
          <table:table-cell office:value-type="float" office:value="95632" calcext:value-type="float">
            <text:p>95632</text:p>
          </table:table-cell>
          <table:table-cell office:value-type="float" office:value="25491" calcext:value-type="float">
            <text:p>25491</text:p>
          </table:table-cell>
          <table:table-cell office:value-type="float" office:value="273746" calcext:value-type="float">
            <text:p>273746</text:p>
          </table:table-cell>
          <table:table-cell office:value-type="float" office:value="27135" calcext:value-type="float">
            <text:p>27135</text:p>
          </table:table-cell>
          <table:table-cell office:value-type="float" office:value="94781" calcext:value-type="float">
            <text:p>94781</text:p>
          </table:table-cell>
          <table:table-cell office:value-type="float" office:value="286535" calcext:value-type="float">
            <text:p>286535</text:p>
          </table:table-cell>
          <table:table-cell office:value-type="float" office:value="1766653" calcext:value-type="float">
            <text:p>1766653</text:p>
          </table:table-cell>
          <table:table-cell office:value-type="float" office:value="2349" calcext:value-type="float">
            <text:p>2349</text:p>
          </table:table-cell>
          <table:table-cell table:number-columns-repeated="8"/>
        </table:table-row>
        <table:table-row table:style-name="ro1" table:visibility="collapse">
          <table:table-cell office:value-type="float" office:value="68445" calcext:value-type="float">
            <text:p>68445</text:p>
          </table:table-cell>
          <table:table-cell office:value-type="float" office:value="45336" calcext:value-type="float">
            <text:p>45336</text:p>
          </table:table-cell>
          <table:table-cell office:value-type="float" office:value="125873" calcext:value-type="float">
            <text:p>125873</text:p>
          </table:table-cell>
          <table:table-cell office:value-type="float" office:value="32721" calcext:value-type="float">
            <text:p>32721</text:p>
          </table:table-cell>
          <table:table-cell office:value-type="float" office:value="355101" calcext:value-type="float">
            <text:p>355101</text:p>
          </table:table-cell>
          <table:table-cell office:value-type="float" office:value="34646" calcext:value-type="float">
            <text:p>34646</text:p>
          </table:table-cell>
          <table:table-cell office:value-type="float" office:value="170031" calcext:value-type="float">
            <text:p>170031</text:p>
          </table:table-cell>
          <table:table-cell office:value-type="float" office:value="479527" calcext:value-type="float">
            <text:p>479527</text:p>
          </table:table-cell>
          <table:table-cell office:value-type="float" office:value="2727656" calcext:value-type="float">
            <text:p>2727656</text:p>
          </table:table-cell>
          <table:table-cell office:value-type="float" office:value="2651" calcext:value-type="float">
            <text:p>2651</text:p>
          </table:table-cell>
          <table:table-cell table:number-columns-repeated="8"/>
        </table:table-row>
        <table:table-row table:style-name="ro1" table:visibility="collapse">
          <table:table-cell office:value-type="float" office:value="53342" calcext:value-type="float">
            <text:p>53342</text:p>
          </table:table-cell>
          <table:table-cell office:value-type="float" office:value="48622" calcext:value-type="float">
            <text:p>48622</text:p>
          </table:table-cell>
          <table:table-cell office:value-type="float" office:value="92577" calcext:value-type="float">
            <text:p>92577</text:p>
          </table:table-cell>
          <table:table-cell office:value-type="float" office:value="25216" calcext:value-type="float">
            <text:p>25216</text:p>
          </table:table-cell>
          <table:table-cell office:value-type="float" office:value="261396" calcext:value-type="float">
            <text:p>261396</text:p>
          </table:table-cell>
          <table:table-cell office:value-type="float" office:value="27897" calcext:value-type="float">
            <text:p>27897</text:p>
          </table:table-cell>
          <table:table-cell office:value-type="float" office:value="99605" calcext:value-type="float">
            <text:p>99605</text:p>
          </table:table-cell>
          <table:table-cell office:value-type="float" office:value="246685" calcext:value-type="float">
            <text:p>246685</text:p>
          </table:table-cell>
          <table:table-cell office:value-type="float" office:value="1636940" calcext:value-type="float">
            <text:p>1636940</text:p>
          </table:table-cell>
          <table:table-cell office:value-type="float" office:value="2014" calcext:value-type="float">
            <text:p>2014</text:p>
          </table:table-cell>
          <table:table-cell table:number-columns-repeated="8"/>
        </table:table-row>
        <table:table-row table:style-name="ro1" table:visibility="collapse">
          <table:table-cell office:value-type="float" office:value="48404" calcext:value-type="float">
            <text:p>48404</text:p>
          </table:table-cell>
          <table:table-cell office:value-type="float" office:value="32270" calcext:value-type="float">
            <text:p>32270</text:p>
          </table:table-cell>
          <table:table-cell office:value-type="float" office:value="111824" calcext:value-type="float">
            <text:p>111824</text:p>
          </table:table-cell>
          <table:table-cell office:value-type="float" office:value="23918" calcext:value-type="float">
            <text:p>23918</text:p>
          </table:table-cell>
          <table:table-cell office:value-type="float" office:value="261996" calcext:value-type="float">
            <text:p>261996</text:p>
          </table:table-cell>
          <table:table-cell office:value-type="float" office:value="32168" calcext:value-type="float">
            <text:p>32168</text:p>
          </table:table-cell>
          <table:table-cell office:value-type="float" office:value="102296" calcext:value-type="float">
            <text:p>102296</text:p>
          </table:table-cell>
          <table:table-cell office:value-type="float" office:value="306414" calcext:value-type="float">
            <text:p>306414</text:p>
          </table:table-cell>
          <table:table-cell office:value-type="float" office:value="1703928" calcext:value-type="float">
            <text:p>1703928</text:p>
          </table:table-cell>
          <table:table-cell office:value-type="float" office:value="1629" calcext:value-type="float">
            <text:p>1629</text:p>
          </table:table-cell>
          <table:table-cell table:number-columns-repeated="8"/>
        </table:table-row>
        <table:table-row table:style-name="ro1" table:visibility="collapse">
          <table:table-cell office:value-type="float" office:value="73207" calcext:value-type="float">
            <text:p>73207</text:p>
          </table:table-cell>
          <table:table-cell office:value-type="float" office:value="52188" calcext:value-type="float">
            <text:p>52188</text:p>
          </table:table-cell>
          <table:table-cell office:value-type="float" office:value="115421" calcext:value-type="float">
            <text:p>115421</text:p>
          </table:table-cell>
          <table:table-cell office:value-type="float" office:value="30982" calcext:value-type="float">
            <text:p>30982</text:p>
          </table:table-cell>
          <table:table-cell office:value-type="float" office:value="403347" calcext:value-type="float">
            <text:p>403347</text:p>
          </table:table-cell>
          <table:table-cell office:value-type="float" office:value="35188" calcext:value-type="float">
            <text:p>35188</text:p>
          </table:table-cell>
          <table:table-cell office:value-type="float" office:value="118945" calcext:value-type="float">
            <text:p>118945</text:p>
          </table:table-cell>
          <table:table-cell office:value-type="float" office:value="508303" calcext:value-type="float">
            <text:p>508303</text:p>
          </table:table-cell>
          <table:table-cell office:value-type="float" office:value="4002455" calcext:value-type="float">
            <text:p>4002455</text:p>
          </table:table-cell>
          <table:table-cell office:value-type="float" office:value="3555" calcext:value-type="float">
            <text:p>3555</text:p>
          </table:table-cell>
          <table:table-cell table:number-columns-repeated="8"/>
        </table:table-row>
        <table:table-row table:style-name="ro1" table:visibility="collapse">
          <table:table-cell office:value-type="float" office:value="69743" calcext:value-type="float">
            <text:p>69743</text:p>
          </table:table-cell>
          <table:table-cell office:value-type="float" office:value="45902" calcext:value-type="float">
            <text:p>45902</text:p>
          </table:table-cell>
          <table:table-cell office:value-type="float" office:value="134643" calcext:value-type="float">
            <text:p>134643</text:p>
          </table:table-cell>
          <table:table-cell office:value-type="float" office:value="32567" calcext:value-type="float">
            <text:p>32567</text:p>
          </table:table-cell>
          <table:table-cell office:value-type="float" office:value="378729" calcext:value-type="float">
            <text:p>378729</text:p>
          </table:table-cell>
          <table:table-cell office:value-type="float" office:value="35648" calcext:value-type="float">
            <text:p>35648</text:p>
          </table:table-cell>
          <table:table-cell office:value-type="float" office:value="119797" calcext:value-type="float">
            <text:p>119797</text:p>
          </table:table-cell>
          <table:table-cell office:value-type="float" office:value="619705" calcext:value-type="float">
            <text:p>619705</text:p>
          </table:table-cell>
          <table:table-cell office:value-type="float" office:value="2913277" calcext:value-type="float">
            <text:p>2913277</text:p>
          </table:table-cell>
          <table:table-cell office:value-type="float" office:value="3062" calcext:value-type="float">
            <text:p>3062</text:p>
          </table:table-cell>
          <table:table-cell table:number-columns-repeated="8"/>
        </table:table-row>
        <table:table-row table:style-name="ro1" table:visibility="collapse">
          <table:table-cell office:value-type="float" office:value="81617" calcext:value-type="float">
            <text:p>81617</text:p>
          </table:table-cell>
          <table:table-cell office:value-type="float" office:value="53860" calcext:value-type="float">
            <text:p>53860</text:p>
          </table:table-cell>
          <table:table-cell office:value-type="float" office:value="234538" calcext:value-type="float">
            <text:p>234538</text:p>
          </table:table-cell>
          <table:table-cell office:value-type="float" office:value="39523" calcext:value-type="float">
            <text:p>39523</text:p>
          </table:table-cell>
          <table:table-cell office:value-type="float" office:value="301383" calcext:value-type="float">
            <text:p>301383</text:p>
          </table:table-cell>
          <table:table-cell office:value-type="float" office:value="40691" calcext:value-type="float">
            <text:p>40691</text:p>
          </table:table-cell>
          <table:table-cell office:value-type="float" office:value="20932" calcext:value-type="float">
            <text:p>20932</text:p>
          </table:table-cell>
          <table:table-cell office:value-type="float" office:value="397572" calcext:value-type="float">
            <text:p>397572</text:p>
          </table:table-cell>
          <table:table-cell office:value-type="float" office:value="2380612" calcext:value-type="float">
            <text:p>2380612</text:p>
          </table:table-cell>
          <table:table-cell office:value-type="float" office:value="2806" calcext:value-type="float">
            <text:p>2806</text:p>
          </table:table-cell>
          <table:table-cell table:number-columns-repeated="8"/>
        </table:table-row>
        <table:table-row table:style-name="ro1" table:visibility="collapse">
          <table:table-cell office:value-type="float" office:value="68541" calcext:value-type="float">
            <text:p>68541</text:p>
          </table:table-cell>
          <table:table-cell office:value-type="float" office:value="53973" calcext:value-type="float">
            <text:p>53973</text:p>
          </table:table-cell>
          <table:table-cell office:value-type="float" office:value="122919" calcext:value-type="float">
            <text:p>122919</text:p>
          </table:table-cell>
          <table:table-cell office:value-type="float" office:value="32036" calcext:value-type="float">
            <text:p>32036</text:p>
          </table:table-cell>
          <table:table-cell office:value-type="float" office:value="260561" calcext:value-type="float">
            <text:p>260561</text:p>
          </table:table-cell>
          <table:table-cell office:value-type="float" office:value="35687" calcext:value-type="float">
            <text:p>35687</text:p>
          </table:table-cell>
          <table:table-cell office:value-type="float" office:value="18288" calcext:value-type="float">
            <text:p>18288</text:p>
          </table:table-cell>
          <table:table-cell office:value-type="float" office:value="436262" calcext:value-type="float">
            <text:p>436262</text:p>
          </table:table-cell>
          <table:table-cell office:value-type="float" office:value="1914736" calcext:value-type="float">
            <text:p>1914736</text:p>
          </table:table-cell>
          <table:table-cell office:value-type="float" office:value="2080" calcext:value-type="float">
            <text:p>2080</text:p>
          </table:table-cell>
          <table:table-cell table:number-columns-repeated="8"/>
        </table:table-row>
        <table:table-row table:style-name="ro1" table:visibility="collapse">
          <table:table-cell office:value-type="float" office:value="88652" calcext:value-type="float">
            <text:p>88652</text:p>
          </table:table-cell>
          <table:table-cell office:value-type="float" office:value="54391" calcext:value-type="float">
            <text:p>54391</text:p>
          </table:table-cell>
          <table:table-cell office:value-type="float" office:value="148677" calcext:value-type="float">
            <text:p>148677</text:p>
          </table:table-cell>
          <table:table-cell office:value-type="float" office:value="39954" calcext:value-type="float">
            <text:p>39954</text:p>
          </table:table-cell>
          <table:table-cell office:value-type="float" office:value="453813" calcext:value-type="float">
            <text:p>453813</text:p>
          </table:table-cell>
          <table:table-cell office:value-type="float" office:value="42430" calcext:value-type="float">
            <text:p>42430</text:p>
          </table:table-cell>
          <table:table-cell office:value-type="float" office:value="175818" calcext:value-type="float">
            <text:p>175818</text:p>
          </table:table-cell>
          <table:table-cell office:value-type="float" office:value="575093" calcext:value-type="float">
            <text:p>575093</text:p>
          </table:table-cell>
          <table:table-cell office:value-type="float" office:value="2708281" calcext:value-type="float">
            <text:p>2708281</text:p>
          </table:table-cell>
          <table:table-cell office:value-type="float" office:value="2639" calcext:value-type="float">
            <text:p>2639</text:p>
          </table:table-cell>
          <table:table-cell table:number-columns-repeated="8"/>
        </table:table-row>
        <table:table-row table:style-name="ro1" table:visibility="collapse">
          <table:table-cell office:value-type="float" office:value="82822" calcext:value-type="float">
            <text:p>82822</text:p>
          </table:table-cell>
          <table:table-cell office:value-type="float" office:value="44709" calcext:value-type="float">
            <text:p>44709</text:p>
          </table:table-cell>
          <table:table-cell office:value-type="float" office:value="146487" calcext:value-type="float">
            <text:p>146487</text:p>
          </table:table-cell>
          <table:table-cell office:value-type="float" office:value="32994" calcext:value-type="float">
            <text:p>32994</text:p>
          </table:table-cell>
          <table:table-cell office:value-type="float" office:value="396195" calcext:value-type="float">
            <text:p>396195</text:p>
          </table:table-cell>
          <table:table-cell office:value-type="float" office:value="41710" calcext:value-type="float">
            <text:p>41710</text:p>
          </table:table-cell>
          <table:table-cell office:value-type="float" office:value="139930" calcext:value-type="float">
            <text:p>139930</text:p>
          </table:table-cell>
          <table:table-cell office:value-type="float" office:value="472222" calcext:value-type="float">
            <text:p>472222</text:p>
          </table:table-cell>
          <table:table-cell office:value-type="float" office:value="3042202" calcext:value-type="float">
            <text:p>3042202</text:p>
          </table:table-cell>
          <table:table-cell office:value-type="float" office:value="2442" calcext:value-type="float">
            <text:p>2442</text:p>
          </table:table-cell>
          <table:table-cell table:number-columns-repeated="8"/>
        </table:table-row>
        <table:table-row table:style-name="ro1" table:visibility="collapse">
          <table:table-cell office:value-type="float" office:value="74704" calcext:value-type="float">
            <text:p>74704</text:p>
          </table:table-cell>
          <table:table-cell office:value-type="float" office:value="75318" calcext:value-type="float">
            <text:p>75318</text:p>
          </table:table-cell>
          <table:table-cell office:value-type="float" office:value="156835" calcext:value-type="float">
            <text:p>156835</text:p>
          </table:table-cell>
          <table:table-cell office:value-type="float" office:value="36125" calcext:value-type="float">
            <text:p>36125</text:p>
          </table:table-cell>
          <table:table-cell office:value-type="float" office:value="388543" calcext:value-type="float">
            <text:p>388543</text:p>
          </table:table-cell>
          <table:table-cell office:value-type="float" office:value="38976" calcext:value-type="float">
            <text:p>38976</text:p>
          </table:table-cell>
          <table:table-cell office:value-type="float" office:value="247558" calcext:value-type="float">
            <text:p>247558</text:p>
          </table:table-cell>
          <table:table-cell office:value-type="float" office:value="556818" calcext:value-type="float">
            <text:p>556818</text:p>
          </table:table-cell>
          <table:table-cell office:value-type="float" office:value="4821820" calcext:value-type="float">
            <text:p>4821820</text:p>
          </table:table-cell>
          <table:table-cell office:value-type="float" office:value="3693" calcext:value-type="float">
            <text:p>3693</text:p>
          </table:table-cell>
          <table:table-cell table:number-columns-repeated="8"/>
        </table:table-row>
        <table:table-row table:style-name="ro1" table:visibility="collapse">
          <table:table-cell office:value-type="float" office:value="73324" calcext:value-type="float">
            <text:p>73324</text:p>
          </table:table-cell>
          <table:table-cell office:value-type="float" office:value="48802" calcext:value-type="float">
            <text:p>48802</text:p>
          </table:table-cell>
          <table:table-cell office:value-type="float" office:value="213449" calcext:value-type="float">
            <text:p>213449</text:p>
          </table:table-cell>
          <table:table-cell office:value-type="float" office:value="35800" calcext:value-type="float">
            <text:p>35800</text:p>
          </table:table-cell>
          <table:table-cell office:value-type="float" office:value="386529" calcext:value-type="float">
            <text:p>386529</text:p>
          </table:table-cell>
          <table:table-cell office:value-type="float" office:value="38121" calcext:value-type="float">
            <text:p>38121</text:p>
          </table:table-cell>
          <table:table-cell office:value-type="float" office:value="134660" calcext:value-type="float">
            <text:p>134660</text:p>
          </table:table-cell>
          <table:table-cell office:value-type="float" office:value="574611" calcext:value-type="float">
            <text:p>574611</text:p>
          </table:table-cell>
          <table:table-cell office:value-type="float" office:value="2528563" calcext:value-type="float">
            <text:p>2528563</text:p>
          </table:table-cell>
          <table:table-cell office:value-type="float" office:value="2409" calcext:value-type="float">
            <text:p>2409</text:p>
          </table:table-cell>
          <table:table-cell table:number-columns-repeated="8"/>
        </table:table-row>
        <table:table-row table:style-name="ro1" table:visibility="collapse">
          <table:table-cell office:value-type="float" office:value="73986" calcext:value-type="float">
            <text:p>73986</text:p>
          </table:table-cell>
          <table:table-cell office:value-type="float" office:value="48744" calcext:value-type="float">
            <text:p>48744</text:p>
          </table:table-cell>
          <table:table-cell office:value-type="float" office:value="132937" calcext:value-type="float">
            <text:p>132937</text:p>
          </table:table-cell>
          <table:table-cell office:value-type="float" office:value="35118" calcext:value-type="float">
            <text:p>35118</text:p>
          </table:table-cell>
          <table:table-cell office:value-type="float" office:value="272118" calcext:value-type="float">
            <text:p>272118</text:p>
          </table:table-cell>
          <table:table-cell office:value-type="float" office:value="40210" calcext:value-type="float">
            <text:p>40210</text:p>
          </table:table-cell>
          <table:table-cell office:value-type="float" office:value="18705" calcext:value-type="float">
            <text:p>18705</text:p>
          </table:table-cell>
          <table:table-cell office:value-type="float" office:value="349865" calcext:value-type="float">
            <text:p>349865</text:p>
          </table:table-cell>
          <table:table-cell office:value-type="float" office:value="1950192" calcext:value-type="float">
            <text:p>1950192</text:p>
          </table:table-cell>
          <table:table-cell office:value-type="float" office:value="2436" calcext:value-type="float">
            <text:p>2436</text:p>
          </table:table-cell>
          <table:table-cell table:number-columns-repeated="8"/>
        </table:table-row>
        <table:table-row table:style-name="ro1" table:visibility="collapse">
          <table:table-cell office:value-type="float" office:value="85035" calcext:value-type="float">
            <text:p>85035</text:p>
          </table:table-cell>
          <table:table-cell office:value-type="float" office:value="55269" calcext:value-type="float">
            <text:p>55269</text:p>
          </table:table-cell>
          <table:table-cell office:value-type="float" office:value="152335" calcext:value-type="float">
            <text:p>152335</text:p>
          </table:table-cell>
          <table:table-cell office:value-type="float" office:value="39533" calcext:value-type="float">
            <text:p>39533</text:p>
          </table:table-cell>
          <table:table-cell office:value-type="float" office:value="537434" calcext:value-type="float">
            <text:p>537434</text:p>
          </table:table-cell>
          <table:table-cell office:value-type="float" office:value="46564" calcext:value-type="float">
            <text:p>46564</text:p>
          </table:table-cell>
          <table:table-cell office:value-type="float" office:value="184106" calcext:value-type="float">
            <text:p>184106</text:p>
          </table:table-cell>
          <table:table-cell office:value-type="float" office:value="998418" calcext:value-type="float">
            <text:p>998418</text:p>
          </table:table-cell>
          <table:table-cell office:value-type="float" office:value="4961793" calcext:value-type="float">
            <text:p>4961793</text:p>
          </table:table-cell>
          <table:table-cell office:value-type="float" office:value="4159" calcext:value-type="float">
            <text:p>4159</text:p>
          </table:table-cell>
          <table:table-cell table:number-columns-repeated="8"/>
        </table:table-row>
        <table:table-row table:style-name="ro1" table:visibility="collapse">
          <table:table-cell office:value-type="float" office:value="85586" calcext:value-type="float">
            <text:p>85586</text:p>
          </table:table-cell>
          <table:table-cell office:value-type="float" office:value="53239" calcext:value-type="float">
            <text:p>53239</text:p>
          </table:table-cell>
          <table:table-cell office:value-type="float" office:value="148441" calcext:value-type="float">
            <text:p>148441</text:p>
          </table:table-cell>
          <table:table-cell office:value-type="float" office:value="39127" calcext:value-type="float">
            <text:p>39127</text:p>
          </table:table-cell>
          <table:table-cell office:value-type="float" office:value="325496" calcext:value-type="float">
            <text:p>325496</text:p>
          </table:table-cell>
          <table:table-cell office:value-type="float" office:value="42555" calcext:value-type="float">
            <text:p>42555</text:p>
          </table:table-cell>
          <table:table-cell office:value-type="float" office:value="21964" calcext:value-type="float">
            <text:p>21964</text:p>
          </table:table-cell>
          <table:table-cell office:value-type="float" office:value="388883" calcext:value-type="float">
            <text:p>388883</text:p>
          </table:table-cell>
          <table:table-cell office:value-type="float" office:value="2100773" calcext:value-type="float">
            <text:p>2100773</text:p>
          </table:table-cell>
          <table:table-cell office:value-type="float" office:value="2967" calcext:value-type="float">
            <text:p>2967</text:p>
          </table:table-cell>
          <table:table-cell table:number-columns-repeated="8"/>
        </table:table-row>
        <table:table-row table:style-name="ro1" table:visibility="collapse">
          <table:table-cell office:value-type="float" office:value="80885" calcext:value-type="float">
            <text:p>80885</text:p>
          </table:table-cell>
          <table:table-cell office:value-type="float" office:value="54076" calcext:value-type="float">
            <text:p>54076</text:p>
          </table:table-cell>
          <table:table-cell office:value-type="float" office:value="147188" calcext:value-type="float">
            <text:p>147188</text:p>
          </table:table-cell>
          <table:table-cell office:value-type="float" office:value="42110" calcext:value-type="float">
            <text:p>42110</text:p>
          </table:table-cell>
          <table:table-cell office:value-type="float" office:value="455406" calcext:value-type="float">
            <text:p>455406</text:p>
          </table:table-cell>
          <table:table-cell office:value-type="float" office:value="41293" calcext:value-type="float">
            <text:p>41293</text:p>
          </table:table-cell>
          <table:table-cell office:value-type="float" office:value="91895" calcext:value-type="float">
            <text:p>91895</text:p>
          </table:table-cell>
          <table:table-cell office:value-type="float" office:value="578736" calcext:value-type="float">
            <text:p>578736</text:p>
          </table:table-cell>
          <table:table-cell office:value-type="float" office:value="2574097" calcext:value-type="float">
            <text:p>2574097</text:p>
          </table:table-cell>
          <table:table-cell office:value-type="float" office:value="2365" calcext:value-type="float">
            <text:p>2365</text:p>
          </table:table-cell>
          <table:table-cell table:number-columns-repeated="8"/>
        </table:table-row>
        <table:table-row table:style-name="ro1" table:visibility="collapse">
          <table:table-cell office:value-type="float" office:value="34908" calcext:value-type="float">
            <text:p>34908</text:p>
          </table:table-cell>
          <table:table-cell office:value-type="float" office:value="24783" calcext:value-type="float">
            <text:p>24783</text:p>
          </table:table-cell>
          <table:table-cell office:value-type="float" office:value="65608" calcext:value-type="float">
            <text:p>65608</text:p>
          </table:table-cell>
          <table:table-cell office:value-type="float" office:value="17038" calcext:value-type="float">
            <text:p>17038</text:p>
          </table:table-cell>
          <table:table-cell office:value-type="float" office:value="154195" calcext:value-type="float">
            <text:p>154195</text:p>
          </table:table-cell>
          <table:table-cell office:value-type="float" office:value="18002" calcext:value-type="float">
            <text:p>18002</text:p>
          </table:table-cell>
          <table:table-cell office:value-type="float" office:value="65092" calcext:value-type="float">
            <text:p>65092</text:p>
          </table:table-cell>
          <table:table-cell office:value-type="float" office:value="193969" calcext:value-type="float">
            <text:p>193969</text:p>
          </table:table-cell>
          <table:table-cell office:value-type="float" office:value="896469" calcext:value-type="float">
            <text:p>896469</text:p>
          </table:table-cell>
          <table:table-cell office:value-type="float" office:value="1182" calcext:value-type="float">
            <text:p>1182</text:p>
          </table:table-cell>
          <table:table-cell table:number-columns-repeated="8"/>
        </table:table-row>
        <table:table-row table:style-name="ro1" table:visibility="collapse">
          <table:table-cell office:value-type="float" office:value="108315" calcext:value-type="float">
            <text:p>108315</text:p>
          </table:table-cell>
          <table:table-cell office:value-type="float" office:value="24758" calcext:value-type="float">
            <text:p>24758</text:p>
          </table:table-cell>
          <table:table-cell office:value-type="float" office:value="65289" calcext:value-type="float">
            <text:p>65289</text:p>
          </table:table-cell>
          <table:table-cell office:value-type="float" office:value="17339" calcext:value-type="float">
            <text:p>17339</text:p>
          </table:table-cell>
          <table:table-cell office:value-type="float" office:value="157412" calcext:value-type="float">
            <text:p>157412</text:p>
          </table:table-cell>
          <table:table-cell office:value-type="float" office:value="18134" calcext:value-type="float">
            <text:p>18134</text:p>
          </table:table-cell>
          <table:table-cell office:value-type="float" office:value="65835" calcext:value-type="float">
            <text:p>65835</text:p>
          </table:table-cell>
          <table:table-cell office:value-type="float" office:value="226438" calcext:value-type="float">
            <text:p>226438</text:p>
          </table:table-cell>
          <table:table-cell office:value-type="float" office:value="969301" calcext:value-type="float">
            <text:p>969301</text:p>
          </table:table-cell>
          <table:table-cell office:value-type="float" office:value="1447" calcext:value-type="float">
            <text:p>1447</text:p>
          </table:table-cell>
          <table:table-cell table:number-columns-repeated="8"/>
        </table:table-row>
        <table:table-row table:style-name="ro1" table:visibility="collapse">
          <table:table-cell office:value-type="float" office:value="62530" calcext:value-type="float">
            <text:p>62530</text:p>
          </table:table-cell>
          <table:table-cell office:value-type="float" office:value="25299" calcext:value-type="float">
            <text:p>25299</text:p>
          </table:table-cell>
          <table:table-cell office:value-type="float" office:value="63807" calcext:value-type="float">
            <text:p>63807</text:p>
          </table:table-cell>
          <table:table-cell office:value-type="float" office:value="16804" calcext:value-type="float">
            <text:p>16804</text:p>
          </table:table-cell>
          <table:table-cell office:value-type="float" office:value="155664" calcext:value-type="float">
            <text:p>155664</text:p>
          </table:table-cell>
          <table:table-cell office:value-type="float" office:value="18039" calcext:value-type="float">
            <text:p>18039</text:p>
          </table:table-cell>
          <table:table-cell office:value-type="float" office:value="41153" calcext:value-type="float">
            <text:p>41153</text:p>
          </table:table-cell>
          <table:table-cell office:value-type="float" office:value="173535" calcext:value-type="float">
            <text:p>173535</text:p>
          </table:table-cell>
          <table:table-cell office:value-type="float" office:value="1007613" calcext:value-type="float">
            <text:p>1007613</text:p>
          </table:table-cell>
          <table:table-cell office:value-type="float" office:value="1501" calcext:value-type="float">
            <text:p>1501</text:p>
          </table:table-cell>
          <table:table-cell table:number-columns-repeated="8"/>
        </table:table-row>
        <table:table-row table:style-name="ro1" table:visibility="collapse">
          <table:table-cell office:value-type="float" office:value="58744" calcext:value-type="float">
            <text:p>58744</text:p>
          </table:table-cell>
          <table:table-cell office:value-type="float" office:value="25413" calcext:value-type="float">
            <text:p>25413</text:p>
          </table:table-cell>
          <table:table-cell office:value-type="float" office:value="65817" calcext:value-type="float">
            <text:p>65817</text:p>
          </table:table-cell>
          <table:table-cell office:value-type="float" office:value="17163" calcext:value-type="float">
            <text:p>17163</text:p>
          </table:table-cell>
          <table:table-cell office:value-type="float" office:value="159758" calcext:value-type="float">
            <text:p>159758</text:p>
          </table:table-cell>
          <table:table-cell office:value-type="float" office:value="18896" calcext:value-type="float">
            <text:p>18896</text:p>
          </table:table-cell>
          <table:table-cell office:value-type="float" office:value="63466" calcext:value-type="float">
            <text:p>63466</text:p>
          </table:table-cell>
          <table:table-cell office:value-type="float" office:value="217030" calcext:value-type="float">
            <text:p>217030</text:p>
          </table:table-cell>
          <table:table-cell office:value-type="float" office:value="1016891" calcext:value-type="float">
            <text:p>1016891</text:p>
          </table:table-cell>
          <table:table-cell office:value-type="float" office:value="1747" calcext:value-type="float">
            <text:p>1747</text:p>
          </table:table-cell>
          <table:table-cell table:number-columns-repeated="8"/>
        </table:table-row>
        <table:table-row table:style-name="ro1" table:visibility="collapse">
          <table:table-cell office:value-type="float" office:value="55547" calcext:value-type="float">
            <text:p>55547</text:p>
          </table:table-cell>
          <table:table-cell office:value-type="float" office:value="57063" calcext:value-type="float">
            <text:p>57063</text:p>
          </table:table-cell>
          <table:table-cell office:value-type="float" office:value="133014" calcext:value-type="float">
            <text:p>133014</text:p>
          </table:table-cell>
          <table:table-cell office:value-type="float" office:value="269441" calcext:value-type="float">
            <text:p>269441</text:p>
          </table:table-cell>
          <table:table-cell office:value-type="float" office:value="550577" calcext:value-type="float">
            <text:p>550577</text:p>
          </table:table-cell>
          <table:table-cell office:value-type="float" office:value="52813" calcext:value-type="float">
            <text:p>52813</text:p>
          </table:table-cell>
          <table:table-cell office:value-type="float" office:value="123774" calcext:value-type="float">
            <text:p>123774</text:p>
          </table:table-cell>
          <table:table-cell office:value-type="float" office:value="723731" calcext:value-type="float">
            <text:p>723731</text:p>
          </table:table-cell>
          <table:table-cell office:value-type="float" office:value="2147491" calcext:value-type="float">
            <text:p>2147491</text:p>
          </table:table-cell>
          <table:table-cell office:value-type="float" office:value="2390" calcext:value-type="float">
            <text:p>2390</text:p>
          </table:table-cell>
          <table:table-cell table:number-columns-repeated="8"/>
        </table:table-row>
        <table:table-row table:style-name="ro1" table:visibility="collapse">
          <table:table-cell office:value-type="float" office:value="62281" calcext:value-type="float">
            <text:p>62281</text:p>
          </table:table-cell>
          <table:table-cell office:value-type="float" office:value="47168" calcext:value-type="float">
            <text:p>47168</text:p>
          </table:table-cell>
          <table:table-cell office:value-type="float" office:value="128321" calcext:value-type="float">
            <text:p>128321</text:p>
          </table:table-cell>
          <table:table-cell office:value-type="float" office:value="34561" calcext:value-type="float">
            <text:p>34561</text:p>
          </table:table-cell>
          <table:table-cell office:value-type="float" office:value="378315" calcext:value-type="float">
            <text:p>378315</text:p>
          </table:table-cell>
          <table:table-cell office:value-type="float" office:value="40130" calcext:value-type="float">
            <text:p>40130</text:p>
          </table:table-cell>
          <table:table-cell office:value-type="float" office:value="141725" calcext:value-type="float">
            <text:p>141725</text:p>
          </table:table-cell>
          <table:table-cell office:value-type="float" office:value="318350" calcext:value-type="float">
            <text:p>318350</text:p>
          </table:table-cell>
          <table:table-cell office:value-type="float" office:value="2585209" calcext:value-type="float">
            <text:p>2585209</text:p>
          </table:table-cell>
          <table:table-cell office:value-type="float" office:value="2677" calcext:value-type="float">
            <text:p>2677</text:p>
          </table:table-cell>
          <table:table-cell table:number-columns-repeated="8"/>
        </table:table-row>
        <table:table-row table:style-name="ro1" table:visibility="collapse">
          <table:table-cell office:value-type="float" office:value="70433" calcext:value-type="float">
            <text:p>70433</text:p>
          </table:table-cell>
          <table:table-cell office:value-type="float" office:value="55768" calcext:value-type="float">
            <text:p>55768</text:p>
          </table:table-cell>
          <table:table-cell office:value-type="float" office:value="148776" calcext:value-type="float">
            <text:p>148776</text:p>
          </table:table-cell>
          <table:table-cell office:value-type="float" office:value="39012" calcext:value-type="float">
            <text:p>39012</text:p>
          </table:table-cell>
          <table:table-cell office:value-type="float" office:value="488807" calcext:value-type="float">
            <text:p>488807</text:p>
          </table:table-cell>
          <table:table-cell office:value-type="float" office:value="46997" calcext:value-type="float">
            <text:p>46997</text:p>
          </table:table-cell>
          <table:table-cell office:value-type="float" office:value="24567" calcext:value-type="float">
            <text:p>24567</text:p>
          </table:table-cell>
          <table:table-cell office:value-type="float" office:value="397266" calcext:value-type="float">
            <text:p>397266</text:p>
          </table:table-cell>
          <table:table-cell office:value-type="float" office:value="2574850" calcext:value-type="float">
            <text:p>2574850</text:p>
          </table:table-cell>
          <table:table-cell office:value-type="float" office:value="2931" calcext:value-type="float">
            <text:p>2931</text:p>
          </table:table-cell>
          <table:table-cell table:number-columns-repeated="8"/>
        </table:table-row>
        <table:table-row table:style-name="ro1" table:visibility="collapse">
          <table:table-cell office:value-type="float" office:value="70618" calcext:value-type="float">
            <text:p>70618</text:p>
          </table:table-cell>
          <table:table-cell office:value-type="float" office:value="55083" calcext:value-type="float">
            <text:p>55083</text:p>
          </table:table-cell>
          <table:table-cell office:value-type="float" office:value="150671" calcext:value-type="float">
            <text:p>150671</text:p>
          </table:table-cell>
          <table:table-cell office:value-type="float" office:value="39513" calcext:value-type="float">
            <text:p>39513</text:p>
          </table:table-cell>
          <table:table-cell office:value-type="float" office:value="430396" calcext:value-type="float">
            <text:p>430396</text:p>
          </table:table-cell>
          <table:table-cell office:value-type="float" office:value="42149" calcext:value-type="float">
            <text:p>42149</text:p>
          </table:table-cell>
          <table:table-cell office:value-type="float" office:value="138590" calcext:value-type="float">
            <text:p>138590</text:p>
          </table:table-cell>
          <table:table-cell office:value-type="float" office:value="398880" calcext:value-type="float">
            <text:p>398880</text:p>
          </table:table-cell>
          <table:table-cell office:value-type="float" office:value="2846041" calcext:value-type="float">
            <text:p>2846041</text:p>
          </table:table-cell>
          <table:table-cell office:value-type="float" office:value="2876" calcext:value-type="float">
            <text:p>2876</text:p>
          </table:table-cell>
          <table:table-cell table:number-columns-repeated="8"/>
        </table:table-row>
        <table:table-row table:style-name="ro1" table:visibility="collapse">
          <table:table-cell office:value-type="float" office:value="70642" calcext:value-type="float">
            <text:p>70642</text:p>
          </table:table-cell>
          <table:table-cell office:value-type="float" office:value="55559" calcext:value-type="float">
            <text:p>55559</text:p>
          </table:table-cell>
          <table:table-cell office:value-type="float" office:value="144207" calcext:value-type="float">
            <text:p>144207</text:p>
          </table:table-cell>
          <table:table-cell office:value-type="float" office:value="39138" calcext:value-type="float">
            <text:p>39138</text:p>
          </table:table-cell>
          <table:table-cell office:value-type="float" office:value="431173" calcext:value-type="float">
            <text:p>431173</text:p>
          </table:table-cell>
          <table:table-cell office:value-type="float" office:value="43367" calcext:value-type="float">
            <text:p>43367</text:p>
          </table:table-cell>
          <table:table-cell office:value-type="float" office:value="163550" calcext:value-type="float">
            <text:p>163550</text:p>
          </table:table-cell>
          <table:table-cell office:value-type="float" office:value="455712" calcext:value-type="float">
            <text:p>455712</text:p>
          </table:table-cell>
          <table:table-cell office:value-type="float" office:value="2868456" calcext:value-type="float">
            <text:p>2868456</text:p>
          </table:table-cell>
          <table:table-cell office:value-type="float" office:value="2877" calcext:value-type="float">
            <text:p>2877</text:p>
          </table:table-cell>
          <table:table-cell table:number-columns-repeated="8"/>
        </table:table-row>
        <table:table-row table:style-name="ro1" table:visibility="collapse">
          <table:table-cell office:value-type="float" office:value="69835" calcext:value-type="float">
            <text:p>69835</text:p>
          </table:table-cell>
          <table:table-cell office:value-type="float" office:value="55028" calcext:value-type="float">
            <text:p>55028</text:p>
          </table:table-cell>
          <table:table-cell office:value-type="float" office:value="147950" calcext:value-type="float">
            <text:p>147950</text:p>
          </table:table-cell>
          <table:table-cell office:value-type="float" office:value="38917" calcext:value-type="float">
            <text:p>38917</text:p>
          </table:table-cell>
          <table:table-cell office:value-type="float" office:value="425249" calcext:value-type="float">
            <text:p>425249</text:p>
          </table:table-cell>
          <table:table-cell office:value-type="float" office:value="40671" calcext:value-type="float">
            <text:p>40671</text:p>
          </table:table-cell>
          <table:table-cell office:value-type="float" office:value="158449" calcext:value-type="float">
            <text:p>158449</text:p>
          </table:table-cell>
          <table:table-cell office:value-type="float" office:value="374110" calcext:value-type="float">
            <text:p>374110</text:p>
          </table:table-cell>
          <table:table-cell office:value-type="float" office:value="2924341" calcext:value-type="float">
            <text:p>2924341</text:p>
          </table:table-cell>
          <table:table-cell office:value-type="float" office:value="2811" calcext:value-type="float">
            <text:p>2811</text:p>
          </table:table-cell>
          <table:table-cell table:number-columns-repeated="8"/>
        </table:table-row>
        <table:table-row table:style-name="ro1" table:visibility="collapse">
          <table:table-cell office:value-type="float" office:value="68949" calcext:value-type="float">
            <text:p>68949</text:p>
          </table:table-cell>
          <table:table-cell office:value-type="float" office:value="53670" calcext:value-type="float">
            <text:p>53670</text:p>
          </table:table-cell>
          <table:table-cell office:value-type="float" office:value="140393" calcext:value-type="float">
            <text:p>140393</text:p>
          </table:table-cell>
          <table:table-cell office:value-type="float" office:value="38711" calcext:value-type="float">
            <text:p>38711</text:p>
          </table:table-cell>
          <table:table-cell office:value-type="float" office:value="426407" calcext:value-type="float">
            <text:p>426407</text:p>
          </table:table-cell>
          <table:table-cell office:value-type="float" office:value="42054" calcext:value-type="float">
            <text:p>42054</text:p>
          </table:table-cell>
          <table:table-cell office:value-type="float" office:value="170360" calcext:value-type="float">
            <text:p>170360</text:p>
          </table:table-cell>
          <table:table-cell office:value-type="float" office:value="792513" calcext:value-type="float">
            <text:p>792513</text:p>
          </table:table-cell>
          <table:table-cell office:value-type="float" office:value="4459796" calcext:value-type="float">
            <text:p>4459796</text:p>
          </table:table-cell>
          <table:table-cell office:value-type="float" office:value="3869" calcext:value-type="float">
            <text:p>3869</text:p>
          </table:table-cell>
          <table:table-cell table:number-columns-repeated="8"/>
        </table:table-row>
        <table:table-row table:style-name="ro1">
          <table:table-cell table:formula="of:=AVERAGE([.A5:.A504])" office:value-type="float" office:value="96210.11" calcext:value-type="float">
            <text:p>96210.11</text:p>
          </table:table-cell>
          <table:table-cell table:formula="of:=AVERAGE([.B5:.B504])" office:value-type="float" office:value="71866.186" calcext:value-type="float">
            <text:p>71866.186</text:p>
          </table:table-cell>
          <table:table-cell table:formula="of:=AVERAGE([.C5:.C504])" office:value-type="float" office:value="183814.068" calcext:value-type="float">
            <text:p>183814.068</text:p>
          </table:table-cell>
          <table:table-cell table:formula="of:=AVERAGE([.D5:.D504])" office:value-type="float" office:value="52234.394" calcext:value-type="float">
            <text:p>52234.394</text:p>
          </table:table-cell>
          <table:table-cell table:formula="of:=AVERAGE([.E5:.E504])" office:value-type="float" office:value="403364.556" calcext:value-type="float">
            <text:p>403364.556</text:p>
          </table:table-cell>
          <table:table-cell table:formula="of:=AVERAGE([.F5:.F504])" office:value-type="float" office:value="50086.528" calcext:value-type="float">
            <text:p>50086.528</text:p>
          </table:table-cell>
          <table:table-cell table:formula="of:=AVERAGE([.G5:.G504])" office:value-type="float" office:value="348114.176" calcext:value-type="float">
            <text:p>348114.176</text:p>
          </table:table-cell>
          <table:table-cell table:formula="of:=AVERAGE([.H5:.H504])" office:value-type="float" office:value="600461.54" calcext:value-type="float">
            <text:p>600461.54</text:p>
          </table:table-cell>
          <table:table-cell table:formula="of:=AVERAGE([.I5:.I504])" office:value-type="float" office:value="3102559.812" calcext:value-type="float">
            <text:p>3102559.812</text:p>
          </table:table-cell>
          <table:table-cell table:formula="of:=AVERAGE([.J5:.J504])" office:value-type="float" office:value="2844.588" calcext:value-type="float">
            <text:p>2844.588</text:p>
          </table:table-cell>
          <table:table-cell table:number-columns-repeated="8"/>
        </table:table-row>
        <table:table-row table:style-name="ro1">
          <table:table-cell table:formula="of:=[.A505]/1000000" office:value-type="float" office:value="0.09621011" calcext:value-type="float">
            <text:p>0.09621011</text:p>
          </table:table-cell>
          <table:table-cell table:formula="of:=[.B505]/1000000" office:value-type="float" office:value="0.071866186" calcext:value-type="float">
            <text:p>0.071866186</text:p>
          </table:table-cell>
          <table:table-cell table:formula="of:=[.C505]/1000000" office:value-type="float" office:value="0.183814068" calcext:value-type="float">
            <text:p>0.183814068</text:p>
          </table:table-cell>
          <table:table-cell table:formula="of:=[.D505]/1000000" office:value-type="float" office:value="0.052234394" calcext:value-type="float">
            <text:p>0.052234394</text:p>
          </table:table-cell>
          <table:table-cell table:formula="of:=[.E505]/1000000" office:value-type="float" office:value="0.403364556" calcext:value-type="float">
            <text:p>0.403364556</text:p>
          </table:table-cell>
          <table:table-cell table:formula="of:=[.F505]/1000000" office:value-type="float" office:value="0.050086528" calcext:value-type="float">
            <text:p>0.050086528</text:p>
          </table:table-cell>
          <table:table-cell table:formula="of:=[.G505]/1000000" office:value-type="float" office:value="0.348114176" calcext:value-type="float">
            <text:p>0.348114176</text:p>
          </table:table-cell>
          <table:table-cell table:formula="of:=[.H505]/1000000" office:value-type="float" office:value="0.60046154" calcext:value-type="float">
            <text:p>0.60046154</text:p>
          </table:table-cell>
          <table:table-cell table:formula="of:=[.I505]/1000000" office:value-type="float" office:value="3.102559812" calcext:value-type="float">
            <text:p>3.102559812</text:p>
          </table:table-cell>
          <table:table-cell table:formula="of:=[.J505]/1000000" office:value-type="float" office:value="0.002844588" calcext:value-type="float">
            <text:p>0.00284458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7T19:49:53.694497731</dc:date>
    <meta:editing-duration>P2DT3H18M29S</meta:editing-duration>
    <meta:editing-cycles>1</meta:editing-cycles>
    <meta:document-statistic meta:table-count="1" meta:cell-count="5039" meta:object-count="1"/>
    <meta:generator>LibreOffice/5.3.1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true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672cm" svg:height="13.608cm" xlink:href=".." xlink:type="simple" chart:class="chart:bar" chart:style-name="ch1">
        <chart:plot-area chart:style-name="ch2" table:cell-range-address="fineTiming2.A4:fineTiming2.J4 fineTiming2.A506:fineTiming2.J506" chart:data-source-has-labels="row" svg:x="1.232cm" svg:y="0.272cm" svg:width="12.167cm" svg:height="13.064cm">
          <chartooo:coordinate-region svg:x="2.33cm" svg:y="0.272cm" svg:width="11.069cm" svg:height="10.396cm"/>
          <chart:axis chart:dimension="x" chart:name="primary-x" chart:style-name="ch3" chartooo:axis-type="auto">
            <chartooo:date-scale/>
            <chart:categories table:cell-range-address="fineTiming2.A4:fineTiming2.J4"/>
          </chart:axis>
          <chart:axis chart:dimension="y" chart:name="primary-y" chart:style-name="ch4">
            <chart:title svg:x="0.451cm" svg:y="7.523cm" chart:style-name="ch5">
              <text:p>time (ms)</text:p>
            </chart:title>
            <chart:grid chart:style-name="ch6" chart:class="major"/>
            <chart:grid chart:style-name="ch7" chart:class="minor"/>
          </chart:axis>
          <chart:series chart:style-name="ch8" chart:values-cell-range-address="fineTiming2.A506:fineTiming2.J506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xBegin</text:p>
                <draw:g>
                  <svg:desc>fineTiming2.A4:fineTiming2.J4</svg:desc>
                </draw:g>
              </table:table-cell>
              <table:table-cell office:value-type="string">
                <text:p>terminationCheck</text:p>
              </table:table-cell>
              <table:table-cell office:value-type="string">
                <text:p> getRandomReady</text:p>
              </table:table-cell>
              <table:table-cell office:value-type="string">
                <text:p> getFunc</text:p>
              </table:table-cell>
              <table:table-cell office:value-type="string">
                <text:p> getPair</text:p>
              </table:table-cell>
              <table:table-cell office:value-type="string">
                <text:p> acquireLocks</text:p>
              </table:table-cell>
              <table:table-cell office:value-type="string">
                <text:p> perfFunc</text:p>
              </table:table-cell>
              <table:table-cell office:value-type="string">
                <text:p> rmFITS/READY</text:p>
              </table:table-cell>
              <table:table-cell office:value-type="string">
                <text:p> newFITS/READY</text:p>
              </table:table-cell>
              <table:table-cell office:value-type="string">
                <text:p> txRelease</text:p>
              </table:table-cell>
            </table:table-row>
          </table:table-header-rows>
          <table:table-rows>
            <table:table-row>
              <table:table-cell office:value-type="string">
                <text:p>Row 506</text:p>
                <draw:g>
                  <svg:desc/>
                </draw:g>
              </table:table-cell>
              <table:table-cell office:value-type="float" office:value="0.09621011">
                <text:p>0.09621011</text:p>
                <draw:g>
                  <svg:desc>fineTiming2.A506:fineTiming2.J506</svg:desc>
                </draw:g>
              </table:table-cell>
              <table:table-cell office:value-type="float" office:value="0.071866186">
                <text:p>0.071866186</text:p>
              </table:table-cell>
              <table:table-cell office:value-type="float" office:value="0.183814068">
                <text:p>0.183814068</text:p>
              </table:table-cell>
              <table:table-cell office:value-type="float" office:value="0.052234394">
                <text:p>0.052234394</text:p>
              </table:table-cell>
              <table:table-cell office:value-type="float" office:value="0.403364556">
                <text:p>0.403364556</text:p>
              </table:table-cell>
              <table:table-cell office:value-type="float" office:value="0.050086528">
                <text:p>0.050086528</text:p>
              </table:table-cell>
              <table:table-cell office:value-type="float" office:value="0.348114176">
                <text:p>0.348114176</text:p>
              </table:table-cell>
              <table:table-cell office:value-type="float" office:value="0.60046154">
                <text:p>0.60046154</text:p>
              </table:table-cell>
              <table:table-cell office:value-type="float" office:value="3.102559812">
                <text:p>3.102559812</text:p>
              </table:table-cell>
              <table:table-cell office:value-type="float" office:value="0.002844588">
                <text:p>0.0028445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